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8563in"/>
    </style:style>
    <style:style style:name="co3" style:family="table-column">
      <style:table-column-properties fo:break-before="auto" style:column-width="0.7366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6972in"/>
    </style:style>
    <style:style style:name="co6" style:family="table-column">
      <style:table-column-properties fo:break-before="auto" style:column-width="0.5008in"/>
    </style:style>
    <style:style style:name="co7" style:family="table-column">
      <style:table-column-properties fo:break-before="auto" style:column-width="0.5307in"/>
    </style:style>
    <style:style style:name="co8" style:family="table-column">
      <style:table-column-properties fo:break-before="auto" style:column-width="0.3925in"/>
    </style:style>
    <style:style style:name="co9" style:family="table-column">
      <style:table-column-properties fo:break-before="auto" style:column-width="0.4319in"/>
    </style:style>
    <style:style style:name="co10" style:family="table-column">
      <style:table-column-properties fo:break-before="auto" style:column-width="0.7661in"/>
    </style:style>
    <style:style style:name="co11" style:family="table-column">
      <style:table-column-properties fo:break-before="auto" style:column-width="0.6681in"/>
    </style:style>
    <style:style style:name="co12" style:family="table-column">
      <style:table-column-properties fo:break-before="auto" style:column-width="0.678in"/>
    </style:style>
    <style:style style:name="co13" style:family="table-column">
      <style:table-column-properties fo:break-before="auto" style:column-width="0.8646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4717in"/>
    </style:style>
    <style:style style:name="co16" style:family="table-column">
      <style:table-column-properties fo:break-before="auto" style:column-width="0.9335in"/>
    </style:style>
    <style:style style:name="co17" style:family="table-column">
      <style:table-column-properties fo:break-before="auto" style:column-width="0.8252in"/>
    </style:style>
    <style:style style:name="co1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9528in"/>
    </style:style>
    <style:style style:name="co21" style:family="table-column">
      <style:table-column-properties fo:break-before="auto" style:column-width="2.3083in"/>
    </style:style>
    <style:style style:name="co22" style:family="table-column">
      <style:table-column-properties fo:break-before="auto" style:column-width="1.0409in"/>
    </style:style>
    <style:style style:name="co23" style:family="table-column">
      <style:table-column-properties fo:break-before="auto" style:column-width="0.402in"/>
    </style:style>
    <style:style style:name="co24" style:family="table-column">
      <style:table-column-properties fo:break-before="auto" style:column-width="0.5693in"/>
    </style:style>
    <style:style style:name="co25" style:family="table-column">
      <style:table-column-properties fo:break-before="auto" style:column-width="0.55in"/>
    </style:style>
    <style:style style:name="co26" style:family="table-column">
      <style:table-column-properties fo:break-before="auto" style:column-width="0.7165in"/>
    </style:style>
    <style:style style:name="co27" style:family="table-column">
      <style:table-column-properties fo:break-before="auto" style:column-width="2.289in"/>
    </style:style>
    <style:style style:name="co28" style:family="table-column">
      <style:table-column-properties fo:break-before="auto" style:column-width="1.3264in"/>
    </style:style>
    <style:style style:name="co29" style:family="table-column">
      <style:table-column-properties fo:break-before="auto" style:column-width="1.4835in"/>
    </style:style>
    <style:style style:name="co30" style:family="table-column">
      <style:table-column-properties fo:break-before="auto" style:column-width="2.4457in"/>
    </style:style>
    <style:style style:name="co31" style:family="table-column">
      <style:table-column-properties fo:break-before="auto" style:column-width="2.161in"/>
    </style:style>
    <style:style style:name="co32" style:family="table-column">
      <style:table-column-properties fo:break-before="auto" style:column-width="1.8571in"/>
    </style:style>
    <style:style style:name="co33" style:family="table-column">
      <style:table-column-properties fo:break-before="auto" style:column-width="0.4417in"/>
    </style:style>
    <style:style style:name="co34" style:family="table-column">
      <style:table-column-properties fo:break-before="auto" style:column-width="0.6575in"/>
    </style:style>
    <style:style style:name="co35" style:family="table-column">
      <style:table-column-properties fo:break-before="auto" style:column-width="1.6016in"/>
    </style:style>
    <style:style style:name="co36" style:family="table-column">
      <style:table-column-properties fo:break-before="auto" style:column-width="2.0634in"/>
    </style:style>
    <style:style style:name="co37" style:family="table-column">
      <style:table-column-properties fo:break-before="auto" style:column-width="2.102in"/>
    </style:style>
    <style:style style:name="co38" style:family="table-column">
      <style:table-column-properties fo:break-before="auto" style:column-width="1.6799in"/>
    </style:style>
    <style:style style:name="co39" style:family="table-column">
      <style:table-column-properties fo:break-before="auto" style:column-width="1.2374in"/>
    </style:style>
    <style:style style:name="co40" style:family="table-column">
      <style:table-column-properties fo:break-before="auto" style:column-width="1.778in"/>
    </style:style>
    <style:style style:name="co41" style:family="table-column">
      <style:table-column-properties fo:break-before="auto" style:column-width="1.6209in"/>
    </style:style>
    <style:style style:name="co42" style:family="table-column">
      <style:table-column-properties fo:break-before="auto" style:column-width="1.3953in"/>
    </style:style>
    <style:style style:name="co43" style:family="table-column">
      <style:table-column-properties fo:break-before="auto" style:column-width="1.8465in"/>
    </style:style>
    <style:style style:name="co44" style:family="table-column">
      <style:table-column-properties fo:break-before="auto" style:column-width="0.4028in"/>
    </style:style>
    <style:style style:name="co45" style:family="table-column">
      <style:table-column-properties fo:break-before="auto" style:column-width="0.4811in"/>
    </style:style>
    <style:style style:name="co46" style:family="table-column">
      <style:table-column-properties fo:break-before="auto" style:column-width="0.5102in"/>
    </style:style>
    <style:style style:name="co47" style:family="table-column">
      <style:table-column-properties fo:break-before="auto" style:column-width="0.6283in"/>
    </style:style>
    <style:style style:name="co48" style:family="table-column">
      <style:table-column-properties fo:break-before="auto" style:column-width="1.5717in"/>
    </style:style>
    <style:style style:name="co49" style:family="table-column">
      <style:table-column-properties fo:break-before="auto" style:column-width="2.0827in"/>
    </style:style>
    <style:style style:name="co50" style:family="table-column">
      <style:table-column-properties fo:break-before="auto" style:column-width="1.2673in"/>
    </style:style>
    <style:style style:name="co51" style:family="table-column">
      <style:table-column-properties fo:break-before="auto" style:column-width="1.1492in"/>
    </style:style>
    <style:style style:name="co52" style:family="table-column">
      <style:table-column-properties fo:break-before="auto" style:column-width="0.55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45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8016in" fo:break-before="auto" style:use-optimal-row-height="true"/>
    </style:style>
    <style:style style:name="ro5" style:family="table-row">
      <style:table-row-properties style:row-height="0.489in" fo:break-before="auto" style:use-optimal-row-height="true"/>
    </style:style>
    <style:style style:name="ro6" style:family="table-row">
      <style:table-row-properties style:row-height="0.3319in" fo:break-before="auto" style:use-optimal-row-height="true"/>
    </style:style>
    <style:style style:name="ro7" style:family="table-row">
      <style:table-row-properties style:row-height="1.1146in" fo:break-before="auto" style:use-optimal-row-height="true"/>
    </style:style>
    <style:style style:name="ro8" style:family="table-row">
      <style:table-row-properties style:row-height="0.95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25" style:family="table-cell" style:parent-style-name="Default">
      <style:text-properties fo:font-weight="bold" style:font-weight-asian="bold" style:font-weight-complex="bold"/>
    </style:style>
    <style:style style:name="ce126" style:family="table-cell" style:parent-style-name="Default">
      <style:text-properties fo:color="#000000" fo:font-weight="normal" style:font-weight-asian="normal" style:font-weight-complex="normal"/>
    </style:style>
    <style:style style:name="ce127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28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129" style:family="table-cell" style:parent-style-name="Default">
      <style:table-cell-properties fo:background-color="#ffd7d7"/>
      <style:text-properties fo:color="#999999" fo:font-weight="normal" style:font-weight-asian="normal" style:font-weight-complex="normal"/>
    </style:style>
    <style:style style:name="ce130" style:family="table-cell" style:parent-style-name="Default">
      <style:text-properties fo:color="#c9211e"/>
    </style:style>
    <style:style style:name="ce131" style:family="table-cell" style:parent-style-name="Default">
      <style:text-properties fo:color="#000000" fo:font-weight="bold" style:font-weight-asian="bold" style:font-weight-complex="bold"/>
    </style:style>
    <style:style style:name="ce132" style:family="table-cell" style:parent-style-name="Default">
      <style:text-properties fo:color="#c9211e" fo:font-weight="normal" style:font-weight-asian="normal" style:font-weight-complex="normal"/>
    </style:style>
    <style:style style:name="ce133" style:family="table-cell" style:parent-style-name="Default">
      <style:table-cell-properties fo:background-color="#ffd7d7"/>
      <style:text-properties fo:color="#000000"/>
    </style:style>
    <style:style style:name="ce134" style:family="table-cell" style:parent-style-name="Default">
      <style:table-cell-properties fo:background-color="#ffd7d7"/>
      <style:text-properties fo:color="#999999"/>
    </style:style>
    <style:style style:name="ce135" style:family="table-cell" style:parent-style-name="Default">
      <style:text-properties fo:color="#000000"/>
    </style:style>
    <style:style style:name="ce136" style:family="table-cell" style:parent-style-name="Default">
      <style:table-cell-properties fo:background-color="transparent"/>
      <style:text-properties fo:color="#000000"/>
    </style:style>
    <style:style style:name="ce137" style:family="table-cell" style:parent-style-name="Default">
      <style:text-properties fo:color="#999999" fo:font-weight="normal" style:font-weight-asian="normal" style:font-weight-complex="normal"/>
    </style:style>
    <style:style style:name="ce138" style:family="table-cell" style:parent-style-name="Default">
      <style:table-cell-properties fo:background-color="#dee6ef"/>
      <style:text-properties fo:color="#000000"/>
    </style:style>
    <style:style style:name="ce139" style:family="table-cell" style:parent-style-name="Default">
      <style:table-cell-properties fo:background-color="#f6f9d4"/>
      <style:text-properties fo:color="#000000"/>
    </style:style>
    <style:style style:name="ce140" style:family="table-cell" style:parent-style-name="Default">
      <style:text-properties fo:color="#b2b2b2"/>
    </style:style>
    <style:style style:name="ce141" style:family="table-cell" style:parent-style-name="Default">
      <style:text-properties style:use-window-font-color="true"/>
    </style:style>
    <style:style style:name="ce142" style:family="table-cell" style:parent-style-name="Default">
      <style:text-properties fo:color="#dddddd" fo:font-weight="normal" style:font-weight-asian="normal" style:font-weight-complex="normal"/>
    </style:style>
    <style:style style:name="ce143" style:family="table-cell" style:parent-style-name="Default">
      <style:text-properties fo:color="#b2b2b2" fo:font-weight="normal" style:font-weight-asian="normal" style:font-weight-complex="normal"/>
    </style:style>
    <style:style style:name="ce144" style:family="table-cell" style:parent-style-name="Default">
      <style:text-properties fo:color="#999999"/>
    </style:style>
    <style:style style:name="ce145" style:family="table-cell" style:parent-style-name="Default">
      <style:text-properties fo:color="#dddddd"/>
    </style:style>
    <style:style style:name="ce14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4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52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153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999999"/>
    </style:style>
    <style:style style:name="ce193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194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195" style:family="table-cell" style:parent-style-name="Default">
      <style:table-cell-properties fo:background-color="#f6f9d4" style:text-align-source="fix" style:repeat-content="false"/>
      <style:paragraph-properties fo:text-align="start" fo:margin-left="0in"/>
      <style:text-properties fo:color="#000000"/>
    </style:style>
    <style:style style:name="ce196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19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198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19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0" style:family="table-cell" style:parent-style-name="Default">
      <style:table-cell-properties fo:wrap-option="wrap"/>
    </style:style>
    <style:style style:name="ce204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205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 style:data-style-name="N100">
      <style:text-properties fo:color="#000000"/>
    </style:style>
    <style:style style:name="ce207" style:family="table-cell" style:parent-style-name="Default">
      <style:text-properties fo:color="#ff0000"/>
    </style:style>
    <style:style style:name="ce208" style:family="table-cell" style:parent-style-name="Default">
      <style:text-properties fo:color="#c9211e" fo:font-weight="bold" style:font-weight-asian="bold" style:font-weight-complex="bold"/>
    </style:style>
    <style:style style:name="ce21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21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14" style:family="table-cell" style:parent-style-name="Default">
      <style:table-cell-properties fo:background-color="transparent"/>
      <style:text-properties fo:color="#c9211e"/>
    </style:style>
    <style:style style:name="ce215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216" style:family="table-cell" style:parent-style-name="Default">
      <style:table-cell-properties fo:wrap-option="wrap"/>
      <style:text-properties fo:color="#999999"/>
    </style:style>
    <style:style style:name="ce219" style:family="table-cell" style:parent-style-name="Default">
      <style:table-cell-properties fo:wrap-option="wrap"/>
      <style:text-properties fo:color="#000000"/>
    </style:style>
    <style:style style:name="ce221" style:family="table-cell" style:parent-style-name="Default">
      <style:text-properties fo:color="#cccccc"/>
    </style:style>
    <style:style style:name="ce223" style:family="table-cell" style:parent-style-name="Default">
      <style:table-cell-properties fo:background-color="#f7d1d5"/>
      <style:text-properties fo:color="#cccccc"/>
    </style:style>
    <style:style style:name="ce224" style:family="table-cell" style:parent-style-name="Default">
      <style:table-cell-properties fo:background-color="#ffd7d7"/>
      <style:text-properties fo:color="#cccccc"/>
    </style:style>
    <style:style style:name="ce225" style:family="table-cell" style:parent-style-name="Default">
      <style:table-cell-properties fo:background-color="#f6f9d4"/>
      <style:text-properties fo:color="#cccccc"/>
    </style:style>
    <style:style style:name="ce226" style:family="table-cell" style:parent-style-name="Default">
      <style:table-cell-properties fo:background-color="#f6f9d4"/>
      <style:text-properties style:use-window-font-color="true"/>
    </style:style>
    <style:style style:name="ce227" style:family="table-cell" style:parent-style-name="Default" style:data-style-name="N104">
      <style:table-cell-properties fo:wrap-option="wrap"/>
      <style:text-properties fo:color="#000000"/>
    </style:style>
    <style:style style:name="ce229" style:family="table-cell" style:parent-style-name="Default" style:data-style-name="N104">
      <style:table-cell-properties fo:background-color="transparent"/>
      <style:text-properties fo:color="#000000"/>
    </style:style>
    <style:style style:name="ce230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233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234" style:family="table-cell" style:parent-style-name="Default" style:data-style-name="N104">
      <style:table-cell-properties fo:background-color="#ffd7d7"/>
      <style:text-properties fo:color="#000000"/>
    </style:style>
    <style:style style:name="ce236" style:family="table-cell" style:parent-style-name="Default" style:data-style-name="N104">
      <style:table-cell-properties fo:background-color="#ffd7d7"/>
      <style:text-properties fo:color="#999999"/>
    </style:style>
    <style:style style:name="ce237" style:family="table-cell" style:parent-style-name="Default" style:data-style-name="N104"/>
    <style:style style:name="ce238" style:family="table-cell" style:parent-style-name="Default" style:data-style-name="N104">
      <style:text-properties fo:color="#c9211e" fo:font-weight="bold" style:font-weight-asian="bold" style:font-weight-complex="bold"/>
    </style:style>
    <style:style style:name="ce239" style:family="table-cell" style:parent-style-name="Default" style:data-style-name="N104">
      <style:text-properties fo:color="#c9211e"/>
    </style:style>
    <style:style style:name="ce240" style:family="table-cell" style:parent-style-name="Default" style:data-style-name="N104">
      <style:text-properties fo:color="#000000"/>
    </style:style>
    <style:style style:name="ce242" style:family="table-cell" style:parent-style-name="Default" style:data-style-name="N104">
      <style:text-properties fo:color="#999999"/>
    </style:style>
    <style:style style:name="ce243" style:family="table-cell" style:parent-style-name="Default" style:data-style-name="N104">
      <style:table-cell-properties fo:background-color="#dee6ef"/>
      <style:text-properties fo:color="#000000"/>
    </style:style>
    <style:style style:name="ce245" style:family="table-cell" style:parent-style-name="Default" style:data-style-name="N104">
      <style:table-cell-properties fo:background-color="#f6f9d4"/>
      <style:text-properties fo:color="#000000"/>
    </style:style>
    <style:style style:name="ce247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250" style:family="table-cell" style:parent-style-name="Default" style:data-style-name="N104">
      <style:text-properties fo:color="#b2b2b2"/>
    </style:style>
    <style:style style:name="ce251" style:family="table-cell" style:parent-style-name="Default" style:data-style-name="N104">
      <style:text-properties style:use-window-font-color="true"/>
    </style:style>
    <style:style style:name="ce252" style:family="table-cell" style:parent-style-name="Default" style:data-style-name="N104">
      <style:text-properties fo:color="#dddddd"/>
    </style:style>
    <style:style style:name="ce253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254" style:family="table-cell" style:parent-style-name="Default" style:data-style-name="N103">
      <style:text-properties fo:color="#c9211e"/>
    </style:style>
    <style:style style:name="ce256" style:family="table-cell" style:parent-style-name="Default" style:data-style-name="N0">
      <style:text-properties fo:color="#c9211e"/>
    </style:style>
    <style:style style:name="ce259" style:family="table-cell" style:parent-style-name="Default" style:data-style-name="N104">
      <style:table-cell-properties fo:background-color="#f7d1d5"/>
      <style:text-properties fo:color="#000000"/>
    </style:style>
    <style:style style:name="ce260" style:family="table-cell" style:parent-style-name="Default" style:data-style-name="N104">
      <style:table-cell-properties fo:background-color="transparent"/>
      <style:text-properties fo:color="#999999"/>
    </style:style>
    <style:style style:name="ce261" style:family="table-cell" style:parent-style-name="Default" style:data-style-name="N104">
      <style:table-cell-properties fo:background-color="transparent"/>
      <style:text-properties fo:color="#b2b2b2"/>
    </style:style>
    <style:style style:name="ce262" style:family="table-cell" style:parent-style-name="Default" style:data-style-name="N104">
      <style:table-cell-properties fo:background-color="transparent"/>
      <style:text-properties style:use-window-font-color="true"/>
    </style:style>
    <style:style style:name="ce265" style:family="table-cell" style:parent-style-name="Default" style:data-style-name="N104">
      <style:table-cell-properties fo:background-color="transparent"/>
      <style:text-properties fo:color="#dddddd"/>
    </style:style>
    <style:style style:name="ce266" style:family="table-cell" style:parent-style-name="Default" style:data-style-name="N0">
      <style:table-cell-properties fo:wrap-option="wrap"/>
      <style:text-properties fo:color="#000000"/>
    </style:style>
    <style:style style:name="ce267" style:family="table-cell" style:parent-style-name="Default">
      <style:table-cell-properties fo:background-color="#f7d1d5"/>
      <style:text-properties fo:color="#000000"/>
    </style:style>
    <style:style style:name="ce268" style:family="table-cell" style:parent-style-name="Default">
      <style:table-cell-properties fo:background-color="transparent"/>
      <style:text-properties fo:color="#b2b2b2"/>
    </style:style>
    <style:style style:name="ce271" style:family="table-cell" style:parent-style-name="Default">
      <style:table-cell-properties fo:background-color="transparent"/>
      <style:text-properties style:use-window-font-color="true"/>
    </style:style>
    <style:style style:name="ce272" style:family="table-cell" style:parent-style-name="Default">
      <style:table-cell-properties fo:background-color="transparent"/>
      <style:text-properties fo:color="#dddddd"/>
    </style:style>
    <style:style style:name="ce273" style:family="table-cell" style:parent-style-name="Default" style:data-style-name="N2">
      <style:table-cell-properties fo:wrap-option="wrap"/>
    </style:style>
    <style:style style:name="ce274" style:family="table-cell" style:parent-style-name="Default" style:data-style-name="N2">
      <style:table-cell-properties fo:background-color="transparent"/>
      <style:text-properties fo:color="#000000"/>
    </style:style>
    <style:style style:name="ce276" style:family="table-cell" style:parent-style-name="Default" style:data-style-name="N2">
      <style:table-cell-properties fo:background-color="#ffd7d7"/>
      <style:text-properties fo:color="#000000"/>
    </style:style>
    <style:style style:name="ce277" style:family="table-cell" style:parent-style-name="Default" style:data-style-name="N2">
      <style:table-cell-properties fo:background-color="#ffd7d7"/>
      <style:text-properties fo:color="#999999"/>
    </style:style>
    <style:style style:name="ce313" style:family="table-cell" style:parent-style-name="Default" style:data-style-name="N2"/>
    <style:style style:name="ce314" style:family="table-cell" style:parent-style-name="Default" style:data-style-name="N2">
      <style:text-properties fo:color="#c9211e"/>
    </style:style>
    <style:style style:name="ce315" style:family="table-cell" style:parent-style-name="Default" style:data-style-name="N2">
      <style:text-properties fo:color="#000000"/>
    </style:style>
    <style:style style:name="ce316" style:family="table-cell" style:parent-style-name="Default" style:data-style-name="N2">
      <style:table-cell-properties fo:background-color="transparent"/>
      <style:text-properties fo:color="#999999"/>
    </style:style>
    <style:style style:name="ce317" style:family="table-cell" style:parent-style-name="Default" style:data-style-name="N2">
      <style:table-cell-properties fo:background-color="#dee6ef"/>
      <style:text-properties fo:color="#000000"/>
    </style:style>
    <style:style style:name="ce318" style:family="table-cell" style:parent-style-name="Default" style:data-style-name="N2">
      <style:table-cell-properties fo:background-color="#f6f9d4"/>
      <style:text-properties fo:color="#000000"/>
    </style:style>
    <style:style style:name="ce319" style:family="table-cell" style:parent-style-name="Default" style:data-style-name="N2">
      <style:table-cell-properties fo:background-color="transparent"/>
      <style:text-properties fo:color="#b2b2b2"/>
    </style:style>
    <style:style style:name="ce320" style:family="table-cell" style:parent-style-name="Default" style:data-style-name="N2">
      <style:table-cell-properties fo:background-color="transparent"/>
      <style:text-properties style:use-window-font-color="true"/>
    </style:style>
    <style:style style:name="ce321" style:family="table-cell" style:parent-style-name="Default" style:data-style-name="N2">
      <style:table-cell-properties fo:background-color="transparent"/>
      <style:text-properties fo:color="#dddddd"/>
    </style:style>
    <style:style style:name="ce322" style:family="table-cell" style:parent-style-name="Default" style:data-style-name="N101">
      <style:text-properties fo:color="#c9211e"/>
    </style:style>
    <style:style style:name="ce323" style:family="table-cell" style:parent-style-name="Default">
      <style:table-cell-properties fo:background-color="transparent" fo:wrap-option="wrap"/>
      <style:text-properties fo:color="#000000"/>
    </style:style>
    <style:style style:name="ce324" style:family="table-cell" style:parent-style-name="Default" style:data-style-name="N0">
      <style:table-cell-properties fo:background-color="transparent"/>
      <style:text-properties fo:color="#000000"/>
    </style:style>
    <style:style style:name="ce325" style:family="table-cell" style:parent-style-name="Default" style:data-style-name="N0">
      <style:table-cell-properties fo:background-color="#ffff00"/>
      <style:text-properties fo:color="#000000"/>
    </style:style>
    <style:style style:name="ce326" style:family="table-cell" style:parent-style-name="Default">
      <style:table-cell-properties fo:background-color="transparent"/>
      <style:text-properties fo:color="#999999"/>
    </style:style>
    <style:style style:name="ce327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328" style:family="table-cell" style:parent-style-name="Default">
      <style:table-cell-properties fo:background-color="transparent"/>
    </style:style>
    <style:style style:name="ce329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330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33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4" style:family="table-cell" style:parent-style-name="Default">
      <style:text-properties fo:font-weight="normal" style:font-weight-asian="normal" style:font-weight-complex="normal"/>
    </style:style>
    <style:style style:name="ce105" style:family="table-cell" style:parent-style-name="Default">
      <style:table-cell-properties fo:background-color="transparent"/>
      <style:text-properties fo:color="#999999" fo:font-weight="normal" style:font-weight-asian="normal" style:font-weight-complex="normal"/>
    </style:style>
    <style:style style:name="ce10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7" style:family="table-cell" style:parent-style-name="Default">
      <style:table-cell-properties fo:background-color="#f6f9d4"/>
      <style:text-properties fo:color="#c9211e" fo:font-weight="normal" style:font-weight-asian="normal" style:font-weight-complex="normal"/>
    </style:style>
    <style:style style:name="ce108" style:family="table-cell" style:parent-style-name="Default">
      <style:text-properties style:use-window-font-color="true" fo:font-weight="normal" style:font-weight-asian="normal" style:font-weight-complex="normal"/>
    </style:style>
    <style:style style:name="ce338" style:family="table-cell" style:parent-style-name="Default">
      <style:table-cell-properties fo:background-color="#f6f9d4"/>
      <style:text-properties fo:color="#c9211e"/>
    </style:style>
    <style:style style:name="ce339" style:family="table-cell" style:parent-style-name="Default">
      <style:table-cell-properties fo:background-color="#f6f9d4"/>
    </style:style>
    <style:style style:name="ce34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 style:data-style-name="N104">
      <style:table-cell-properties fo:wrap-option="wrap"/>
    </style:style>
    <style:style style:name="ce114" style:family="table-cell" style:parent-style-name="Default" style:data-style-name="N0">
      <style:table-cell-properties fo:background-color="transparent"/>
      <style:text-properties fo:color="#b2b2b2"/>
    </style:style>
    <style:style style:name="ce115" style:family="table-cell" style:parent-style-name="Default" style:data-style-name="N104">
      <style:table-cell-properties fo:wrap-option="wrap"/>
      <style:text-properties fo:color="#b2b2b2"/>
    </style:style>
    <style:style style:name="ce342" style:family="table-cell" style:parent-style-name="Default" style:data-style-name="N104">
      <style:table-cell-properties fo:wrap-option="wrap"/>
      <style:text-properties fo:color="#999999"/>
    </style:style>
    <style:style style:name="ce117" style:family="table-cell" style:parent-style-name="Default">
      <style:table-cell-properties fo:wrap-option="wrap"/>
      <style:text-properties fo:color="#b2b2b2"/>
    </style:style>
    <style:style style:name="ce337" style:family="table-cell" style:parent-style-name="Default">
      <style:text-properties style:use-window-font-color="true"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808080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99999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/>
    </style:style>
    <style:style style:name="T11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99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ce144"/>
        <table:table-column table:style-name="co8" table:default-cell-style-name="Default"/>
        <table:table-column table:style-name="co9" table:default-cell-style-name="Default"/>
        <table:table-column table:style-name="co10" table:default-cell-style-name="ce242"/>
        <table:table-column table:style-name="co11" table:default-cell-style-name="ce242"/>
        <table:table-column table:style-name="co12" table:default-cell-style-name="ce242"/>
        <table:table-column table:style-name="co13" table:default-cell-style-name="ce242"/>
        <table:table-column table:style-name="co14" table:default-cell-style-name="Default"/>
        <table:table-column table:style-name="co15" table:default-cell-style-name="Default"/>
        <table:table-column table:style-name="co13" table:default-cell-style-name="ce313"/>
        <table:table-column table:style-name="co5" table:default-cell-style-name="ce136"/>
        <table:table-column table:style-name="co16" table:default-cell-style-name="Default"/>
        <table:table-column table:style-name="co17" table:visibility="collapse" table:default-cell-style-name="ce135"/>
        <table:table-column table:style-name="co18" table:default-cell-style-name="ce104"/>
        <table:table-column table:style-name="co18" table:number-columns-repeated="27" table:default-cell-style-name="Default"/>
        <table:table-column table:style-name="co19" table:number-columns-repeated="977" table:default-cell-style-name="Default"/>
        <table:table-row table:style-name="ro1">
          <table:table-cell table:number-columns-repeated="2"/>
          <table:table-cell table:style-name="ce146"/>
          <table:table-cell table:style-name="ce200" table:number-columns-repeated="3"/>
          <table:table-cell table:style-name="ce216"/>
          <table:table-cell table:number-columns-repeated="2"/>
          <table:table-cell table:style-name="ce227" table:number-columns-repeated="2"/>
          <table:table-cell table:style-name="ce227" office:value-type="string" calcext:value-type="string">
            <text:p>QTY47Ah</text:p>
          </table:table-cell>
          <table:table-cell table:style-name="ce266" office:value-type="float" office:value="50" calcext:value-type="float">
            <text:p>50</text:p>
          </table:table-cell>
          <table:table-cell table:style-name="ce200" table:number-columns-repeated="2"/>
          <table:table-cell table:style-name="ce273"/>
          <table:table-cell table:style-name="ce323"/>
          <table:table-cell table:style-name="ce200"/>
          <table:table-cell table:style-name="ce219"/>
          <table:table-cell table:style-name="ce332"/>
          <table:table-cell table:style-name="ce200" table:number-columns-repeated="27"/>
          <table:table-cell table:number-columns-repeated="977"/>
        </table:table-row>
        <table:table-row table:style-name="ro1">
          <table:table-cell table:number-columns-repeated="2"/>
          <table:table-cell table:style-name="ce146"/>
          <table:table-cell table:style-name="ce200" table:number-columns-repeated="3"/>
          <table:table-cell table:style-name="ce216"/>
          <table:table-cell table:number-columns-repeated="2"/>
          <table:table-cell table:style-name="ce227" table:number-columns-repeated="2"/>
          <table:table-cell table:style-name="ce227" office:value-type="string" calcext:value-type="string">
            <text:p>QTY05Ah</text:p>
          </table:table-cell>
          <table:table-cell table:style-name="ce266" office:value-type="float" office:value="200" calcext:value-type="float">
            <text:p>200</text:p>
          </table:table-cell>
          <table:table-cell table:style-name="ce200" table:number-columns-repeated="2"/>
          <table:table-cell table:style-name="ce273"/>
          <table:table-cell table:style-name="ce323"/>
          <table:table-cell table:style-name="ce200"/>
          <table:table-cell table:style-name="ce219"/>
          <table:table-cell table:style-name="ce332"/>
          <table:table-cell table:style-name="ce200" table:number-columns-repeated="27"/>
          <table:table-cell table:number-columns-repeated="977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146" office:value-type="string" calcext:value-type="string">
            <text:p>Supplier</text:p>
          </table:table-cell>
          <table:table-cell table:style-name="ce200" office:value-type="string" calcext:value-type="string">
            <text:p>Part Number</text:p>
          </table:table-cell>
          <table:table-cell table:style-name="ce146" office:value-type="string" calcext:value-type="string">
            <text:p>Component</text:p>
            <text:p>Value</text:p>
          </table:table-cell>
          <table:table-cell table:style-name="ce200" office:value-type="string" calcext:value-type="string">
            <text:p>Part Height</text:p>
          </table:table-cell>
          <table:table-cell table:style-name="ce219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227" office:value-type="string" calcext:value-type="string">
            <text:p>$/</text:p>
            <text:p>Part</text:p>
          </table:table-cell>
          <table:table-cell table:style-name="ce227" office:value-type="string" calcext:value-type="string">
            <text:p>$/ 5Ah</text:p>
            <text:p>LiBCM</text:p>
          </table:table-cell>
          <table:table-cell table:style-name="ce227" office:value-type="string" calcext:value-type="string">
            <text:p>$/ 47Ah</text:p>
            <text:p>LiBCM</text:p>
          </table:table-cell>
          <table:table-cell table:style-name="ce227" office:value-type="string" calcext:value-type="string">
            <text:p>$/</text:p>
            <text:p>QTY n</text:p>
            <text:p>LiBCMs</text:p>
            <text:p>(n=above)</text:p>
          </table:table-cell>
          <table:table-cell table:style-name="ce200" office:value-type="string" calcext:value-type="string">
            <text:p>QTY</text:p>
            <text:p>needed</text:p>
            <text:p>For n LiBCMs</text:p>
          </table:table-cell>
          <table:table-cell table:style-name="ce200" office:value-type="string" calcext:value-type="string">
            <text:p>QTY on hand</text:p>
          </table:table-cell>
          <table:table-cell table:style-name="ce273" office:value-type="string" calcext:value-type="string">
            <text:p>$ spent</text:p>
            <text:p>thus far</text:p>
          </table:table-cell>
          <table:table-cell table:style-name="ce323" office:value-type="string" calcext:value-type="string">
            <text:p>Additional</text:p>
            <text:p>QTY to order for</text:p>
            <text:p>n PCBs</text:p>
          </table:table-cell>
          <table:table-cell table:style-name="ce200" office:value-type="string" calcext:value-type="string">
            <office:annotation draw:style-name="gr1" draw:text-style-name="P2" svg:width="1.1413in" svg:height="1.0122in" svg:x="14.2504in" svg:y="0.1791in" draw:caption-point-x="-0.2398in" draw:caption-point-y="0.1819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219" office:value-type="string" calcext:value-type="string">
            <text:p/>
            <text:p>Digikey stock</text:p>
            <text:p>2021NOV10</text:p>
          </table:table-cell>
          <table:table-cell table:style-name="ce332" office:value-type="string" calcext:value-type="string">
            <text:p>Planning</text:p>
          </table:table-cell>
          <table:table-cell table:style-name="ce200" table:number-columns-repeated="27"/>
          <table:table-cell table:number-columns-repeated="977"/>
        </table:table-row>
        <table:table-row table:style-name="ro3">
          <table:table-cell table:style-name="ce125" office:value-type="string" calcext:value-type="string">
            <text:p>Pick &amp; Place</text:p>
          </table:table-cell>
          <table:table-cell/>
          <table:table-cell table:style-name="ce146"/>
          <table:table-cell table:style-name="ce200"/>
          <table:table-cell table:style-name="ce146"/>
          <table:table-cell table:style-name="ce200"/>
          <table:table-cell table:style-name="ce216"/>
          <table:table-cell table:number-columns-repeated="2"/>
          <table:table-cell table:style-name="ce227" table:number-columns-repeated="4"/>
          <table:table-cell table:style-name="ce200" table:number-columns-repeated="2"/>
          <table:table-cell table:style-name="ce273"/>
          <table:table-cell table:style-name="ce323"/>
          <table:table-cell table:style-name="ce200"/>
          <table:table-cell table:style-name="ce219"/>
          <table:table-cell table:style-name="ce332"/>
          <table:table-cell table:style-name="ce200" table:number-columns-repeated="27"/>
          <table:table-cell table:number-columns-repeated="977"/>
        </table:table-row>
        <table:table-row table:style-name="ro3">
          <table:table-cell table:style-name="ce126" office:value-type="string" calcext:value-type="string">
            <text:p>PCB</text:p>
          </table:table-cell>
          <table:table-cell table:style-name="ce126" office:value-type="string" calcext:value-type="string">
            <text:p>Raw PCB</text:p>
          </table:table-cell>
          <table:table-cell table:style-name="ce147" office:value-type="string" calcext:value-type="string">
            <text:p>Seeedstudio</text:p>
          </table:table-cell>
          <table:table-cell table:style-name="ce135" office:value-type="string" calcext:value-type="string">
            <text:p>RevD</text:p>
          </table:table-cell>
          <table:table-cell table:style-name="ce193" office:value-type="string" calcext:value-type="string">
            <text:p>-</text:p>
          </table:table-cell>
          <table:table-cell table:number-columns-repeated="2" table:style-name="ce130" office:value-type="string" calcext:value-type="string">
            <text:p>-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5]" office:value-type="float" office:value="1" calcext:value-type="float">
            <text:p>1</text:p>
          </table:table-cell>
          <table:table-cell table:style-name="ce229" office:value-type="currency" office:currency="USD" office:value="16.6" calcext:value-type="currency">
            <text:p>$16.60</text:p>
          </table:table-cell>
          <table:table-cell table:style-name="ce229" table:formula="of:=[.J5]*[.H5]" office:value-type="currency" office:currency="USD" office:value="16.6" calcext:value-type="currency">
            <text:p>$16.60</text:p>
          </table:table-cell>
          <table:table-cell table:style-name="ce229" table:formula="of:=[.I5]*[.J5]" office:value-type="currency" office:currency="USD" office:value="16.6" calcext:value-type="currency">
            <text:p>$16.60</text:p>
          </table:table-cell>
          <table:table-cell table:style-name="ce229" table:formula="of:=[.K5]*[.M$2]" office:value-type="currency" office:currency="USD" office:value="3320" calcext:value-type="currency">
            <text:p>$3,320.00</text:p>
          </table:table-cell>
          <table:table-cell table:style-name="ce136" table:formula="of:=[.H5]*[.$M$2]+[.I5]*[.$M$1]" office:value-type="float" office:value="250" calcext:value-type="float">
            <text:p>250</text:p>
          </table:table-cell>
          <table:table-cell table:style-name="ce136" office:value-type="float" office:value="100" calcext:value-type="float">
            <text:p>100</text:p>
          </table:table-cell>
          <table:table-cell table:style-name="ce274" table:formula="of:=[.O5]*[.J5]" office:value-type="float" office:value="1660" calcext:value-type="float">
            <text:p>1660.00</text:p>
          </table:table-cell>
          <table:table-cell table:formula="of:=IF(MAX(0;([.N5]-[.O5]));MAX(0;([.N5]-[.O5]));&quot; &quot;)" office:value-type="float" office:value="150" calcext:value-type="float">
            <text:p>150</text:p>
          </table:table-cell>
          <table:table-cell table:style-name="ce135"/>
          <table:table-cell office:value-type="string" calcext:value-type="string">
            <text:p>-</text:p>
          </table:table-cell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&amp;P - S Tip</text:p>
          </table:table-cell>
          <table:table-cell table:style-name="ce126" office:value-type="string" calcext:value-type="string">
            <text:p>Resisto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RMCF0805JT20R0TR-ND</text:p>
          </table:table-cell>
          <table:table-cell table:style-name="ce147" office:value-type="float" office:value="20" calcext:value-type="float">
            <text:p>20</text:p>
          </table:table-cell>
          <table:table-cell table:style-name="ce135" office:value-type="float" office:value="0.65" calcext:value-type="float">
            <text:p>0.65</text:p>
          </table:table-cell>
          <table:table-cell table:style-name="ce135" office:value-type="string" calcext:value-type="string">
            <text:p>8(09)</text:p>
          </table:table-cell>
          <table:table-cell table:style-name="ce135" office:value-type="float" office:value="17" calcext:value-type="float">
            <text:p>17</text:p>
          </table:table-cell>
          <table:table-cell table:style-name="ce221" table:formula="of:=[.H6]" office:value-type="float" office:value="17" calcext:value-type="float">
            <text:p>17</text:p>
          </table:table-cell>
          <table:table-cell table:style-name="ce229" office:value-type="currency" office:currency="USD" office:value="0.003" calcext:value-type="currency">
            <text:p>$0.00</text:p>
          </table:table-cell>
          <table:table-cell table:style-name="ce229" table:formula="of:=[.J6]*[.H6]" office:value-type="currency" office:currency="USD" office:value="0.051" calcext:value-type="currency">
            <text:p>$0.05</text:p>
          </table:table-cell>
          <table:table-cell table:style-name="ce229" table:formula="of:=[.I6]*[.J6]" office:value-type="currency" office:currency="USD" office:value="0.051" calcext:value-type="currency">
            <text:p>$0.05</text:p>
          </table:table-cell>
          <table:table-cell table:style-name="ce229" table:formula="of:=[.K6]*[.M$2]" office:value-type="currency" office:currency="USD" office:value="10.2" calcext:value-type="currency">
            <text:p>$10.20</text:p>
          </table:table-cell>
          <table:table-cell table:style-name="ce136" table:formula="of:=[.H6]*[.$M$2]+[.I6]*[.$M$1]" office:value-type="float" office:value="4250" calcext:value-type="float">
            <text:p>4250</text:p>
          </table:table-cell>
          <table:table-cell table:style-name="ce136" office:value-type="float" office:value="10000" calcext:value-type="float">
            <text:p>10000</text:p>
          </table:table-cell>
          <table:table-cell table:style-name="ce274" table:formula="of:=[.O6]*[.J6]" office:value-type="float" office:value="30" calcext:value-type="float">
            <text:p>30.00</text:p>
          </table:table-cell>
          <table:table-cell table:style-name="ce324" table:formula="of:=IF(MAX(0;([.N6]-[.O6]));MAX(0;([.N6]-[.O6]));&quot; &quot;)" office:value-type="string" office:string-value=" " calcext:value-type="string">
            <text:p><text:s/></text:p>
          </table:table-cell>
          <table:table-cell/>
          <table:table-cell office:value-type="float" office:value="97920" calcext:value-type="float">
            <text:p>97920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4">
          <table:table-cell table:style-name="ce126" office:value-type="string" calcext:value-type="string">
            <text:p>P&amp;P - M Tip</text:p>
          </table:table-cell>
          <table:table-cell table:style-name="ce126" office:value-type="string" calcext:value-type="string">
            <text:p>Resisto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148" office:value-type="float" office:value="75" calcext:value-type="float">
            <text:p>75</text:p>
          </table:table-cell>
          <table:table-cell table:style-name="ce135" office:value-type="float" office:value="0.7" calcext:value-type="float">
            <text:p>0.7</text:p>
          </table:table-cell>
          <table:table-cell table:style-name="ce135" office:value-type="string" calcext:value-type="string">
            <text:p>12(22)</text:p>
          </table:table-cell>
          <table:table-cell table:style-name="ce135" office:value-type="float" office:value="61" calcext:value-type="float">
            <text:p>61</text:p>
          </table:table-cell>
          <table:table-cell table:style-name="ce221" table:formula="of:=[.H7]" office:value-type="float" office:value="61" calcext:value-type="float">
            <text:p>61</text:p>
          </table:table-cell>
          <table:table-cell table:style-name="ce229" office:value-type="currency" office:currency="USD" office:value="0.038" calcext:value-type="currency">
            <text:p>$0.04</text:p>
          </table:table-cell>
          <table:table-cell table:style-name="ce229" table:formula="of:=[.J7]*[.H7]" office:value-type="currency" office:currency="USD" office:value="2.318" calcext:value-type="currency">
            <text:p>$2.32</text:p>
          </table:table-cell>
          <table:table-cell table:style-name="ce229" table:formula="of:=[.I7]*[.J7]" office:value-type="currency" office:currency="USD" office:value="2.318" calcext:value-type="currency">
            <text:p>$2.32</text:p>
          </table:table-cell>
          <table:table-cell table:style-name="ce229" table:formula="of:=[.K7]*[.M$2]" office:value-type="currency" office:currency="USD" office:value="463.6" calcext:value-type="currency">
            <text:p>$463.60</text:p>
          </table:table-cell>
          <table:table-cell table:style-name="ce136" table:formula="of:=[.H7]*[.$M$2]+[.I7]*[.$M$1]" office:value-type="float" office:value="15250" calcext:value-type="float">
            <text:p>15250</text:p>
          </table:table-cell>
          <table:table-cell table:style-name="ce136" office:value-type="float" office:value="17300" calcext:value-type="float">
            <text:p>17300</text:p>
          </table:table-cell>
          <table:table-cell table:style-name="ce274" table:formula="of:=[.O7]*[.J7]" office:value-type="float" office:value="657.4" calcext:value-type="float">
            <text:p>657.40</text:p>
          </table:table-cell>
          <table:table-cell table:style-name="ce324" table:formula="of:=IF(MAX(0;([.N7]-[.O7]));MAX(0;([.N7]-[.O7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102179" calcext:value-type="float">
            <text:p>102179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&amp;P - S Tip</text:p>
          </table:table-cell>
          <table:table-cell table:style-name="ce126" office:value-type="string" calcext:value-type="string">
            <text:p>Resisto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RMCF0805FT100RTR-ND</text:p>
          </table:table-cell>
          <table:table-cell table:style-name="ce147" office:value-type="float" office:value="100" calcext:value-type="float">
            <text:p>100</text:p>
          </table:table-cell>
          <table:table-cell table:style-name="ce135" office:value-type="float" office:value="0.65" calcext:value-type="float">
            <text:p>0.65</text:p>
          </table:table-cell>
          <table:table-cell table:style-name="ce135" office:value-type="string" calcext:value-type="string">
            <text:p>8(08)</text:p>
          </table:table-cell>
          <table:table-cell table:style-name="ce135" office:value-type="float" office:value="100" calcext:value-type="float">
            <text:p>100</text:p>
          </table:table-cell>
          <table:table-cell table:style-name="ce221" table:formula="of:=[.H8]" office:value-type="float" office:value="100" calcext:value-type="float">
            <text:p>100</text:p>
          </table:table-cell>
          <table:table-cell table:style-name="ce229" office:value-type="currency" office:currency="USD" office:value="0.004" calcext:value-type="currency">
            <text:p>$0.00</text:p>
          </table:table-cell>
          <table:table-cell table:style-name="ce229" table:formula="of:=[.J8]*[.H8]" office:value-type="currency" office:currency="USD" office:value="0.4" calcext:value-type="currency">
            <text:p>$0.40</text:p>
          </table:table-cell>
          <table:table-cell table:style-name="ce229" table:formula="of:=[.I8]*[.J8]" office:value-type="currency" office:currency="USD" office:value="0.4" calcext:value-type="currency">
            <text:p>$0.40</text:p>
          </table:table-cell>
          <table:table-cell table:style-name="ce229" table:formula="of:=[.K8]*[.M$2]" office:value-type="currency" office:currency="USD" office:value="80" calcext:value-type="currency">
            <text:p>$80.00</text:p>
          </table:table-cell>
          <table:table-cell table:style-name="ce136" table:formula="of:=[.H8]*[.$M$2]+[.I8]*[.$M$1]" office:value-type="float" office:value="25000" calcext:value-type="float">
            <text:p>25000</text:p>
          </table:table-cell>
          <table:table-cell table:style-name="ce136" office:value-type="float" office:value="30000" calcext:value-type="float">
            <text:p>30000</text:p>
          </table:table-cell>
          <table:table-cell table:style-name="ce274" table:formula="of:=[.O8]*[.J8]" office:value-type="float" office:value="120" calcext:value-type="float">
            <text:p>120.00</text:p>
          </table:table-cell>
          <table:table-cell table:style-name="ce324" table:formula="of:=IF(MAX(0;([.N8]-[.O8]));MAX(0;([.N8]-[.O8]));&quot; &quot;)" office:value-type="string" office:string-value=" " calcext:value-type="string">
            <text:p><text:s/></text:p>
          </table:table-cell>
          <table:table-cell/>
          <table:table-cell office:value-type="float" office:value="263809" calcext:value-type="float">
            <text:p>263809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&amp;P - S Tip</text:p>
          </table:table-cell>
          <table:table-cell table:style-name="ce126" office:value-type="string" calcext:value-type="string">
            <text:p>Resisto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RMCF0805FT768RCT-ND</text:p>
          </table:table-cell>
          <table:table-cell table:style-name="ce212" office:value-type="float" office:value="768" calcext:value-type="float">
            <text:p>768</text:p>
          </table:table-cell>
          <table:table-cell table:style-name="ce135" office:value-type="float" office:value="0.65" calcext:value-type="float">
            <text:p>0.65</text:p>
          </table:table-cell>
          <table:table-cell table:style-name="ce135" office:value-type="string" calcext:value-type="string">
            <text:p>8(12)</text:p>
          </table:table-cell>
          <table:table-cell table:style-name="ce135" office:value-type="float" office:value="10" calcext:value-type="float">
            <text:p>10</text:p>
          </table:table-cell>
          <table:table-cell table:style-name="ce221" table:formula="of:=[.H9]" office:value-type="float" office:value="10" calcext:value-type="float">
            <text:p>10</text:p>
          </table:table-cell>
          <table:table-cell table:style-name="ce229" office:value-type="currency" office:currency="USD" office:value="0.004" calcext:value-type="currency">
            <text:p>$0.00</text:p>
          </table:table-cell>
          <table:table-cell table:style-name="ce229" table:formula="of:=[.J9]*[.H9]" office:value-type="currency" office:currency="USD" office:value="0.04" calcext:value-type="currency">
            <text:p>$0.04</text:p>
          </table:table-cell>
          <table:table-cell table:style-name="ce229" table:formula="of:=[.I9]*[.J9]" office:value-type="currency" office:currency="USD" office:value="0.04" calcext:value-type="currency">
            <text:p>$0.04</text:p>
          </table:table-cell>
          <table:table-cell table:style-name="ce229" table:formula="of:=[.K9]*[.M$2]" office:value-type="currency" office:currency="USD" office:value="8" calcext:value-type="currency">
            <text:p>$8.00</text:p>
          </table:table-cell>
          <table:table-cell table:style-name="ce136" table:formula="of:=[.H9]*[.$M$2]+[.I9]*[.$M$1]" office:value-type="float" office:value="2500" calcext:value-type="float">
            <text:p>2500</text:p>
          </table:table-cell>
          <table:table-cell table:style-name="ce136" office:value-type="float" office:value="11290" calcext:value-type="float">
            <text:p>11290</text:p>
          </table:table-cell>
          <table:table-cell table:style-name="ce274" table:formula="of:=[.O9]*[.J9]" office:value-type="float" office:value="45.16" calcext:value-type="float">
            <text:p>45.16</text:p>
          </table:table-cell>
          <table:table-cell table:style-name="ce324" table:formula="of:=IF(MAX(0;([.N9]-[.O9]));MAX(0;([.N9]-[.O9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4390" calcext:value-type="float">
            <text:p>4390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&amp;P - S Tip</text:p>
          </table:table-cell>
          <table:table-cell table:style-name="ce126" office:value-type="string" calcext:value-type="string">
            <text:p>Resisto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RMCF0805FT1K24TR-ND</text:p>
          </table:table-cell>
          <table:table-cell table:style-name="ce212" office:value-type="string" calcext:value-type="string">
            <text:p>1k24</text:p>
          </table:table-cell>
          <table:table-cell table:style-name="ce135" office:value-type="float" office:value="0.65" calcext:value-type="float">
            <text:p>0.65</text:p>
          </table:table-cell>
          <table:table-cell table:style-name="ce135" office:value-type="string" calcext:value-type="string">
            <text:p>8(11)</text:p>
          </table:table-cell>
          <table:table-cell table:style-name="ce135" office:value-type="float" office:value="86" calcext:value-type="float">
            <text:p>86</text:p>
          </table:table-cell>
          <table:table-cell table:style-name="ce221" table:formula="of:=[.H10]" office:value-type="float" office:value="86" calcext:value-type="float">
            <text:p>86</text:p>
          </table:table-cell>
          <table:table-cell table:style-name="ce229" office:value-type="currency" office:currency="USD" office:value="0.004" calcext:value-type="currency">
            <text:p>$0.00</text:p>
          </table:table-cell>
          <table:table-cell table:style-name="ce229" table:formula="of:=[.J10]*[.H10]" office:value-type="currency" office:currency="USD" office:value="0.344" calcext:value-type="currency">
            <text:p>$0.34</text:p>
          </table:table-cell>
          <table:table-cell table:style-name="ce229" table:formula="of:=[.I10]*[.J10]" office:value-type="currency" office:currency="USD" office:value="0.344" calcext:value-type="currency">
            <text:p>$0.34</text:p>
          </table:table-cell>
          <table:table-cell table:style-name="ce229" table:formula="of:=[.K10]*[.M$2]" office:value-type="currency" office:currency="USD" office:value="68.8" calcext:value-type="currency">
            <text:p>$68.80</text:p>
          </table:table-cell>
          <table:table-cell table:style-name="ce136" table:formula="of:=[.H10]*[.$M$2]+[.I10]*[.$M$1]" office:value-type="float" office:value="21500" calcext:value-type="float">
            <text:p>21500</text:p>
          </table:table-cell>
          <table:table-cell table:style-name="ce136" office:value-type="float" office:value="30000" calcext:value-type="float">
            <text:p>30000</text:p>
          </table:table-cell>
          <table:table-cell table:style-name="ce274" table:formula="of:=[.O10]*[.J10]" office:value-type="float" office:value="120" calcext:value-type="float">
            <text:p>120.00</text:p>
          </table:table-cell>
          <table:table-cell table:style-name="ce324" table:formula="of:=IF(MAX(0;([.N10]-[.O10]));MAX(0;([.N10]-[.O10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&amp;P - S Tip</text:p>
          </table:table-cell>
          <table:table-cell table:style-name="ce126" office:value-type="string" calcext:value-type="string">
            <text:p>Resisto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135" office:value-type="float" office:value="0.6" calcext:value-type="float">
            <text:p>0.6</text:p>
          </table:table-cell>
          <table:table-cell table:style-name="ce135" office:value-type="string" calcext:value-type="string">
            <text:p>8(10)</text:p>
          </table:table-cell>
          <table:table-cell table:style-name="ce135" office:value-type="float" office:value="14" calcext:value-type="float">
            <text:p>14</text:p>
          </table:table-cell>
          <table:table-cell table:style-name="ce221" table:formula="of:=[.H11]" office:value-type="float" office:value="14" calcext:value-type="float">
            <text:p>14</text:p>
          </table:table-cell>
          <table:table-cell table:style-name="ce229" office:value-type="currency" office:currency="USD" office:value="0.00544" calcext:value-type="currency">
            <text:p>$0.01</text:p>
          </table:table-cell>
          <table:table-cell table:style-name="ce229" table:formula="of:=[.J11]*[.H11]" office:value-type="currency" office:currency="USD" office:value="0.07616" calcext:value-type="currency">
            <text:p>$0.08</text:p>
          </table:table-cell>
          <table:table-cell table:style-name="ce229" table:formula="of:=[.I11]*[.J11]" office:value-type="currency" office:currency="USD" office:value="0.07616" calcext:value-type="currency">
            <text:p>$0.08</text:p>
          </table:table-cell>
          <table:table-cell table:style-name="ce229" table:formula="of:=[.K11]*[.M$2]" office:value-type="currency" office:currency="USD" office:value="15.232" calcext:value-type="currency">
            <text:p>$15.23</text:p>
          </table:table-cell>
          <table:table-cell table:style-name="ce136" table:formula="of:=[.H11]*[.$M$2]+[.I11]*[.$M$1]" office:value-type="float" office:value="3500" calcext:value-type="float">
            <text:p>3500</text:p>
          </table:table-cell>
          <table:table-cell table:style-name="ce136" office:value-type="float" office:value="5000" calcext:value-type="float">
            <text:p>5000</text:p>
          </table:table-cell>
          <table:table-cell table:style-name="ce274" table:formula="of:=[.O11]*[.J11]" office:value-type="float" office:value="27.2" calcext:value-type="float">
            <text:p>27.20</text:p>
          </table:table-cell>
          <table:table-cell table:style-name="ce324" table:formula="of:=IF(MAX(0;([.N11]-[.O11]));MAX(0;([.N11]-[.O11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32380" calcext:value-type="float">
            <text:p>32380</text:p>
          </table:table-cell>
          <table:table-cell table:style-name="ce126" office:value-type="float" office:value="5000" calcext:value-type="float">
            <text:p>5000</text:p>
          </table:table-cell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&amp;P - S Tip</text:p>
          </table:table-cell>
          <table:table-cell table:style-name="ce126" office:value-type="string" calcext:value-type="string">
            <text:p>Resistor - 250 mW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office:annotation draw:style-name="gr2" draw:text-style-name="P2" svg:width="1.1413in" svg:height="0.7083in" svg:x="6.2067in" svg:y="2.4571in" draw:caption-point-x="-0.2398in" draw:caption-point-y="0.5949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135" office:value-type="float" office:value="0.6" calcext:value-type="float">
            <text:p>0.6</text:p>
          </table:table-cell>
          <table:table-cell table:style-name="ce135" office:value-type="string" calcext:value-type="string">
            <text:p>8(05)</text:p>
          </table:table-cell>
          <table:table-cell table:style-name="ce135" office:value-type="float" office:value="29" calcext:value-type="float">
            <text:p>29</text:p>
          </table:table-cell>
          <table:table-cell table:style-name="ce221" table:formula="of:=[.H12]" office:value-type="float" office:value="29" calcext:value-type="float">
            <text:p>29</text:p>
          </table:table-cell>
          <table:table-cell table:style-name="ce229" office:value-type="currency" office:currency="USD" office:value="0.011" calcext:value-type="currency">
            <text:p>$0.01</text:p>
          </table:table-cell>
          <table:table-cell table:style-name="ce229" table:formula="of:=[.J12]*[.H12]" office:value-type="currency" office:currency="USD" office:value="0.319" calcext:value-type="currency">
            <text:p>$0.32</text:p>
          </table:table-cell>
          <table:table-cell table:style-name="ce229" table:formula="of:=[.I12]*[.J12]" office:value-type="currency" office:currency="USD" office:value="0.319" calcext:value-type="currency">
            <text:p>$0.32</text:p>
          </table:table-cell>
          <table:table-cell table:style-name="ce229" table:formula="of:=[.K12]*[.M$2]" office:value-type="currency" office:currency="USD" office:value="63.8" calcext:value-type="currency">
            <text:p>$63.80</text:p>
          </table:table-cell>
          <table:table-cell table:style-name="ce136" table:formula="of:=[.H12]*[.$M$2]+[.I12]*[.$M$1]" office:value-type="float" office:value="7250" calcext:value-type="float">
            <text:p>7250</text:p>
          </table:table-cell>
          <table:table-cell table:style-name="ce136" office:value-type="float" office:value="10000" calcext:value-type="float">
            <text:p>10000</text:p>
          </table:table-cell>
          <table:table-cell table:style-name="ce274" table:formula="of:=[.O12]*[.J12]" office:value-type="float" office:value="110" calcext:value-type="float">
            <text:p>110.00</text:p>
          </table:table-cell>
          <table:table-cell table:style-name="ce324" table:formula="of:=IF(MAX(0;([.N12]-[.O12]));MAX(0;([.N12]-[.O12]));&quot; &quot;)" office:value-type="string" office:string-value=" " calcext:value-type="string">
            <text:p><text:s/></text:p>
          </table:table-cell>
          <table:table-cell table:style-name="ce126"/>
          <table:table-cell office:value-type="float" office:value="404" calcext:value-type="float">
            <text:p>404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&amp;P - S Tip</text:p>
          </table:table-cell>
          <table:table-cell table:style-name="ce126" office:value-type="string" calcext:value-type="string">
            <text:p>Resisto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135" office:value-type="float" office:value="0.65" calcext:value-type="float">
            <text:p>0.65</text:p>
          </table:table-cell>
          <table:table-cell table:style-name="ce135" office:value-type="string" calcext:value-type="string">
            <text:p>8(03)</text:p>
          </table:table-cell>
          <table:table-cell table:style-name="ce135" office:value-type="float" office:value="7" calcext:value-type="float">
            <text:p>7</text:p>
          </table:table-cell>
          <table:table-cell table:style-name="ce221" table:formula="of:=[.H13]" office:value-type="float" office:value="7" calcext:value-type="float">
            <text:p>7</text:p>
          </table:table-cell>
          <table:table-cell table:style-name="ce229" office:value-type="currency" office:currency="USD" office:value="0.0035" calcext:value-type="currency">
            <text:p>$0.00</text:p>
          </table:table-cell>
          <table:table-cell table:style-name="ce229" table:formula="of:=[.J13]*[.H13]" office:value-type="currency" office:currency="USD" office:value="0.0245" calcext:value-type="currency">
            <text:p>$0.02</text:p>
          </table:table-cell>
          <table:table-cell table:style-name="ce229" table:formula="of:=[.I13]*[.J13]" office:value-type="currency" office:currency="USD" office:value="0.0245" calcext:value-type="currency">
            <text:p>$0.02</text:p>
          </table:table-cell>
          <table:table-cell table:style-name="ce229" table:formula="of:=[.K13]*[.M$2]" office:value-type="currency" office:currency="USD" office:value="4.9" calcext:value-type="currency">
            <text:p>$4.90</text:p>
          </table:table-cell>
          <table:table-cell table:style-name="ce136" table:formula="of:=[.H13]*[.$M$2]+[.I13]*[.$M$1]" office:value-type="float" office:value="1750" calcext:value-type="float">
            <text:p>1750</text:p>
          </table:table-cell>
          <table:table-cell table:style-name="ce136" office:value-type="float" office:value="5000" calcext:value-type="float">
            <text:p>5000</text:p>
          </table:table-cell>
          <table:table-cell table:style-name="ce274" table:formula="of:=[.O13]*[.J13]" office:value-type="float" office:value="17.5" calcext:value-type="float">
            <text:p>17.50</text:p>
          </table:table-cell>
          <table:table-cell table:formula="of:=IF(MAX(0;([.N13]-[.O13]));MAX(0;([.N13]-[.O13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29357" calcext:value-type="float">
            <text:p>29357</text:p>
          </table:table-cell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&amp;P - S Tip</text:p>
          </table:table-cell>
          <table:table-cell table:style-name="ce126" office:value-type="string" calcext:value-type="string">
            <text:p>Resistor - 250 mW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135" office:value-type="float" office:value="0.7" calcext:value-type="float">
            <text:p>0.7</text:p>
          </table:table-cell>
          <table:table-cell table:style-name="ce135" office:value-type="string" calcext:value-type="string">
            <text:p>8(02)</text:p>
          </table:table-cell>
          <table:table-cell table:style-name="ce135" office:value-type="float" office:value="8" calcext:value-type="float">
            <text:p>8</text:p>
          </table:table-cell>
          <table:table-cell table:style-name="ce221" table:formula="of:=[.H14]" office:value-type="float" office:value="8" calcext:value-type="float">
            <text:p>8</text:p>
          </table:table-cell>
          <table:table-cell table:style-name="ce230" office:value-type="currency" office:currency="USD" office:value="0.005" calcext:value-type="currency">
            <text:p>$0.01</text:p>
          </table:table-cell>
          <table:table-cell table:style-name="ce229" table:formula="of:=[.J14]*[.H14]" office:value-type="currency" office:currency="USD" office:value="0.04" calcext:value-type="currency">
            <text:p>$0.04</text:p>
          </table:table-cell>
          <table:table-cell table:style-name="ce229" table:formula="of:=[.I14]*[.J14]" office:value-type="currency" office:currency="USD" office:value="0.04" calcext:value-type="currency">
            <text:p>$0.04</text:p>
          </table:table-cell>
          <table:table-cell table:style-name="ce229" table:formula="of:=[.K14]*[.M$2]" office:value-type="currency" office:currency="USD" office:value="8" calcext:value-type="currency">
            <text:p>$8.00</text:p>
          </table:table-cell>
          <table:table-cell table:style-name="ce136" table:formula="of:=[.H14]*[.$M$2]+[.I14]*[.$M$1]" office:value-type="float" office:value="2000" calcext:value-type="float">
            <text:p>2000</text:p>
          </table:table-cell>
          <table:table-cell table:style-name="ce136" office:value-type="float" office:value="5000" calcext:value-type="float">
            <text:p>5000</text:p>
          </table:table-cell>
          <table:table-cell table:style-name="ce274" table:formula="of:=[.O14]*[.J14]" office:value-type="float" office:value="25" calcext:value-type="float">
            <text:p>25.00</text:p>
          </table:table-cell>
          <table:table-cell table:formula="of:=IF(MAX(0;([.N14]-[.O14]));MAX(0;([.N14]-[.O14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1771" calcext:value-type="float">
            <text:p>1771</text:p>
          </table:table-cell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&amp;P - S Tip</text:p>
          </table:table-cell>
          <table:table-cell table:style-name="ce126" office:value-type="string" calcext:value-type="string">
            <text:p>Resisto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135" office:value-type="float" office:value="0.7" calcext:value-type="float">
            <text:p>0.7</text:p>
          </table:table-cell>
          <table:table-cell table:style-name="ce135" office:value-type="string" calcext:value-type="string">
            <text:p>8(01)</text:p>
          </table:table-cell>
          <table:table-cell table:style-name="ce135" office:value-type="float" office:value="11" calcext:value-type="float">
            <text:p>11</text:p>
          </table:table-cell>
          <table:table-cell table:style-name="ce221" table:formula="of:=[.H15]" office:value-type="float" office:value="11" calcext:value-type="float">
            <text:p>11</text:p>
          </table:table-cell>
          <table:table-cell table:style-name="ce229" office:value-type="currency" office:currency="USD" office:value="0.00371" calcext:value-type="currency">
            <text:p>$0.00</text:p>
          </table:table-cell>
          <table:table-cell table:style-name="ce229" table:formula="of:=[.J15]*[.H15]" office:value-type="currency" office:currency="USD" office:value="0.04081" calcext:value-type="currency">
            <text:p>$0.04</text:p>
          </table:table-cell>
          <table:table-cell table:style-name="ce229" table:formula="of:=[.I15]*[.J15]" office:value-type="currency" office:currency="USD" office:value="0.04081" calcext:value-type="currency">
            <text:p>$0.04</text:p>
          </table:table-cell>
          <table:table-cell table:style-name="ce229" table:formula="of:=[.K15]*[.M$2]" office:value-type="currency" office:currency="USD" office:value="8.162" calcext:value-type="currency">
            <text:p>$8.16</text:p>
          </table:table-cell>
          <table:table-cell table:style-name="ce136" table:formula="of:=[.H15]*[.$M$2]+[.I15]*[.$M$1]" office:value-type="float" office:value="2750" calcext:value-type="float">
            <text:p>2750</text:p>
          </table:table-cell>
          <table:table-cell table:style-name="ce136" office:value-type="float" office:value="5000" calcext:value-type="float">
            <text:p>5000</text:p>
          </table:table-cell>
          <table:table-cell table:style-name="ce274" table:formula="of:=[.O15]*[.J15]" office:value-type="float" office:value="18.55" calcext:value-type="float">
            <text:p>18.55</text:p>
          </table:table-cell>
          <table:table-cell table:style-name="ce324" table:formula="of:=IF(MAX(0;([.N15]-[.O15]));MAX(0;([.N15]-[.O15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18233" calcext:value-type="float">
            <text:p>18233</text:p>
          </table:table-cell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&amp;P - S Tip</text:p>
          </table:table-cell>
          <table:table-cell table:style-name="ce126" office:value-type="string" calcext:value-type="string">
            <text:p>Capacito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1276-2569-1-ND</text:p>
          </table:table-cell>
          <table:table-cell table:style-name="ce213" office:value-type="string" calcext:value-type="string">
            <text:p>100p</text:p>
          </table:table-cell>
          <table:table-cell table:style-name="ce135" office:value-type="float" office:value="0.7" calcext:value-type="float">
            <text:p>0.7</text:p>
          </table:table-cell>
          <table:table-cell table:style-name="ce135" office:value-type="string" calcext:value-type="string">
            <text:p>8(13)</text:p>
          </table:table-cell>
          <table:table-cell table:style-name="ce126" office:value-type="float" office:value="12" calcext:value-type="float">
            <text:p>12</text:p>
          </table:table-cell>
          <table:table-cell table:style-name="ce221" table:formula="of:=[.H16]" office:value-type="float" office:value="12" calcext:value-type="float">
            <text:p>12</text:p>
          </table:table-cell>
          <table:table-cell table:style-name="ce233" office:value-type="currency" office:currency="USD" office:value="0.022" calcext:value-type="currency">
            <text:p>$0.02</text:p>
          </table:table-cell>
          <table:table-cell table:style-name="ce229" table:formula="of:=[.J16]*[.H16]" office:value-type="currency" office:currency="USD" office:value="0.264" calcext:value-type="currency">
            <text:p>$0.26</text:p>
          </table:table-cell>
          <table:table-cell table:style-name="ce229" table:formula="of:=[.I16]*[.J16]" office:value-type="currency" office:currency="USD" office:value="0.264" calcext:value-type="currency">
            <text:p>$0.26</text:p>
          </table:table-cell>
          <table:table-cell table:style-name="ce229" table:formula="of:=[.K16]*[.M$2]" office:value-type="currency" office:currency="USD" office:value="52.8" calcext:value-type="currency">
            <text:p>$52.80</text:p>
          </table:table-cell>
          <table:table-cell table:style-name="ce136" table:formula="of:=[.H16]*[.$M$2]+[.I16]*[.$M$1]" office:value-type="float" office:value="3000" calcext:value-type="float">
            <text:p>3000</text:p>
          </table:table-cell>
          <table:table-cell table:style-name="ce136" office:value-type="float" office:value="4471" calcext:value-type="float">
            <text:p>4471</text:p>
          </table:table-cell>
          <table:table-cell table:style-name="ce274" table:formula="of:=[.O16]*[.J16]" office:value-type="float" office:value="98.362" calcext:value-type="float">
            <text:p>98.36</text:p>
          </table:table-cell>
          <table:table-cell table:style-name="ce324" table:formula="of:=IF(MAX(0;([.N16]-[.O16]));MAX(0;([.N16]-[.O16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108569" calcext:value-type="float">
            <text:p>108569</text:p>
          </table:table-cell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5">
          <table:table-cell table:style-name="ce126" office:value-type="string" calcext:value-type="string">
            <text:p>P&amp;P - S Tip</text:p>
          </table:table-cell>
          <table:table-cell table:style-name="ce126" office:value-type="string" calcext:value-type="string">
            <text:p>Capacito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1276-2447-2-ND (existing)</text:p>
            <text:p>1276-CL21B104KCFWPJETR-ND</text:p>
            <text:p><text:span text:style-name="T4">1276-2923-2-ND (soft termination)</text:span></text:p>
          </table:table-cell>
          <table:table-cell table:style-name="ce213" office:value-type="string" calcext:value-type="string">
            <text:p>100n</text:p>
          </table:table-cell>
          <table:table-cell table:style-name="ce135" office:value-type="float" office:value="0.95" calcext:value-type="float">
            <text:p>0.95</text:p>
          </table:table-cell>
          <table:table-cell table:style-name="ce135" office:value-type="string" calcext:value-type="string">
            <text:p>8(04)</text:p>
          </table:table-cell>
          <table:table-cell table:style-name="ce135" office:value-type="float" office:value="89" calcext:value-type="float">
            <text:p>89</text:p>
          </table:table-cell>
          <table:table-cell table:style-name="ce221" table:formula="of:=[.H17]" office:value-type="float" office:value="89" calcext:value-type="float">
            <text:p>89</text:p>
          </table:table-cell>
          <table:table-cell table:style-name="ce233" office:value-type="currency" office:currency="USD" office:value="0.032" calcext:value-type="currency">
            <text:p>$0.03</text:p>
          </table:table-cell>
          <table:table-cell table:style-name="ce229" table:formula="of:=[.J17]*[.H17]" office:value-type="currency" office:currency="USD" office:value="2.848" calcext:value-type="currency">
            <text:p>$2.85</text:p>
          </table:table-cell>
          <table:table-cell table:style-name="ce229" table:formula="of:=[.I17]*[.J17]" office:value-type="currency" office:currency="USD" office:value="2.848" calcext:value-type="currency">
            <text:p>$2.85</text:p>
          </table:table-cell>
          <table:table-cell table:style-name="ce229" table:formula="of:=[.K17]*[.M$2]" office:value-type="currency" office:currency="USD" office:value="569.6" calcext:value-type="currency">
            <text:p>$569.60</text:p>
          </table:table-cell>
          <table:table-cell table:style-name="ce136" table:formula="of:=[.H17]*[.$M$2]+[.I17]*[.$M$1]" office:value-type="float" office:value="22250" calcext:value-type="float">
            <text:p>22250</text:p>
          </table:table-cell>
          <table:table-cell table:style-name="ce136" office:value-type="float" office:value="23800" calcext:value-type="float">
            <text:p>23800</text:p>
          </table:table-cell>
          <table:table-cell table:style-name="ce274" table:formula="of:=[.O17]*[.J17]" office:value-type="float" office:value="761.6" calcext:value-type="float">
            <text:p>761.60</text:p>
          </table:table-cell>
          <table:table-cell table:style-name="ce324" table:formula="of:=IF(MAX(0;([.N17]-[.O17]));MAX(0;([.N17]-[.O17]));&quot; &quot;)" office:value-type="string" office:string-value=" " calcext:value-type="string">
            <text:p><text:s/></text:p>
          </table:table-cell>
          <table:table-cell/>
          <table:table-cell office:value-type="float" office:value="51010" calcext:value-type="float">
            <text:p>51010</text:p>
          </table:table-cell>
          <table:table-cell table:style-name="ce127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&amp;P - S Tip</text:p>
          </table:table-cell>
          <table:table-cell table:style-name="ce126" office:value-type="string" calcext:value-type="string">
            <text:p>Capacito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1276-1066-2-ND</text:p>
          </table:table-cell>
          <table:table-cell table:style-name="ce148" office:value-type="string" calcext:value-type="string">
            <text:p>1u</text:p>
          </table:table-cell>
          <table:table-cell table:style-name="ce135" office:value-type="float" office:value="1.35" calcext:value-type="float">
            <text:p>1.35</text:p>
          </table:table-cell>
          <table:table-cell table:style-name="ce135" office:value-type="string" calcext:value-type="string">
            <text:p>8(15)</text:p>
          </table:table-cell>
          <table:table-cell table:style-name="ce135" office:value-type="float" office:value="40" calcext:value-type="float">
            <text:p>40</text:p>
          </table:table-cell>
          <table:table-cell table:style-name="ce221" table:formula="of:=[.H18]" office:value-type="float" office:value="40" calcext:value-type="float">
            <text:p>40</text:p>
          </table:table-cell>
          <table:table-cell table:style-name="ce233" office:value-type="currency" office:currency="USD" office:value="0.01699" calcext:value-type="currency">
            <text:p>$0.02</text:p>
          </table:table-cell>
          <table:table-cell table:style-name="ce229" table:formula="of:=[.J18]*[.H18]" office:value-type="currency" office:currency="USD" office:value="0.6796" calcext:value-type="currency">
            <text:p>$0.68</text:p>
          </table:table-cell>
          <table:table-cell table:style-name="ce229" table:formula="of:=[.I18]*[.J18]" office:value-type="currency" office:currency="USD" office:value="0.6796" calcext:value-type="currency">
            <text:p>$0.68</text:p>
          </table:table-cell>
          <table:table-cell table:style-name="ce229" table:formula="of:=[.K18]*[.M$2]" office:value-type="currency" office:currency="USD" office:value="135.92" calcext:value-type="currency">
            <text:p>$135.92</text:p>
          </table:table-cell>
          <table:table-cell table:style-name="ce136" table:formula="of:=[.H18]*[.$M$2]+[.I18]*[.$M$1]" office:value-type="float" office:value="10000" calcext:value-type="float">
            <text:p>10000</text:p>
          </table:table-cell>
          <table:table-cell table:style-name="ce136" office:value-type="float" office:value="13500" calcext:value-type="float">
            <text:p>13500</text:p>
          </table:table-cell>
          <table:table-cell table:style-name="ce274" table:formula="of:=[.O18]*[.J18]" office:value-type="float" office:value="229.365" calcext:value-type="float">
            <text:p>229.37</text:p>
          </table:table-cell>
          <table:table-cell table:style-name="ce324" table:formula="of:=IF(MAX(0;([.N18]-[.O18]));MAX(0;([.N18]-[.O18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119598" calcext:value-type="float">
            <text:p>119598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6">
          <table:table-cell table:style-name="ce126" office:value-type="string" calcext:value-type="string">
            <text:p>P&amp;P - S Tip</text:p>
          </table:table-cell>
          <table:table-cell table:style-name="ce126" office:value-type="string" calcext:value-type="string">
            <text:p>Capacito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1276-3391-2-ND</text:p>
            <text:p>GRM32ER71E226KE15L</text:p>
          </table:table-cell>
          <table:table-cell table:style-name="ce148" office:value-type="string" calcext:value-type="string">
            <text:p>22u</text:p>
          </table:table-cell>
          <table:table-cell table:style-name="ce135" office:value-type="float" office:value="2.7" calcext:value-type="float">
            <text:p>2.7</text:p>
          </table:table-cell>
          <table:table-cell table:style-name="ce135" office:value-type="string" calcext:value-type="string">
            <text:p>8(17)</text:p>
          </table:table-cell>
          <table:table-cell table:style-name="ce135" office:value-type="float" office:value="9" calcext:value-type="float">
            <text:p>9</text:p>
          </table:table-cell>
          <table:table-cell table:style-name="ce221" table:formula="of:=[.H19]" office:value-type="float" office:value="9" calcext:value-type="float">
            <text:p>9</text:p>
          </table:table-cell>
          <table:table-cell table:style-name="ce233" office:value-type="currency" office:currency="USD" office:value="0.27" calcext:value-type="currency">
            <text:p>$0.27</text:p>
          </table:table-cell>
          <table:table-cell table:style-name="ce229" table:formula="of:=[.J19]*[.H19]" office:value-type="currency" office:currency="USD" office:value="2.43" calcext:value-type="currency">
            <text:p>$2.43</text:p>
          </table:table-cell>
          <table:table-cell table:style-name="ce229" table:formula="of:=[.I19]*[.J19]" office:value-type="currency" office:currency="USD" office:value="2.43" calcext:value-type="currency">
            <text:p>$2.43</text:p>
          </table:table-cell>
          <table:table-cell table:style-name="ce229" table:formula="of:=[.K19]*[.M$2]" office:value-type="currency" office:currency="USD" office:value="486" calcext:value-type="currency">
            <text:p>$486.00</text:p>
          </table:table-cell>
          <table:table-cell table:style-name="ce136" table:formula="of:=[.H19]*[.$M$2]+[.I19]*[.$M$1]" office:value-type="float" office:value="2250" calcext:value-type="float">
            <text:p>2250</text:p>
          </table:table-cell>
          <table:table-cell table:style-name="ce136" office:value-type="float" office:value="3000" calcext:value-type="float">
            <text:p>3000</text:p>
          </table:table-cell>
          <table:table-cell table:style-name="ce274" table:formula="of:=[.O19]*[.J19]" office:value-type="float" office:value="810" calcext:value-type="float">
            <text:p>810.00</text:p>
          </table:table-cell>
          <table:table-cell table:style-name="ce324" table:formula="of:=IF(MAX(0;([.N19]-[.O19]));MAX(0;([.N19]-[.O19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0" calcext:value-type="float">
            <text:p>0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&amp;P - S Tip</text:p>
          </table:table-cell>
          <table:table-cell table:style-name="ce126" office:value-type="string" calcext:value-type="string">
            <text:p>Capacitor - HVDC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CGA5K4X7R2J223K130AA</text:p>
          </table:table-cell>
          <table:table-cell table:style-name="ce148" office:value-type="string" calcext:value-type="string">
            <text:p>22n</text:p>
          </table:table-cell>
          <table:table-cell table:style-name="ce135" office:value-type="float" office:value="1.5" calcext:value-type="float">
            <text:p>1.5</text:p>
          </table:table-cell>
          <table:table-cell table:style-name="ce135" office:value-type="string" calcext:value-type="string">
            <text:p>8(07)</text:p>
          </table:table-cell>
          <table:table-cell table:style-name="ce135" office:value-type="float" office:value="14" calcext:value-type="float">
            <text:p>14</text:p>
          </table:table-cell>
          <table:table-cell table:style-name="ce221" table:formula="of:=[.H20]" office:value-type="float" office:value="14" calcext:value-type="float">
            <text:p>14</text:p>
          </table:table-cell>
          <table:table-cell table:style-name="ce233" office:value-type="currency" office:currency="USD" office:value="0.0792" calcext:value-type="currency">
            <text:p>$0.08</text:p>
          </table:table-cell>
          <table:table-cell table:style-name="ce229" table:formula="of:=[.J20]*[.H20]" office:value-type="currency" office:currency="USD" office:value="1.1088" calcext:value-type="currency">
            <text:p>$1.11</text:p>
          </table:table-cell>
          <table:table-cell table:style-name="ce229" table:formula="of:=[.I20]*[.J20]" office:value-type="currency" office:currency="USD" office:value="1.1088" calcext:value-type="currency">
            <text:p>$1.11</text:p>
          </table:table-cell>
          <table:table-cell table:style-name="ce229" table:formula="of:=[.K20]*[.M$2]" office:value-type="currency" office:currency="USD" office:value="221.76" calcext:value-type="currency">
            <text:p>$221.76</text:p>
          </table:table-cell>
          <table:table-cell table:style-name="ce136" table:formula="of:=[.H20]*[.$M$2]+[.I20]*[.$M$1]" office:value-type="float" office:value="3500" calcext:value-type="float">
            <text:p>3500</text:p>
          </table:table-cell>
          <table:table-cell table:style-name="ce136" office:value-type="float" office:value="6050" calcext:value-type="float">
            <text:p>6050</text:p>
          </table:table-cell>
          <table:table-cell table:style-name="ce274" table:formula="of:=[.O20]*[.J20]" office:value-type="float" office:value="479.16" calcext:value-type="float">
            <text:p>479.16</text:p>
          </table:table-cell>
          <table:table-cell table:style-name="ce324" table:formula="of:=IF(MAX(0;([.N20]-[.O20]));MAX(0;([.N20]-[.O20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1700" calcext:value-type="float">
            <text:p>1700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6">
          <table:table-cell table:style-name="ce126" office:value-type="string" calcext:value-type="string">
            <text:p>P&amp;P - M Tip</text:p>
          </table:table-cell>
          <table:table-cell table:style-name="ce135" office:value-type="string" calcext:value-type="string">
            <text:p>BMS Discharge</text:p>
          </table:table-cell>
          <table:table-cell table:style-name="ce147" office:value-type="string" calcext:value-type="string">
            <text:p>Digikey</text:p>
          </table:table-cell>
          <table:table-cell table:style-name="ce147" office:value-type="string" calcext:value-type="string">
            <text:p>RSC002P03T316 (original)</text:p>
            <text:p><text:span text:style-name="T5">NX3008PBK,215 (Vgs=8V)</text:span></text:p>
          </table:table-cell>
          <table:table-cell table:style-name="ce148" office:value-type="string" calcext:value-type="string">
            <text:p>PFET</text:p>
          </table:table-cell>
          <table:table-cell table:style-name="ce135" office:value-type="float" office:value="1.1" calcext:value-type="float">
            <text:p>1.1</text:p>
          </table:table-cell>
          <table:table-cell table:style-name="ce135" office:value-type="string" calcext:value-type="string">
            <text:p>8(14)</text:p>
          </table:table-cell>
          <table:table-cell table:style-name="ce135" office:value-type="float" office:value="62" calcext:value-type="float">
            <text:p>62</text:p>
          </table:table-cell>
          <table:table-cell table:style-name="ce221" table:formula="of:=[.H21]" office:value-type="float" office:value="62" calcext:value-type="float">
            <text:p>62</text:p>
          </table:table-cell>
          <table:table-cell table:style-name="ce229" office:value-type="currency" office:currency="USD" office:value="0.0506" calcext:value-type="currency">
            <text:p>$0.05</text:p>
          </table:table-cell>
          <table:table-cell table:style-name="ce229" table:formula="of:=[.J21]*[.H21]" office:value-type="currency" office:currency="USD" office:value="3.1372" calcext:value-type="currency">
            <text:p>$3.14</text:p>
          </table:table-cell>
          <table:table-cell table:style-name="ce229" table:formula="of:=[.I21]*[.J21]" office:value-type="currency" office:currency="USD" office:value="3.1372" calcext:value-type="currency">
            <text:p>$3.14</text:p>
          </table:table-cell>
          <table:table-cell table:style-name="ce229" table:formula="of:=[.K21]*[.M$2]" office:value-type="currency" office:currency="USD" office:value="627.44" calcext:value-type="currency">
            <text:p>$627.44</text:p>
          </table:table-cell>
          <table:table-cell table:style-name="ce136" table:formula="of:=[.H21]*[.$M$2]+[.I21]*[.$M$1]" office:value-type="float" office:value="15500" calcext:value-type="float">
            <text:p>15500</text:p>
          </table:table-cell>
          <table:table-cell table:style-name="ce136" office:value-type="float" office:value="23400" calcext:value-type="float">
            <text:p>23400</text:p>
          </table:table-cell>
          <table:table-cell table:style-name="ce274" table:formula="of:=[.O21]*[.J21]" office:value-type="float" office:value="1184.04" calcext:value-type="float">
            <text:p>1184.04</text:p>
          </table:table-cell>
          <table:table-cell table:formula="of:=IF(MAX(0;([.N21]-[.O21]));MAX(0;([.N21]-[.O21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25" calcext:value-type="float">
            <text:p>25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&amp;P - S Tip</text:p>
          </table:table-cell>
          <table:table-cell table:style-name="ce135" office:value-type="string" calcext:value-type="string">
            <text:p>LED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LTST-C171GKT</text:p>
          </table:table-cell>
          <table:table-cell table:style-name="ce148" office:value-type="string" calcext:value-type="string">
            <text:p>Green</text:p>
          </table:table-cell>
          <table:table-cell table:style-name="ce135" office:value-type="float" office:value="0.9" calcext:value-type="float">
            <text:p>0.9</text:p>
          </table:table-cell>
          <table:table-cell table:style-name="ce135" office:value-type="string" calcext:value-type="string">
            <text:p>8(19)</text:p>
          </table:table-cell>
          <table:table-cell table:style-name="ce135" office:value-type="float" office:value="11" calcext:value-type="float">
            <text:p>11</text:p>
          </table:table-cell>
          <table:table-cell table:style-name="ce221" table:formula="of:=[.H22]" office:value-type="float" office:value="11" calcext:value-type="float">
            <text:p>11</text:p>
          </table:table-cell>
          <table:table-cell table:style-name="ce229" office:value-type="currency" office:currency="USD" office:value="0.04747" calcext:value-type="currency">
            <text:p>$0.05</text:p>
          </table:table-cell>
          <table:table-cell table:style-name="ce229" table:formula="of:=[.J22]*[.H22]" office:value-type="currency" office:currency="USD" office:value="0.52217" calcext:value-type="currency">
            <text:p>$0.52</text:p>
          </table:table-cell>
          <table:table-cell table:style-name="ce229" table:formula="of:=[.I22]*[.J22]" office:value-type="currency" office:currency="USD" office:value="0.52217" calcext:value-type="currency">
            <text:p>$0.52</text:p>
          </table:table-cell>
          <table:table-cell table:style-name="ce229" table:formula="of:=[.K22]*[.M$2]" office:value-type="currency" office:currency="USD" office:value="104.434" calcext:value-type="currency">
            <text:p>$104.43</text:p>
          </table:table-cell>
          <table:table-cell table:style-name="ce136" table:formula="of:=[.H22]*[.$M$2]+[.I22]*[.$M$1]" office:value-type="float" office:value="2750" calcext:value-type="float">
            <text:p>2750</text:p>
          </table:table-cell>
          <table:table-cell table:style-name="ce136" office:value-type="float" office:value="3450" calcext:value-type="float">
            <text:p>3450</text:p>
          </table:table-cell>
          <table:table-cell table:style-name="ce274" table:formula="of:=[.O22]*[.J22]" office:value-type="float" office:value="163.7715" calcext:value-type="float">
            <text:p>163.77</text:p>
          </table:table-cell>
          <table:table-cell table:style-name="ce324" table:formula="of:=IF(MAX(0;([.N22]-[.O22]));MAX(0;([.N22]-[.O22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60000" calcext:value-type="float">
            <text:p>60000</text:p>
          </table:table-cell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5">
          <table:table-cell table:style-name="ce126" office:value-type="string" calcext:value-type="string">
            <text:p>P&amp;P - M Tip</text:p>
          </table:table-cell>
          <table:table-cell table:style-name="ce135" office:value-type="string" calcext:value-type="string">
            <text:p>Open Drains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<text:span text:style-name="T6">SSM3K329R</text:span></text:p>
            <text:p><text:span text:style-name="T7">IRLML2060TRPBF</text:span></text:p>
            <text:p><text:span text:style-name="T7">NXV55UNR</text:span></text:p>
          </table:table-cell>
          <table:table-cell table:style-name="ce148" office:value-type="string" calcext:value-type="string">
            <text:p>NFET</text:p>
          </table:table-cell>
          <table:table-cell table:style-name="ce135" office:value-type="float" office:value="0.8" calcext:value-type="float">
            <text:p>0.8</text:p>
          </table:table-cell>
          <table:table-cell table:style-name="ce135" office:value-type="string" calcext:value-type="string">
            <text:p>8(20)</text:p>
          </table:table-cell>
          <table:table-cell table:style-name="ce135" office:value-type="float" office:value="13" calcext:value-type="float">
            <text:p>13</text:p>
          </table:table-cell>
          <table:table-cell table:style-name="ce221" table:formula="of:=[.H23]" office:value-type="float" office:value="13" calcext:value-type="float">
            <text:p>13</text:p>
          </table:table-cell>
          <table:table-cell table:style-name="ce229" office:value-type="currency" office:currency="USD" office:value="0.099" calcext:value-type="currency">
            <text:p>$0.10</text:p>
          </table:table-cell>
          <table:table-cell table:style-name="ce229" table:formula="of:=[.J23]*[.H23]" office:value-type="currency" office:currency="USD" office:value="1.287" calcext:value-type="currency">
            <text:p>$1.29</text:p>
          </table:table-cell>
          <table:table-cell table:style-name="ce229" table:formula="of:=[.I23]*[.J23]" office:value-type="currency" office:currency="USD" office:value="1.287" calcext:value-type="currency">
            <text:p>$1.29</text:p>
          </table:table-cell>
          <table:table-cell table:style-name="ce229" table:formula="of:=[.K23]*[.M$2]" office:value-type="currency" office:currency="USD" office:value="257.4" calcext:value-type="currency">
            <text:p>$257.40</text:p>
          </table:table-cell>
          <table:table-cell table:style-name="ce136" table:formula="of:=[.H23]*[.$M$2]+[.I23]*[.$M$1]" office:value-type="float" office:value="3250" calcext:value-type="float">
            <text:p>3250</text:p>
          </table:table-cell>
          <table:table-cell table:style-name="ce136" office:value-type="float" office:value="6100" calcext:value-type="float">
            <text:p>6100</text:p>
          </table:table-cell>
          <table:table-cell table:style-name="ce274" table:formula="of:=[.O23]*[.J23]" office:value-type="float" office:value="603.9" calcext:value-type="float">
            <text:p>603.90</text:p>
          </table:table-cell>
          <table:table-cell table:style-name="ce324" table:formula="of:=IF(MAX(0;([.N23]-[.O23]));MAX(0;([.N23]-[.O23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5689" calcext:value-type="float">
            <text:p>5689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&amp;P - M Tip</text:p>
          </table:table-cell>
          <table:table-cell table:style-name="ce135" office:value-type="string" calcext:value-type="string">
            <text:p>LTC 5V Generation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BCP56-16T1GOSTR-ND</text:p>
          </table:table-cell>
          <table:table-cell table:style-name="ce148" office:value-type="string" calcext:value-type="string">
            <text:p>NPN</text:p>
          </table:table-cell>
          <table:table-cell table:style-name="ce135" office:value-type="float" office:value="1.75" calcext:value-type="float">
            <text:p>1.75</text:p>
          </table:table-cell>
          <table:table-cell table:style-name="ce135" office:value-type="string" calcext:value-type="string">
            <text:p>12(23)</text:p>
          </table:table-cell>
          <table:table-cell table:style-name="ce135" office:value-type="float" office:value="5" calcext:value-type="float">
            <text:p>5</text:p>
          </table:table-cell>
          <table:table-cell table:style-name="ce221" table:formula="of:=[.H24]" office:value-type="float" office:value="5" calcext:value-type="float">
            <text:p>5</text:p>
          </table:table-cell>
          <table:table-cell table:style-name="ce229" office:value-type="currency" office:currency="USD" office:value="0.103" calcext:value-type="currency">
            <text:p>$0.10</text:p>
          </table:table-cell>
          <table:table-cell table:style-name="ce229" table:formula="of:=[.J24]*[.H24]" office:value-type="currency" office:currency="USD" office:value="0.515" calcext:value-type="currency">
            <text:p>$0.52</text:p>
          </table:table-cell>
          <table:table-cell table:style-name="ce229" table:formula="of:=[.I24]*[.J24]" office:value-type="currency" office:currency="USD" office:value="0.515" calcext:value-type="currency">
            <text:p>$0.52</text:p>
          </table:table-cell>
          <table:table-cell table:style-name="ce229" table:formula="of:=[.K24]*[.M$2]" office:value-type="currency" office:currency="USD" office:value="103" calcext:value-type="currency">
            <text:p>$103.00</text:p>
          </table:table-cell>
          <table:table-cell table:style-name="ce136" table:formula="of:=[.H24]*[.$M$2]+[.I24]*[.$M$1]" office:value-type="float" office:value="1250" calcext:value-type="float">
            <text:p>1250</text:p>
          </table:table-cell>
          <table:table-cell table:style-name="ce136" office:value-type="float" office:value="2025" calcext:value-type="float">
            <text:p>2025</text:p>
          </table:table-cell>
          <table:table-cell table:style-name="ce274" table:formula="of:=[.O24]*[.J24]" office:value-type="float" office:value="208.575" calcext:value-type="float">
            <text:p>208.58</text:p>
          </table:table-cell>
          <table:table-cell table:style-name="ce324" table:formula="of:=IF(MAX(0;([.N24]-[.O24]));MAX(0;([.N24]-[.O24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7679" calcext:value-type="float">
            <text:p>7679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6">
          <table:table-cell table:style-name="ce126" office:value-type="string" calcext:value-type="string">
            <text:p>P&amp;P - S Tip</text:p>
          </table:table-cell>
          <table:table-cell table:style-name="ce135" office:value-type="string" calcext:value-type="string">
            <text:p>Thermisto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NB12K00103KBB (old)(10%)</text:p>
            <text:p>SDNT2012X103F3950FTF (1%)</text:p>
          </table:table-cell>
          <table:table-cell table:style-name="ce148" office:value-type="string" calcext:value-type="string">
            <text:p>Temp10k</text:p>
          </table:table-cell>
          <table:table-cell table:style-name="ce135" office:value-type="float" office:value="1.25" calcext:value-type="float">
            <text:p>1.25</text:p>
          </table:table-cell>
          <table:table-cell table:style-name="ce135" office:value-type="string" calcext:value-type="string">
            <text:p>8(21)</text:p>
          </table:table-cell>
          <table:table-cell table:style-name="ce135" office:value-type="float" office:value="5" calcext:value-type="float">
            <text:p>5</text:p>
          </table:table-cell>
          <table:table-cell table:style-name="ce221" table:formula="of:=[.H25]" office:value-type="float" office:value="5" calcext:value-type="float">
            <text:p>5</text:p>
          </table:table-cell>
          <table:table-cell table:style-name="ce229" office:value-type="currency" office:currency="USD" office:value="0.169" calcext:value-type="currency">
            <text:p>$0.17</text:p>
          </table:table-cell>
          <table:table-cell table:style-name="ce229" table:formula="of:=[.J25]*[.H25]" office:value-type="currency" office:currency="USD" office:value="0.845" calcext:value-type="currency">
            <text:p>$0.85</text:p>
          </table:table-cell>
          <table:table-cell table:style-name="ce229" table:formula="of:=[.I25]*[.J25]" office:value-type="currency" office:currency="USD" office:value="0.845" calcext:value-type="currency">
            <text:p>$0.85</text:p>
          </table:table-cell>
          <table:table-cell table:style-name="ce229" table:formula="of:=[.K25]*[.M$2]" office:value-type="currency" office:currency="USD" office:value="169" calcext:value-type="currency">
            <text:p>$169.00</text:p>
          </table:table-cell>
          <table:table-cell table:style-name="ce136" table:formula="of:=[.H25]*[.$M$2]+[.I25]*[.$M$1]" office:value-type="float" office:value="1250" calcext:value-type="float">
            <text:p>1250</text:p>
          </table:table-cell>
          <table:table-cell table:style-name="ce136" office:value-type="float" office:value="1500" calcext:value-type="float">
            <text:p>1500</text:p>
          </table:table-cell>
          <table:table-cell table:style-name="ce274" table:formula="of:=[.O25]*[.J25]" office:value-type="float" office:value="253.5" calcext:value-type="float">
            <text:p>253.50</text:p>
          </table:table-cell>
          <table:table-cell table:style-name="ce324" table:formula="of:=IF(MAX(0;([.N25]-[.O25]));MAX(0;([.N25]-[.O25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810" calcext:value-type="float">
            <text:p>810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&amp;P - S Tip</text:p>
          </table:table-cell>
          <table:table-cell table:style-name="ce135" office:value-type="string" calcext:value-type="string">
            <text:p>Flyback Diode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1N4148WRHGTR-ND</text:p>
          </table:table-cell>
          <table:table-cell table:style-name="ce136" office:value-type="string" calcext:value-type="string">
            <text:p>Diode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8(06)</text:p>
          </table:table-cell>
          <table:table-cell table:style-name="ce135" office:value-type="float" office:value="4" calcext:value-type="float">
            <text:p>4</text:p>
          </table:table-cell>
          <table:table-cell table:style-name="ce221" table:formula="of:=[.H26]" office:value-type="float" office:value="4" calcext:value-type="float">
            <text:p>4</text:p>
          </table:table-cell>
          <table:table-cell table:style-name="ce229" office:value-type="currency" office:currency="USD" office:value="0.038" calcext:value-type="currency">
            <text:p>$0.04</text:p>
          </table:table-cell>
          <table:table-cell table:style-name="ce229" table:formula="of:=[.J26]*[.H26]" office:value-type="currency" office:currency="USD" office:value="0.152" calcext:value-type="currency">
            <text:p>$0.15</text:p>
          </table:table-cell>
          <table:table-cell table:style-name="ce229" table:formula="of:=[.I26]*[.J26]" office:value-type="currency" office:currency="USD" office:value="0.152" calcext:value-type="currency">
            <text:p>$0.15</text:p>
          </table:table-cell>
          <table:table-cell table:style-name="ce229" table:formula="of:=[.K26]*[.M$2]" office:value-type="currency" office:currency="USD" office:value="30.4" calcext:value-type="currency">
            <text:p>$30.40</text:p>
          </table:table-cell>
          <table:table-cell table:style-name="ce136" table:formula="of:=[.H26]*[.$M$2]+[.I26]*[.$M$1]" office:value-type="float" office:value="1000" calcext:value-type="float">
            <text:p>1000</text:p>
          </table:table-cell>
          <table:table-cell table:style-name="ce136" office:value-type="float" office:value="3100" calcext:value-type="float">
            <text:p>3100</text:p>
          </table:table-cell>
          <table:table-cell table:style-name="ce274" table:formula="of:=[.O26]*[.J26]" office:value-type="float" office:value="117.8" calcext:value-type="float">
            <text:p>117.80</text:p>
          </table:table-cell>
          <table:table-cell table:formula="of:=IF(MAX(0;([.N26]-[.O26]));MAX(0;([.N26]-[.O26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56352" calcext:value-type="float">
            <text:p>56352</text:p>
          </table:table-cell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7" office:value-type="string" calcext:value-type="string">
            <text:p>P&amp;P - M Tip</text:p>
          </table:table-cell>
          <table:table-cell table:style-name="ce136" office:value-type="string" calcext:value-type="string">
            <text:p>Grid Charger Diode</text:p>
          </table:table-cell>
          <table:table-cell table:style-name="ce148" office:value-type="string" calcext:value-type="string">
            <text:p>Digikey</text:p>
          </table:table-cell>
          <table:table-cell table:style-name="ce136" office:value-type="string" calcext:value-type="string">
            <text:p>S12MCV7GCT-ND</text:p>
          </table:table-cell>
          <table:table-cell table:style-name="ce136" office:value-type="string" calcext:value-type="string">
            <text:p>Diode</text:p>
          </table:table-cell>
          <table:table-cell table:style-name="ce136" office:value-type="float" office:value="2.6" calcext:value-type="float">
            <text:p>2.6</text:p>
          </table:table-cell>
          <table:table-cell table:style-name="ce136" office:value-type="string" calcext:value-type="string">
            <text:p>??(24)</text:p>
          </table:table-cell>
          <table:table-cell table:style-name="ce136" office:value-type="float" office:value="1" calcext:value-type="float">
            <text:p>1</text:p>
          </table:table-cell>
          <table:table-cell table:style-name="ce221" table:formula="of:=[.H27]" office:value-type="float" office:value="1" calcext:value-type="float">
            <text:p>1</text:p>
          </table:table-cell>
          <table:table-cell table:style-name="ce229" office:value-type="currency" office:currency="USD" office:value="0.594" calcext:value-type="currency">
            <text:p>$0.59</text:p>
          </table:table-cell>
          <table:table-cell table:style-name="ce229" table:formula="of:=[.J27]*[.H27]" office:value-type="currency" office:currency="USD" office:value="0.594" calcext:value-type="currency">
            <text:p>$0.59</text:p>
          </table:table-cell>
          <table:table-cell table:style-name="ce229" table:formula="of:=[.I27]*[.J27]" office:value-type="currency" office:currency="USD" office:value="0.594" calcext:value-type="currency">
            <text:p>$0.59</text:p>
          </table:table-cell>
          <table:table-cell table:style-name="ce229" table:formula="of:=[.K27]*[.M$2]" office:value-type="currency" office:currency="USD" office:value="118.8" calcext:value-type="currency">
            <text:p>$118.80</text:p>
          </table:table-cell>
          <table:table-cell table:style-name="ce136" table:formula="of:=[.H27]*[.$M$2]+[.I27]*[.$M$1]" office:value-type="float" office:value="250" calcext:value-type="float">
            <text:p>250</text:p>
          </table:table-cell>
          <table:table-cell table:style-name="ce136" office:value-type="float" office:value="250" calcext:value-type="float">
            <text:p>250</text:p>
          </table:table-cell>
          <table:table-cell table:style-name="ce274" table:formula="of:=[.O27]*[.J27]" office:value-type="float" office:value="148.5" calcext:value-type="float">
            <text:p>148.50</text:p>
          </table:table-cell>
          <table:table-cell table:formula="of:=IF(MAX(0;([.N27]-[.O27]));MAX(0;([.N27]-[.O27]));&quot; &quot;)" office:value-type="string" office:string-value=" " calcext:value-type="string">
            <text:p><text:s/></text:p>
          </table:table-cell>
          <table:table-cell table:style-name="ce136"/>
          <table:table-cell table:style-name="ce326"/>
          <table:table-cell table:style-name="ce105"/>
          <table:table-cell table:style-name="ce326" table:number-columns-repeated="1003"/>
          <table:table-cell/>
        </table:table-row>
        <table:table-row table:style-name="ro3">
          <table:table-cell table:style-name="ce126" office:value-type="string" calcext:value-type="string">
            <text:p>P&amp;P - M Tip</text:p>
          </table:table-cell>
          <table:table-cell table:style-name="ce135" office:value-type="string" calcext:value-type="string">
            <text:p>IC</text:p>
          </table:table-cell>
          <table:table-cell table:style-name="ce147" office:value-type="string" calcext:value-type="string">
            <text:p>Mouser</text:p>
          </table:table-cell>
          <table:table-cell table:style-name="ce135" office:value-type="string" calcext:value-type="string">
            <text:p>LTC6820HMS#PBF-ND</text:p>
          </table:table-cell>
          <table:table-cell table:style-name="ce148" office:value-type="string" calcext:value-type="string">
            <text:p>LTC6820</text:p>
          </table:table-cell>
          <table:table-cell table:style-name="ce135" office:value-type="float" office:value="1.1" calcext:value-type="float">
            <text:p>1.1</text:p>
          </table:table-cell>
          <table:table-cell table:style-name="ce135" office:value-type="string" calcext:value-type="string">
            <text:p>12(25)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28]" office:value-type="float" office:value="1" calcext:value-type="float">
            <text:p>1</text:p>
          </table:table-cell>
          <table:table-cell table:style-name="ce229" office:value-type="currency" office:currency="USD" office:value="6.21" calcext:value-type="currency">
            <text:p>$6.21</text:p>
          </table:table-cell>
          <table:table-cell table:style-name="ce229" table:formula="of:=[.J28]*[.H28]" office:value-type="currency" office:currency="USD" office:value="6.21" calcext:value-type="currency">
            <text:p>$6.21</text:p>
          </table:table-cell>
          <table:table-cell table:style-name="ce229" table:formula="of:=[.I28]*[.J28]" office:value-type="currency" office:currency="USD" office:value="6.21" calcext:value-type="currency">
            <text:p>$6.21</text:p>
          </table:table-cell>
          <table:table-cell table:style-name="ce229" table:formula="of:=[.K28]*[.M$2]" office:value-type="currency" office:currency="USD" office:value="1242" calcext:value-type="currency">
            <text:p>$1,242.00</text:p>
          </table:table-cell>
          <table:table-cell table:style-name="ce136" table:formula="of:=[.H28]*[.$M$2]+[.I28]*[.$M$1]" office:value-type="float" office:value="250" calcext:value-type="float">
            <text:p>250</text:p>
          </table:table-cell>
          <table:table-cell table:style-name="ce136" office:value-type="float" office:value="456" calcext:value-type="float">
            <text:p>456</text:p>
          </table:table-cell>
          <table:table-cell table:style-name="ce274" table:formula="of:=[.O28]*[.J28]" office:value-type="float" office:value="2831.76" calcext:value-type="float">
            <text:p>2831.76</text:p>
          </table:table-cell>
          <table:table-cell table:style-name="ce324" table:formula="of:=IF(MAX(0;([.N28]-[.O28]));MAX(0;([.N28]-[.O28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0" calcext:value-type="float">
            <text:p>0</text:p>
          </table:table-cell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6">
          <table:table-cell table:style-name="ce126" office:value-type="string" calcext:value-type="string">
            <text:p>P&amp;P - ML Tip</text:p>
          </table:table-cell>
          <table:table-cell table:style-name="ce135" office:value-type="string" calcext:value-type="string">
            <text:p>IC</text:p>
          </table:table-cell>
          <table:table-cell table:style-name="ce147" office:value-type="string" calcext:value-type="string">
            <text:p>LT Direct</text:p>
          </table:table-cell>
          <table:table-cell table:style-name="ce135" office:value-type="string" calcext:value-type="string">
            <text:p>LTC6804IG-2</text:p>
            <text:p>LTC6811 (pin-compatible)</text:p>
          </table:table-cell>
          <table:table-cell table:style-name="ce148" office:value-type="string" calcext:value-type="string">
            <text:p>LTC6804-2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string" calcext:value-type="string">
            <text:p>24(tray)</text:p>
          </table:table-cell>
          <table:table-cell table:style-name="ce135" office:value-type="float" office:value="5" calcext:value-type="float">
            <text:p>5</text:p>
          </table:table-cell>
          <table:table-cell table:style-name="ce221" table:formula="of:=[.H29]" office:value-type="float" office:value="5" calcext:value-type="float">
            <text:p>5</text:p>
          </table:table-cell>
          <table:table-cell table:style-name="ce229" office:value-type="currency" office:currency="USD" office:value="16.07" calcext:value-type="currency">
            <text:p>$16.07</text:p>
          </table:table-cell>
          <table:table-cell table:style-name="ce229" table:formula="of:=[.J29]*[.H29]" office:value-type="currency" office:currency="USD" office:value="80.35" calcext:value-type="currency">
            <text:p>$80.35</text:p>
          </table:table-cell>
          <table:table-cell table:style-name="ce229" table:formula="of:=[.I29]*[.J29]" office:value-type="currency" office:currency="USD" office:value="80.35" calcext:value-type="currency">
            <text:p>$80.35</text:p>
          </table:table-cell>
          <table:table-cell table:style-name="ce229" table:formula="of:=[.K29]*[.M$2]" office:value-type="currency" office:currency="USD" office:value="16070" calcext:value-type="currency">
            <text:p>$16,070.00</text:p>
          </table:table-cell>
          <table:table-cell table:style-name="ce136" table:formula="of:=[.H29]*[.$M$2]+[.I29]*[.$M$1]" office:value-type="float" office:value="1250" calcext:value-type="float">
            <text:p>1250</text:p>
          </table:table-cell>
          <table:table-cell table:style-name="ce136" office:value-type="float" office:value="970" calcext:value-type="float">
            <text:p>970</text:p>
          </table:table-cell>
          <table:table-cell table:style-name="ce274" table:formula="of:=[.O29]*[.J29]" office:value-type="float" office:value="15587.9" calcext:value-type="float">
            <text:p>15587.90</text:p>
          </table:table-cell>
          <table:table-cell table:style-name="ce325" table:formula="of:=IF(MAX(0;([.N29]-[.O29]));MAX(0;([.N29]-[.O29]));&quot; &quot;)" office:value-type="float" office:value="280" calcext:value-type="float">
            <text:p>280</text:p>
          </table:table-cell>
          <table:table-cell table:style-name="ce327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&amp;P - M Tip</text:p>
          </table:table-cell>
          <table:table-cell table:style-name="ce135" office:value-type="string" calcext:value-type="string">
            <text:p>OpAmp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LT1797CS5#TRMPBFCT-ND </text:p>
          </table:table-cell>
          <table:table-cell table:style-name="ce148" office:value-type="string" calcext:value-type="string">
            <text:p>LTC1797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8(18)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30]" office:value-type="float" office:value="1" calcext:value-type="float">
            <text:p>1</text:p>
          </table:table-cell>
          <table:table-cell table:style-name="ce229" office:value-type="currency" office:currency="USD" office:value="1.8" calcext:value-type="currency">
            <text:p>$1.80</text:p>
          </table:table-cell>
          <table:table-cell table:style-name="ce229" table:formula="of:=[.J30]*[.H30]" office:value-type="currency" office:currency="USD" office:value="1.8" calcext:value-type="currency">
            <text:p>$1.80</text:p>
          </table:table-cell>
          <table:table-cell table:style-name="ce229" table:formula="of:=[.I30]*[.J30]" office:value-type="currency" office:currency="USD" office:value="1.8" calcext:value-type="currency">
            <text:p>$1.80</text:p>
          </table:table-cell>
          <table:table-cell table:style-name="ce229" table:formula="of:=[.K30]*[.M$2]" office:value-type="currency" office:currency="USD" office:value="360" calcext:value-type="currency">
            <text:p>$360.00</text:p>
          </table:table-cell>
          <table:table-cell table:style-name="ce136" table:formula="of:=[.H30]*[.$M$2]+[.I30]*[.$M$1]" office:value-type="float" office:value="250" calcext:value-type="float">
            <text:p>250</text:p>
          </table:table-cell>
          <table:table-cell table:style-name="ce136" office:value-type="float" office:value="500" calcext:value-type="float">
            <text:p>500</text:p>
          </table:table-cell>
          <table:table-cell table:style-name="ce274" table:formula="of:=[.O30]*[.J30]" office:value-type="float" office:value="900" calcext:value-type="float">
            <text:p>900.00</text:p>
          </table:table-cell>
          <table:table-cell table:formula="of:=IF(MAX(0;([.N30]-[.O30]));MAX(0;([.N30]-[.O30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145" calcext:value-type="float">
            <text:p>145</text:p>
          </table:table-cell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8" office:value-type="string" calcext:value-type="string">
            <text:p>P&amp;P - M Tip</text:p>
          </table:table-cell>
          <table:table-cell table:style-name="ce133" office:value-type="string" calcext:value-type="string">
            <text:p>Buck Converter (existing)</text:p>
          </table:table-cell>
          <table:table-cell table:style-name="ce152"/>
          <table:table-cell table:style-name="ce133" office:value-type="string" calcext:value-type="string">
            <text:p>AP63205WU</text:p>
          </table:table-cell>
          <table:table-cell table:style-name="ce152"/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8(16)</text:p>
          </table:table-cell>
          <table:table-cell table:style-name="ce133" office:value-type="float" office:value="1" calcext:value-type="float">
            <text:p>1</text:p>
          </table:table-cell>
          <table:table-cell table:style-name="ce223" table:formula="of:=[.H31]" office:value-type="float" office:value="1" calcext:value-type="float">
            <text:p>1</text:p>
          </table:table-cell>
          <table:table-cell table:style-name="ce234" office:value-type="currency" office:currency="USD" office:value="0.662" calcext:value-type="currency">
            <text:p>$0.66</text:p>
          </table:table-cell>
          <table:table-cell table:style-name="ce234" table:formula="of:=[.J31]*[.H31]" office:value-type="currency" office:currency="USD" office:value="0.662" calcext:value-type="currency">
            <text:p>$0.66</text:p>
          </table:table-cell>
          <table:table-cell table:style-name="ce259" table:formula="of:=[.I31]*[.J31]" office:value-type="currency" office:currency="USD" office:value="0.662" calcext:value-type="currency">
            <text:p>$0.66</text:p>
          </table:table-cell>
          <table:table-cell table:style-name="ce234" table:formula="of:=[.K31]*[.M$2]" office:value-type="currency" office:currency="USD" office:value="132.4" calcext:value-type="currency">
            <text:p>$132.40</text:p>
          </table:table-cell>
          <table:table-cell table:style-name="ce267" table:formula="of:=[.H31]*[.$M$2]+[.I31]*[.$M$1]" office:value-type="float" office:value="250" calcext:value-type="float">
            <text:p>250</text:p>
          </table:table-cell>
          <table:table-cell table:style-name="ce133" office:value-type="float" office:value="588" calcext:value-type="float">
            <text:p>588</text:p>
          </table:table-cell>
          <table:table-cell table:style-name="ce276" table:formula="of:=[.O31]*[.J31]" office:value-type="float" office:value="389.256" calcext:value-type="float">
            <text:p>389.26</text:p>
          </table:table-cell>
          <table:table-cell table:formula="of:=IF(MAX(0;([.N31]-[.O31]));MAX(0;([.N31]-[.O31]));&quot; &quot;)" office:value-type="string" office:string-value=" " calcext:value-type="string">
            <text:p><text:s/></text:p>
          </table:table-cell>
          <table:table-cell table:style-name="ce136"/>
          <table:table-cell/>
          <table:table-cell table:style-name="ce126"/>
          <table:table-cell table:style-name="ce135" table:number-columns-repeated="1003"/>
          <table:table-cell/>
        </table:table-row>
        <table:table-row table:style-name="ro6">
          <table:table-cell table:style-name="ce129" office:value-type="string" calcext:value-type="string">
            <text:p>P&amp;P - M Tip</text:p>
          </table:table-cell>
          <table:table-cell table:style-name="ce134" office:value-type="string" calcext:value-type="string">
            <text:p>Buck Converter (backup)</text:p>
          </table:table-cell>
          <table:table-cell table:style-name="ce153" office:value-type="string" calcext:value-type="string">
            <text:p>Digikey</text:p>
          </table:table-cell>
          <table:table-cell table:style-name="ce153" office:value-type="string" calcext:value-type="string">
            <text:p/>
            <text:p>AP62301</text:p>
          </table:table-cell>
          <table:table-cell table:style-name="ce153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8(16)</text:p>
          </table:table-cell>
          <table:table-cell table:style-name="ce134" office:value-type="float" office:value="0" calcext:value-type="float">
            <text:p>0</text:p>
          </table:table-cell>
          <table:table-cell table:style-name="ce223" table:formula="of:=[.H32]" office:value-type="float" office:value="0" calcext:value-type="float">
            <text:p>0</text:p>
          </table:table-cell>
          <table:table-cell table:style-name="ce236" office:value-type="currency" office:currency="USD" office:value="0.6095" calcext:value-type="currency">
            <text:p>$0.61</text:p>
          </table:table-cell>
          <table:table-cell table:style-name="ce236" table:formula="of:=[.J32]*[.H32]" office:value-type="currency" office:currency="USD" office:value="0" calcext:value-type="currency">
            <text:p>$0.00</text:p>
          </table:table-cell>
          <table:table-cell table:style-name="ce259" table:formula="of:=[.I32]*[.J32]" office:value-type="currency" office:currency="USD" office:value="0" calcext:value-type="currency">
            <text:p>$0.00</text:p>
          </table:table-cell>
          <table:table-cell table:style-name="ce236" table:formula="of:=[.K32]*[.M$2]" office:value-type="currency" office:currency="USD" office:value="0" calcext:value-type="currency">
            <text:p>$0.00</text:p>
          </table:table-cell>
          <table:table-cell table:style-name="ce267" table:formula="of:=[.H32]*[.$M$2]+[.I32]*[.$M$1]" office:value-type="float" office:value="0" calcext:value-type="float">
            <text:p>0</text:p>
          </table:table-cell>
          <table:table-cell table:style-name="ce134" office:value-type="float" office:value="500" calcext:value-type="float">
            <text:p>500</text:p>
          </table:table-cell>
          <table:table-cell table:style-name="ce277" table:formula="of:=[.O32]*[.J32]" office:value-type="float" office:value="304.75" calcext:value-type="float">
            <text:p>304.75</text:p>
          </table:table-cell>
          <table:table-cell table:style-name="ce326" table:formula="of:=IF(MAX(0;([.N32]-[.O32]));MAX(0;([.N32]-[.O32]));&quot; &quot;)" office:value-type="string" office:string-value=" " calcext:value-type="string">
            <text:p><text:s/></text:p>
          </table:table-cell>
          <table:table-cell table:style-name="ce144"/>
          <table:table-cell table:style-name="ce144" office:value-type="float" office:value="0" calcext:value-type="float">
            <text:p>0</text:p>
          </table:table-cell>
          <table:table-cell table:style-name="ce137"/>
          <table:table-cell table:style-name="ce144" table:number-columns-repeated="1003"/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37"/>
          <table:table-cell table:style-name="Default" table:number-columns-repeated="3"/>
          <table:table-cell table:number-columns-repeated="1011"/>
        </table:table-row>
        <table:table-row table:style-name="ro5">
          <table:table-cell table:style-name="ce130" table:number-columns-repeated="4"/>
          <table:table-cell table:style-name="ce214"/>
          <table:table-cell table:style-name="ce130" table:number-columns-repeated="4"/>
          <table:table-cell table:style-name="ce238" office:value-type="string" calcext:value-type="string">
            <text:p>Subtotal</text:p>
            <text:p>To This</text:p>
            <text:p>Line</text:p>
          </table:table-cell>
          <table:table-cell table:style-name="ce239" table:formula="of:=SUM([.K5:.K32])" office:value-type="currency" office:currency="USD" office:value="123.65824" calcext:value-type="currency">
            <text:p>$123.66</text:p>
          </table:table-cell>
          <table:table-cell table:style-name="ce239" table:formula="of:=SUM([.L5:.L32])" office:value-type="currency" office:currency="USD" office:value="123.65824" calcext:value-type="currency">
            <text:p>$123.66</text:p>
          </table:table-cell>
          <table:table-cell table:style-name="ce239" table:formula="of:=SUM([.M5:.M32])" office:value-type="currency" office:currency="USD" office:value="24731.648" calcext:value-type="currency">
            <text:p>$24,731.65</text:p>
          </table:table-cell>
          <table:table-cell table:style-name="ce130" table:number-columns-repeated="2"/>
          <table:table-cell table:style-name="ce314" table:formula="of:=SUM([.P5:.P32])" office:value-type="float" office:value="27903.0495" calcext:value-type="float">
            <text:p>27903.05</text:p>
          </table:table-cell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4"/>
          <table:table-cell table:style-name="ce214"/>
          <table:table-cell table:style-name="ce130" table:number-columns-repeated="4"/>
          <table:table-cell table:style-name="ce239"/>
          <table:table-cell table:style-name="ce130" table:number-columns-repeated="5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5">
          <table:table-cell table:style-name="ce131" office:value-type="string" calcext:value-type="string">
            <text:p>SMT</text:p>
            <text:p>Ideally P&amp;P</text:p>
            <text:p>Hand Placed</text:p>
          </table:table-cell>
          <table:table-cell table:style-name="ce131"/>
          <table:table-cell table:style-name="ce147"/>
          <table:table-cell table:style-name="ce135"/>
          <table:table-cell table:style-name="ce148"/>
          <table:table-cell table:style-name="ce135" table:number-columns-repeated="4"/>
          <table:table-cell table:style-name="ce240" table:number-columns-repeated="4"/>
          <table:table-cell table:style-name="ce135" table:number-columns-repeated="2"/>
          <table:table-cell table:style-name="ce315"/>
          <table:table-cell/>
          <table:table-cell table:style-name="ce135"/>
          <table:table-cell/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&amp;P - M Tip</text:p>
          </table:table-cell>
          <table:table-cell table:style-name="ce135" office:value-type="string" calcext:value-type="string">
            <text:p>RS485</text:p>
          </table:table-cell>
          <table:table-cell table:style-name="ce147" office:value-type="string" calcext:value-type="string">
            <text:p>Arrow</text:p>
          </table:table-cell>
          <table:table-cell table:style-name="ce135" office:value-type="string" calcext:value-type="string">
            <text:p>LTC1487CS8</text:p>
          </table:table-cell>
          <table:table-cell table:style-name="ce148"/>
          <table:table-cell table:style-name="ce135" office:value-type="float" office:value="1.75" calcext:value-type="float">
            <text:p>1.75</text:p>
          </table:table-cell>
          <table:table-cell table:style-name="ce135" office:value-type="string" calcext:value-type="string">
            <text:p>12(-)</text:p>
          </table:table-cell>
          <table:table-cell table:style-name="ce135" office:value-type="float" office:value="2" calcext:value-type="float">
            <text:p>2</text:p>
          </table:table-cell>
          <table:table-cell table:style-name="ce221" table:formula="of:=[.H37]" office:value-type="float" office:value="2" calcext:value-type="float">
            <text:p>2</text:p>
          </table:table-cell>
          <table:table-cell table:style-name="ce240" office:value-type="currency" office:currency="USD" office:value="3.66" calcext:value-type="currency">
            <text:p>$3.66</text:p>
          </table:table-cell>
          <table:table-cell table:style-name="ce240" table:formula="of:=[.J37]*[.H37]" office:value-type="currency" office:currency="USD" office:value="7.32" calcext:value-type="currency">
            <text:p>$7.32</text:p>
          </table:table-cell>
          <table:table-cell table:style-name="ce229" table:formula="of:=[.I37]*[.J37]" office:value-type="currency" office:currency="USD" office:value="7.32" calcext:value-type="currency">
            <text:p>$7.32</text:p>
          </table:table-cell>
          <table:table-cell table:style-name="ce240" table:formula="of:=[.K37]*[.M$2]" office:value-type="currency" office:currency="USD" office:value="1464" calcext:value-type="currency">
            <text:p>$1,464.00</text:p>
          </table:table-cell>
          <table:table-cell table:style-name="ce136" table:formula="of:=[.H37]*[.$M$2]+[.I37]*[.$M$1]" office:value-type="float" office:value="500" calcext:value-type="float">
            <text:p>500</text:p>
          </table:table-cell>
          <table:table-cell table:style-name="ce135" office:value-type="float" office:value="504" calcext:value-type="float">
            <text:p>504</text:p>
          </table:table-cell>
          <table:table-cell table:style-name="ce274" table:formula="of:=[.O37]*[.J37]" office:value-type="float" office:value="1844.64" calcext:value-type="float">
            <text:p>1844.64</text:p>
          </table:table-cell>
          <table:table-cell table:formula="of:=IF(MAX(0;([.N37]-[.O37]));MAX(0;([.N37]-[.O37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4300" calcext:value-type="float">
            <text:p>4300</text:p>
          </table:table-cell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&amp;P - S Tip</text:p>
          </table:table-cell>
          <table:table-cell table:style-name="ce126" office:value-type="string" calcext:value-type="string">
            <text:p>Capacito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399-16724-1-ND</text:p>
          </table:table-cell>
          <table:table-cell table:style-name="ce148" office:value-type="string" calcext:value-type="string">
            <office:annotation draw:style-name="gr2" draw:text-style-name="P2" svg:width="1.1413in" svg:height="0.7083in" svg:x="6.9039in" svg:y="9.0949in" draw:caption-point-x="-0.2398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135" office:value-type="float" office:value="1.9" calcext:value-type="float">
            <text:p>1.9</text:p>
          </table:table-cell>
          <table:table-cell table:style-name="ce135" office:value-type="string" calcext:value-type="string">
            <text:p>8(-)</text:p>
          </table:table-cell>
          <table:table-cell table:style-name="ce135" office:value-type="float" office:value="2" calcext:value-type="float">
            <text:p>2</text:p>
          </table:table-cell>
          <table:table-cell table:style-name="ce221" table:formula="of:=[.H38]" office:value-type="float" office:value="2" calcext:value-type="float">
            <text:p>2</text:p>
          </table:table-cell>
          <table:table-cell table:style-name="ce240" office:value-type="currency" office:currency="USD" office:value="0.13564" calcext:value-type="currency">
            <text:p>$0.14</text:p>
          </table:table-cell>
          <table:table-cell table:style-name="ce240" table:formula="of:=[.J38]*[.H38]" office:value-type="currency" office:currency="USD" office:value="0.27128" calcext:value-type="currency">
            <text:p>$0.27</text:p>
          </table:table-cell>
          <table:table-cell table:style-name="ce229" table:formula="of:=[.I38]*[.J38]" office:value-type="currency" office:currency="USD" office:value="0.27128" calcext:value-type="currency">
            <text:p>$0.27</text:p>
          </table:table-cell>
          <table:table-cell table:style-name="ce240" table:formula="of:=[.K38]*[.M$2]" office:value-type="currency" office:currency="USD" office:value="54.256" calcext:value-type="currency">
            <text:p>$54.26</text:p>
          </table:table-cell>
          <table:table-cell table:style-name="ce136" table:formula="of:=[.H38]*[.$M$2]+[.I38]*[.$M$1]" office:value-type="float" office:value="500" calcext:value-type="float">
            <text:p>500</text:p>
          </table:table-cell>
          <table:table-cell table:style-name="ce135" office:value-type="float" office:value="1000" calcext:value-type="float">
            <text:p>1000</text:p>
          </table:table-cell>
          <table:table-cell table:style-name="ce274" table:formula="of:=[.O38]*[.J38]" office:value-type="float" office:value="135.64" calcext:value-type="float">
            <text:p>135.64</text:p>
          </table:table-cell>
          <table:table-cell table:formula="of:=IF(MAX(0;([.N38]-[.O38]));MAX(0;([.N38]-[.O38]));&quot; &quot;)" office:value-type="string" office:string-value=" " calcext:value-type="string">
            <text:p><text:s/></text:p>
          </table:table-cell>
          <table:table-cell table:style-name="ce126"/>
          <table:table-cell office:value-type="float" office:value="9258" calcext:value-type="float">
            <text:p>9258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&amp;P - S Tip</text:p>
          </table:table-cell>
          <table:table-cell table:style-name="ce135" office:value-type="string" calcext:value-type="string">
            <text:p>5V Zene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MMSZ5233B-TP</text:p>
          </table:table-cell>
          <table:table-cell table:style-name="ce148"/>
          <table:table-cell table:style-name="ce135" office:value-type="float" office:value="1.25" calcext:value-type="float">
            <text:p>1.25</text:p>
          </table:table-cell>
          <table:table-cell table:style-name="ce135" office:value-type="string" calcext:value-type="string">
            <text:p>8(-)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39]" office:value-type="float" office:value="1" calcext:value-type="float">
            <text:p>1</text:p>
          </table:table-cell>
          <table:table-cell table:style-name="ce240" table:formula="of:=0.094+0.0094" office:value-type="currency" office:currency="USD" office:value="0.1034" calcext:value-type="currency">
            <text:p>$0.10</text:p>
          </table:table-cell>
          <table:table-cell table:style-name="ce240" table:formula="of:=[.J39]*[.H39]" office:value-type="currency" office:currency="USD" office:value="0.1034" calcext:value-type="currency">
            <text:p>$0.10</text:p>
          </table:table-cell>
          <table:table-cell table:style-name="ce229" table:formula="of:=[.I39]*[.J39]" office:value-type="currency" office:currency="USD" office:value="0.1034" calcext:value-type="currency">
            <text:p>$0.10</text:p>
          </table:table-cell>
          <table:table-cell table:style-name="ce240" table:formula="of:=[.K39]*[.M$2]" office:value-type="currency" office:currency="USD" office:value="20.68" calcext:value-type="currency">
            <text:p>$20.68</text:p>
          </table:table-cell>
          <table:table-cell table:style-name="ce136" table:formula="of:=[.H39]*[.$M$2]+[.I39]*[.$M$1]" office:value-type="float" office:value="250" calcext:value-type="float">
            <text:p>250</text:p>
          </table:table-cell>
          <table:table-cell table:style-name="ce135" office:value-type="float" office:value="290" calcext:value-type="float">
            <text:p>290</text:p>
          </table:table-cell>
          <table:table-cell table:style-name="ce274" table:formula="of:=[.O39]*[.J39]" office:value-type="float" office:value="29.986" calcext:value-type="float">
            <text:p>29.99</text:p>
          </table:table-cell>
          <table:table-cell table:formula="of:=IF(MAX(0;([.N39]-[.O39]));MAX(0;([.N39]-[.O39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23955" calcext:value-type="float">
            <text:p>23955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&amp;P - S Tip</text:p>
          </table:table-cell>
          <table:table-cell table:style-name="ce135" office:value-type="string" calcext:value-type="string">
            <text:p>DCDC Ferrites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587-5925-1-ND</text:p>
          </table:table-cell>
          <table:table-cell table:style-name="ce148"/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8(-)</text:p>
          </table:table-cell>
          <table:table-cell table:style-name="ce135" office:value-type="float" office:value="2" calcext:value-type="float">
            <text:p>2</text:p>
          </table:table-cell>
          <table:table-cell table:style-name="ce221" table:formula="of:=[.H40]" office:value-type="float" office:value="2" calcext:value-type="float">
            <text:p>2</text:p>
          </table:table-cell>
          <table:table-cell table:style-name="ce240" office:value-type="currency" office:currency="USD" office:value="0.134" calcext:value-type="currency">
            <text:p>$0.13</text:p>
          </table:table-cell>
          <table:table-cell table:style-name="ce240" table:formula="of:=[.J40]*[.H40]" office:value-type="currency" office:currency="USD" office:value="0.268" calcext:value-type="currency">
            <text:p>$0.27</text:p>
          </table:table-cell>
          <table:table-cell table:style-name="ce229" table:formula="of:=[.I40]*[.J40]" office:value-type="currency" office:currency="USD" office:value="0.268" calcext:value-type="currency">
            <text:p>$0.27</text:p>
          </table:table-cell>
          <table:table-cell table:style-name="ce240" table:formula="of:=[.K40]*[.M$2]" office:value-type="currency" office:currency="USD" office:value="53.6" calcext:value-type="currency">
            <text:p>$53.60</text:p>
          </table:table-cell>
          <table:table-cell table:style-name="ce136" table:formula="of:=[.H40]*[.$M$2]+[.I40]*[.$M$1]" office:value-type="float" office:value="500" calcext:value-type="float">
            <text:p>500</text:p>
          </table:table-cell>
          <table:table-cell table:style-name="ce135" office:value-type="float" office:value="510" calcext:value-type="float">
            <text:p>510</text:p>
          </table:table-cell>
          <table:table-cell table:style-name="ce274" table:formula="of:=[.O40]*[.J40]" office:value-type="float" office:value="68.34" calcext:value-type="float">
            <text:p>68.34</text:p>
          </table:table-cell>
          <table:table-cell table:formula="of:=IF(MAX(0;([.N40]-[.O40]));MAX(0;([.N40]-[.O40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133575" calcext:value-type="float">
            <text:p>133575</text:p>
          </table:table-cell>
          <table:table-cell office:value-type="float" office:value="500" calcext:value-type="float">
            <text:p>500</text:p>
          </table:table-cell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2" table:number-columns-repeated="2"/>
          <table:table-cell table:style-name="ce193"/>
          <table:table-cell table:style-name="ce130"/>
          <table:table-cell table:style-name="ce193"/>
          <table:table-cell table:style-name="ce130"/>
          <table:table-cell table:style-name="ce208"/>
          <table:table-cell table:style-name="ce130" table:number-columns-repeated="2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5">
          <table:table-cell table:style-name="ce132" table:number-columns-repeated="2"/>
          <table:table-cell table:style-name="ce193"/>
          <table:table-cell table:style-name="ce130"/>
          <table:table-cell table:style-name="ce193"/>
          <table:table-cell table:style-name="ce130"/>
          <table:table-cell table:style-name="ce208"/>
          <table:table-cell table:style-name="ce130" table:number-columns-repeated="2"/>
          <table:table-cell table:style-name="ce238" office:value-type="string" calcext:value-type="string">
            <text:p>Subtotal</text:p>
            <text:p>To This</text:p>
            <text:p>Line</text:p>
          </table:table-cell>
          <table:table-cell table:style-name="ce239" table:formula="of:=SUM([.K37:.K40])+[.K34]" office:value-type="currency" office:currency="USD" office:value="131.62092" calcext:value-type="currency">
            <text:p>$131.62</text:p>
          </table:table-cell>
          <table:table-cell table:style-name="ce239" table:formula="of:=SUM([.L37:.L40])+[.L34]" office:value-type="currency" office:currency="USD" office:value="131.62092" calcext:value-type="currency">
            <text:p>$131.62</text:p>
          </table:table-cell>
          <table:table-cell table:style-name="ce239" table:formula="of:=SUM([.M37:.M40])+[.M34]" office:value-type="currency" office:currency="USD" office:value="26324.184" calcext:value-type="currency">
            <text:p>$26,324.18</text:p>
          </table:table-cell>
          <table:table-cell table:style-name="ce130" table:number-columns-repeated="2"/>
          <table:table-cell table:style-name="ce314" table:formula="of:=SUM([.P37:.P40])+[.P34]" office:value-type="float" office:value="29981.6555" calcext:value-type="float">
            <text:p>29981.66</text:p>
          </table:table-cell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2"/>
          <table:table-cell table:style-name="ce193"/>
          <table:table-cell table:style-name="ce130"/>
          <table:table-cell table:style-name="ce193"/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6">
          <table:table-cell table:style-name="ce131" office:value-type="string" calcext:value-type="string">
            <text:p>SMT</text:p>
            <text:p>Hand Placed</text:p>
          </table:table-cell>
          <table:table-cell table:style-name="ce135"/>
          <table:table-cell table:style-name="ce147"/>
          <table:table-cell table:style-name="ce135"/>
          <table:table-cell table:style-name="ce147"/>
          <table:table-cell table:style-name="ce135" table:number-columns-repeated="4"/>
          <table:table-cell table:style-name="ce240" table:number-columns-repeated="4"/>
          <table:table-cell table:style-name="ce135" table:number-columns-repeated="2"/>
          <table:table-cell table:style-name="ce315"/>
          <table:table-cell/>
          <table:table-cell table:style-name="ce135"/>
          <table:table-cell/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3" office:value-type="string" calcext:value-type="string">
            <text:p>Too tall for P&amp;P</text:p>
          </table:table-cell>
          <table:table-cell table:style-name="ce133" office:value-type="string" calcext:value-type="string">
            <text:p>Buck Inductor (existing)</text:p>
          </table:table-cell>
          <table:table-cell table:style-name="ce152" office:value-type="string" calcext:value-type="string">
            <text:p>Digikey</text:p>
          </table:table-cell>
          <table:table-cell table:style-name="ce152" office:value-type="string" calcext:value-type="string">
            <text:p>445-3867-2-ND</text:p>
          </table:table-cell>
          <table:table-cell table:style-name="ce152" office:value-type="string" calcext:value-type="string">
            <text:p>4.7 uH</text:p>
          </table:table-cell>
          <table:table-cell table:style-name="ce133"/>
          <table:table-cell table:style-name="ce133" office:value-type="float" office:value="12" calcext:value-type="float">
            <text:p>12</text:p>
          </table:table-cell>
          <table:table-cell table:style-name="ce133" office:value-type="float" office:value="1" calcext:value-type="float">
            <text:p>1</text:p>
          </table:table-cell>
          <table:table-cell table:style-name="ce224" office:value-type="float" office:value="1" calcext:value-type="float">
            <text:p>1</text:p>
          </table:table-cell>
          <table:table-cell table:style-name="ce234" office:value-type="currency" office:currency="USD" office:value="0.8789" calcext:value-type="currency">
            <text:p>$0.88</text:p>
          </table:table-cell>
          <table:table-cell table:style-name="ce234" table:formula="of:=[.J45]*[.H45]" office:value-type="currency" office:currency="USD" office:value="0.8789" calcext:value-type="currency">
            <text:p>$0.88</text:p>
          </table:table-cell>
          <table:table-cell table:style-name="ce259" table:formula="of:=[.I45]*[.J45]" office:value-type="currency" office:currency="USD" office:value="0.8789" calcext:value-type="currency">
            <text:p>$0.88</text:p>
          </table:table-cell>
          <table:table-cell table:style-name="ce234" table:formula="of:=[.K45]*[.M$2]" office:value-type="currency" office:currency="USD" office:value="175.78" calcext:value-type="currency">
            <text:p>$175.78</text:p>
          </table:table-cell>
          <table:table-cell table:style-name="ce267" table:formula="of:=[.H45]*[.$M$2]+[.I45]*[.$M$1]" office:value-type="float" office:value="250" calcext:value-type="float">
            <text:p>250</text:p>
          </table:table-cell>
          <table:table-cell table:style-name="ce133" office:value-type="float" office:value="342" calcext:value-type="float">
            <text:p>342</text:p>
          </table:table-cell>
          <table:table-cell table:style-name="ce276" table:formula="of:=[.O45]*[.J45]" office:value-type="float" office:value="300.5838" calcext:value-type="float">
            <text:p>300.58</text:p>
          </table:table-cell>
          <table:table-cell table:formula="of:=IF(MAX(0;([.N45]-[.O45]));MAX(0;([.N45]-[.O45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813" calcext:value-type="float">
            <text:p>813</text:p>
          </table:table-cell>
          <table:table-cell table:style-name="ce126"/>
          <table:table-cell table:style-name="ce135" table:number-columns-repeated="1003"/>
          <table:table-cell/>
        </table:table-row>
        <table:table-row table:style-name="ro3">
          <table:table-cell table:style-name="ce134" office:value-type="string" calcext:value-type="string">
            <text:p>Too tall for P&amp;P</text:p>
          </table:table-cell>
          <table:table-cell table:style-name="ce134" office:value-type="string" calcext:value-type="string">
            <text:p>Buck Inductor (backup)</text:p>
          </table:table-cell>
          <table:table-cell table:style-name="ce153" office:value-type="string" calcext:value-type="string">
            <text:p>Digikey</text:p>
          </table:table-cell>
          <table:table-cell table:style-name="ce153" office:value-type="string" calcext:value-type="string">
            <text:p>445-175359-1-ND</text:p>
          </table:table-cell>
          <table:table-cell table:style-name="ce153" office:value-type="string" calcext:value-type="string">
            <text:p>15 uH</text:p>
          </table:table-cell>
          <table:table-cell table:style-name="ce134"/>
          <table:table-cell table:style-name="ce134" office:value-type="float" office:value="12" calcext:value-type="float">
            <text:p>12</text:p>
          </table:table-cell>
          <table:table-cell table:style-name="ce134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236" office:value-type="currency" office:currency="USD" office:value="0.686" calcext:value-type="currency">
            <text:p>$0.69</text:p>
          </table:table-cell>
          <table:table-cell table:style-name="ce236" table:formula="of:=[.J46]*[.H46]" office:value-type="currency" office:currency="USD" office:value="0" calcext:value-type="currency">
            <text:p>$0.00</text:p>
          </table:table-cell>
          <table:table-cell table:style-name="ce259" table:formula="of:=[.I46]*[.J46]" office:value-type="currency" office:currency="USD" office:value="0" calcext:value-type="currency">
            <text:p>$0.00</text:p>
          </table:table-cell>
          <table:table-cell table:style-name="ce236" table:formula="of:=[.K46]*[.M$2]" office:value-type="currency" office:currency="USD" office:value="0" calcext:value-type="currency">
            <text:p>$0.00</text:p>
          </table:table-cell>
          <table:table-cell table:style-name="ce267" table:formula="of:=[.H46]*[.$M$2]+[.I46]*[.$M$1]" office:value-type="float" office:value="0" calcext:value-type="float">
            <text:p>0</text:p>
          </table:table-cell>
          <table:table-cell table:style-name="ce134" office:value-type="float" office:value="252" calcext:value-type="float">
            <text:p>252</text:p>
          </table:table-cell>
          <table:table-cell table:style-name="ce277" table:formula="of:=[.O46]*[.J46]" office:value-type="float" office:value="172.872" calcext:value-type="float">
            <text:p>172.87</text:p>
          </table:table-cell>
          <table:table-cell table:style-name="ce326" table:formula="of:=IF(MAX(0;([.N46]-[.O46]));MAX(0;([.N46]-[.O46]));&quot; &quot;)" office:value-type="string" office:string-value=" " calcext:value-type="string">
            <text:p><text:s/></text:p>
          </table:table-cell>
          <table:table-cell table:style-name="ce144" table:number-columns-repeated="2"/>
          <table:table-cell table:style-name="ce137"/>
          <table:table-cell table:style-name="ce144" table:number-columns-repeated="1003"/>
          <table:table-cell/>
        </table:table-row>
        <table:table-row table:style-name="ro3">
          <table:table-cell table:style-name="ce135" office:value-type="string" calcext:value-type="string">
            <text:p>Too tall for P&amp;P</text:p>
          </table:table-cell>
          <table:table-cell table:style-name="ce135" office:value-type="string" calcext:value-type="string">
            <text:p>Capacito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493-3958-2-ND</text:p>
          </table:table-cell>
          <table:table-cell table:style-name="ce147" office:value-type="string" calcext:value-type="string">
            <text:p>220u</text:p>
          </table:table-cell>
          <table:table-cell table:style-name="ce135"/>
          <table:table-cell table:style-name="ce135" office:value-type="float" office:value="16" calcext:value-type="float">
            <text:p>16</text:p>
          </table:table-cell>
          <table:table-cell table:style-name="ce135" office:value-type="float" office:value="3" calcext:value-type="float">
            <text:p>3</text:p>
          </table:table-cell>
          <table:table-cell table:style-name="ce221" table:formula="of:=[.H47]" office:value-type="float" office:value="3" calcext:value-type="float">
            <text:p>3</text:p>
          </table:table-cell>
          <table:table-cell table:style-name="ce240" office:value-type="currency" office:currency="USD" office:value="0.46824" calcext:value-type="currency">
            <text:p>$0.47</text:p>
          </table:table-cell>
          <table:table-cell table:style-name="ce240" table:formula="of:=[.J47]*[.H47]" office:value-type="currency" office:currency="USD" office:value="1.40472" calcext:value-type="currency">
            <text:p>$1.40</text:p>
          </table:table-cell>
          <table:table-cell table:style-name="ce229" table:formula="of:=[.I47]*[.J47]" office:value-type="currency" office:currency="USD" office:value="1.40472" calcext:value-type="currency">
            <text:p>$1.40</text:p>
          </table:table-cell>
          <table:table-cell table:style-name="ce240" table:formula="of:=[.K47]*[.M$2]" office:value-type="currency" office:currency="USD" office:value="280.944" calcext:value-type="currency">
            <text:p>$280.94</text:p>
          </table:table-cell>
          <table:table-cell table:style-name="ce136" table:formula="of:=[.H47]*[.$M$2]+[.I47]*[.$M$1]" office:value-type="float" office:value="750" calcext:value-type="float">
            <text:p>750</text:p>
          </table:table-cell>
          <table:table-cell table:style-name="ce135" office:value-type="float" office:value="1000" calcext:value-type="float">
            <text:p>1000</text:p>
          </table:table-cell>
          <table:table-cell table:style-name="ce274" table:formula="of:=[.O47]*[.J47]" office:value-type="float" office:value="468.24" calcext:value-type="float">
            <text:p>468.24</text:p>
          </table:table-cell>
          <table:table-cell table:formula="of:=IF(MAX(0;([.N47]-[.O47]));MAX(0;([.N47]-[.O47]));&quot; &quot;)" office:value-type="string" office:string-value=" " calcext:value-type="string">
            <text:p><text:s/></text:p>
          </table:table-cell>
          <table:table-cell table:style-name="ce135"/>
          <table:table-cell office:value-type="float" office:value="0" calcext:value-type="float">
            <text:p>0</text:p>
          </table:table-cell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6" office:value-type="string" calcext:value-type="string">
            <text:p>Too tall for P&amp;P</text:p>
          </table:table-cell>
          <table:table-cell table:style-name="ce136" office:value-type="string" calcext:value-type="string">
            <text:p>Triac (new)</text:p>
          </table:table-cell>
          <table:table-cell table:style-name="ce148" office:value-type="string" calcext:value-type="string">
            <text:p>Digikey</text:p>
          </table:table-cell>
          <table:table-cell table:style-name="ce136" office:value-type="string" calcext:value-type="string">
            <text:p>BTA316B-600C,118</text:p>
          </table:table-cell>
          <table:table-cell table:style-name="ce148"/>
          <table:table-cell table:style-name="ce136" table:number-columns-repeated="2"/>
          <table:table-cell table:style-name="ce136" office:value-type="float" office:value="1" calcext:value-type="float">
            <text:p>1</text:p>
          </table:table-cell>
          <table:table-cell table:style-name="ce221" table:formula="of:=[.H48]" office:value-type="float" office:value="1" calcext:value-type="float">
            <text:p>1</text:p>
          </table:table-cell>
          <table:table-cell table:style-name="ce229" office:value-type="currency" office:currency="USD" office:value="0.89" calcext:value-type="currency">
            <text:p>$0.89</text:p>
          </table:table-cell>
          <table:table-cell table:style-name="ce229" table:formula="of:=[.J48]*[.H48]" office:value-type="currency" office:currency="USD" office:value="0.89" calcext:value-type="currency">
            <text:p>$0.89</text:p>
          </table:table-cell>
          <table:table-cell table:style-name="ce229" table:formula="of:=[.I48]*[.J48]" office:value-type="currency" office:currency="USD" office:value="0.89" calcext:value-type="currency">
            <text:p>$0.89</text:p>
          </table:table-cell>
          <table:table-cell table:style-name="ce229" table:formula="of:=[.K48]*[.M$2]" office:value-type="currency" office:currency="USD" office:value="178" calcext:value-type="currency">
            <text:p>$178.00</text:p>
          </table:table-cell>
          <table:table-cell table:style-name="ce136" table:formula="of:=[.H48]*[.$M$2]+[.I48]*[.$M$1]" office:value-type="float" office:value="250" calcext:value-type="float">
            <text:p>250</text:p>
          </table:table-cell>
          <table:table-cell table:style-name="ce136" office:value-type="float" office:value="250" calcext:value-type="float">
            <text:p>250</text:p>
          </table:table-cell>
          <table:table-cell table:style-name="ce274" table:formula="of:=[.O48]*[.J48]" office:value-type="float" office:value="222.5" calcext:value-type="float">
            <text:p>222.50</text:p>
          </table:table-cell>
          <table:table-cell table:formula="of:=IF(MAX(0;([.N48]-[.O48]));MAX(0;([.N48]-[.O48]));&quot; &quot;)" office:value-type="string" office:string-value=" " calcext:value-type="string">
            <text:p><text:s/></text:p>
          </table:table-cell>
          <table:table-cell table:style-name="ce136" table:number-columns-repeated="2"/>
          <table:table-cell table:style-name="ce127"/>
          <table:table-cell table:style-name="ce136" table:number-columns-repeated="44"/>
          <table:table-cell table:style-name="ce328" table:number-columns-repeated="959"/>
          <table:table-cell/>
        </table:table-row>
        <table:table-row table:style-name="ro5">
          <table:table-cell table:style-name="ce135" office:value-type="string" calcext:value-type="string">
            <text:p>Too tall for P&amp;P</text:p>
          </table:table-cell>
          <table:table-cell table:style-name="ce135" office:value-type="string" calcext:value-type="string">
            <text:p>Triac Drive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office:annotation draw:style-name="gr3" draw:text-style-name="P2" svg:width="1.1413in" svg:height="1.1677in" svg:x="6.2067in" svg:y="11.5157in" draw:caption-point-x="-0.2398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8">3S</text:span></text:p>
            <text:p>MOC302<text:span text:style-name="T8">3S</text:span>-TA</text:p>
            <text:p>MOC302<text:span text:style-name="T8">3S</text:span>-TA1</text:p>
          </table:table-cell>
          <table:table-cell table:style-name="ce147"/>
          <table:table-cell table:style-name="ce135"/>
          <table:table-cell table:style-name="ce135" office:value-type="float" office:value="12" calcext:value-type="float">
            <text:p>12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49]" office:value-type="float" office:value="1" calcext:value-type="float">
            <text:p>1</text:p>
          </table:table-cell>
          <table:table-cell table:style-name="ce240" office:value-type="currency" office:currency="USD" office:value="0.2644" calcext:value-type="currency">
            <text:p>$0.26</text:p>
          </table:table-cell>
          <table:table-cell table:style-name="ce240" table:formula="of:=[.J49]*[.H49]" office:value-type="currency" office:currency="USD" office:value="0.2644" calcext:value-type="currency">
            <text:p>$0.26</text:p>
          </table:table-cell>
          <table:table-cell table:style-name="ce229" table:formula="of:=[.I49]*[.J49]" office:value-type="currency" office:currency="USD" office:value="0.2644" calcext:value-type="currency">
            <text:p>$0.26</text:p>
          </table:table-cell>
          <table:table-cell table:style-name="ce240" table:formula="of:=[.K49]*[.M$2]" office:value-type="currency" office:currency="USD" office:value="52.88" calcext:value-type="currency">
            <text:p>$52.88</text:p>
          </table:table-cell>
          <table:table-cell table:style-name="ce136" table:formula="of:=[.H49]*[.$M$2]+[.I49]*[.$M$1]" office:value-type="float" office:value="250" calcext:value-type="float">
            <text:p>250</text:p>
          </table:table-cell>
          <table:table-cell table:style-name="ce135" office:value-type="float" office:value="425" calcext:value-type="float">
            <text:p>425</text:p>
          </table:table-cell>
          <table:table-cell table:style-name="ce274" table:formula="of:=[.O49]*[.J49]" office:value-type="float" office:value="112.37" calcext:value-type="float">
            <text:p>112.37</text:p>
          </table:table-cell>
          <table:table-cell table:formula="of:=IF(MAX(0;([.N49]-[.O49]));MAX(0;([.N49]-[.O49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000" calcext:value-type="float">
            <text:p>1000</text:p>
          </table:table-cell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Back of PCB</text:p>
          </table:table-cell>
          <table:table-cell table:style-name="ce135" office:value-type="string" calcext:value-type="string">
            <text:p>Conn-Temp Sensor</text:p>
          </table:table-cell>
          <table:table-cell table:style-name="ce147" office:value-type="string" calcext:value-type="string">
            <text:p>Mouser</text:p>
          </table:table-cell>
          <table:table-cell table:style-name="ce135" office:value-type="string" calcext:value-type="string">
            <text:p>WM26831CT-ND</text:p>
          </table:table-cell>
          <table:table-cell table:style-name="ce147"/>
          <table:table-cell table:style-name="ce135"/>
          <table:table-cell table:style-name="ce135" office:value-type="string" calcext:value-type="string">
            <text:p>-</text:p>
          </table:table-cell>
          <table:table-cell table:style-name="ce135" office:value-type="float" office:value="3" calcext:value-type="float">
            <text:p>3</text:p>
          </table:table-cell>
          <table:table-cell table:style-name="ce221" table:formula="of:=[.H50]" office:value-type="float" office:value="3" calcext:value-type="float">
            <text:p>3</text:p>
          </table:table-cell>
          <table:table-cell table:style-name="ce240" office:value-type="currency" office:currency="USD" office:value="0.517" calcext:value-type="currency">
            <text:p>$0.52</text:p>
          </table:table-cell>
          <table:table-cell table:style-name="ce240" table:formula="of:=[.J50]*[.H50]" office:value-type="currency" office:currency="USD" office:value="1.551" calcext:value-type="currency">
            <text:p>$1.55</text:p>
          </table:table-cell>
          <table:table-cell table:style-name="ce229" table:formula="of:=[.I50]*[.J50]" office:value-type="currency" office:currency="USD" office:value="1.551" calcext:value-type="currency">
            <text:p>$1.55</text:p>
          </table:table-cell>
          <table:table-cell table:style-name="ce240" table:formula="of:=[.K50]*[.M$2]" office:value-type="currency" office:currency="USD" office:value="310.2" calcext:value-type="currency">
            <text:p>$310.20</text:p>
          </table:table-cell>
          <table:table-cell table:style-name="ce136" table:formula="of:=[.H50]*[.$M$2]+[.I50]*[.$M$1]" office:value-type="float" office:value="750" calcext:value-type="float">
            <text:p>750</text:p>
          </table:table-cell>
          <table:table-cell table:style-name="ce135" office:value-type="float" office:value="900" calcext:value-type="float">
            <text:p>900</text:p>
          </table:table-cell>
          <table:table-cell table:style-name="ce274" table:formula="of:=[.O50]*[.J50]" office:value-type="float" office:value="465.3" calcext:value-type="float">
            <text:p>465.30</text:p>
          </table:table-cell>
          <table:table-cell table:formula="of:=IF(MAX(0;([.N50]-[.O50]));MAX(0;([.N50]-[.O50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office:annotation draw:style-name="gr2" draw:text-style-name="P2" svg:width="1.1413in" svg:height="0.7083in" svg:x="14.2504in" svg:y="12.0047in" draw:caption-point-x="-0.2398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Too tall for P&amp;P</text:p>
          </table:table-cell>
          <table:table-cell table:style-name="ce135" office:value-type="string" calcext:value-type="string">
            <text:p>Slide Switch (DIP)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DS04-254-2-02BK-SMT</text:p>
          </table:table-cell>
          <table:table-cell table:style-name="ce147"/>
          <table:table-cell table:style-name="ce135"/>
          <table:table-cell table:style-name="ce135" office:value-type="string" calcext:value-type="string">
            <text:p>-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51]" office:value-type="float" office:value="1" calcext:value-type="float">
            <text:p>1</text:p>
          </table:table-cell>
          <table:table-cell table:style-name="ce240" office:value-type="currency" office:currency="USD" office:value="0.415" calcext:value-type="currency">
            <text:p>$0.42</text:p>
          </table:table-cell>
          <table:table-cell table:style-name="ce240" table:formula="of:=[.J51]*[.H51]" office:value-type="currency" office:currency="USD" office:value="0.415" calcext:value-type="currency">
            <text:p>$0.42</text:p>
          </table:table-cell>
          <table:table-cell table:style-name="ce229" table:formula="of:=[.I51]*[.J51]" office:value-type="currency" office:currency="USD" office:value="0.415" calcext:value-type="currency">
            <text:p>$0.42</text:p>
          </table:table-cell>
          <table:table-cell table:style-name="ce240" table:formula="of:=[.K51]*[.M$2]" office:value-type="currency" office:currency="USD" office:value="83" calcext:value-type="currency">
            <text:p>$83.00</text:p>
          </table:table-cell>
          <table:table-cell table:style-name="ce136" table:formula="of:=[.H51]*[.$M$2]+[.I51]*[.$M$1]" office:value-type="float" office:value="250" calcext:value-type="float">
            <text:p>250</text:p>
          </table:table-cell>
          <table:table-cell table:style-name="ce135" office:value-type="float" office:value="271" calcext:value-type="float">
            <text:p>271</text:p>
          </table:table-cell>
          <table:table-cell table:style-name="ce274" table:formula="of:=[.O51]*[.J51]" office:value-type="float" office:value="112.465" calcext:value-type="float">
            <text:p>112.47</text:p>
          </table:table-cell>
          <table:table-cell table:formula="of:=IF(MAX(0;([.N51]-[.O51]));MAX(0;([.N51]-[.O51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1006" calcext:value-type="float">
            <text:p>1006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Too tall for P&amp;P</text:p>
          </table:table-cell>
          <table:table-cell table:style-name="ce135" office:value-type="string" calcext:value-type="string">
            <text:p>BMS Isolation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7490100111A</text:p>
          </table:table-cell>
          <table:table-cell table:style-name="ce147" office:value-type="string" calcext:value-type="string">
            <text:p>Trans</text:p>
          </table:table-cell>
          <table:table-cell table:style-name="ce135"/>
          <table:table-cell table:style-name="ce135" office:value-type="float" office:value="12" calcext:value-type="float">
            <text:p>12</text:p>
          </table:table-cell>
          <table:table-cell table:style-name="ce135" office:value-type="float" office:value="3" calcext:value-type="float">
            <text:p>3</text:p>
          </table:table-cell>
          <table:table-cell table:style-name="ce221" table:formula="of:=[.H52]" office:value-type="float" office:value="3" calcext:value-type="float">
            <text:p>3</text:p>
          </table:table-cell>
          <table:table-cell table:style-name="ce240" office:value-type="currency" office:currency="USD" office:value="2.78" calcext:value-type="currency">
            <text:p>$2.78</text:p>
          </table:table-cell>
          <table:table-cell table:style-name="ce240" table:formula="of:=[.J52]*[.H52]" office:value-type="currency" office:currency="USD" office:value="8.34" calcext:value-type="currency">
            <text:p>$8.34</text:p>
          </table:table-cell>
          <table:table-cell table:style-name="ce229" table:formula="of:=[.I52]*[.J52]" office:value-type="currency" office:currency="USD" office:value="8.34" calcext:value-type="currency">
            <text:p>$8.34</text:p>
          </table:table-cell>
          <table:table-cell table:style-name="ce240" table:formula="of:=[.K52]*[.M$2]" office:value-type="currency" office:currency="USD" office:value="1668" calcext:value-type="currency">
            <text:p>$1,668.00</text:p>
          </table:table-cell>
          <table:table-cell table:style-name="ce136" table:formula="of:=[.H52]*[.$M$2]+[.I52]*[.$M$1]" office:value-type="float" office:value="750" calcext:value-type="float">
            <text:p>750</text:p>
          </table:table-cell>
          <table:table-cell table:style-name="ce135" office:value-type="float" office:value="773" calcext:value-type="float">
            <text:p>773</text:p>
          </table:table-cell>
          <table:table-cell table:style-name="ce274" table:formula="of:=[.O52]*[.J52]" office:value-type="float" office:value="2148.94" calcext:value-type="float">
            <text:p>2148.94</text:p>
          </table:table-cell>
          <table:table-cell table:formula="of:=IF(MAX(0;([.N52]-[.O52]));MAX(0;([.N52]-[.O52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0" calcext:value-type="float">
            <text:p>0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7">
          <table:table-cell table:style-name="ce135" office:value-type="string" calcext:value-type="string">
            <text:p>Too tall for P&amp;P</text:p>
          </table:table-cell>
          <table:table-cell table:style-name="ce135" office:value-type="string" calcext:value-type="string">
            <text:p>ConnE isolation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H11D1SR2VM</text:p>
            <text:p><text:span text:style-name="T7">H11D1SR2M</text:span></text:p>
            <text:p><text:span text:style-name="T9">H11D2SR2VM</text:span></text:p>
            <text:p><text:span text:style-name="T7">H11D1-X009T</text:span></text:p>
            <text:p><text:span text:style-name="T7">H11D1-X007T</text:span></text:p>
            <text:p><text:span text:style-name="T7">PC851XNNIP1H</text:span></text:p>
            <text:p><text:span text:style-name="T7">MOC8204SM</text:span></text:p>
          </table:table-cell>
          <table:table-cell table:style-name="ce135" table:number-columns-repeated="2"/>
          <table:table-cell table:style-name="ce135" office:value-type="float" office:value="16" calcext:value-type="float">
            <text:p>16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53]" office:value-type="float" office:value="1" calcext:value-type="float">
            <text:p>1</text:p>
          </table:table-cell>
          <table:table-cell table:style-name="ce240" office:value-type="currency" office:currency="USD" office:value="0.5863" calcext:value-type="currency">
            <text:p>$0.59</text:p>
          </table:table-cell>
          <table:table-cell table:style-name="ce240" table:formula="of:=[.J53]*[.H53]" office:value-type="currency" office:currency="USD" office:value="0.5863" calcext:value-type="currency">
            <text:p>$0.59</text:p>
          </table:table-cell>
          <table:table-cell table:style-name="ce229" table:formula="of:=[.I53]*[.J53]" office:value-type="currency" office:currency="USD" office:value="0.5863" calcext:value-type="currency">
            <text:p>$0.59</text:p>
          </table:table-cell>
          <table:table-cell table:style-name="ce240" table:formula="of:=[.K53]*[.M$2]" office:value-type="currency" office:currency="USD" office:value="117.26" calcext:value-type="currency">
            <text:p>$117.26</text:p>
          </table:table-cell>
          <table:table-cell table:style-name="ce136" table:formula="of:=[.H53]*[.$M$2]+[.I53]*[.$M$1]" office:value-type="float" office:value="250" calcext:value-type="float">
            <text:p>250</text:p>
          </table:table-cell>
          <table:table-cell table:style-name="ce135" office:value-type="float" office:value="290" calcext:value-type="float">
            <text:p>290</text:p>
          </table:table-cell>
          <table:table-cell table:style-name="ce274" table:formula="of:=[.O53]*[.J53]" office:value-type="float" office:value="170.027" calcext:value-type="float">
            <text:p>170.03</text:p>
          </table:table-cell>
          <table:table-cell table:formula="of:=IF(MAX(0;([.N53]-[.O53]));MAX(0;([.N53]-[.O53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329" calcext:value-type="float">
            <text:p>1329</text:p>
          </table:table-cell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Too tall for P&amp;P</text:p>
          </table:table-cell>
          <table:table-cell table:style-name="ce135" office:value-type="string" calcext:value-type="string">
            <text:p>Triac Heatsink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DV-T263-301E-TR</text:p>
          </table:table-cell>
          <table:table-cell table:style-name="ce135" table:number-columns-repeated="3"/>
          <table:table-cell table:style-name="ce135" office:value-type="float" office:value="1" calcext:value-type="float">
            <text:p>1</text:p>
          </table:table-cell>
          <table:table-cell table:style-name="ce221" table:formula="of:=[.H54]" office:value-type="float" office:value="1" calcext:value-type="float">
            <text:p>1</text:p>
          </table:table-cell>
          <table:table-cell table:style-name="ce240" office:value-type="currency" office:currency="USD" office:value="1.8" calcext:value-type="currency">
            <text:p>$1.80</text:p>
          </table:table-cell>
          <table:table-cell table:style-name="ce240" table:formula="of:=[.J54]*[.H54]" office:value-type="currency" office:currency="USD" office:value="1.8" calcext:value-type="currency">
            <text:p>$1.80</text:p>
          </table:table-cell>
          <table:table-cell table:style-name="ce229" table:formula="of:=[.I54]*[.J54]" office:value-type="currency" office:currency="USD" office:value="1.8" calcext:value-type="currency">
            <text:p>$1.80</text:p>
          </table:table-cell>
          <table:table-cell table:style-name="ce240" table:formula="of:=[.K54]*[.M$2]" office:value-type="currency" office:currency="USD" office:value="360" calcext:value-type="currency">
            <text:p>$360.00</text:p>
          </table:table-cell>
          <table:table-cell table:style-name="ce267" table:formula="of:=[.H54]*[.$M$2]+[.I54]*[.$M$1]-47" office:value-type="float" office:value="203" calcext:value-type="float">
            <text:p>203</text:p>
          </table:table-cell>
          <table:table-cell table:style-name="ce135" office:value-type="float" office:value="210" calcext:value-type="float">
            <text:p>210</text:p>
          </table:table-cell>
          <table:table-cell table:style-name="ce274" table:formula="of:=[.O54]*[.J54]" office:value-type="float" office:value="378" calcext:value-type="float">
            <text:p>378.00</text:p>
          </table:table-cell>
          <table:table-cell table:formula="of:=IF(MAX(0;([.N54]-[.O54]));MAX(0;([.N54]-[.O54]));&quot; &quot;)" office:value-type="string" office:string-value=" " calcext:value-type="string">
            <text:p><text:s/></text:p>
          </table:table-cell>
          <table:table-cell table:style-name="ce136"/>
          <table:table-cell/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6">
          <table:table-cell table:style-name="ce135" office:value-type="string" calcext:value-type="string">
            <text:p>Too tall for P&amp;P</text:p>
          </table:table-cell>
          <table:table-cell table:style-name="ce135" office:value-type="string" calcext:value-type="string">
            <text:p>optoIsolator</text:p>
          </table:table-cell>
          <table:table-cell table:style-name="ce147" office:value-type="string" calcext:value-type="string">
            <text:p>Digikey</text:p>
            <text:p>Newark</text:p>
          </table:table-cell>
          <table:table-cell table:style-name="ce135" office:value-type="string" calcext:value-type="string">
            <text:p>SFH620A-2X007T</text:p>
          </table:table-cell>
          <table:table-cell table:style-name="ce147"/>
          <table:table-cell table:style-name="ce135"/>
          <table:table-cell table:style-name="ce135" office:value-type="float" office:value="12" calcext:value-type="float">
            <text:p>12</text:p>
          </table:table-cell>
          <table:table-cell table:style-name="ce135" office:value-type="float" office:value="2" calcext:value-type="float">
            <text:p>2</text:p>
          </table:table-cell>
          <table:table-cell table:style-name="ce221" table:formula="of:=[.H55]" office:value-type="float" office:value="2" calcext:value-type="float">
            <text:p>2</text:p>
          </table:table-cell>
          <table:table-cell table:style-name="ce240" office:value-type="currency" office:currency="USD" office:value="0.657" calcext:value-type="currency">
            <text:p>$0.66</text:p>
          </table:table-cell>
          <table:table-cell table:style-name="ce240" table:formula="of:=[.J55]*[.H55]" office:value-type="currency" office:currency="USD" office:value="1.314" calcext:value-type="currency">
            <text:p>$1.31</text:p>
          </table:table-cell>
          <table:table-cell table:style-name="ce229" table:formula="of:=[.I55]*[.J55]" office:value-type="currency" office:currency="USD" office:value="1.314" calcext:value-type="currency">
            <text:p>$1.31</text:p>
          </table:table-cell>
          <table:table-cell table:style-name="ce240" table:formula="of:=[.K55]*[.M$2]" office:value-type="currency" office:currency="USD" office:value="262.8" calcext:value-type="currency">
            <text:p>$262.80</text:p>
          </table:table-cell>
          <table:table-cell table:style-name="ce136" table:formula="of:=[.H55]*[.$M$2]+[.I55]*[.$M$1]" office:value-type="float" office:value="500" calcext:value-type="float">
            <text:p>500</text:p>
          </table:table-cell>
          <table:table-cell table:style-name="ce135" office:value-type="float" office:value="506" calcext:value-type="float">
            <text:p>506</text:p>
          </table:table-cell>
          <table:table-cell table:style-name="ce274" table:formula="of:=[.O55]*[.J55]" office:value-type="float" office:value="332.442" calcext:value-type="float">
            <text:p>332.44</text:p>
          </table:table-cell>
          <table:table-cell table:formula="of:=IF(MAX(0;([.N55]-[.O55]));MAX(0;([.N55]-[.O55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0" calcext:value-type="float">
            <text:p>0</text:p>
          </table:table-cell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0" table:number-columns-repeated="2"/>
          <table:table-cell table:style-name="ce193"/>
          <table:table-cell table:style-name="ce130"/>
          <table:table-cell table:style-name="ce193"/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5">
          <table:table-cell table:style-name="ce130" table:number-columns-repeated="2"/>
          <table:table-cell table:style-name="ce193"/>
          <table:table-cell table:style-name="ce130"/>
          <table:table-cell table:style-name="ce193"/>
          <table:table-cell table:style-name="ce130" table:number-columns-repeated="4"/>
          <table:table-cell table:style-name="ce238" office:value-type="string" calcext:value-type="string">
            <text:p>Subtotal</text:p>
            <text:p>To This</text:p>
            <text:p>Line</text:p>
          </table:table-cell>
          <table:table-cell table:style-name="ce239" table:formula="of:=SUM([.K45:.K55])+[.K42]" office:value-type="currency" office:currency="USD" office:value="149.06524" calcext:value-type="currency">
            <text:p>$149.07</text:p>
          </table:table-cell>
          <table:table-cell table:style-name="ce239" table:formula="of:=SUM([.L45:.L55])+[.L42]" office:value-type="currency" office:currency="USD" office:value="149.06524" calcext:value-type="currency">
            <text:p>$149.07</text:p>
          </table:table-cell>
          <table:table-cell table:style-name="ce239" table:formula="of:=SUM([.M45:.M55])+[.M42]" office:value-type="currency" office:currency="USD" office:value="29813.048" calcext:value-type="currency">
            <text:p>$29,813.05</text:p>
          </table:table-cell>
          <table:table-cell table:style-name="ce130" table:number-columns-repeated="2"/>
          <table:table-cell table:style-name="ce314" table:formula="of:=SUM([.P45:.P55])+[.P42]" office:value-type="float" office:value="34865.3953" calcext:value-type="float">
            <text:p>34865.40</text:p>
          </table:table-cell>
          <table:table-cell/>
          <table:table-cell table:style-name="ce239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2"/>
          <table:table-cell table:style-name="ce193"/>
          <table:table-cell table:style-name="ce130"/>
          <table:table-cell table:style-name="ce193"/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1" office:value-type="string" calcext:value-type="string">
            <text:p>Post-SMT Solder</text:p>
          </table:table-cell>
          <table:table-cell table:style-name="ce130"/>
          <table:table-cell table:style-name="ce193"/>
          <table:table-cell table:style-name="ce130"/>
          <table:table-cell table:style-name="ce193"/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7" office:value-type="string" calcext:value-type="string">
            <text:p>Thru Hole</text:p>
          </table:table-cell>
          <table:table-cell table:style-name="ce144" office:value-type="string" calcext:value-type="string">
            <text:p>HVDC→DC</text:p>
          </table:table-cell>
          <table:table-cell table:style-name="ce144" office:value-type="string" calcext:value-type="string">
            <text:p>OnlineComponents</text:p>
          </table:table-cell>
          <table:table-cell table:style-name="ce204" office:value-type="string" calcext:value-type="string">
            <text:p>EPM1210SJ</text:p>
          </table:table-cell>
          <table:table-cell table:style-name="ce144" office:value-type="string" calcext:value-type="string">
            <text:p>-</text:p>
          </table:table-cell>
          <table:table-cell table:style-name="ce144"/>
          <table:table-cell office:value-type="string" calcext:value-type="string">
            <text:p>hand</text:p>
          </table:table-cell>
          <table:table-cell table:style-name="ce144" office:value-type="float" office:value="0" calcext:value-type="float">
            <text:p>0</text:p>
          </table:table-cell>
          <table:table-cell table:style-name="ce221" table:formula="of:=[.H60]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J60]*[.H60]" office:value-type="currency" office:currency="USD" office:value="0" calcext:value-type="currency">
            <text:p>$0.00</text:p>
          </table:table-cell>
          <table:table-cell table:style-name="ce260" table:formula="of:=[.I60]*[.J60]" office:value-type="currency" office:currency="USD" office:value="0" calcext:value-type="currency">
            <text:p>$0.00</text:p>
          </table:table-cell>
          <table:table-cell table:formula="of:=[.K60]*[.M$2]" office:value-type="currency" office:currency="USD" office:value="0" calcext:value-type="currency">
            <text:p>$0.00</text:p>
          </table:table-cell>
          <table:table-cell table:style-name="ce144" table:formula="of:=[.H60]*[.$M$2]" office:value-type="float" office:value="0" calcext:value-type="float">
            <text:p>0</text:p>
          </table:table-cell>
          <table:table-cell table:style-name="ce144" office:value-type="float" office:value="47" calcext:value-type="float">
            <text:p>47</text:p>
          </table:table-cell>
          <table:table-cell table:style-name="ce316" table:formula="of:=[.O60]*[.J60]" office:value-type="float" office:value="278.24" calcext:value-type="float">
            <text:p>278.24</text:p>
          </table:table-cell>
          <table:table-cell table:style-name="ce326" table:formula="of:=IF(MAX(0;([.N60]-[.O60]));MAX(0;([.N60]-[.O60]));&quot; &quot;)" office:value-type="string" office:string-value=" " calcext:value-type="string">
            <text:p><text:s/></text:p>
          </table:table-cell>
          <table:table-cell table:style-name="ce326"/>
          <table:table-cell table:style-name="ce144" office:value-type="float" office:value="0" calcext:value-type="float">
            <text:p>0</text:p>
          </table:table-cell>
          <table:table-cell table:style-name="ce137"/>
          <table:table-cell table:style-name="ce144" table:number-columns-repeated="1003"/>
          <table:table-cell/>
        </table:table-row>
        <table:table-row table:style-name="ro3">
          <table:table-cell table:style-name="ce126" office:value-type="string" calcext:value-type="string">
            <text:p>Thru Hole</text:p>
          </table:table-cell>
          <table:table-cell table:style-name="ce135" office:value-type="string" calcext:value-type="string">
            <text:p>HVDC→DC</text:p>
          </table:table-cell>
          <table:table-cell table:style-name="ce135" office:value-type="string" calcext:value-type="string">
            <text:p>OnlineComponents</text:p>
          </table:table-cell>
          <table:table-cell table:style-name="ce205" office:value-type="string" calcext:value-type="string">
            <text:p>EPM1510SJ</text:p>
          </table:table-cell>
          <table:table-cell table:style-name="ce135" table:number-columns-repeated="2"/>
          <table:table-cell table:style-name="ce135" office:value-type="string" calcext:value-type="string">
            <text:p>hand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61]" office:value-type="float" office:value="1" calcext:value-type="float">
            <text:p>1</text:p>
          </table:table-cell>
          <table:table-cell table:style-name="ce240" office:value-type="currency" office:currency="USD" office:value="5.92" calcext:value-type="currency">
            <text:p>$5.92</text:p>
          </table:table-cell>
          <table:table-cell table:style-name="ce240" table:formula="of:=[.J61]*[.H61]" office:value-type="currency" office:currency="USD" office:value="5.92" calcext:value-type="currency">
            <text:p>$5.92</text:p>
          </table:table-cell>
          <table:table-cell table:style-name="ce229" table:formula="of:=[.I61]*[.J61]" office:value-type="currency" office:currency="USD" office:value="5.92" calcext:value-type="currency">
            <text:p>$5.92</text:p>
          </table:table-cell>
          <table:table-cell table:style-name="ce240" table:formula="of:=[.K61]*[.M$2]" office:value-type="currency" office:currency="USD" office:value="1184" calcext:value-type="currency">
            <text:p>$1,184.00</text:p>
          </table:table-cell>
          <table:table-cell table:style-name="ce267" table:formula="of:=[.H61]*[.$M$2]+[.I61]*[.$M$1]-47" office:value-type="float" office:value="203" calcext:value-type="float">
            <text:p>203</text:p>
          </table:table-cell>
          <table:table-cell table:style-name="ce135" office:value-type="float" office:value="312" calcext:value-type="float">
            <text:p>312</text:p>
          </table:table-cell>
          <table:table-cell table:style-name="ce274" table:formula="of:=[.O61]*[.J61]" office:value-type="float" office:value="1847.04" calcext:value-type="float">
            <text:p>1847.04</text:p>
          </table:table-cell>
          <table:table-cell table:formula="of:=IF(MAX(0;([.N61]-[.O61]));MAX(0;([.N61]-[.O61]));&quot; &quot;)" office:value-type="string" office:string-value=" " calcext:value-type="string">
            <text:p><text:s/></text:p>
          </table:table-cell>
          <table:table-cell table:style-name="ce126"/>
          <table:table-cell table:number-columns-repeated="2"/>
          <table:table-cell table:style-name="ce135" table:number-columns-repeated="1003"/>
          <table:table-cell/>
        </table:table-row>
        <table:table-row table:style-name="ro6">
          <table:table-cell table:style-name="ce126" office:value-type="string" calcext:value-type="string">
            <text:p>Thru Hole</text:p>
          </table:table-cell>
          <table:table-cell table:style-name="ce135" office:value-type="string" calcext:value-type="string">
            <text:p>BCM Connector</text:p>
          </table:table-cell>
          <table:table-cell table:style-name="ce147" office:value-type="string" calcext:value-type="string">
            <text:p>Mouser</text:p>
            <text:p>Avnet</text:p>
          </table:table-cell>
          <table:table-cell table:style-name="ce135" office:value-type="string" calcext:value-type="string">
            <text:p>174917-6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62]" office:value-type="float" office:value="1" calcext:value-type="float">
            <text:p>1</text:p>
          </table:table-cell>
          <table:table-cell table:style-name="ce240" office:value-type="currency" office:currency="USD" office:value="10.62" calcext:value-type="currency">
            <text:p>$10.62</text:p>
          </table:table-cell>
          <table:table-cell table:style-name="ce240" table:formula="of:=[.J62]*[.H62]" office:value-type="currency" office:currency="USD" office:value="10.62" calcext:value-type="currency">
            <text:p>$10.62</text:p>
          </table:table-cell>
          <table:table-cell table:style-name="ce229" table:formula="of:=[.I62]*[.J62]" office:value-type="currency" office:currency="USD" office:value="10.62" calcext:value-type="currency">
            <text:p>$10.62</text:p>
          </table:table-cell>
          <table:table-cell table:style-name="ce240" table:formula="of:=[.K62]*[.M$2]" office:value-type="currency" office:currency="USD" office:value="2124" calcext:value-type="currency">
            <text:p>$2,124.00</text:p>
          </table:table-cell>
          <table:table-cell table:style-name="ce136" table:formula="of:=[.H62]*[.$M$2]+[.I62]*[.$M$1]" office:value-type="float" office:value="250" calcext:value-type="float">
            <text:p>250</text:p>
          </table:table-cell>
          <table:table-cell table:style-name="ce135" office:value-type="float" office:value="261" calcext:value-type="float">
            <text:p>261</text:p>
          </table:table-cell>
          <table:table-cell table:style-name="ce274" table:formula="of:=[.O62]*[.J62]" office:value-type="float" office:value="2771.82" calcext:value-type="float">
            <text:p>2771.82</text:p>
          </table:table-cell>
          <table:table-cell table:formula="of:=IF(MAX(0;([.N62]-[.O62]));MAX(0;([.N62]-[.O62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0" calcext:value-type="float">
            <office:annotation draw:style-name="gr2" draw:text-style-name="P2" svg:width="1.1413in" svg:height="0.7083in" svg:x="14.2504in" svg:y="15.5402in" draw:caption-point-x="-0.2398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6">
          <table:table-cell table:style-name="ce126" office:value-type="string" calcext:value-type="string">
            <text:p>Thru Hole</text:p>
          </table:table-cell>
          <table:table-cell table:style-name="ce135" office:value-type="string" calcext:value-type="string">
            <text:p>Capacitor - HVDC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URY2F330MRD (existing)</text:p>
            <text:p>URY2G220MRD (22 uF)</text:p>
          </table:table-cell>
          <table:table-cell table:style-name="ce147" office:value-type="string" calcext:value-type="string">
            <text:p>33u</text:p>
            <text:p>22u</text:p>
          </table:table-cell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63]" office:value-type="float" office:value="1" calcext:value-type="float">
            <text:p>1</text:p>
          </table:table-cell>
          <table:table-cell table:style-name="ce240" office:value-type="currency" office:currency="USD" office:value="1.5048" calcext:value-type="currency">
            <text:p>$1.50</text:p>
          </table:table-cell>
          <table:table-cell table:style-name="ce240" table:formula="of:=[.J63]*[.H63]" office:value-type="currency" office:currency="USD" office:value="1.5048" calcext:value-type="currency">
            <text:p>$1.50</text:p>
          </table:table-cell>
          <table:table-cell table:style-name="ce229" table:formula="of:=[.I63]*[.J63]" office:value-type="currency" office:currency="USD" office:value="1.5048" calcext:value-type="currency">
            <text:p>$1.50</text:p>
          </table:table-cell>
          <table:table-cell table:style-name="ce240" table:formula="of:=[.K63]*[.M$2]" office:value-type="currency" office:currency="USD" office:value="300.96" calcext:value-type="currency">
            <text:p>$300.96</text:p>
          </table:table-cell>
          <table:table-cell table:style-name="ce136" table:formula="of:=[.H63]*[.$M$2]+[.I63]*[.$M$1]" office:value-type="float" office:value="250" calcext:value-type="float">
            <text:p>250</text:p>
          </table:table-cell>
          <table:table-cell table:style-name="ce135" office:value-type="float" office:value="250" calcext:value-type="float">
            <text:p>250</text:p>
          </table:table-cell>
          <table:table-cell table:style-name="ce274" table:formula="of:=[.O63]*[.J63]" office:value-type="float" office:value="376.2" calcext:value-type="float">
            <text:p>376.20</text:p>
          </table:table-cell>
          <table:table-cell table:formula="of:=IF(MAX(0;([.N63]-[.O63]));MAX(0;([.N63]-[.O63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8" calcext:value-type="float">
            <text:p>8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Thru Hole</text:p>
          </table:table-cell>
          <table:table-cell table:style-name="ce135" office:value-type="string" calcext:value-type="string">
            <text:p>Fuse Holder</text:p>
          </table:table-cell>
          <table:table-cell table:style-name="ce147" office:value-type="string" calcext:value-type="string">
            <text:p>Digikey</text:p>
          </table:table-cell>
          <table:table-cell table:style-name="ce206" office:value-type="string" calcext:value-type="string">
            <text:p>0031.8201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2" calcext:value-type="float">
            <text:p>2</text:p>
          </table:table-cell>
          <table:table-cell table:style-name="ce221" table:formula="of:=[.H64]" office:value-type="float" office:value="2" calcext:value-type="float">
            <text:p>2</text:p>
          </table:table-cell>
          <table:table-cell table:style-name="ce240" office:value-type="currency" office:currency="USD" office:value="0.608" calcext:value-type="currency">
            <text:p>$0.61</text:p>
          </table:table-cell>
          <table:table-cell table:style-name="ce240" table:formula="of:=[.J64]*[.H64]" office:value-type="currency" office:currency="USD" office:value="1.216" calcext:value-type="currency">
            <text:p>$1.22</text:p>
          </table:table-cell>
          <table:table-cell table:style-name="ce229" table:formula="of:=[.I64]*[.J64]" office:value-type="currency" office:currency="USD" office:value="1.216" calcext:value-type="currency">
            <text:p>$1.22</text:p>
          </table:table-cell>
          <table:table-cell table:style-name="ce240" table:formula="of:=[.K64]*[.M$2]" office:value-type="currency" office:currency="USD" office:value="243.2" calcext:value-type="currency">
            <text:p>$243.20</text:p>
          </table:table-cell>
          <table:table-cell table:style-name="ce136" table:formula="of:=[.H64]*[.$M$2]+[.I64]*[.$M$1]" office:value-type="float" office:value="500" calcext:value-type="float">
            <text:p>500</text:p>
          </table:table-cell>
          <table:table-cell table:style-name="ce135" office:value-type="float" office:value="580" calcext:value-type="float">
            <text:p>580</text:p>
          </table:table-cell>
          <table:table-cell table:style-name="ce274" table:formula="of:=[.O64]*[.J64]" office:value-type="float" office:value="352.64" calcext:value-type="float">
            <text:p>352.64</text:p>
          </table:table-cell>
          <table:table-cell table:formula="of:=IF(MAX(0;([.N64]-[.O64]));MAX(0;([.N64]-[.O64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28196" calcext:value-type="float">
            <text:p>28196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Thru Hole</text:p>
          </table:table-cell>
          <table:table-cell table:style-name="ce135" office:value-type="string" calcext:value-type="string">
            <text:p>Screw Terminal – 8p (HVDC)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277-5792-ND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65]" office:value-type="float" office:value="1" calcext:value-type="float">
            <text:p>1</text:p>
          </table:table-cell>
          <table:table-cell table:style-name="ce240" office:value-type="currency" office:currency="USD" office:value="4.55" calcext:value-type="currency">
            <text:p>$4.55</text:p>
          </table:table-cell>
          <table:table-cell table:style-name="ce240" table:formula="of:=[.J65]*[.H65]" office:value-type="currency" office:currency="USD" office:value="4.55" calcext:value-type="currency">
            <text:p>$4.55</text:p>
          </table:table-cell>
          <table:table-cell table:style-name="ce229" table:formula="of:=[.I65]*[.J65]" office:value-type="currency" office:currency="USD" office:value="4.55" calcext:value-type="currency">
            <text:p>$4.55</text:p>
          </table:table-cell>
          <table:table-cell table:style-name="ce240" table:formula="of:=[.K65]*[.M$2]" office:value-type="currency" office:currency="USD" office:value="910" calcext:value-type="currency">
            <text:p>$910.00</text:p>
          </table:table-cell>
          <table:table-cell table:style-name="ce136" table:formula="of:=[.H65]*[.$M$2]+[.I65]*[.$M$1]" office:value-type="float" office:value="250" calcext:value-type="float">
            <text:p>250</text:p>
          </table:table-cell>
          <table:table-cell table:style-name="ce135" office:value-type="float" office:value="505" calcext:value-type="float">
            <text:p>505</text:p>
          </table:table-cell>
          <table:table-cell table:style-name="ce274" table:formula="of:=[.O65]*[.J65]" office:value-type="float" office:value="2297.75" calcext:value-type="float">
            <text:p>2297.75</text:p>
          </table:table-cell>
          <table:table-cell table:formula="of:=IF(MAX(0;([.N65]-[.O65]));MAX(0;([.N65]-[.O65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1852" calcext:value-type="float">
            <text:p>1852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Thru Hole</text:p>
          </table:table-cell>
          <table:table-cell table:style-name="ce135" office:value-type="string" calcext:value-type="string">
            <text:p>Screw Terminal – 8p (Fans)</text:p>
          </table:table-cell>
          <table:table-cell table:style-name="ce147" office:value-type="string" calcext:value-type="string">
            <text:p>Mouser</text:p>
          </table:table-cell>
          <table:table-cell table:style-name="ce135" office:value-type="string" calcext:value-type="string">
            <text:p>277-1725-ND</text:p>
          </table:table-cell>
          <table:table-cell table:style-name="ce147"/>
          <table:table-cell table:style-name="ce135" table:number-columns-repeated="2"/>
          <table:table-cell table:style-name="ce135" office:value-type="float" office:value="1" calcext:value-type="float">
            <text:p>1</text:p>
          </table:table-cell>
          <table:table-cell table:style-name="ce221" table:formula="of:=[.H66]" office:value-type="float" office:value="1" calcext:value-type="float">
            <text:p>1</text:p>
          </table:table-cell>
          <table:table-cell table:style-name="ce240" office:value-type="currency" office:currency="USD" office:value="2.02" calcext:value-type="currency">
            <text:p>$2.02</text:p>
          </table:table-cell>
          <table:table-cell table:style-name="ce240" table:formula="of:=[.J66]*[.H66]" office:value-type="currency" office:currency="USD" office:value="2.02" calcext:value-type="currency">
            <text:p>$2.02</text:p>
          </table:table-cell>
          <table:table-cell table:style-name="ce229" table:formula="of:=[.I66]*[.J66]" office:value-type="currency" office:currency="USD" office:value="2.02" calcext:value-type="currency">
            <text:p>$2.02</text:p>
          </table:table-cell>
          <table:table-cell table:style-name="ce240" table:formula="of:=[.K66]*[.M$2]" office:value-type="currency" office:currency="USD" office:value="404" calcext:value-type="currency">
            <text:p>$404.00</text:p>
          </table:table-cell>
          <table:table-cell table:style-name="ce136" table:formula="of:=[.H66]*[.$M$2]+[.I66]*[.$M$1]" office:value-type="float" office:value="250" calcext:value-type="float">
            <text:p>250</text:p>
          </table:table-cell>
          <table:table-cell table:style-name="ce135" office:value-type="float" office:value="520" calcext:value-type="float">
            <text:p>520</text:p>
          </table:table-cell>
          <table:table-cell table:style-name="ce274" table:formula="of:=[.O66]*[.J66]" office:value-type="float" office:value="1050.4" calcext:value-type="float">
            <text:p>1050.40</text:p>
          </table:table-cell>
          <table:table-cell table:formula="of:=IF(MAX(0;([.N66]-[.O66]));MAX(0;([.N66]-[.O66]));&quot; &quot;)" office:value-type="string" office:string-value=" " calcext:value-type="string">
            <text:p><text:s/></text:p>
          </table:table-cell>
          <table:table-cell table:style-name="ce127"/>
          <table:table-cell table:number-columns-repeated="2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Thru Hole</text:p>
          </table:table-cell>
          <table:table-cell table:style-name="ce135" office:value-type="string" calcext:value-type="string">
            <text:p>0.1” 1x8</text:p>
          </table:table-cell>
          <table:table-cell table:style-name="ce147" office:value-type="string" calcext:value-type="string">
            <text:p>Arrow</text:p>
          </table:table-cell>
          <table:table-cell table:style-name="ce135" office:value-type="string" calcext:value-type="string">
            <office:annotation draw:style-name="gr2" draw:text-style-name="P2" svg:width="1.1413in" svg:height="0.7083in" svg:x="6.2067in" svg:y="16.7276in" draw:caption-point-x="-0.2398in" draw:caption-point-y="0.6043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8" calcext:value-type="float">
            <text:p>8</text:p>
          </table:table-cell>
          <table:table-cell table:style-name="ce221" table:formula="of:=[.H67]" office:value-type="float" office:value="8" calcext:value-type="float">
            <text:p>8</text:p>
          </table:table-cell>
          <table:table-cell table:style-name="ce240" office:value-type="currency" office:currency="USD" office:value="0.307" calcext:value-type="currency">
            <text:p>$0.31</text:p>
          </table:table-cell>
          <table:table-cell table:style-name="ce240" table:formula="of:=[.J67]*[.H67]" office:value-type="currency" office:currency="USD" office:value="2.456" calcext:value-type="currency">
            <text:p>$2.46</text:p>
          </table:table-cell>
          <table:table-cell table:style-name="ce229" table:formula="of:=[.I67]*[.J67]" office:value-type="currency" office:currency="USD" office:value="2.456" calcext:value-type="currency">
            <text:p>$2.46</text:p>
          </table:table-cell>
          <table:table-cell table:style-name="ce240" table:formula="of:=[.K67]*[.M$2]" office:value-type="currency" office:currency="USD" office:value="491.2" calcext:value-type="currency">
            <text:p>$491.20</text:p>
          </table:table-cell>
          <table:table-cell table:style-name="ce136" table:formula="of:=[.H67]*[.$M$2]+[.I67]*[.$M$1]" office:value-type="float" office:value="2000" calcext:value-type="float">
            <text:p>2000</text:p>
          </table:table-cell>
          <table:table-cell table:style-name="ce135" office:value-type="float" office:value="2020" calcext:value-type="float">
            <text:p>2020</text:p>
          </table:table-cell>
          <table:table-cell table:style-name="ce274" table:formula="of:=[.O67]*[.J67]" office:value-type="float" office:value="620.14" calcext:value-type="float">
            <text:p>620.14</text:p>
          </table:table-cell>
          <table:table-cell table:formula="of:=IF(MAX(0;([.N67]-[.O67]));MAX(0;([.N67]-[.O67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1434" calcext:value-type="float">
            <text:p>1434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Thru Hole</text:p>
          </table:table-cell>
          <table:table-cell table:style-name="ce135" office:value-type="string" calcext:value-type="string">
            <text:p>0.1" 2x8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S2011E-08-ND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68]" office:value-type="float" office:value="1" calcext:value-type="float">
            <text:p>1</text:p>
          </table:table-cell>
          <table:table-cell table:style-name="ce240" office:value-type="currency" office:currency="USD" office:value="0.869" calcext:value-type="currency">
            <text:p>$0.87</text:p>
          </table:table-cell>
          <table:table-cell table:style-name="ce240" table:formula="of:=[.J68]*[.H68]" office:value-type="currency" office:currency="USD" office:value="0.869" calcext:value-type="currency">
            <text:p>$0.87</text:p>
          </table:table-cell>
          <table:table-cell table:style-name="ce229" table:formula="of:=[.I68]*[.J68]" office:value-type="currency" office:currency="USD" office:value="0.869" calcext:value-type="currency">
            <text:p>$0.87</text:p>
          </table:table-cell>
          <table:table-cell table:style-name="ce240" table:formula="of:=[.K68]*[.M$2]" office:value-type="currency" office:currency="USD" office:value="173.8" calcext:value-type="currency">
            <text:p>$173.80</text:p>
          </table:table-cell>
          <table:table-cell table:style-name="ce136" table:formula="of:=[.H68]*[.$M$2]+[.I68]*[.$M$1]" office:value-type="float" office:value="250" calcext:value-type="float">
            <text:p>250</text:p>
          </table:table-cell>
          <table:table-cell table:style-name="ce135" office:value-type="float" office:value="250" calcext:value-type="float">
            <text:p>250</text:p>
          </table:table-cell>
          <table:table-cell table:style-name="ce274" table:formula="of:=[.O68]*[.J68]" office:value-type="float" office:value="217.25" calcext:value-type="float">
            <text:p>217.25</text:p>
          </table:table-cell>
          <table:table-cell table:formula="of:=IF(MAX(0;([.N68]-[.O68]));MAX(0;([.N68]-[.O68]));&quot; &quot;)" office:value-type="string" office:string-value=" " calcext:value-type="string">
            <text:p><text:s/></text:p>
          </table:table-cell>
          <table:table-cell table:style-name="ce127"/>
          <table:table-cell table:number-columns-repeated="2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Thru Hole</text:p>
          </table:table-cell>
          <table:table-cell table:style-name="ce135" office:value-type="string" calcext:value-type="string">
            <text:p>20P Ribbon Header, RA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609-86130202113345E1LF-ND</text:p>
          </table:table-cell>
          <table:table-cell table:style-name="ce147" office:value-type="string" calcext:value-type="string">
            <text:p>locking</text:p>
          </table:table-cell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69]" office:value-type="float" office:value="1" calcext:value-type="float">
            <text:p>1</text:p>
          </table:table-cell>
          <table:table-cell table:style-name="ce240" office:value-type="currency" office:currency="USD" office:value="0.696" calcext:value-type="currency">
            <text:p>$0.70</text:p>
          </table:table-cell>
          <table:table-cell table:style-name="ce240" table:formula="of:=[.J69]*[.H69]" office:value-type="currency" office:currency="USD" office:value="0.696" calcext:value-type="currency">
            <text:p>$0.70</text:p>
          </table:table-cell>
          <table:table-cell table:style-name="ce229" table:formula="of:=[.I69]*[.J69]" office:value-type="currency" office:currency="USD" office:value="0.696" calcext:value-type="currency">
            <text:p>$0.70</text:p>
          </table:table-cell>
          <table:table-cell table:style-name="ce240" table:formula="of:=[.K69]*[.M$2]" office:value-type="currency" office:currency="USD" office:value="139.2" calcext:value-type="currency">
            <text:p>$139.20</text:p>
          </table:table-cell>
          <table:table-cell table:style-name="ce136" table:formula="of:=[.H69]*[.$M$2]+[.I69]*[.$M$1]" office:value-type="float" office:value="250" calcext:value-type="float">
            <text:p>250</text:p>
          </table:table-cell>
          <table:table-cell table:style-name="ce135" office:value-type="float" office:value="250" calcext:value-type="float">
            <text:p>250</text:p>
          </table:table-cell>
          <table:table-cell table:style-name="ce274" table:formula="of:=[.O69]*[.J69]" office:value-type="float" office:value="174" calcext:value-type="float">
            <text:p>174.00</text:p>
          </table:table-cell>
          <table:table-cell table:formula="of:=IF(MAX(0;([.N69]-[.O69]));MAX(0;([.N69]-[.O69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0" calcext:value-type="float">
            <text:p>0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Thru Hole</text:p>
          </table:table-cell>
          <table:table-cell table:style-name="ce135" office:value-type="string" calcext:value-type="string">
            <text:p>20P Ribbon Header, Straight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S9172-ND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70]" office:value-type="float" office:value="1" calcext:value-type="float">
            <text:p>1</text:p>
          </table:table-cell>
          <table:table-cell table:style-name="ce240" office:value-type="currency" office:currency="USD" office:value="0.392" calcext:value-type="currency">
            <text:p>$0.39</text:p>
          </table:table-cell>
          <table:table-cell table:style-name="ce240" table:formula="of:=[.J70]*[.H70]" office:value-type="currency" office:currency="USD" office:value="0.392" calcext:value-type="currency">
            <text:p>$0.39</text:p>
          </table:table-cell>
          <table:table-cell table:style-name="ce229" table:formula="of:=[.I70]*[.J70]" office:value-type="currency" office:currency="USD" office:value="0.392" calcext:value-type="currency">
            <text:p>$0.39</text:p>
          </table:table-cell>
          <table:table-cell table:style-name="ce240" table:formula="of:=[.K70]*[.M$2]" office:value-type="currency" office:currency="USD" office:value="78.4" calcext:value-type="currency">
            <text:p>$78.40</text:p>
          </table:table-cell>
          <table:table-cell table:style-name="ce136" table:formula="of:=[.H70]*[.$M$2]+[.I70]*[.$M$1]" office:value-type="float" office:value="250" calcext:value-type="float">
            <text:p>250</text:p>
          </table:table-cell>
          <table:table-cell table:style-name="ce135" office:value-type="float" office:value="250" calcext:value-type="float">
            <text:p>250</text:p>
          </table:table-cell>
          <table:table-cell table:style-name="ce274" table:formula="of:=[.O70]*[.J70]" office:value-type="float" office:value="98" calcext:value-type="float">
            <text:p>98.00</text:p>
          </table:table-cell>
          <table:table-cell table:formula="of:=IF(MAX(0;([.N70]-[.O70]));MAX(0;([.N70]-[.O70]));&quot; &quot;)" office:value-type="string" office:string-value=" " calcext:value-type="string">
            <text:p><text:s/></text:p>
          </table:table-cell>
          <table:table-cell table:style-name="ce127"/>
          <table:table-cell table:number-columns-repeated="2"/>
          <table:table-cell table:style-name="ce135" table:number-columns-repeated="44"/>
          <table:table-cell table:number-columns-repeated="960"/>
        </table:table-row>
        <table:table-row table:style-name="ro5">
          <table:table-cell table:style-name="ce126" office:value-type="string" calcext:value-type="string">
            <text:p>Thru Hole</text:p>
          </table:table-cell>
          <table:table-cell table:style-name="ce135" office:value-type="string" calcext:value-type="string">
            <text:p>14P Ribbon Header, RA</text:p>
          </table:table-cell>
          <table:table-cell table:style-name="ce147" office:value-type="string" calcext:value-type="string">
            <text:p>Digikey</text:p>
          </table:table-cell>
          <table:table-cell table:style-name="ce207" office:value-type="string" calcext:value-type="string">
            <text:p>HRL14H-ND (obsolete)</text:p>
            <text:p><text:span text:style-name="T10">1175-2172-ND (QTY200)</text:span></text:p>
            <text:p><text:span text:style-name="T10">2057-MHR-14-HUAL-ND (QTY1)</text:span></text:p>
          </table:table-cell>
          <table:table-cell table:style-name="ce147" office:value-type="string" calcext:value-type="string">
            <text:p>locking</text:p>
          </table:table-cell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7" calcext:value-type="float">
            <text:p>7</text:p>
          </table:table-cell>
          <table:table-cell table:style-name="ce240" office:value-type="currency" office:currency="USD" office:value="0.493" calcext:value-type="currency">
            <text:p>$0.49</text:p>
          </table:table-cell>
          <table:table-cell table:style-name="ce240" table:formula="of:=[.J71]*[.H71]" office:value-type="currency" office:currency="USD" office:value="0.986" calcext:value-type="currency">
            <text:p>$0.99</text:p>
          </table:table-cell>
          <table:table-cell table:style-name="ce229" table:formula="of:=[.I71]*[.J71]" office:value-type="currency" office:currency="USD" office:value="3.451" calcext:value-type="currency">
            <text:p>$3.45</text:p>
          </table:table-cell>
          <table:table-cell table:style-name="ce240" table:formula="of:=[.K71]*[.M$2]" office:value-type="currency" office:currency="USD" office:value="197.2" calcext:value-type="currency">
            <text:p>$197.20</text:p>
          </table:table-cell>
          <table:table-cell table:style-name="ce136" table:formula="of:=[.H71]*[.$M$2]+[.I71]*[.$M$1]" office:value-type="float" office:value="750" calcext:value-type="float">
            <text:p>750</text:p>
          </table:table-cell>
          <table:table-cell table:style-name="ce135" office:value-type="float" office:value="768" calcext:value-type="float">
            <text:p>768</text:p>
          </table:table-cell>
          <table:table-cell table:style-name="ce274" table:formula="of:=[.O71]*[.J71]" office:value-type="float" office:value="378.624" calcext:value-type="float">
            <text:p>378.62</text:p>
          </table:table-cell>
          <table:table-cell table:formula="of:=IF(MAX(0;([.N71]-[.O71]));MAX(0;([.N71]-[.O71]));&quot; &quot;)" office:value-type="string" office:string-value=" " calcext:value-type="string">
            <text:p><text:s/></text:p>
          </table:table-cell>
          <table:table-cell table:style-name="ce125"/>
          <table:table-cell office:value-type="float" office:value="0" calcext:value-type="float">
            <text:p>0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Thru Hole</text:p>
          </table:table-cell>
          <table:table-cell table:style-name="ce135" office:value-type="string" calcext:value-type="string">
            <text:p>LiDisplay 1x4 Heade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2057-CDR-04-GR-ND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72]" office:value-type="float" office:value="1" calcext:value-type="float">
            <text:p>1</text:p>
          </table:table-cell>
          <table:table-cell table:style-name="ce240" office:value-type="currency" office:currency="USD" office:value="0.184" calcext:value-type="currency">
            <text:p>$0.18</text:p>
          </table:table-cell>
          <table:table-cell table:style-name="ce240" table:formula="of:=[.J72]*[.H72]" office:value-type="currency" office:currency="USD" office:value="0.184" calcext:value-type="currency">
            <text:p>$0.18</text:p>
          </table:table-cell>
          <table:table-cell table:style-name="ce229" table:formula="of:=[.I72]*[.J72]" office:value-type="currency" office:currency="USD" office:value="0.184" calcext:value-type="currency">
            <text:p>$0.18</text:p>
          </table:table-cell>
          <table:table-cell table:style-name="ce240" table:formula="of:=[.K72]*[.M$2]" office:value-type="currency" office:currency="USD" office:value="36.8" calcext:value-type="currency">
            <text:p>$36.80</text:p>
          </table:table-cell>
          <table:table-cell table:style-name="ce136" table:formula="of:=[.H72]*[.$M$2]+[.I72]*[.$M$1]" office:value-type="float" office:value="250" calcext:value-type="float">
            <text:p>250</text:p>
          </table:table-cell>
          <table:table-cell table:style-name="ce135" office:value-type="float" office:value="250" calcext:value-type="float">
            <text:p>250</text:p>
          </table:table-cell>
          <table:table-cell table:style-name="ce274" table:formula="of:=[.O72]*[.J72]" office:value-type="float" office:value="46" calcext:value-type="float">
            <text:p>46.00</text:p>
          </table:table-cell>
          <table:table-cell table:formula="of:=IF(MAX(0;([.N72]-[.O72]));MAX(0;([.N72]-[.O72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1694" calcext:value-type="float">
            <text:p>1694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Thru Hole</text:p>
          </table:table-cell>
          <table:table-cell table:style-name="ce135" office:value-type="string" calcext:value-type="string">
            <text:p>Cover Switch (Cherry)</text:p>
          </table:table-cell>
          <table:table-cell table:style-name="ce147" office:value-type="string" calcext:value-type="string">
            <text:p>Arrow</text:p>
          </table:table-cell>
          <table:table-cell table:style-name="ce135" office:value-type="string" calcext:value-type="string">
            <text:p>MX1A-11NW</text:p>
          </table:table-cell>
          <table:table-cell table:style-name="ce147" office:value-type="string" calcext:value-type="string">
            <text:p>Cherry Black</text:p>
          </table:table-cell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73]" office:value-type="float" office:value="1" calcext:value-type="float">
            <text:p>1</text:p>
          </table:table-cell>
          <table:table-cell table:style-name="ce240" office:value-type="currency" office:currency="USD" office:value="0.8" calcext:value-type="currency">
            <text:p>$0.80</text:p>
          </table:table-cell>
          <table:table-cell table:style-name="ce240" table:formula="of:=[.J73]*[.H73]" office:value-type="currency" office:currency="USD" office:value="0.8" calcext:value-type="currency">
            <text:p>$0.80</text:p>
          </table:table-cell>
          <table:table-cell table:style-name="ce229" table:formula="of:=[.I73]*[.J73]" office:value-type="currency" office:currency="USD" office:value="0.8" calcext:value-type="currency">
            <text:p>$0.80</text:p>
          </table:table-cell>
          <table:table-cell table:style-name="ce240" table:formula="of:=[.K73]*[.M$2]" office:value-type="currency" office:currency="USD" office:value="160" calcext:value-type="currency">
            <text:p>$160.00</text:p>
          </table:table-cell>
          <table:table-cell table:style-name="ce136" table:formula="of:=[.H73]*[.$M$2]+[.I73]*[.$M$1]" office:value-type="float" office:value="250" calcext:value-type="float">
            <text:p>250</text:p>
          </table:table-cell>
          <table:table-cell table:style-name="ce135" office:value-type="float" office:value="250" calcext:value-type="float">
            <text:p>250</text:p>
          </table:table-cell>
          <table:table-cell table:style-name="ce274" table:formula="of:=[.O73]*[.J73]" office:value-type="float" office:value="200" calcext:value-type="float">
            <text:p>200.00</text:p>
          </table:table-cell>
          <table:table-cell table:formula="of:=IF(MAX(0;([.N73]-[.O73]));MAX(0;([.N73]-[.O73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88573" calcext:value-type="float">
            <text:p>88573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Thru Hole</text:p>
          </table:table-cell>
          <table:table-cell table:style-name="ce135" office:value-type="string" calcext:value-type="string">
            <text:p>Buzze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433-1028-ND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74]" office:value-type="float" office:value="1" calcext:value-type="float">
            <text:p>1</text:p>
          </table:table-cell>
          <table:table-cell table:style-name="ce240" table:formula="of:=0.437+0.044" office:value-type="currency" office:currency="USD" office:value="0.481" calcext:value-type="currency">
            <text:p>$0.48</text:p>
          </table:table-cell>
          <table:table-cell table:style-name="ce240" table:formula="of:=[.J74]*[.H74]" office:value-type="currency" office:currency="USD" office:value="0.481" calcext:value-type="currency">
            <text:p>$0.48</text:p>
          </table:table-cell>
          <table:table-cell table:style-name="ce229" table:formula="of:=[.I74]*[.J74]" office:value-type="currency" office:currency="USD" office:value="0.481" calcext:value-type="currency">
            <text:p>$0.48</text:p>
          </table:table-cell>
          <table:table-cell table:style-name="ce240" table:formula="of:=[.K74]*[.M$2]" office:value-type="currency" office:currency="USD" office:value="96.2" calcext:value-type="currency">
            <text:p>$96.20</text:p>
          </table:table-cell>
          <table:table-cell table:style-name="ce136" table:formula="of:=[.H74]*[.$M$2]+[.I74]*[.$M$1]" office:value-type="float" office:value="250" calcext:value-type="float">
            <text:p>250</text:p>
          </table:table-cell>
          <table:table-cell table:style-name="ce135" office:value-type="float" office:value="260" calcext:value-type="float">
            <text:p>260</text:p>
          </table:table-cell>
          <table:table-cell table:style-name="ce274" table:formula="of:=[.O74]*[.J74]" office:value-type="float" office:value="125.06" calcext:value-type="float">
            <text:p>125.06</text:p>
          </table:table-cell>
          <table:table-cell table:formula="of:=IF(MAX(0;([.N74]-[.O74]));MAX(0;([.N74]-[.O74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143849" calcext:value-type="float">
            <text:p>143849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5">
          <table:table-cell table:style-name="ce130" table:number-columns-repeated="2"/>
          <table:table-cell table:style-name="ce193"/>
          <table:table-cell table:style-name="ce130"/>
          <table:table-cell table:style-name="ce193"/>
          <table:table-cell table:style-name="ce130" table:number-columns-repeated="4"/>
          <table:table-cell table:style-name="ce238" office:value-type="string" calcext:value-type="string">
            <text:p>Subtotal</text:p>
            <text:p>To This</text:p>
            <text:p>Line</text:p>
          </table:table-cell>
          <table:table-cell table:style-name="ce239" table:formula="of:=SUM([.K60:.K74])+[.K57]" office:value-type="currency" office:currency="USD" office:value="181.76004" calcext:value-type="currency">
            <text:p>$181.76</text:p>
          </table:table-cell>
          <table:table-cell table:style-name="ce239" table:formula="of:=SUM([.L60:.L74])+[.L57]" office:value-type="currency" office:currency="USD" office:value="184.22504" calcext:value-type="currency">
            <text:p>$184.23</text:p>
          </table:table-cell>
          <table:table-cell table:style-name="ce239" table:formula="of:=SUM([.M60:.M74])+[.M57]" office:value-type="currency" office:currency="USD" office:value="36352.008" calcext:value-type="currency">
            <text:p>$36,352.01</text:p>
          </table:table-cell>
          <table:table-cell table:style-name="ce130" table:number-columns-repeated="2"/>
          <table:table-cell table:style-name="ce314" table:formula="of:=SUM([.P60:.P74])+[.P57]" office:value-type="float" office:value="45698.5593" calcext:value-type="float">
            <text:p>45698.56</text:p>
          </table:table-cell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2"/>
          <table:table-cell table:style-name="ce193"/>
          <table:table-cell table:style-name="ce130"/>
          <table:table-cell table:style-name="ce193"/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1" office:value-type="string" calcext:value-type="string">
            <text:p>Bolt-On</text:p>
          </table:table-cell>
          <table:table-cell table:style-name="ce130"/>
          <table:table-cell table:style-name="ce193"/>
          <table:table-cell table:style-name="ce130"/>
          <table:table-cell table:style-name="ce193"/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8">
          <table:table-cell table:style-name="ce135" office:value-type="string" calcext:value-type="string">
            <text:p>Electronics</text:p>
          </table:table-cell>
          <table:table-cell table:style-name="ce135" office:value-type="string" calcext:value-type="string">
            <text:p>Fan</text:p>
          </table:table-cell>
          <table:table-cell table:style-name="ce135" office:value-type="string" calcext:value-type="string">
            <text:p>OnlineComponents</text:p>
            <text:p>Sager</text:p>
          </table:table-cell>
          <table:table-cell table:style-name="ce135" office:value-type="string" calcext:value-type="string">
            <text:p>MF60151VX-1000U-A99 (30.4 CFM)(existing)</text:p>
            <text:p>MF60151VX-1000U-G99 (30.4 CFM)(tach)</text:p>
            <text:p>CFM-6015V-154-362 (30.4 CFM)</text:p>
            <text:p><text:span text:style-name="T4">MF60151V1-1000U-A99 (26.4 CFM)</text:span></text:p>
            <text:p><text:span text:style-name="T4">MF60151V1-1000U-G99 (26.4 CFM)</text:span></text:p>
            <text:p><text:span text:style-name="T4">EYW06015012BSS-12 (27.0 CFM)</text:span>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3" calcext:value-type="float">
            <text:p>3</text:p>
          </table:table-cell>
          <table:table-cell table:style-name="ce140" office:value-type="float" office:value="3" calcext:value-type="float">
            <office:annotation draw:style-name="gr2" draw:text-style-name="P2" svg:width="1.1413in" svg:height="0.7083in" svg:x="7.7283in" svg:y="19.315in" draw:caption-point-x="-0.2398in" draw:caption-point-y="0.5945in">
              <dc:date>2022-10-12T00:00:00</dc:date>
              <text:p text:style-name="P1"><text:span text:style-name="T1">see "1500 watt charger" page for 4</text:span><text:span text:style-name="T2">th</text:span><text:span text:style-name="T1"> fan</text:span></text:p>
            </office:annotation>
            <text:p>3</text:p>
          </table:table-cell>
          <table:table-cell table:style-name="ce240" office:value-type="currency" office:currency="USD" office:value="5.44" calcext:value-type="currency">
            <text:p>$5.44</text:p>
          </table:table-cell>
          <table:table-cell table:style-name="ce240" table:formula="of:=[.J78]*[.H78]" office:value-type="currency" office:currency="USD" office:value="16.32" calcext:value-type="currency">
            <text:p>$16.32</text:p>
          </table:table-cell>
          <table:table-cell table:style-name="ce229" table:formula="of:=[.I78]*[.J78]" office:value-type="currency" office:currency="USD" office:value="16.32" calcext:value-type="currency">
            <text:p>$16.32</text:p>
          </table:table-cell>
          <table:table-cell table:style-name="ce240" table:formula="of:=[.K78]*[.M$2]" office:value-type="currency" office:currency="USD" office:value="3264" calcext:value-type="currency">
            <text:p>$3,264.00</text:p>
          </table:table-cell>
          <table:table-cell table:style-name="ce136" table:formula="of:=[.H78]*[.$M$2]+[.I78]*[.$M$1]" office:value-type="float" office:value="750" calcext:value-type="float">
            <text:p>750</text:p>
          </table:table-cell>
          <table:table-cell table:style-name="ce135" office:value-type="float" office:value="736" calcext:value-type="float">
            <text:p>736</text:p>
          </table:table-cell>
          <table:table-cell table:style-name="ce274" table:formula="of:=[.O78]*[.J78]" office:value-type="float" office:value="4003.84" calcext:value-type="float">
            <text:p>4003.84</text:p>
          </table:table-cell>
          <table:table-cell table:formula="of:=IF(MAX(0;([.N78]-[.O78]));MAX(0;([.N78]-[.O78]));&quot; &quot;)" office:value-type="float" office:value="14" calcext:value-type="float">
            <text:p>14</text:p>
          </table:table-cell>
          <table:table-cell table:style-name="ce126"/>
          <table:table-cell office:value-type="float" office:value="6320" calcext:value-type="float">
            <text:p>6320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Electronics</text:p>
          </table:table-cell>
          <table:table-cell table:style-name="ce135" office:value-type="string" calcext:value-type="string">
            <text:p>Batt temp sensor - short</text:p>
          </table:table-cell>
          <table:table-cell table:style-name="ce135" office:value-type="string" calcext:value-type="string">
            <text:p>Digikey</text:p>
          </table:table-cell>
          <table:table-cell table:style-name="ce135" office:value-type="string" calcext:value-type="string">
            <text:p>900-2138651635-ND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1" calcext:value-type="float">
            <text:p>1</text:p>
          </table:table-cell>
          <table:table-cell table:style-name="ce240" office:value-type="currency" office:currency="USD" office:value="2.517" calcext:value-type="currency">
            <text:p>$2.52</text:p>
          </table:table-cell>
          <table:table-cell table:style-name="ce240" table:formula="of:=[.J79]*[.H79]" office:value-type="currency" office:currency="USD" office:value="7.551" calcext:value-type="currency">
            <text:p>$7.55</text:p>
          </table:table-cell>
          <table:table-cell table:style-name="ce229" table:formula="of:=[.I79]*[.J79]" office:value-type="currency" office:currency="USD" office:value="2.517" calcext:value-type="currency">
            <text:p>$2.52</text:p>
          </table:table-cell>
          <table:table-cell table:style-name="ce240" table:formula="of:=[.K79]*[.M$2]" office:value-type="currency" office:currency="USD" office:value="1510.2" calcext:value-type="currency">
            <text:p>$1,510.20</text:p>
          </table:table-cell>
          <table:table-cell table:style-name="ce136" table:formula="of:=[.H79]*[.$M$2]+[.I79]*[.$M$1]" office:value-type="float" office:value="650" calcext:value-type="float">
            <text:p>650</text:p>
          </table:table-cell>
          <table:table-cell table:style-name="ce135" office:value-type="float" office:value="800" calcext:value-type="float">
            <text:p>800</text:p>
          </table:table-cell>
          <table:table-cell table:style-name="ce274" table:formula="of:=[.O79]*[.J79]" office:value-type="float" office:value="2013.6" calcext:value-type="float">
            <text:p>2013.60</text:p>
          </table:table-cell>
          <table:table-cell table:formula="of:=IF(MAX(0;([.N79]-[.O79]));MAX(0;([.N79]-[.O79]));&quot; &quot;)" office:value-type="string" office:string-value=" " calcext:value-type="string">
            <text:p><text:s/></text:p>
          </table:table-cell>
          <table:table-cell table:style-name="ce136"/>
          <table:table-cell office:value-type="float" office:value="1644" calcext:value-type="float">
            <text:p>1644</text:p>
          </table:table-cell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6">
          <table:table-cell table:style-name="ce135" office:value-type="string" calcext:value-type="string">
            <text:p>Electronics</text:p>
          </table:table-cell>
          <table:table-cell table:style-name="ce135" office:value-type="string" calcext:value-type="string">
            <text:p>Batt temp sensor - long</text:p>
          </table:table-cell>
          <table:table-cell table:style-name="ce135" office:value-type="string" calcext:value-type="string">
            <text:p>Digikey</text:p>
          </table:table-cell>
          <table:table-cell table:style-name="ce135" office:value-type="string" calcext:value-type="string">
            <text:p>900-2138651637-ND</text:p>
          </table:table-cell>
          <table:table-cell table:style-name="ce147"/>
          <table:table-cell table:style-name="ce135" table:number-columns-repeated="2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2" calcext:value-type="float">
            <text:p>2</text:p>
          </table:table-cell>
          <table:table-cell table:style-name="ce240" office:value-type="currency" office:currency="USD" office:value="3.76" calcext:value-type="currency">
            <text:p>$3.76</text:p>
          </table:table-cell>
          <table:table-cell table:style-name="ce240" table:formula="of:=[.J80]*[.H80]" office:value-type="currency" office:currency="USD" office:value="0" calcext:value-type="currency">
            <text:p>$0.00</text:p>
          </table:table-cell>
          <table:table-cell table:style-name="ce229" table:formula="of:=[.I80]*[.J80]" office:value-type="currency" office:currency="USD" office:value="7.52" calcext:value-type="currency">
            <text:p>$7.52</text:p>
          </table:table-cell>
          <table:table-cell table:style-name="ce240" table:formula="of:=[.K80]*[.M$2]" office:value-type="currency" office:currency="USD" office:value="0" calcext:value-type="currency">
            <text:p>$0.00</text:p>
          </table:table-cell>
          <table:table-cell table:style-name="ce136" table:formula="of:=[.H80]*[.$M$2]+[.I80]*[.$M$1]" office:value-type="float" office:value="100" calcext:value-type="float">
            <text:p>100</text:p>
          </table:table-cell>
          <table:table-cell table:style-name="ce135" table:formula="of:=26+31" office:value-type="float" office:value="57" calcext:value-type="float">
            <text:p>57</text:p>
          </table:table-cell>
          <table:table-cell table:style-name="ce274" table:formula="of:=[.O80]*[.J80]" office:value-type="float" office:value="214.32" calcext:value-type="float">
            <text:p>214.32</text:p>
          </table:table-cell>
          <table:table-cell table:formula="of:=IF(MAX(0;([.N80]-[.O80]));MAX(0;([.N80]-[.O80]));&quot; &quot;)" office:value-type="float" office:value="43" calcext:value-type="float">
            <text:p>43</text:p>
          </table:table-cell>
          <table:table-cell table:style-name="ce136" office:value-type="string" calcext:value-type="string">
            <office:annotation draw:style-name="gr4" draw:text-style-name="P2" svg:width="1.1413in" svg:height="1.9453in" svg:x="14.2504in" svg:y="20.4508in" draw:caption-point-x="-0.2398in" draw:caption-point-y="0.5949in">
              <dc:date>2023-05-20T00:00:00</dc:date>
              <text:p text:style-name="P1"><text:span text:style-name="T1">Mouser: Ordered QTY39 (order 28836404 2023MAY01). <text:s/>Only received QTY31</text:span></text:p>
              <text:p text:style-name="P1"><text:span text:style-name="T1"/></text:p>
              <text:p text:style-name="P1"><text:span text:style-name="T1">Digikey: Backordered QTY50 (#81229594), ETA 2023SEP</text:span></text:p>
            </office:annotation>
            <text:p>8 (Mouser)</text:p>
            <text:p>50 (Digikey)(#81229594)</text:p>
          </table:table-cell>
          <table:table-cell/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Electronics</text:p>
          </table:table-cell>
          <table:table-cell table:style-name="ce135" office:value-type="string" calcext:value-type="string">
            <text:p>Fuse AC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0ADKC8000-BE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81]" office:value-type="float" office:value="1" calcext:value-type="float">
            <text:p>1</text:p>
          </table:table-cell>
          <table:table-cell table:style-name="ce240" office:value-type="currency" office:currency="USD" office:value="0.8271" calcext:value-type="currency">
            <text:p>$0.83</text:p>
          </table:table-cell>
          <table:table-cell table:style-name="ce240" table:formula="of:=[.J81]*[.H81]" office:value-type="currency" office:currency="USD" office:value="0.8271" calcext:value-type="currency">
            <text:p>$0.83</text:p>
          </table:table-cell>
          <table:table-cell table:style-name="ce229" table:formula="of:=[.I81]*[.J81]" office:value-type="currency" office:currency="USD" office:value="0.8271" calcext:value-type="currency">
            <text:p>$0.83</text:p>
          </table:table-cell>
          <table:table-cell table:style-name="ce240" table:formula="of:=[.K81]*[.M$2]" office:value-type="currency" office:currency="USD" office:value="165.42" calcext:value-type="currency">
            <text:p>$165.42</text:p>
          </table:table-cell>
          <table:table-cell table:style-name="ce136" table:formula="of:=[.H81]*[.$M$2]+[.I81]*[.$M$1]" office:value-type="float" office:value="250" calcext:value-type="float">
            <text:p>250</text:p>
          </table:table-cell>
          <table:table-cell table:style-name="ce135" office:value-type="float" office:value="260" calcext:value-type="float">
            <text:p>260</text:p>
          </table:table-cell>
          <table:table-cell table:style-name="ce274" table:formula="of:=[.O81]*[.J81]" office:value-type="float" office:value="215.046" calcext:value-type="float">
            <text:p>215.05</text:p>
          </table:table-cell>
          <table:table-cell table:formula="of:=IF(MAX(0;([.N81]-[.O81]));MAX(0;([.N81]-[.O81]));&quot; &quot;)" office:value-type="string" office:string-value=" " calcext:value-type="string">
            <text:p><text:s/></text:p>
          </table:table-cell>
          <table:table-cell/>
          <table:table-cell office:value-type="float" office:value="747" calcext:value-type="float">
            <text:p>747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Electronics</text:p>
          </table:table-cell>
          <table:table-cell table:style-name="ce135" office:value-type="string" calcext:value-type="string">
            <text:p>Fuse DC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0ADKC6300-BE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82]" office:value-type="float" office:value="1" calcext:value-type="float">
            <text:p>1</text:p>
          </table:table-cell>
          <table:table-cell table:style-name="ce240" table:formula="of:=0.88" office:value-type="currency" office:currency="USD" office:value="0.88" calcext:value-type="currency">
            <text:p>$0.88</text:p>
          </table:table-cell>
          <table:table-cell table:style-name="ce240" table:formula="of:=[.J82]*[.H82]" office:value-type="currency" office:currency="USD" office:value="0.88" calcext:value-type="currency">
            <text:p>$0.88</text:p>
          </table:table-cell>
          <table:table-cell table:style-name="ce229" table:formula="of:=[.I82]*[.J82]" office:value-type="currency" office:currency="USD" office:value="0.88" calcext:value-type="currency">
            <text:p>$0.88</text:p>
          </table:table-cell>
          <table:table-cell table:style-name="ce240" table:formula="of:=[.K82]*[.M$2]" office:value-type="currency" office:currency="USD" office:value="176" calcext:value-type="currency">
            <text:p>$176.00</text:p>
          </table:table-cell>
          <table:table-cell table:style-name="ce136" table:formula="of:=[.H82]*[.$M$2]+[.I82]*[.$M$1]" office:value-type="float" office:value="250" calcext:value-type="float">
            <text:p>250</text:p>
          </table:table-cell>
          <table:table-cell table:style-name="ce135" office:value-type="float" office:value="686" calcext:value-type="float">
            <text:p>686</text:p>
          </table:table-cell>
          <table:table-cell table:style-name="ce274" table:formula="of:=[.O82]*[.J82]" office:value-type="float" office:value="603.68" calcext:value-type="float">
            <text:p>603.68</text:p>
          </table:table-cell>
          <table:table-cell table:formula="of:=IF(MAX(0;([.N82]-[.O82]));MAX(0;([.N82]-[.O82]));&quot; &quot;)" office:value-type="string" office:string-value=" " calcext:value-type="string">
            <text:p><text:s/></text:p>
          </table:table-cell>
          <table:table-cell table:style-name="ce127"/>
          <table:table-cell table:number-columns-repeated="2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Electronics</text:p>
          </table:table-cell>
          <table:table-cell table:style-name="ce135" office:value-type="string" calcext:value-type="string">
            <text:p>IEC cord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Q106-ND (10A)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83]" office:value-type="float" office:value="1" calcext:value-type="float">
            <text:p>1</text:p>
          </table:table-cell>
          <table:table-cell table:style-name="ce240" table:formula="of:=3.94+0.394" office:value-type="currency" office:currency="USD" office:value="4.334" calcext:value-type="currency">
            <text:p>$4.33</text:p>
          </table:table-cell>
          <table:table-cell table:style-name="ce240" table:formula="of:=[.J83]*[.H83]" office:value-type="currency" office:currency="USD" office:value="4.334" calcext:value-type="currency">
            <text:p>$4.33</text:p>
          </table:table-cell>
          <table:table-cell table:style-name="ce229" table:formula="of:=[.I83]*[.J83]" office:value-type="currency" office:currency="USD" office:value="4.334" calcext:value-type="currency">
            <text:p>$4.33</text:p>
          </table:table-cell>
          <table:table-cell table:style-name="ce240" table:formula="of:=[.K83]*[.M$2]" office:value-type="currency" office:currency="USD" office:value="866.8" calcext:value-type="currency">
            <text:p>$866.80</text:p>
          </table:table-cell>
          <table:table-cell table:style-name="ce136" table:formula="of:=[.H83]*[.$M$2]+[.I83]*[.$M$1]" office:value-type="float" office:value="250" calcext:value-type="float">
            <text:p>250</text:p>
          </table:table-cell>
          <table:table-cell table:style-name="ce135" table:formula="of:=128+125" office:value-type="float" office:value="253" calcext:value-type="float">
            <text:p>253</text:p>
          </table:table-cell>
          <table:table-cell table:style-name="ce274" table:formula="of:=[.O83]*[.J83]" office:value-type="float" office:value="1096.502" calcext:value-type="float">
            <text:p>1096.50</text:p>
          </table:table-cell>
          <table:table-cell table:formula="of:=IF(MAX(0;([.N83]-[.O83]));MAX(0;([.N83]-[.O83]));&quot; &quot;)" office:value-type="string" office:string-value=" " calcext:value-type="string">
            <text:p><text:s/></text:p>
          </table:table-cell>
          <table:table-cell table:style-name="ce126"/>
          <table:table-cell office:value-type="float" office:value="11295" calcext:value-type="float">
            <text:p>11295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Electronics</text:p>
          </table:table-cell>
          <table:table-cell table:style-name="ce135" office:value-type="string" calcext:value-type="string">
            <text:p>USB Cable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AE10618-ND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84]" office:value-type="float" office:value="1" calcext:value-type="float">
            <text:p>1</text:p>
          </table:table-cell>
          <table:table-cell table:style-name="ce240" table:formula="of:=2.236+0.224" office:value-type="currency" office:currency="USD" office:value="2.46" calcext:value-type="currency">
            <text:p>$2.46</text:p>
          </table:table-cell>
          <table:table-cell table:style-name="ce240" table:formula="of:=[.J84]*[.H84]" office:value-type="currency" office:currency="USD" office:value="2.46" calcext:value-type="currency">
            <text:p>$2.46</text:p>
          </table:table-cell>
          <table:table-cell table:style-name="ce229" table:formula="of:=[.I84]*[.J84]" office:value-type="currency" office:currency="USD" office:value="2.46" calcext:value-type="currency">
            <text:p>$2.46</text:p>
          </table:table-cell>
          <table:table-cell table:style-name="ce240" table:formula="of:=[.K84]*[.M$2]" office:value-type="currency" office:currency="USD" office:value="492" calcext:value-type="currency">
            <text:p>$492.00</text:p>
          </table:table-cell>
          <table:table-cell table:style-name="ce136" table:formula="of:=[.H84]*[.$M$2]+[.I84]*[.$M$1]" office:value-type="float" office:value="250" calcext:value-type="float">
            <text:p>250</text:p>
          </table:table-cell>
          <table:table-cell table:style-name="ce135" office:value-type="float" office:value="250" calcext:value-type="float">
            <text:p>250</text:p>
          </table:table-cell>
          <table:table-cell table:style-name="ce274" table:formula="of:=[.O84]*[.J84]" office:value-type="float" office:value="615" calcext:value-type="float">
            <text:p>615.00</text:p>
          </table:table-cell>
          <table:table-cell table:formula="of:=IF(MAX(0;([.N84]-[.O84]));MAX(0;([.N84]-[.O84]));&quot; &quot;)" office:value-type="string" office:string-value=" " calcext:value-type="string">
            <text:p><text:s/></text:p>
          </table:table-cell>
          <table:table-cell table:style-name="ce126"/>
          <table:table-cell office:value-type="float" office:value="9545" calcext:value-type="float">
            <text:p>9545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6">
          <table:table-cell table:style-name="ce138" office:value-type="string" calcext:value-type="string">
            <text:p>Electronics</text:p>
          </table:table-cell>
          <table:table-cell table:style-name="ce138" office:value-type="string" calcext:value-type="string">
            <text:p>Grid Charger</text:p>
          </table:table-cell>
          <table:table-cell table:style-name="ce194" office:value-type="string" calcext:value-type="string">
            <text:p>Digikey</text:p>
            <text:p>chip1stop</text:p>
          </table:table-cell>
          <table:table-cell table:style-name="ce138" office:value-type="string" calcext:value-type="string">
            <office:annotation draw:style-name="gr5" draw:text-style-name="P2" svg:width="1.1413in" svg:height="2.1008in" svg:x="6.2067in" svg:y="21.4941in" draw:caption-point-x="-0.2398in" draw:caption-point-y="0.5945in">
              <dc:date>2022-10-06T00:00:00</dc:date>
              <text:p text:style-name="P1"><text:span text:style-name="T1">Other Options:</text:span></text:p>
              <text:p text:style-name="P3"><text:span text:style-name="T3">ELG-100-C500B</text:span></text:p>
              <text:p text:style-name="P3"><text:span text:style-name="T3">HLG-120H-C700B</text:span></text:p>
              <text:p text:style-name="P3"><text:span text:style-name="T3">ELG-150-C500B</text:span></text:p>
              <text:p text:style-name="P3"><text:span text:style-name="T3">ELG-150-C700B</text:span></text:p>
              <text:p text:style-name="P3"><text:span text:style-name="T3">XLG-150-L-AB</text:span></text:p>
              <text:p text:style-name="P3"><text:span text:style-name="T3">HLG-185H-C700B</text:span></text:p>
              <text:p text:style-name="P3"><text:span text:style-name="T3">ELG-200-C1050B</text:span></text:p>
              <text:p text:style-name="P3"><text:span text:style-name="T3">USCO-320210GA</text:span></text:p>
            </office:annotation>
            <text:p><text:span text:style-name="T4">PLED96W-213-C0450-D</text:span></text:p>
            <text:p/>
          </table:table-cell>
          <table:table-cell table:style-name="ce194"/>
          <table:table-cell table:style-name="ce138"/>
          <table:table-cell table:style-name="ce138" office:value-type="string" calcext:value-type="string">
            <text:p>hand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0" calcext:value-type="float">
            <text:p>0</text:p>
          </table:table-cell>
          <table:table-cell table:style-name="ce243" office:value-type="currency" office:currency="USD" office:value="34.31" calcext:value-type="currency">
            <text:p>$34.31</text:p>
          </table:table-cell>
          <table:table-cell table:style-name="ce243" table:formula="of:=[.J85]*[.H85]" office:value-type="currency" office:currency="USD" office:value="34.31" calcext:value-type="currency">
            <text:p>$34.31</text:p>
          </table:table-cell>
          <table:table-cell table:style-name="ce229" table:formula="of:=[.I85]*[.J85]" office:value-type="currency" office:currency="USD" office:value="0" calcext:value-type="currency">
            <text:p>$0.00</text:p>
          </table:table-cell>
          <table:table-cell table:style-name="ce243" table:formula="of:=[.K85]*[.M$2]" office:value-type="currency" office:currency="USD" office:value="6862" calcext:value-type="currency">
            <text:p>$6,862.00</text:p>
          </table:table-cell>
          <table:table-cell table:style-name="ce136" table:formula="of:=[.H85]*[.$M$2]+[.I85]*[.$M$1]" office:value-type="float" office:value="200" calcext:value-type="float">
            <text:p>200</text:p>
          </table:table-cell>
          <table:table-cell table:style-name="ce138" office:value-type="float" office:value="117" calcext:value-type="float">
            <text:p>117</text:p>
          </table:table-cell>
          <table:table-cell table:style-name="ce317" table:formula="of:=[.O85]*[.J85]" office:value-type="float" office:value="4014.27" calcext:value-type="float">
            <text:p>4014.27</text:p>
          </table:table-cell>
          <table:table-cell table:formula="of:=IF(MAX(0;([.N85]-[.O85]));MAX(0;([.N85]-[.O85]));&quot; &quot;)" office:value-type="float" office:value="83" calcext:value-type="float">
            <text:p>83</text:p>
          </table:table-cell>
          <table:table-cell table:style-name="ce12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6">
          <table:table-cell table:style-name="ce138" office:value-type="string" calcext:value-type="string">
            <text:p>Electronics</text:p>
          </table:table-cell>
          <table:table-cell table:style-name="ce138" office:value-type="string" calcext:value-type="string">
            <text:p>Grid Charger</text:p>
          </table:table-cell>
          <table:table-cell table:style-name="ce194" office:value-type="string" calcext:value-type="string">
            <text:p>Digikey</text:p>
            <text:p>chip1stop</text:p>
          </table:table-cell>
          <table:table-cell table:style-name="ce138" office:value-type="string" calcext:value-type="string">
            <text:p>HLG-480H-C2100B</text:p>
          </table:table-cell>
          <table:table-cell table:style-name="ce194"/>
          <table:table-cell table:style-name="ce138" table:number-columns-repeated="2"/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1" calcext:value-type="float">
            <text:p>1</text:p>
          </table:table-cell>
          <table:table-cell table:style-name="ce243" office:value-type="currency" office:currency="USD" office:value="142.9" calcext:value-type="currency">
            <text:p>$142.90</text:p>
          </table:table-cell>
          <table:table-cell table:style-name="ce243" table:formula="of:=[.J86]*[.H86]" office:value-type="currency" office:currency="USD" office:value="0" calcext:value-type="currency">
            <text:p>$0.00</text:p>
          </table:table-cell>
          <table:table-cell table:style-name="ce229" table:formula="of:=[.I86]*[.J86]" office:value-type="currency" office:currency="USD" office:value="142.9" calcext:value-type="currency">
            <text:p>$142.90</text:p>
          </table:table-cell>
          <table:table-cell table:style-name="ce243" table:formula="of:=[.K86]*[.M$2]" office:value-type="currency" office:currency="USD" office:value="0" calcext:value-type="currency">
            <text:p>$0.00</text:p>
          </table:table-cell>
          <table:table-cell table:style-name="ce136" table:formula="of:=[.H86]*[.$M$2]+[.I86]*[.$M$1]" office:value-type="float" office:value="50" calcext:value-type="float">
            <text:p>50</text:p>
          </table:table-cell>
          <table:table-cell table:style-name="ce138" office:value-type="float" office:value="28" calcext:value-type="float">
            <text:p>28</text:p>
          </table:table-cell>
          <table:table-cell table:style-name="ce317" table:formula="of:=[.O86]*[.J86]" office:value-type="float" office:value="4001.2" calcext:value-type="float">
            <text:p>4001.20</text:p>
          </table:table-cell>
          <table:table-cell table:formula="of:=IF(MAX(0;([.N86]-[.O86]));MAX(0;([.N86]-[.O86]));&quot; &quot;)" office:value-type="float" office:value="22" calcext:value-type="float">
            <text:p>22</text:p>
          </table:table-cell>
          <table:table-cell table:number-columns-repeated="3"/>
          <table:table-cell table:style-name="ce135" table:number-columns-repeated="44"/>
          <table:table-cell table:number-columns-repeated="960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5"/>
        </table:table-row>
        <table:table-row table:style-name="ro6">
          <table:table-cell table:style-name="ce136" office:value-type="string" calcext:value-type="string">
            <text:p>Hardware</text:p>
          </table:table-cell>
          <table:table-cell table:style-name="ce136" office:value-type="string" calcext:value-type="string">
            <office:annotation draw:style-name="gr2" draw:text-style-name="P2" svg:width="1.1413in" svg:height="0.7083in" svg:x="3.363in" svg:y="22.3354in" draw:caption-point-x="-0.2398in" draw:caption-point-y="0.5949in">
              <dc:date>2022-10-06T00:00:00</dc:date>
              <text:p text:style-name="P1"><text:span text:style-name="T1">Used for Fast Grid Charger</text:span></text:p>
            </office:annotation>
            <text:p>Grid Charger Standoff</text:p>
          </table:table-cell>
          <table:table-cell table:style-name="ce148" office:value-type="string" calcext:value-type="string">
            <text:p>Digikey</text:p>
          </table:table-cell>
          <table:table-cell table:style-name="ce136" office:value-type="string" calcext:value-type="string">
            <text:p>1772-1243-ND</text:p>
            <text:p>1772-3419-ND (more expensive)</text:p>
          </table:table-cell>
          <table:table-cell table:style-name="ce148"/>
          <table:table-cell table:style-name="ce136" table:number-columns-repeated="2"/>
          <table:table-cell table:number-columns-repeated="2" table:style-name="ce136" office:value-type="float" office:value="0" calcext:value-type="float">
            <text:p>0</text:p>
          </table:table-cell>
          <table:table-cell table:style-name="ce229" office:value-type="currency" office:currency="USD" office:value="0.69" calcext:value-type="currency">
            <text:p>$0.69</text:p>
          </table:table-cell>
          <table:table-cell table:style-name="ce229" table:formula="of:=[.J88]*[.H88]" office:value-type="currency" office:currency="USD" office:value="0" calcext:value-type="currency">
            <text:p>$0.00</text:p>
          </table:table-cell>
          <table:table-cell table:style-name="ce229" table:formula="of:=[.I88]*[.J88]" office:value-type="currency" office:currency="USD" office:value="0" calcext:value-type="currency">
            <text:p>$0.00</text:p>
          </table:table-cell>
          <table:table-cell table:style-name="ce229" table:formula="of:=[.K88]*[.M$2]" office:value-type="currency" office:currency="USD" office:value="0" calcext:value-type="currency">
            <text:p>$0.00</text:p>
          </table:table-cell>
          <table:table-cell table:style-name="ce136" table:formula="of:=[.H88]*[.$M$2]+[.I88]*[.$M$1]" office:value-type="float" office:value="0" calcext:value-type="float">
            <text:p>0</text:p>
          </table:table-cell>
          <table:table-cell table:style-name="ce136" office:value-type="float" office:value="56" calcext:value-type="float">
            <text:p>56</text:p>
          </table:table-cell>
          <table:table-cell table:style-name="ce274" table:formula="of:=[.O88]*[.J88]" office:value-type="float" office:value="38.64" calcext:value-type="float">
            <text:p>38.64</text:p>
          </table:table-cell>
          <table:table-cell table:formula="of:=IF(MAX(0;([.N88]-[.O88]));MAX(0;([.N88]-[.O88]));&quot; &quot;)" office:value-type="string" office:string-value=" " calcext:value-type="string">
            <text:p><text:s/></text:p>
          </table:table-cell>
          <table:table-cell table:style-name="ce328"/>
          <table:table-cell table:style-name="ce136"/>
          <table:table-cell table:style-name="ce106"/>
          <table:table-cell table:style-name="ce136" table:number-columns-repeated="44"/>
          <table:table-cell table:style-name="ce328" table:number-columns-repeated="959"/>
          <table:table-cell/>
        </table:table-row>
        <table:table-row table:style-name="ro3">
          <table:table-cell table:style-name="ce136" office:value-type="string" calcext:value-type="string">
            <text:p>Mechanicals</text:p>
          </table:table-cell>
          <table:table-cell table:style-name="ce136" office:value-type="string" calcext:value-type="string">
            <text:p>Anderson Roll Pin</text:p>
          </table:table-cell>
          <table:table-cell table:style-name="ce148" office:value-type="string" calcext:value-type="string">
            <text:p>Amazon</text:p>
          </table:table-cell>
          <table:table-cell table:style-name="ce136" office:value-type="string" calcext:value-type="string">
            <text:p>9187527 (3/32 x 0.5)</text:p>
          </table:table-cell>
          <table:table-cell table:style-name="ce148"/>
          <table:table-cell table:style-name="ce136" table:number-columns-repeated="2"/>
          <table:table-cell table:style-name="ce136" office:value-type="float" office:value="2" calcext:value-type="float">
            <text:p>2</text:p>
          </table:table-cell>
          <table:table-cell table:style-name="ce141" office:value-type="float" office:value="6" calcext:value-type="float">
            <text:p>6</text:p>
          </table:table-cell>
          <table:table-cell table:style-name="ce229" office:value-type="currency" office:currency="USD" office:value="0.265" calcext:value-type="currency">
            <text:p>$0.27</text:p>
          </table:table-cell>
          <table:table-cell table:style-name="ce229" table:formula="of:=[.J89]*[.H89]" office:value-type="currency" office:currency="USD" office:value="0.53" calcext:value-type="currency">
            <text:p>$0.53</text:p>
          </table:table-cell>
          <table:table-cell table:style-name="ce229" table:formula="of:=[.I89]*[.J89]" office:value-type="currency" office:currency="USD" office:value="1.59" calcext:value-type="currency">
            <text:p>$1.59</text:p>
          </table:table-cell>
          <table:table-cell table:style-name="ce229" table:formula="of:=[.K89]*[.M$2]" office:value-type="currency" office:currency="USD" office:value="106" calcext:value-type="currency">
            <text:p>$106.00</text:p>
          </table:table-cell>
          <table:table-cell table:style-name="ce136" table:formula="of:=[.H89]*[.$M$2]+[.I89]*[.$M$1]" office:value-type="float" office:value="700" calcext:value-type="float">
            <text:p>700</text:p>
          </table:table-cell>
          <table:table-cell table:style-name="ce136" office:value-type="float" office:value="150" calcext:value-type="float">
            <text:p>150</text:p>
          </table:table-cell>
          <table:table-cell table:style-name="ce274" table:formula="of:=[.O89]*[.J89]" office:value-type="float" office:value="39.75" calcext:value-type="float">
            <text:p>39.75</text:p>
          </table:table-cell>
          <table:table-cell table:formula="of:=IF(MAX(0;([.N89]-[.O89]));MAX(0;([.N89]-[.O89]));&quot; &quot;)" office:value-type="float" office:value="550" calcext:value-type="float">
            <text:p>550</text:p>
          </table:table-cell>
          <table:table-cell table:style-name="ce328" office:value-type="float" office:value="42" calcext:value-type="float">
            <text:p>42</text:p>
          </table:table-cell>
          <table:table-cell table:style-name="ce136"/>
          <table:table-cell table:style-name="ce106"/>
          <table:table-cell table:style-name="ce136" table:number-columns-repeated="44"/>
          <table:table-cell table:style-name="ce328" table:number-columns-repeated="959"/>
          <table:table-cell/>
        </table:table-row>
        <table:table-row table:style-name="ro3">
          <table:table-cell table:style-name="ce135" office:value-type="string" calcext:value-type="string">
            <text:p>Electronics</text:p>
          </table:table-cell>
          <table:table-cell table:style-name="ce135" office:value-type="string" calcext:value-type="string">
            <text:p>75A Disconnect</text:p>
          </table:table-cell>
          <table:table-cell table:style-name="ce147" office:value-type="string" calcext:value-type="string">
            <text:p>Powerwerx</text:p>
          </table:table-cell>
          <table:table-cell table:style-name="ce135" office:value-type="string" calcext:value-type="string">
            <text:p>Anderson - 75A contact (6AWG)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3" calcext:value-type="float">
            <text:p>3</text:p>
          </table:table-cell>
          <table:table-cell table:style-name="ce240" office:value-type="currency" office:currency="USD" office:value="0.93" calcext:value-type="currency">
            <text:p>$0.93</text:p>
          </table:table-cell>
          <table:table-cell table:style-name="ce240" table:formula="of:=[.J90]*[.H90]" office:value-type="currency" office:currency="USD" office:value="1.86" calcext:value-type="currency">
            <text:p>$1.86</text:p>
          </table:table-cell>
          <table:table-cell table:style-name="ce229" table:formula="of:=[.I90]*[.J90]" office:value-type="currency" office:currency="USD" office:value="2.79" calcext:value-type="currency">
            <text:p>$2.79</text:p>
          </table:table-cell>
          <table:table-cell table:style-name="ce240" table:formula="of:=[.K90]*[.M$2]" office:value-type="currency" office:currency="USD" office:value="372" calcext:value-type="currency">
            <text:p>$372.00</text:p>
          </table:table-cell>
          <table:table-cell table:style-name="ce136" table:formula="of:=[.H90]*[.$M$2]+[.I90]*[.$M$1]" office:value-type="float" office:value="550" calcext:value-type="float">
            <text:p>550</text:p>
          </table:table-cell>
          <table:table-cell table:style-name="ce135" office:value-type="float" office:value="350" calcext:value-type="float">
            <text:p>350</text:p>
          </table:table-cell>
          <table:table-cell table:style-name="ce274" table:formula="of:=[.O90]*[.J90]" office:value-type="float" office:value="325.5" calcext:value-type="float">
            <text:p>325.50</text:p>
          </table:table-cell>
          <table:table-cell table:formula="of:=IF(MAX(0;([.N90]-[.O90]));MAX(0;([.N90]-[.O90]));&quot; &quot;)" office:value-type="float" office:value="200" calcext:value-type="float">
            <text:p>200</text:p>
          </table:table-cell>
          <table:table-cell table:style-name="ce135"/>
          <table:table-cell/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Electronics</text:p>
          </table:table-cell>
          <table:table-cell table:style-name="ce135" office:value-type="string" calcext:value-type="string">
            <text:p>75A Disconnect</text:p>
          </table:table-cell>
          <table:table-cell table:style-name="ce147" office:value-type="string" calcext:value-type="string">
            <text:p>Powerwerx</text:p>
          </table:table-cell>
          <table:table-cell table:style-name="ce135" office:value-type="string" calcext:value-type="string">
            <text:p>Anderson - 75A RED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240" office:value-type="currency" office:currency="USD" office:value="1.14" calcext:value-type="currency">
            <text:p>$1.14</text:p>
          </table:table-cell>
          <table:table-cell table:style-name="ce240" table:formula="of:=[.J91]*[.H91]" office:value-type="currency" office:currency="USD" office:value="1.14" calcext:value-type="currency">
            <text:p>$1.14</text:p>
          </table:table-cell>
          <table:table-cell table:style-name="ce229" table:formula="of:=[.I91]*[.J91]" office:value-type="currency" office:currency="USD" office:value="0" calcext:value-type="currency">
            <text:p>$0.00</text:p>
          </table:table-cell>
          <table:table-cell table:style-name="ce240" table:formula="of:=[.K91]*[.M$2]" office:value-type="currency" office:currency="USD" office:value="228" calcext:value-type="currency">
            <text:p>$228.00</text:p>
          </table:table-cell>
          <table:table-cell table:style-name="ce136" table:formula="of:=[.H91]*[.$M$2]+[.I91]*[.$M$1]" office:value-type="float" office:value="200" calcext:value-type="float">
            <text:p>200</text:p>
          </table:table-cell>
          <table:table-cell table:style-name="ce135" office:value-type="float" office:value="200" calcext:value-type="float">
            <text:p>200</text:p>
          </table:table-cell>
          <table:table-cell table:style-name="ce274" table:formula="of:=[.O91]*[.J91]" office:value-type="float" office:value="228" calcext:value-type="float">
            <text:p>228.00</text:p>
          </table:table-cell>
          <table:table-cell table:formula="of:=IF(MAX(0;([.N91]-[.O91]));MAX(0;([.N91]-[.O91]));&quot; &quot;)" office:value-type="string" office:string-value=" " calcext:value-type="string">
            <text:p><text:s/></text:p>
          </table:table-cell>
          <table:table-cell table:style-name="ce135"/>
          <table:table-cell/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Electronics</text:p>
          </table:table-cell>
          <table:table-cell table:style-name="ce135" office:value-type="string" calcext:value-type="string">
            <text:p>75A Disconnect</text:p>
          </table:table-cell>
          <table:table-cell table:style-name="ce147" office:value-type="string" calcext:value-type="string">
            <text:p>Powerwerx</text:p>
          </table:table-cell>
          <table:table-cell table:style-name="ce135" office:value-type="string" calcext:value-type="string">
            <text:p>Anderson - 75A BLU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3" calcext:value-type="float">
            <text:p>3</text:p>
          </table:table-cell>
          <table:table-cell table:style-name="ce240" office:value-type="currency" office:currency="USD" office:value="1.14" calcext:value-type="currency">
            <text:p>$1.14</text:p>
          </table:table-cell>
          <table:table-cell table:style-name="ce240" table:formula="of:=[.J92]*[.H92]" office:value-type="currency" office:currency="USD" office:value="0" calcext:value-type="currency">
            <text:p>$0.00</text:p>
          </table:table-cell>
          <table:table-cell table:style-name="ce229" table:formula="of:=[.I92]*[.J92]" office:value-type="currency" office:currency="USD" office:value="3.42" calcext:value-type="currency">
            <text:p>$3.42</text:p>
          </table:table-cell>
          <table:table-cell table:style-name="ce240" table:formula="of:=[.K92]*[.M$2]" office:value-type="currency" office:currency="USD" office:value="0" calcext:value-type="currency">
            <text:p>$0.00</text:p>
          </table:table-cell>
          <table:table-cell table:style-name="ce136" table:formula="of:=[.H92]*[.$M$2]+[.I92]*[.$M$1]" office:value-type="float" office:value="150" calcext:value-type="float">
            <text:p>150</text:p>
          </table:table-cell>
          <table:table-cell table:style-name="ce135" office:value-type="float" office:value="150" calcext:value-type="float">
            <text:p>150</text:p>
          </table:table-cell>
          <table:table-cell table:style-name="ce274" table:formula="of:=[.O92]*[.J92]" office:value-type="float" office:value="171" calcext:value-type="float">
            <text:p>171.00</text:p>
          </table:table-cell>
          <table:table-cell table:formula="of:=IF(MAX(0;([.N92]-[.O92]));MAX(0;([.N92]-[.O92]));&quot; &quot;)" office:value-type="string" office:string-value=" " calcext:value-type="string">
            <text:p><text:s/></text:p>
          </table:table-cell>
          <table:table-cell table:style-name="ce135"/>
          <table:table-cell/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Electronics</text:p>
          </table:table-cell>
          <table:table-cell table:style-name="ce135" office:value-type="string" calcext:value-type="string">
            <text:p>75A Disconnect</text:p>
          </table:table-cell>
          <table:table-cell table:style-name="ce147" office:value-type="string" calcext:value-type="string">
            <text:p>Powerwerx</text:p>
          </table:table-cell>
          <table:table-cell table:style-name="ce135" office:value-type="string" calcext:value-type="string">
            <text:p>Anderson - 75A BLK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240" office:value-type="currency" office:currency="USD" office:value="1.08" calcext:value-type="currency">
            <text:p>$1.08</text:p>
          </table:table-cell>
          <table:table-cell table:style-name="ce240" table:formula="of:=[.J93]*[.H93]" office:value-type="currency" office:currency="USD" office:value="1.08" calcext:value-type="currency">
            <text:p>$1.08</text:p>
          </table:table-cell>
          <table:table-cell table:style-name="ce229" table:formula="of:=[.I93]*[.J93]" office:value-type="currency" office:currency="USD" office:value="0" calcext:value-type="currency">
            <text:p>$0.00</text:p>
          </table:table-cell>
          <table:table-cell table:style-name="ce240" table:formula="of:=[.K93]*[.M$2]" office:value-type="currency" office:currency="USD" office:value="216" calcext:value-type="currency">
            <text:p>$216.00</text:p>
          </table:table-cell>
          <table:table-cell table:style-name="ce136" table:formula="of:=[.H93]*[.$M$2]+[.I93]*[.$M$1]" office:value-type="float" office:value="200" calcext:value-type="float">
            <text:p>200</text:p>
          </table:table-cell>
          <table:table-cell table:style-name="ce135" office:value-type="float" office:value="75" calcext:value-type="float">
            <text:p>75</text:p>
          </table:table-cell>
          <table:table-cell table:style-name="ce274" table:formula="of:=[.O93]*[.J93]" office:value-type="float" office:value="81" calcext:value-type="float">
            <text:p>81.00</text:p>
          </table:table-cell>
          <table:table-cell table:formula="of:=IF(MAX(0;([.N93]-[.O93]));MAX(0;([.N93]-[.O93]));&quot; &quot;)" office:value-type="float" office:value="125" calcext:value-type="float">
            <text:p>125</text:p>
          </table:table-cell>
          <table:table-cell table:style-name="ce135"/>
          <table:table-cell/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9" office:value-type="string" calcext:value-type="string">
            <text:p>Electronics</text:p>
          </table:table-cell>
          <table:table-cell table:style-name="ce139" office:value-type="string" calcext:value-type="string">
            <text:p>Grid Charger/VPIN</text:p>
          </table:table-cell>
          <table:table-cell table:style-name="ce195" office:value-type="string" calcext:value-type="string">
            <text:p>Powerwerx</text:p>
          </table:table-cell>
          <table:table-cell table:style-name="ce139" office:value-type="string" calcext:value-type="string">
            <text:p>Anderson - 15A contact</text:p>
          </table:table-cell>
          <table:table-cell table:style-name="ce195"/>
          <table:table-cell table:style-name="ce139"/>
          <table:table-cell table:style-name="ce139" office:value-type="string" calcext:value-type="string">
            <text:p>hand</text:p>
          </table:table-cell>
          <table:table-cell table:style-name="ce139" office:value-type="float" office:value="10" calcext:value-type="float">
            <text:p>10</text:p>
          </table:table-cell>
          <table:table-cell table:style-name="ce225" table:formula="of:=[.H94]" office:value-type="float" office:value="10" calcext:value-type="float">
            <text:p>10</text:p>
          </table:table-cell>
          <table:table-cell table:style-name="ce245" office:value-type="currency" office:currency="USD" office:value="0.18" calcext:value-type="currency">
            <text:p>$0.18</text:p>
          </table:table-cell>
          <table:table-cell table:style-name="ce245" table:formula="of:=[.J94]*[.H94]" office:value-type="currency" office:currency="USD" office:value="1.8" calcext:value-type="currency">
            <text:p>$1.80</text:p>
          </table:table-cell>
          <table:table-cell table:style-name="ce245" table:formula="of:=[.I94]*[.J94]" office:value-type="currency" office:currency="USD" office:value="1.8" calcext:value-type="currency">
            <text:p>$1.80</text:p>
          </table:table-cell>
          <table:table-cell table:style-name="ce245" table:formula="of:=[.K94]*[.M$2]" office:value-type="currency" office:currency="USD" office:value="360" calcext:value-type="currency">
            <text:p>$360.00</text:p>
          </table:table-cell>
          <table:table-cell table:style-name="ce139" table:formula="of:=[.H94]*[.$M$2]+[.I94]*[.$M$1]+[$'1500 W Grid'.G23]+[$'5AhG3 Heater'.J28]+[$'FoMoCo Heater'.G5]" office:value-type="float" office:value="2990" calcext:value-type="float">
            <text:p>2990</text:p>
          </table:table-cell>
          <table:table-cell table:style-name="ce139" office:value-type="float" office:value="3600" calcext:value-type="float">
            <text:p>3600</text:p>
          </table:table-cell>
          <table:table-cell table:style-name="ce318" table:formula="of:=[.O94]*[.J94]" office:value-type="float" office:value="648" calcext:value-type="float">
            <text:p>648.00</text:p>
          </table:table-cell>
          <table:table-cell table:style-name="ce139" table:formula="of:=IF(MAX(0;([.N94]-[.O94]));MAX(0;([.N94]-[.O94]));&quot; &quot;)" office:value-type="string" office:string-value=" " calcext:value-type="string">
            <text:p><text:s/></text:p>
          </table:table-cell>
          <table:table-cell table:style-name="ce139" table:number-columns-repeated="2"/>
          <table:table-cell table:style-name="ce107"/>
          <table:table-cell table:style-name="ce338" table:number-columns-repeated="44"/>
          <table:table-cell table:style-name="ce339" table:number-columns-repeated="959"/>
          <table:table-cell/>
        </table:table-row>
        <table:table-row table:style-name="ro3">
          <table:table-cell table:style-name="ce139" office:value-type="string" calcext:value-type="string">
            <text:p>Electronics</text:p>
          </table:table-cell>
          <table:table-cell table:style-name="ce139" office:value-type="string" calcext:value-type="string">
            <text:p>Grid Charger</text:p>
          </table:table-cell>
          <table:table-cell table:style-name="ce195" office:value-type="string" calcext:value-type="string">
            <text:p>Powerwerx</text:p>
          </table:table-cell>
          <table:table-cell table:style-name="ce139" office:value-type="string" calcext:value-type="string">
            <text:p>Anderson - 30A contact</text:p>
          </table:table-cell>
          <table:table-cell table:style-name="ce195"/>
          <table:table-cell table:style-name="ce139"/>
          <table:table-cell table:style-name="ce139" office:value-type="string" calcext:value-type="string">
            <text:p>hand</text:p>
          </table:table-cell>
          <table:table-cell table:style-name="ce139" office:value-type="float" office:value="2" calcext:value-type="float">
            <text:p>2</text:p>
          </table:table-cell>
          <table:table-cell table:style-name="ce226" office:value-type="float" office:value="2" calcext:value-type="float">
            <text:p>2</text:p>
          </table:table-cell>
          <table:table-cell table:style-name="ce245" office:value-type="currency" office:currency="USD" office:value="0.17" calcext:value-type="currency">
            <text:p>$0.17</text:p>
          </table:table-cell>
          <table:table-cell table:style-name="ce245" table:formula="of:=[.J95]*[.H95]" office:value-type="currency" office:currency="USD" office:value="0.34" calcext:value-type="currency">
            <text:p>$0.34</text:p>
          </table:table-cell>
          <table:table-cell table:style-name="ce245" table:formula="of:=[.I95]*[.J95]" office:value-type="currency" office:currency="USD" office:value="0.34" calcext:value-type="currency">
            <text:p>$0.34</text:p>
          </table:table-cell>
          <table:table-cell table:style-name="ce245" table:formula="of:=[.K95]*[.M$2]" office:value-type="currency" office:currency="USD" office:value="68" calcext:value-type="currency">
            <text:p>$68.00</text:p>
          </table:table-cell>
          <table:table-cell table:style-name="ce139" table:formula="of:=[.H95]*[.$M$2]+[.I95]*[.$M$1]+[$'1500 W Grid'.G24]" office:value-type="float" office:value="538" calcext:value-type="float">
            <text:p>538</text:p>
          </table:table-cell>
          <table:table-cell table:style-name="ce139" office:value-type="float" office:value="560" calcext:value-type="float">
            <text:p>560</text:p>
          </table:table-cell>
          <table:table-cell table:style-name="ce318" table:formula="of:=[.O95]*[.J95]" office:value-type="float" office:value="95.2" calcext:value-type="float">
            <text:p>95.20</text:p>
          </table:table-cell>
          <table:table-cell table:style-name="ce139" table:formula="of:=IF(MAX(0;([.N95]-[.O95]));MAX(0;([.N95]-[.O95]));&quot; &quot;)" office:value-type="string" office:string-value=" " calcext:value-type="string">
            <text:p><text:s/></text:p>
          </table:table-cell>
          <table:table-cell table:style-name="ce139" table:number-columns-repeated="2"/>
          <table:table-cell table:style-name="ce107"/>
          <table:table-cell table:style-name="ce338" table:number-columns-repeated="44"/>
          <table:table-cell table:style-name="ce339" table:number-columns-repeated="959"/>
          <table:table-cell/>
        </table:table-row>
        <table:table-row table:style-name="ro3">
          <table:table-cell table:style-name="ce139" office:value-type="string" calcext:value-type="string">
            <text:p>Electronics</text:p>
          </table:table-cell>
          <table:table-cell table:style-name="ce139" office:value-type="string" calcext:value-type="string">
            <text:p>Grid Charger</text:p>
          </table:table-cell>
          <table:table-cell table:style-name="ce195" office:value-type="string" calcext:value-type="string">
            <text:p>Powerwerx</text:p>
          </table:table-cell>
          <table:table-cell table:style-name="ce139" office:value-type="string" calcext:value-type="string">
            <text:p>Anderson – GRN</text:p>
          </table:table-cell>
          <table:table-cell table:style-name="ce195"/>
          <table:table-cell table:style-name="ce139"/>
          <table:table-cell table:style-name="ce139" office:value-type="string" calcext:value-type="string">
            <text:p>hand</text:p>
          </table:table-cell>
          <table:table-cell table:style-name="ce139" office:value-type="float" office:value="2" calcext:value-type="float">
            <text:p>2</text:p>
          </table:table-cell>
          <table:table-cell table:style-name="ce226" table:formula="of:=[.H96]" office:value-type="float" office:value="2" calcext:value-type="float">
            <text:p>2</text:p>
          </table:table-cell>
          <table:table-cell table:style-name="ce245" office:value-type="currency" office:currency="USD" office:value="0.34" calcext:value-type="currency">
            <text:p>$0.34</text:p>
          </table:table-cell>
          <table:table-cell table:style-name="ce245" table:formula="of:=[.J96]*[.H96]" office:value-type="currency" office:currency="USD" office:value="0.68" calcext:value-type="currency">
            <text:p>$0.68</text:p>
          </table:table-cell>
          <table:table-cell table:style-name="ce245" table:formula="of:=[.I96]*[.J96]" office:value-type="currency" office:currency="USD" office:value="0.68" calcext:value-type="currency">
            <text:p>$0.68</text:p>
          </table:table-cell>
          <table:table-cell table:style-name="ce245" table:formula="of:=[.K96]*[.M$2]" office:value-type="currency" office:currency="USD" office:value="136" calcext:value-type="currency">
            <text:p>$136.00</text:p>
          </table:table-cell>
          <table:table-cell table:style-name="ce139" table:formula="of:=[.H96]*[.$M$2]+[.I96]*[.$M$1]" office:value-type="float" office:value="500" calcext:value-type="float">
            <text:p>500</text:p>
          </table:table-cell>
          <table:table-cell table:style-name="ce139" office:value-type="float" office:value="540" calcext:value-type="float">
            <text:p>540</text:p>
          </table:table-cell>
          <table:table-cell table:style-name="ce318" table:formula="of:=[.O96]*[.J96]" office:value-type="float" office:value="183.6" calcext:value-type="float">
            <text:p>183.60</text:p>
          </table:table-cell>
          <table:table-cell table:style-name="ce139" table:formula="of:=IF(MAX(0;([.N96]-[.O96]));MAX(0;([.N96]-[.O96]));&quot; &quot;)" office:value-type="string" office:string-value=" " calcext:value-type="string">
            <text:p><text:s/></text:p>
          </table:table-cell>
          <table:table-cell table:style-name="ce139" table:number-columns-repeated="2"/>
          <table:table-cell table:style-name="ce107"/>
          <table:table-cell table:style-name="ce338" table:number-columns-repeated="44"/>
          <table:table-cell table:style-name="ce339" table:number-columns-repeated="959"/>
          <table:table-cell/>
        </table:table-row>
        <table:table-row table:style-name="ro6">
          <table:table-cell table:style-name="ce139" office:value-type="string" calcext:value-type="string">
            <text:p>Electronics</text:p>
          </table:table-cell>
          <table:table-cell table:style-name="ce139" office:value-type="string" calcext:value-type="string">
            <text:p>Grid Charger/VPIN</text:p>
            <text:p>LiBCM PCB HVDC-</text:p>
          </table:table-cell>
          <table:table-cell table:style-name="ce195" office:value-type="string" calcext:value-type="string">
            <text:p>Powerwerx</text:p>
          </table:table-cell>
          <table:table-cell table:style-name="ce139" office:value-type="string" calcext:value-type="string">
            <text:p>Anderson – WHT</text:p>
          </table:table-cell>
          <table:table-cell table:style-name="ce195"/>
          <table:table-cell table:style-name="ce139"/>
          <table:table-cell table:style-name="ce139" office:value-type="string" calcext:value-type="string">
            <text:p>hand</text:p>
          </table:table-cell>
          <table:table-cell table:style-name="ce139" office:value-type="float" office:value="4" calcext:value-type="float">
            <text:p>4</text:p>
          </table:table-cell>
          <table:table-cell table:style-name="ce226" office:value-type="float" office:value="8" calcext:value-type="float">
            <text:p>8</text:p>
          </table:table-cell>
          <table:table-cell table:style-name="ce245" office:value-type="currency" office:currency="USD" office:value="0.44" calcext:value-type="currency">
            <text:p>$0.44</text:p>
          </table:table-cell>
          <table:table-cell table:style-name="ce245" table:formula="of:=[.J97]*[.H97]" office:value-type="currency" office:currency="USD" office:value="1.76" calcext:value-type="currency">
            <text:p>$1.76</text:p>
          </table:table-cell>
          <table:table-cell table:style-name="ce245" table:formula="of:=[.I97]*[.J97]" office:value-type="currency" office:currency="USD" office:value="3.52" calcext:value-type="currency">
            <text:p>$3.52</text:p>
          </table:table-cell>
          <table:table-cell table:style-name="ce245" table:formula="of:=[.K97]*[.M$2]" office:value-type="currency" office:currency="USD" office:value="352" calcext:value-type="currency">
            <text:p>$352.00</text:p>
          </table:table-cell>
          <table:table-cell table:style-name="ce139" table:formula="of:=[.H97]*[.$M$2]+[.I97]*[.$M$1]+[$'5AhG3 Heater'.J29]" office:value-type="float" office:value="1280" calcext:value-type="float">
            <text:p>1280</text:p>
          </table:table-cell>
          <table:table-cell table:style-name="ce139" table:formula="of:=1010+250" office:value-type="float" office:value="1260" calcext:value-type="float">
            <text:p>1260</text:p>
          </table:table-cell>
          <table:table-cell table:style-name="ce318" table:formula="of:=[.O97]*[.J97]" office:value-type="float" office:value="554.4" calcext:value-type="float">
            <text:p>554.40</text:p>
          </table:table-cell>
          <table:table-cell table:style-name="ce139" table:formula="of:=IF(MAX(0;([.N97]-[.O97]));MAX(0;([.N97]-[.O97]));&quot; &quot;)" office:value-type="float" office:value="20" calcext:value-type="float">
            <text:p>20</text:p>
          </table:table-cell>
          <table:table-cell table:style-name="ce139" table:number-columns-repeated="2"/>
          <table:table-cell table:style-name="ce107"/>
          <table:table-cell table:style-name="ce338" table:number-columns-repeated="44"/>
          <table:table-cell table:style-name="ce339" table:number-columns-repeated="959"/>
          <table:table-cell/>
        </table:table-row>
        <table:table-row table:style-name="ro3">
          <table:table-cell table:style-name="ce139" office:value-type="string" calcext:value-type="string">
            <text:p>Electronics</text:p>
          </table:table-cell>
          <table:table-cell table:style-name="ce139" office:value-type="string" calcext:value-type="string">
            <text:p>Grid Charger</text:p>
          </table:table-cell>
          <table:table-cell table:style-name="ce195" office:value-type="string" calcext:value-type="string">
            <text:p>Powerwerx</text:p>
          </table:table-cell>
          <table:table-cell table:style-name="ce139" office:value-type="string" calcext:value-type="string">
            <text:p>Anderson – BLK</text:p>
          </table:table-cell>
          <table:table-cell table:style-name="ce195"/>
          <table:table-cell table:style-name="ce139"/>
          <table:table-cell table:style-name="ce139" office:value-type="string" calcext:value-type="string">
            <text:p>hand</text:p>
          </table:table-cell>
          <table:table-cell table:style-name="ce139" office:value-type="float" office:value="2" calcext:value-type="float">
            <text:p>2</text:p>
          </table:table-cell>
          <table:table-cell table:style-name="ce226" office:value-type="float" office:value="4" calcext:value-type="float">
            <text:p>4</text:p>
          </table:table-cell>
          <table:table-cell table:style-name="ce245" office:value-type="currency" office:currency="USD" office:value="0.42" calcext:value-type="currency">
            <text:p>$0.42</text:p>
          </table:table-cell>
          <table:table-cell table:style-name="ce245" table:formula="of:=[.J98]*[.H98]" office:value-type="currency" office:currency="USD" office:value="0.84" calcext:value-type="currency">
            <text:p>$0.84</text:p>
          </table:table-cell>
          <table:table-cell table:style-name="ce245" table:formula="of:=[.I98]*[.J98]" office:value-type="currency" office:currency="USD" office:value="1.68" calcext:value-type="currency">
            <text:p>$1.68</text:p>
          </table:table-cell>
          <table:table-cell table:style-name="ce245" table:formula="of:=[.K98]*[.M$2]" office:value-type="currency" office:currency="USD" office:value="168" calcext:value-type="currency">
            <text:p>$168.00</text:p>
          </table:table-cell>
          <table:table-cell table:style-name="ce139" table:formula="of:=[.H98]*[.$M$2]+[.I98]*[.$M$1]+[$'1500 W Grid'.G21]" office:value-type="float" office:value="676" calcext:value-type="float">
            <text:p>676</text:p>
          </table:table-cell>
          <table:table-cell table:style-name="ce139" table:formula="of:=540+250" office:value-type="float" office:value="790" calcext:value-type="float">
            <text:p>790</text:p>
          </table:table-cell>
          <table:table-cell table:style-name="ce318" table:formula="of:=[.O98]*[.J98]" office:value-type="float" office:value="331.8" calcext:value-type="float">
            <text:p>331.80</text:p>
          </table:table-cell>
          <table:table-cell table:style-name="ce139" table:formula="of:=IF(MAX(0;([.N98]-[.O98]));MAX(0;([.N98]-[.O98]));&quot; &quot;)" office:value-type="string" office:string-value=" " calcext:value-type="string">
            <text:p><text:s/></text:p>
          </table:table-cell>
          <table:table-cell table:style-name="ce139" table:number-columns-repeated="2"/>
          <table:table-cell table:style-name="ce107"/>
          <table:table-cell table:style-name="ce338" table:number-columns-repeated="44"/>
          <table:table-cell table:style-name="ce339" table:number-columns-repeated="959"/>
          <table:table-cell/>
        </table:table-row>
        <table:table-row table:style-name="ro3">
          <table:table-cell table:style-name="ce139" office:value-type="string" calcext:value-type="string">
            <text:p>Electronics</text:p>
          </table:table-cell>
          <table:table-cell table:style-name="ce139" office:value-type="string" calcext:value-type="string">
            <text:p>Grid Charger/VPIN</text:p>
          </table:table-cell>
          <table:table-cell table:style-name="ce195" office:value-type="string" calcext:value-type="string">
            <text:p>Powerwerx</text:p>
          </table:table-cell>
          <table:table-cell table:style-name="ce139" office:value-type="string" calcext:value-type="string">
            <text:p>Anderson – ORG</text:p>
          </table:table-cell>
          <table:table-cell table:style-name="ce195"/>
          <table:table-cell table:style-name="ce139"/>
          <table:table-cell table:style-name="ce139" office:value-type="string" calcext:value-type="string">
            <text:p>hand</text:p>
          </table:table-cell>
          <table:table-cell table:style-name="ce139" office:value-type="float" office:value="4" calcext:value-type="float">
            <text:p>4</text:p>
          </table:table-cell>
          <table:table-cell table:style-name="ce226" office:value-type="float" office:value="4" calcext:value-type="float">
            <text:p>4</text:p>
          </table:table-cell>
          <table:table-cell table:style-name="ce245" office:value-type="currency" office:currency="USD" office:value="0.44" calcext:value-type="currency">
            <text:p>$0.44</text:p>
          </table:table-cell>
          <table:table-cell table:style-name="ce245" table:formula="of:=[.J99]*[.H99]" office:value-type="currency" office:currency="USD" office:value="1.76" calcext:value-type="currency">
            <text:p>$1.76</text:p>
          </table:table-cell>
          <table:table-cell table:style-name="ce245" table:formula="of:=[.I99]*[.J99]" office:value-type="currency" office:currency="USD" office:value="1.76" calcext:value-type="currency">
            <text:p>$1.76</text:p>
          </table:table-cell>
          <table:table-cell table:style-name="ce245" table:formula="of:=[.K99]*[.M$2]" office:value-type="currency" office:currency="USD" office:value="352" calcext:value-type="currency">
            <text:p>$352.00</text:p>
          </table:table-cell>
          <table:table-cell table:style-name="ce139" table:formula="of:=[.H99]*[.$M$2]+[.I99]*[.$M$1]+[$'1500 W Grid'.G21]+[$'5AhG3 Heater'.J30]" office:value-type="float" office:value="1156" calcext:value-type="float">
            <text:p>1156</text:p>
          </table:table-cell>
          <table:table-cell table:style-name="ce139" table:formula="of:=1010+150" office:value-type="float" office:value="1160" calcext:value-type="float">
            <text:p>1160</text:p>
          </table:table-cell>
          <table:table-cell table:style-name="ce318" table:formula="of:=[.O99]*[.J99]" office:value-type="float" office:value="510.4" calcext:value-type="float">
            <text:p>510.40</text:p>
          </table:table-cell>
          <table:table-cell table:style-name="ce139" table:formula="of:=IF(MAX(0;([.N99]-[.O99]));MAX(0;([.N99]-[.O99]));&quot; &quot;)" office:value-type="string" office:string-value=" " calcext:value-type="string">
            <text:p><text:s/></text:p>
          </table:table-cell>
          <table:table-cell table:style-name="ce139" table:number-columns-repeated="2"/>
          <table:table-cell table:style-name="ce107"/>
          <table:table-cell table:style-name="ce338" table:number-columns-repeated="44"/>
          <table:table-cell table:style-name="ce339" table:number-columns-repeated="959"/>
          <table:table-cell/>
        </table:table-row>
        <table:table-row table:style-name="ro3">
          <table:table-cell table:style-name="ce139" office:value-type="string" calcext:value-type="string">
            <text:p>Electronics</text:p>
          </table:table-cell>
          <table:table-cell table:style-name="ce139" office:value-type="string" calcext:value-type="string">
            <text:p>LiBCM PCB HVDC+</text:p>
          </table:table-cell>
          <table:table-cell table:style-name="ce195" office:value-type="string" calcext:value-type="string">
            <text:p>Powerwerx</text:p>
          </table:table-cell>
          <table:table-cell table:style-name="ce139" office:value-type="string" calcext:value-type="string">
            <text:p>Anderson – RED</text:p>
          </table:table-cell>
          <table:table-cell table:style-name="ce195"/>
          <table:table-cell table:style-name="ce139" table:number-columns-repeated="2"/>
          <table:table-cell table:style-name="ce139" office:value-type="float" office:value="0" calcext:value-type="float">
            <text:p>0</text:p>
          </table:table-cell>
          <table:table-cell table:style-name="ce226" office:value-type="float" office:value="4" calcext:value-type="float">
            <text:p>4</text:p>
          </table:table-cell>
          <table:table-cell table:style-name="ce245" office:value-type="currency" office:currency="USD" office:value="0.42" calcext:value-type="currency">
            <text:p>$0.42</text:p>
          </table:table-cell>
          <table:table-cell table:style-name="ce245" table:formula="of:=[.J100]*[.H100]" office:value-type="currency" office:currency="USD" office:value="0" calcext:value-type="currency">
            <text:p>$0.00</text:p>
          </table:table-cell>
          <table:table-cell table:style-name="ce245" table:formula="of:=[.I100]*[.J100]" office:value-type="currency" office:currency="USD" office:value="1.68" calcext:value-type="currency">
            <text:p>$1.68</text:p>
          </table:table-cell>
          <table:table-cell table:style-name="ce245" table:formula="of:=[.K100]*[.M$2]" office:value-type="currency" office:currency="USD" office:value="0" calcext:value-type="currency">
            <text:p>$0.00</text:p>
          </table:table-cell>
          <table:table-cell table:style-name="ce139" table:formula="of:=[.H100]*[.$M$2]+[.I100]*[.$M$1]+[$'1500 W Grid'.G22]+[$'5AhG3 Heater'.J31]+[$'FoMoCo Heater'.G4]" office:value-type="float" office:value="424" calcext:value-type="float">
            <text:p>424</text:p>
          </table:table-cell>
          <table:table-cell table:style-name="ce139" office:value-type="float" office:value="500" calcext:value-type="float">
            <text:p>500</text:p>
          </table:table-cell>
          <table:table-cell table:style-name="ce318" table:formula="of:=[.O100]*[.J100]" office:value-type="float" office:value="210" calcext:value-type="float">
            <text:p>210.00</text:p>
          </table:table-cell>
          <table:table-cell table:style-name="ce139" table:formula="of:=IF(MAX(0;([.N100]-[.O100]));MAX(0;([.N100]-[.O100]));&quot; &quot;)" office:value-type="string" office:string-value=" " calcext:value-type="string">
            <text:p><text:s/></text:p>
          </table:table-cell>
          <table:table-cell table:style-name="ce139" table:number-columns-repeated="2"/>
          <table:table-cell table:style-name="ce107"/>
          <table:table-cell table:style-name="ce338" table:number-columns-repeated="44"/>
          <table:table-cell table:style-name="ce339" table:number-columns-repeated="959"/>
          <table:table-cell/>
        </table:table-row>
        <table:table-row table:style-name="ro3">
          <table:table-cell table:style-name="ce139" office:value-type="string" calcext:value-type="string">
            <text:p>Electronics</text:p>
          </table:table-cell>
          <table:table-cell table:style-name="ce139" office:value-type="string" calcext:value-type="string">
            <text:p>Grid Temp Sensor</text:p>
          </table:table-cell>
          <table:table-cell table:style-name="ce195" office:value-type="string" calcext:value-type="string">
            <text:p>Powerwerx</text:p>
          </table:table-cell>
          <table:table-cell table:style-name="ce139" office:value-type="string" calcext:value-type="string">
            <text:p>Anderson – BLU</text:p>
          </table:table-cell>
          <table:table-cell table:style-name="ce195"/>
          <table:table-cell table:style-name="ce139" table:number-columns-repeated="2"/>
          <table:table-cell table:style-name="ce139" office:value-type="float" office:value="0" calcext:value-type="float">
            <text:p>0</text:p>
          </table:table-cell>
          <table:table-cell table:style-name="ce226" office:value-type="float" office:value="6" calcext:value-type="float">
            <text:p>6</text:p>
          </table:table-cell>
          <table:table-cell table:style-name="ce245" office:value-type="currency" office:currency="USD" office:value="0.44" calcext:value-type="currency">
            <text:p>$0.44</text:p>
          </table:table-cell>
          <table:table-cell table:style-name="ce245" table:formula="of:=[.J101]*[.H101]" office:value-type="currency" office:currency="USD" office:value="0" calcext:value-type="currency">
            <text:p>$0.00</text:p>
          </table:table-cell>
          <table:table-cell table:style-name="ce245" table:formula="of:=[.I101]*[.J101]" office:value-type="currency" office:currency="USD" office:value="2.64" calcext:value-type="currency">
            <text:p>$2.64</text:p>
          </table:table-cell>
          <table:table-cell table:style-name="ce245" table:formula="of:=[.K101]*[.M$2]" office:value-type="currency" office:currency="USD" office:value="0" calcext:value-type="currency">
            <text:p>$0.00</text:p>
          </table:table-cell>
          <table:table-cell table:style-name="ce139" table:formula="of:=[.H101]*[.$M$2]+[.I101]*[.$M$1]+[$'1500 W Grid'.G23]+[$'5AhG3 Heater'.J32]+[$'FoMoCo Heater'.G3]" office:value-type="float" office:value="522" calcext:value-type="float">
            <text:p>522</text:p>
          </table:table-cell>
          <table:table-cell table:style-name="ce139" office:value-type="float" office:value="600" calcext:value-type="float">
            <text:p>600</text:p>
          </table:table-cell>
          <table:table-cell table:style-name="ce318" table:formula="of:=[.O101]*[.J101]" office:value-type="float" office:value="264" calcext:value-type="float">
            <text:p>264.00</text:p>
          </table:table-cell>
          <table:table-cell table:style-name="ce139" table:formula="of:=IF(MAX(0;([.N101]-[.O101]));MAX(0;([.N101]-[.O101]));&quot; &quot;)" office:value-type="string" office:string-value=" " calcext:value-type="string">
            <text:p><text:s/></text:p>
          </table:table-cell>
          <table:table-cell table:style-name="ce139" table:number-columns-repeated="2"/>
          <table:table-cell table:style-name="ce107"/>
          <table:table-cell table:style-name="ce338" table:number-columns-repeated="44"/>
          <table:table-cell table:style-name="ce339" table:number-columns-repeated="959"/>
          <table:table-cell/>
        </table:table-row>
        <table:table-row table:style-name="ro3">
          <table:table-cell table:style-name="ce135" office:value-type="string" calcext:value-type="string">
            <text:p>Electronics</text:p>
          </table:table-cell>
          <table:table-cell table:style-name="ce135" office:value-type="string" calcext:value-type="string">
            <text:p>Arduino Mega</text:p>
          </table:table-cell>
          <table:table-cell table:style-name="ce147" office:value-type="string" calcext:value-type="string">
            <text:p>Amazon</text:p>
          </table:table-cell>
          <table:table-cell table:style-name="ce135" office:value-type="string" calcext:value-type="string">
            <text:p>Clone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" calcext:value-type="float">
            <text:p>1</text:p>
          </table:table-cell>
          <table:table-cell table:style-name="ce141" table:formula="of:=[.H102]" office:value-type="float" office:value="1" calcext:value-type="float">
            <text:p>1</text:p>
          </table:table-cell>
          <table:table-cell table:style-name="ce240" office:value-type="currency" office:currency="USD" office:value="19.99" calcext:value-type="currency">
            <text:p>$19.99</text:p>
          </table:table-cell>
          <table:table-cell table:style-name="ce240" table:formula="of:=[.J102]*[.H102]" office:value-type="currency" office:currency="USD" office:value="19.99" calcext:value-type="currency">
            <text:p>$19.99</text:p>
          </table:table-cell>
          <table:table-cell table:style-name="ce229" table:formula="of:=[.I102]*[.J102]" office:value-type="currency" office:currency="USD" office:value="19.99" calcext:value-type="currency">
            <text:p>$19.99</text:p>
          </table:table-cell>
          <table:table-cell table:style-name="ce240" table:formula="of:=[.K102]*[.M$2]" office:value-type="currency" office:currency="USD" office:value="3998" calcext:value-type="currency">
            <text:p>$3,998.00</text:p>
          </table:table-cell>
          <table:table-cell table:style-name="ce136" table:formula="of:=[.H102]*[.$M$2]+[.I102]*[.$M$1]" office:value-type="float" office:value="250" calcext:value-type="float">
            <text:p>250</text:p>
          </table:table-cell>
          <table:table-cell table:style-name="ce135" office:value-type="float" office:value="131" calcext:value-type="float">
            <text:p>131</text:p>
          </table:table-cell>
          <table:table-cell table:style-name="ce274" table:formula="of:=[.O102]*[.J102]" office:value-type="float" office:value="2618.69" calcext:value-type="float">
            <text:p>2618.69</text:p>
          </table:table-cell>
          <table:table-cell table:formula="of:=IF(MAX(0;([.N102]-[.O102]));MAX(0;([.N102]-[.O102]));&quot; &quot;)" office:value-type="float" office:value="119" calcext:value-type="float">
            <text:p>119</text:p>
          </table:table-cell>
          <table:table-cell table:style-name="ce126" office:value-type="string" calcext:value-type="string">
            <text:p>-</text:p>
          </table:table-cell>
          <table:table-cell table:number-columns-repeated="2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Hardware</text:p>
          </table:table-cell>
          <table:table-cell table:style-name="ce135" office:value-type="string" calcext:value-type="string">
            <text:p>M6x1 Nut (Battery)</text:p>
          </table:table-cell>
          <table:table-cell table:style-name="ce147" office:value-type="string" calcext:value-type="string">
            <text:p>McMaster</text:p>
          </table:table-cell>
          <table:table-cell table:style-name="ce135" office:value-type="string" calcext:value-type="string">
            <text:p>97400A101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7" calcext:value-type="float">
            <text:p>7</text:p>
          </table:table-cell>
          <table:table-cell table:style-name="ce240" office:value-type="currency" office:currency="USD" office:value="0.18" calcext:value-type="currency">
            <text:p>$0.18</text:p>
          </table:table-cell>
          <table:table-cell table:style-name="ce240" table:formula="of:=[.J103]*[.H103]" office:value-type="currency" office:currency="USD" office:value="1.08" calcext:value-type="currency">
            <text:p>$1.08</text:p>
          </table:table-cell>
          <table:table-cell table:style-name="ce229" table:formula="of:=[.I103]*[.J103]" office:value-type="currency" office:currency="USD" office:value="1.26" calcext:value-type="currency">
            <text:p>$1.26</text:p>
          </table:table-cell>
          <table:table-cell table:style-name="ce240" table:formula="of:=[.K103]*[.M$2]" office:value-type="currency" office:currency="USD" office:value="216" calcext:value-type="currency">
            <text:p>$216.00</text:p>
          </table:table-cell>
          <table:table-cell table:style-name="ce136" table:formula="of:=[.H103]*[.$M$2]+[.I103]*[.$M$1]" office:value-type="float" office:value="1550" calcext:value-type="float">
            <text:p>1550</text:p>
          </table:table-cell>
          <table:table-cell table:style-name="ce135" office:value-type="float" office:value="2400" calcext:value-type="float">
            <text:p>2400</text:p>
          </table:table-cell>
          <table:table-cell table:style-name="ce274" table:formula="of:=[.O103]*[.J103]" office:value-type="float" office:value="432" calcext:value-type="float">
            <text:p>432.00</text:p>
          </table:table-cell>
          <table:table-cell table:formula="of:=IF(MAX(0;([.N103]-[.O103]));MAX(0;([.N103]-[.O103]));&quot; &quot;)" office:value-type="string" office:string-value=" " calcext:value-type="string">
            <text:p><text:s/></text:p>
          </table:table-cell>
          <table:table-cell table:style-name="ce135" office:value-type="string" calcext:value-type="string">
            <text:p>-</text:p>
          </table:table-cell>
          <table:table-cell/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Hardware</text:p>
          </table:table-cell>
          <table:table-cell table:style-name="ce135" office:value-type="string" calcext:value-type="string">
            <text:p>M8 Washer</text:p>
          </table:table-cell>
          <table:table-cell table:style-name="ce147" office:value-type="string" calcext:value-type="string">
            <text:p>McMaster</text:p>
          </table:table-cell>
          <table:table-cell table:style-name="ce135" office:value-type="string" calcext:value-type="string">
            <text:p>98689A116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0" calcext:value-type="float">
            <text:p>0</text:p>
          </table:table-cell>
          <table:table-cell table:style-name="ce240" office:value-type="currency" office:currency="USD" office:value="0.072" calcext:value-type="currency">
            <text:p>$0.07</text:p>
          </table:table-cell>
          <table:table-cell table:style-name="ce240" table:formula="of:=[.J104]*[.H104]" office:value-type="currency" office:currency="USD" office:value="0.432" calcext:value-type="currency">
            <text:p>$0.43</text:p>
          </table:table-cell>
          <table:table-cell table:style-name="ce229" table:formula="of:=[.I104]*[.J104]" office:value-type="currency" office:currency="USD" office:value="0" calcext:value-type="currency">
            <text:p>$0.00</text:p>
          </table:table-cell>
          <table:table-cell table:style-name="ce240" table:formula="of:=[.K104]*[.M$2]" office:value-type="currency" office:currency="USD" office:value="86.4" calcext:value-type="currency">
            <text:p>$86.40</text:p>
          </table:table-cell>
          <table:table-cell table:style-name="ce136" table:formula="of:=[.H104]*[.$M$2]+[.I104]*[.$M$1]" office:value-type="float" office:value="1200" calcext:value-type="float">
            <text:p>1200</text:p>
          </table:table-cell>
          <table:table-cell table:style-name="ce135" office:value-type="float" office:value="1550" calcext:value-type="float">
            <text:p>1550</text:p>
          </table:table-cell>
          <table:table-cell table:style-name="ce274" table:formula="of:=[.O104]*[.J104]" office:value-type="float" office:value="111.6" calcext:value-type="float">
            <text:p>111.60</text:p>
          </table:table-cell>
          <table:table-cell table:formula="of:=IF(MAX(0;([.N104]-[.O104]));MAX(0;([.N104]-[.O104]));&quot; &quot;)" office:value-type="string" office:string-value=" " calcext:value-type="string">
            <text:p><text:s/></text:p>
          </table:table-cell>
          <table:table-cell table:style-name="ce135" office:value-type="string" calcext:value-type="string">
            <text:p>-</text:p>
          </table:table-cell>
          <table:table-cell/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Hardware</text:p>
          </table:table-cell>
          <table:table-cell table:style-name="ce135" office:value-type="string" calcext:value-type="string">
            <text:p>M8-1.25x40 Standoff</text:p>
          </table:table-cell>
          <table:table-cell table:style-name="ce147" office:value-type="string" calcext:value-type="string">
            <text:p>Amazon</text:p>
          </table:table-cell>
          <table:table-cell table:style-name="ce135"/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0" calcext:value-type="float">
            <text:p>0</text:p>
          </table:table-cell>
          <table:table-cell table:style-name="ce240" office:value-type="currency" office:currency="USD" office:value="1.4" calcext:value-type="currency">
            <text:p>$1.40</text:p>
          </table:table-cell>
          <table:table-cell table:style-name="ce240" table:formula="of:=[.J105]*[.H105]" office:value-type="currency" office:currency="USD" office:value="2.8" calcext:value-type="currency">
            <text:p>$2.80</text:p>
          </table:table-cell>
          <table:table-cell table:style-name="ce229" table:formula="of:=[.I105]*[.J105]" office:value-type="currency" office:currency="USD" office:value="0" calcext:value-type="currency">
            <text:p>$0.00</text:p>
          </table:table-cell>
          <table:table-cell table:style-name="ce240" table:formula="of:=[.K105]*[.M$2]" office:value-type="currency" office:currency="USD" office:value="560" calcext:value-type="currency">
            <text:p>$560.00</text:p>
          </table:table-cell>
          <table:table-cell table:style-name="ce136" table:formula="of:=[.H105]*[.$M$2]+[.I105]*[.$M$1]" office:value-type="float" office:value="400" calcext:value-type="float">
            <text:p>400</text:p>
          </table:table-cell>
          <table:table-cell table:style-name="ce135" office:value-type="float" office:value="170" calcext:value-type="float">
            <text:p>170</text:p>
          </table:table-cell>
          <table:table-cell table:style-name="ce274" table:formula="of:=[.O105]*[.J105]" office:value-type="float" office:value="238" calcext:value-type="float">
            <text:p>238.00</text:p>
          </table:table-cell>
          <table:table-cell table:formula="of:=IF(MAX(0;([.N105]-[.O105]));MAX(0;([.N105]-[.O105]));&quot; &quot;)" office:value-type="float" office:value="230" calcext:value-type="float">
            <text:p>230</text:p>
          </table:table-cell>
          <table:table-cell table:style-name="ce135" office:value-type="string" calcext:value-type="string">
            <text:p>-</text:p>
          </table:table-cell>
          <table:table-cell/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Hardware</text:p>
          </table:table-cell>
          <table:table-cell table:style-name="ce135" office:value-type="string" calcext:value-type="string">
            <text:p>M8-1.25 Nut</text:p>
          </table:table-cell>
          <table:table-cell table:style-name="ce147" office:value-type="string" calcext:value-type="string">
            <text:p>McMaster</text:p>
          </table:table-cell>
          <table:table-cell table:style-name="ce135" office:value-type="string" calcext:value-type="string">
            <text:p>90591A161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0" calcext:value-type="float">
            <text:p>0</text:p>
          </table:table-cell>
          <table:table-cell table:style-name="ce240" office:value-type="currency" office:currency="USD" office:value="0.2" calcext:value-type="currency">
            <text:p>$0.20</text:p>
          </table:table-cell>
          <table:table-cell table:style-name="ce240" table:formula="of:=[.J106]*[.H106]" office:value-type="currency" office:currency="USD" office:value="0.8" calcext:value-type="currency">
            <text:p>$0.80</text:p>
          </table:table-cell>
          <table:table-cell table:style-name="ce229" table:formula="of:=[.I106]*[.J106]" office:value-type="currency" office:currency="USD" office:value="0" calcext:value-type="currency">
            <text:p>$0.00</text:p>
          </table:table-cell>
          <table:table-cell table:style-name="ce240" table:formula="of:=[.K106]*[.M$2]" office:value-type="currency" office:currency="USD" office:value="160" calcext:value-type="currency">
            <text:p>$160.00</text:p>
          </table:table-cell>
          <table:table-cell table:style-name="ce136" table:formula="of:=[.H106]*[.$M$2]+[.I106]*[.$M$1]" office:value-type="float" office:value="800" calcext:value-type="float">
            <text:p>800</text:p>
          </table:table-cell>
          <table:table-cell table:style-name="ce135" office:value-type="float" office:value="1050" calcext:value-type="float">
            <text:p>1050</text:p>
          </table:table-cell>
          <table:table-cell table:style-name="ce274" table:formula="of:=[.O106]*[.J106]" office:value-type="float" office:value="210" calcext:value-type="float">
            <text:p>210.00</text:p>
          </table:table-cell>
          <table:table-cell table:formula="of:=IF(MAX(0;([.N106]-[.O106]));MAX(0;([.N106]-[.O106]));&quot; &quot;)" office:value-type="string" office:string-value=" " calcext:value-type="string">
            <text:p><text:s/></text:p>
          </table:table-cell>
          <table:table-cell table:style-name="ce135" office:value-type="string" calcext:value-type="string">
            <text:p>-</text:p>
          </table:table-cell>
          <table:table-cell/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Hardware</text:p>
          </table:table-cell>
          <table:table-cell table:style-name="ce135" office:value-type="string" calcext:value-type="string">
            <text:p>M8-1.25x12 mm Bolt</text:p>
          </table:table-cell>
          <table:table-cell table:style-name="ce147" office:value-type="string" calcext:value-type="string">
            <text:p>McMaster</text:p>
          </table:table-cell>
          <table:table-cell table:style-name="ce135" office:value-type="string" calcext:value-type="string">
            <text:p>91280A524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0" calcext:value-type="float">
            <text:p>0</text:p>
          </table:table-cell>
          <table:table-cell table:style-name="ce240" office:value-type="currency" office:currency="USD" office:value="0.36" calcext:value-type="currency">
            <text:p>$0.36</text:p>
          </table:table-cell>
          <table:table-cell table:style-name="ce240" table:formula="of:=[.J107]*[.H107]" office:value-type="currency" office:currency="USD" office:value="0.72" calcext:value-type="currency">
            <text:p>$0.72</text:p>
          </table:table-cell>
          <table:table-cell table:style-name="ce229" table:formula="of:=[.I107]*[.J107]" office:value-type="currency" office:currency="USD" office:value="0" calcext:value-type="currency">
            <text:p>$0.00</text:p>
          </table:table-cell>
          <table:table-cell table:style-name="ce240" table:formula="of:=[.K107]*[.M$2]" office:value-type="currency" office:currency="USD" office:value="144" calcext:value-type="currency">
            <text:p>$144.00</text:p>
          </table:table-cell>
          <table:table-cell table:style-name="ce136" table:formula="of:=[.H107]*[.$M$2]+[.I107]*[.$M$1]" office:value-type="float" office:value="400" calcext:value-type="float">
            <text:p>400</text:p>
          </table:table-cell>
          <table:table-cell table:style-name="ce135" office:value-type="float" office:value="500" calcext:value-type="float">
            <text:p>500</text:p>
          </table:table-cell>
          <table:table-cell table:style-name="ce274" table:formula="of:=[.O107]*[.J107]" office:value-type="float" office:value="180" calcext:value-type="float">
            <text:p>180.00</text:p>
          </table:table-cell>
          <table:table-cell table:formula="of:=IF(MAX(0;([.N107]-[.O107]));MAX(0;([.N107]-[.O107]));&quot; &quot;)" office:value-type="string" office:string-value=" " calcext:value-type="string">
            <text:p><text:s/></text:p>
          </table:table-cell>
          <table:table-cell table:style-name="ce135"/>
          <table:table-cell/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6">
          <table:table-cell table:style-name="ce135" office:value-type="string" calcext:value-type="string">
            <text:p>Hardware</text:p>
          </table:table-cell>
          <table:table-cell table:style-name="ce135" office:value-type="string" calcext:value-type="string">
            <office:annotation draw:style-name="gr6" draw:text-style-name="P2" svg:width="1.711in" svg:height="0.9701in" svg:x="3.363in" svg:y="26.1673in" draw:caption-point-x="-0.2398in" draw:caption-point-y="0.6268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147" office:value-type="string" calcext:value-type="string">
            <text:p>McMaster</text:p>
          </table:table-cell>
          <table:table-cell table:style-name="ce135" office:value-type="string" calcext:value-type="string">
            <text:p>90380A347 (old)</text:p>
            <text:p>90380A348 (new)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3" calcext:value-type="float">
            <text:p>3</text:p>
          </table:table-cell>
          <table:table-cell table:style-name="ce221" table:formula="of:=[.H108]" office:value-type="float" office:value="3" calcext:value-type="float">
            <text:p>3</text:p>
          </table:table-cell>
          <table:table-cell table:style-name="ce247" office:value-type="currency" office:currency="USD" office:value="0.067" calcext:value-type="currency">
            <text:p>$0.07</text:p>
          </table:table-cell>
          <table:table-cell table:style-name="ce240" table:formula="of:=[.J108]*[.H108]" office:value-type="currency" office:currency="USD" office:value="0.201" calcext:value-type="currency">
            <text:p>$0.20</text:p>
          </table:table-cell>
          <table:table-cell table:style-name="ce229" table:formula="of:=[.I108]*[.J108]" office:value-type="currency" office:currency="USD" office:value="0.201" calcext:value-type="currency">
            <text:p>$0.20</text:p>
          </table:table-cell>
          <table:table-cell table:style-name="ce240" table:formula="of:=[.K108]*[.M$2]" office:value-type="currency" office:currency="USD" office:value="40.2" calcext:value-type="currency">
            <text:p>$40.20</text:p>
          </table:table-cell>
          <table:table-cell table:style-name="ce136" table:formula="of:=[.H108]*[.$M$2]+[.I108]*[.$M$1]" office:value-type="float" office:value="750" calcext:value-type="float">
            <text:p>750</text:p>
          </table:table-cell>
          <table:table-cell table:style-name="ce135" office:value-type="float" office:value="800" calcext:value-type="float">
            <text:p>800</text:p>
          </table:table-cell>
          <table:table-cell table:style-name="ce274" table:formula="of:=[.O108]*[.J108]" office:value-type="float" office:value="53.6" calcext:value-type="float">
            <text:p>53.60</text:p>
          </table:table-cell>
          <table:table-cell table:formula="of:=IF(MAX(0;([.N108]-[.O108]));MAX(0;([.N108]-[.O108]));&quot; &quot;)" office:value-type="string" office:string-value=" " calcext:value-type="string">
            <text:p><text:s/></text:p>
          </table:table-cell>
          <table:table-cell table:style-name="ce135" office:value-type="string" calcext:value-type="string">
            <text:p>-</text:p>
          </table:table-cell>
          <table:table-cell/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Hardware</text:p>
          </table:table-cell>
          <table:table-cell table:style-name="ce135" office:value-type="string" calcext:value-type="string">
            <text:p>M4-0.7x10 button head bolt</text:p>
          </table:table-cell>
          <table:table-cell table:style-name="ce147" office:value-type="string" calcext:value-type="string">
            <text:p>Amazon</text:p>
          </table:table-cell>
          <table:table-cell table:style-name="ce135"/>
          <table:table-cell table:style-name="ce147" office:value-type="string" calcext:value-type="string">
            <text:p>Cover</text:p>
          </table:table-cell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9" calcext:value-type="float">
            <text:p>9</text:p>
          </table:table-cell>
          <table:table-cell table:style-name="ce135" office:value-type="float" office:value="1" calcext:value-type="float">
            <text:p>1</text:p>
          </table:table-cell>
          <table:table-cell table:style-name="ce240" office:value-type="currency" office:currency="USD" office:value="0.0899" calcext:value-type="currency">
            <text:p>$0.09</text:p>
          </table:table-cell>
          <table:table-cell table:style-name="ce240" table:formula="of:=[.J109]*[.H109]" office:value-type="currency" office:currency="USD" office:value="0.8091" calcext:value-type="currency">
            <text:p>$0.81</text:p>
          </table:table-cell>
          <table:table-cell table:style-name="ce229" table:formula="of:=[.I109]*[.J109]" office:value-type="currency" office:currency="USD" office:value="0.0899" calcext:value-type="currency">
            <text:p>$0.09</text:p>
          </table:table-cell>
          <table:table-cell table:style-name="ce240" table:formula="of:=[.K109]*[.M$2]" office:value-type="currency" office:currency="USD" office:value="161.82" calcext:value-type="currency">
            <text:p>$161.82</text:p>
          </table:table-cell>
          <table:table-cell table:style-name="ce136" table:formula="of:=[.H109]*[.$M$2]+[.I109]*[.$M$1]" office:value-type="float" office:value="1850" calcext:value-type="float">
            <text:p>1850</text:p>
          </table:table-cell>
          <table:table-cell table:style-name="ce135" office:value-type="float" office:value="1500" calcext:value-type="float">
            <text:p>1500</text:p>
          </table:table-cell>
          <table:table-cell table:style-name="ce274" table:formula="of:=[.O109]*[.J109]" office:value-type="float" office:value="134.85" calcext:value-type="float">
            <text:p>134.85</text:p>
          </table:table-cell>
          <table:table-cell table:formula="of:=IF(MAX(0;([.N109]-[.O109]));MAX(0;([.N109]-[.O109]));&quot; &quot;)" office:value-type="float" office:value="350" calcext:value-type="float">
            <text:p>350</text:p>
          </table:table-cell>
          <table:table-cell table:style-name="ce135" office:value-type="string" calcext:value-type="string">
            <text:p>-</text:p>
          </table:table-cell>
          <table:table-cell/>
          <table:table-cell table:style-name="ce126" office:value-type="float" office:value="400" calcext:value-type="float">
            <text:p>400</text:p>
          </table:table-cell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Hardware</text:p>
          </table:table-cell>
          <table:table-cell table:style-name="ce135" office:value-type="string" calcext:value-type="string">
            <text:p>M4-0.7x25 button head bolt</text:p>
          </table:table-cell>
          <table:table-cell table:style-name="ce147" office:value-type="string" calcext:value-type="string">
            <text:p>Amazon</text:p>
          </table:table-cell>
          <table:table-cell table:style-name="ce135"/>
          <table:table-cell table:style-name="ce147" office:value-type="string" calcext:value-type="string">
            <text:p>Fans</text:p>
          </table:table-cell>
          <table:table-cell table:style-name="ce135"/>
          <table:table-cell table:style-name="ce135" office:value-type="string" calcext:value-type="string">
            <text:p>hand</text:p>
          </table:table-cell>
          <table:table-cell table:number-columns-repeated="2" table:style-name="ce135" office:value-type="float" office:value="12" calcext:value-type="float">
            <text:p>12</text:p>
          </table:table-cell>
          <table:table-cell table:style-name="ce240" office:value-type="currency" office:currency="USD" office:value="0.1049" calcext:value-type="currency">
            <text:p>$0.10</text:p>
          </table:table-cell>
          <table:table-cell table:style-name="ce240" table:formula="of:=[.J110]*[.H110]" office:value-type="currency" office:currency="USD" office:value="1.2588" calcext:value-type="currency">
            <text:p>$1.26</text:p>
          </table:table-cell>
          <table:table-cell table:style-name="ce229" table:formula="of:=[.I110]*[.J110]" office:value-type="currency" office:currency="USD" office:value="1.2588" calcext:value-type="currency">
            <text:p>$1.26</text:p>
          </table:table-cell>
          <table:table-cell table:style-name="ce240" table:formula="of:=[.K110]*[.M$2]" office:value-type="currency" office:currency="USD" office:value="251.76" calcext:value-type="currency">
            <text:p>$251.76</text:p>
          </table:table-cell>
          <table:table-cell table:style-name="ce136" table:formula="of:=[.H110]*[.$M$2]+[.I110]*[.$M$1]" office:value-type="float" office:value="3000" calcext:value-type="float">
            <text:p>3000</text:p>
          </table:table-cell>
          <table:table-cell table:style-name="ce135" office:value-type="float" office:value="1600" calcext:value-type="float">
            <text:p>1600</text:p>
          </table:table-cell>
          <table:table-cell table:style-name="ce274" table:formula="of:=[.O110]*[.J110]" office:value-type="float" office:value="167.84" calcext:value-type="float">
            <text:p>167.84</text:p>
          </table:table-cell>
          <table:table-cell table:formula="of:=IF(MAX(0;([.N110]-[.O110]));MAX(0;([.N110]-[.O110]));&quot; &quot;)" office:value-type="float" office:value="1400" calcext:value-type="float">
            <text:p>1400</text:p>
          </table:table-cell>
          <table:table-cell table:style-name="ce135" office:value-type="string" calcext:value-type="string">
            <text:p>-</text:p>
          </table:table-cell>
          <table:table-cell/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Hardware</text:p>
          </table:table-cell>
          <table:table-cell table:style-name="ce135" office:value-type="string" calcext:value-type="string">
            <text:p>M4 washer</text:p>
          </table:table-cell>
          <table:table-cell table:style-name="ce147" office:value-type="string" calcext:value-type="string">
            <text:p>McMaster</text:p>
          </table:table-cell>
          <table:table-cell table:style-name="ce135" office:value-type="string" calcext:value-type="string">
            <text:p>93475A230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2" calcext:value-type="float">
            <text:p>12</text:p>
          </table:table-cell>
          <table:table-cell table:style-name="ce135" office:value-type="float" office:value="20" calcext:value-type="float">
            <text:p>20</text:p>
          </table:table-cell>
          <table:table-cell table:style-name="ce240" office:value-type="currency" office:currency="USD" office:value="0.025" calcext:value-type="currency">
            <text:p>$0.03</text:p>
          </table:table-cell>
          <table:table-cell table:style-name="ce240" table:formula="of:=[.J111]*[.H111]" office:value-type="currency" office:currency="USD" office:value="0.3" calcext:value-type="currency">
            <text:p>$0.30</text:p>
          </table:table-cell>
          <table:table-cell table:style-name="ce229" table:formula="of:=[.I111]*[.J111]" office:value-type="currency" office:currency="USD" office:value="0.5" calcext:value-type="currency">
            <text:p>$0.50</text:p>
          </table:table-cell>
          <table:table-cell table:style-name="ce240" table:formula="of:=[.K111]*[.M$2]" office:value-type="currency" office:currency="USD" office:value="60" calcext:value-type="currency">
            <text:p>$60.00</text:p>
          </table:table-cell>
          <table:table-cell table:style-name="ce136" table:formula="of:=[.H111]*[.$M$2]+[.I111]*[.$M$1]" office:value-type="float" office:value="3400" calcext:value-type="float">
            <text:p>3400</text:p>
          </table:table-cell>
          <table:table-cell table:style-name="ce135" office:value-type="float" office:value="3500" calcext:value-type="float">
            <text:p>3500</text:p>
          </table:table-cell>
          <table:table-cell table:style-name="ce274" table:formula="of:=[.O111]*[.J111]" office:value-type="float" office:value="87.5" calcext:value-type="float">
            <text:p>87.50</text:p>
          </table:table-cell>
          <table:table-cell table:formula="of:=IF(MAX(0;([.N111]-[.O111]));MAX(0;([.N111]-[.O111]));&quot; &quot;)" office:value-type="string" office:string-value=" " calcext:value-type="string">
            <text:p><text:s/></text:p>
          </table:table-cell>
          <table:table-cell table:style-name="ce135" office:value-type="string" calcext:value-type="string">
            <text:p>-</text:p>
          </table:table-cell>
          <table:table-cell/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40" office:value-type="string" calcext:value-type="string">
            <text:p>Hardware</text:p>
          </table:table-cell>
          <table:table-cell table:style-name="ce140" office:value-type="string" calcext:value-type="string">
            <text:p>M4 washer - captive</text:p>
          </table:table-cell>
          <table:table-cell table:style-name="ce196" office:value-type="string" calcext:value-type="string">
            <text:p>McMaster</text:p>
          </table:table-cell>
          <table:table-cell table:style-name="ce140" office:value-type="string" calcext:value-type="string">
            <text:p>96415A318</text:p>
          </table:table-cell>
          <table:table-cell table:style-name="ce196"/>
          <table:table-cell table:style-name="ce140" table:number-columns-repeated="2"/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4" calcext:value-type="float">
            <text:p>4</text:p>
          </table:table-cell>
          <table:table-cell table:style-name="ce250" office:value-type="currency" office:currency="USD" office:value="0.138" calcext:value-type="currency">
            <text:p>$0.14</text:p>
          </table:table-cell>
          <table:table-cell table:style-name="ce250" table:formula="of:=[.J112]*[.H112]" office:value-type="currency" office:currency="USD" office:value="0" calcext:value-type="currency">
            <text:p>$0.00</text:p>
          </table:table-cell>
          <table:table-cell table:style-name="ce261" table:formula="of:=[.I112]*[.J112]" office:value-type="currency" office:currency="USD" office:value="0.552" calcext:value-type="currency">
            <text:p>$0.55</text:p>
          </table:table-cell>
          <table:table-cell table:style-name="ce250" table:formula="of:=[.K112]*[.M$2]" office:value-type="currency" office:currency="USD" office:value="0" calcext:value-type="currency">
            <text:p>$0.00</text:p>
          </table:table-cell>
          <table:table-cell table:style-name="ce268" table:formula="of:=[.H112]*[.$M$2]+[.I112]*[.$M$1]" office:value-type="float" office:value="200" calcext:value-type="float">
            <text:p>200</text:p>
          </table:table-cell>
          <table:table-cell table:style-name="ce140" office:value-type="float" office:value="300" calcext:value-type="float">
            <text:p>300</text:p>
          </table:table-cell>
          <table:table-cell table:style-name="ce319" table:formula="of:=[.O112]*[.J112]" office:value-type="float" office:value="41.4" calcext:value-type="float">
            <text:p>41.40</text:p>
          </table:table-cell>
          <table:table-cell table:style-name="ce268" table:formula="of:=IF(MAX(0;([.N112]-[.O112]));MAX(0;([.N112]-[.O112]));&quot; &quot;)" office:value-type="string" office:string-value=" " calcext:value-type="string">
            <text:p><text:s/></text:p>
          </table:table-cell>
          <table:table-cell table:style-name="ce140" table:number-columns-repeated="2"/>
          <table:table-cell table:style-name="ce143"/>
          <table:table-cell table:style-name="ce140" table:number-columns-repeated="1004"/>
        </table:table-row>
        <table:table-row table:style-name="ro3">
          <table:table-cell table:style-name="ce141" office:value-type="string" calcext:value-type="string">
            <text:p>Hardware</text:p>
          </table:table-cell>
          <table:table-cell table:style-name="ce141" office:value-type="string" calcext:value-type="string">
            <text:p>M4x0.7 30mm threaded shaft</text:p>
          </table:table-cell>
          <table:table-cell table:style-name="ce197" office:value-type="string" calcext:value-type="string">
            <text:p>Amazon</text:p>
          </table:table-cell>
          <table:table-cell table:style-name="ce141" office:value-type="string" calcext:value-type="string">
            <text:p>uxcell</text:p>
          </table:table-cell>
          <table:table-cell table:style-name="ce197"/>
          <table:table-cell table:style-name="ce141" table:number-columns-repeated="2"/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4" calcext:value-type="float">
            <text:p>4</text:p>
          </table:table-cell>
          <table:table-cell table:style-name="ce251" office:value-type="currency" office:currency="USD" office:value="0.214" calcext:value-type="currency">
            <text:p>$0.21</text:p>
          </table:table-cell>
          <table:table-cell table:style-name="ce251" table:formula="of:=[.J113]*[.H113]" office:value-type="currency" office:currency="USD" office:value="0" calcext:value-type="currency">
            <text:p>$0.00</text:p>
          </table:table-cell>
          <table:table-cell table:style-name="ce262" table:formula="of:=[.I113]*[.J113]" office:value-type="currency" office:currency="USD" office:value="0.856" calcext:value-type="currency">
            <text:p>$0.86</text:p>
          </table:table-cell>
          <table:table-cell table:style-name="ce251" table:formula="of:=[.K113]*[.M$2]" office:value-type="currency" office:currency="USD" office:value="0" calcext:value-type="currency">
            <text:p>$0.00</text:p>
          </table:table-cell>
          <table:table-cell table:style-name="ce271" table:formula="of:=[.H113]*[.$M$2]+[.I113]*[.$M$1]" office:value-type="float" office:value="200" calcext:value-type="float">
            <text:p>200</text:p>
          </table:table-cell>
          <table:table-cell table:style-name="ce141" office:value-type="float" office:value="0" calcext:value-type="float">
            <text:p>0</text:p>
          </table:table-cell>
          <table:table-cell table:style-name="ce320" table:formula="of:=[.O113]*[.J113]" office:value-type="float" office:value="0" calcext:value-type="float">
            <text:p>0.00</text:p>
          </table:table-cell>
          <table:table-cell table:style-name="ce271" table:formula="of:=IF(MAX(0;([.N113]-[.O113]));MAX(0;([.N113]-[.O113]));&quot; &quot;)" office:value-type="float" office:value="200" calcext:value-type="float">
            <text:p>200</text:p>
          </table:table-cell>
          <table:table-cell table:style-name="ce141" office:value-type="float" office:value="250" calcext:value-type="float">
            <text:p>250</text:p>
          </table:table-cell>
          <table:table-cell table:style-name="ce141"/>
          <table:table-cell table:style-name="ce108"/>
          <table:table-cell table:style-name="ce141" table:number-columns-repeated="1004"/>
        </table:table-row>
        <table:table-row table:style-name="ro3">
          <table:table-cell table:style-name="ce141" office:value-type="string" calcext:value-type="string">
            <text:p>Hardware</text:p>
          </table:table-cell>
          <table:table-cell table:style-name="ce141" office:value-type="string" calcext:value-type="string">
            <text:p>M4 nut - non-captive</text:p>
          </table:table-cell>
          <table:table-cell table:style-name="ce197" office:value-type="string" calcext:value-type="string">
            <text:p>Amazon</text:p>
          </table:table-cell>
          <table:table-cell table:style-name="ce141" office:value-type="string" calcext:value-type="string">
            <text:p>uxcell</text:p>
          </table:table-cell>
          <table:table-cell table:style-name="ce197"/>
          <table:table-cell table:style-name="ce141" table:number-columns-repeated="2"/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4" calcext:value-type="float">
            <text:p>4</text:p>
          </table:table-cell>
          <table:table-cell table:style-name="ce251" table:formula="of:=0.14" office:value-type="currency" office:currency="USD" office:value="0.14" calcext:value-type="currency">
            <text:p>$0.14</text:p>
          </table:table-cell>
          <table:table-cell table:style-name="ce251" table:formula="of:=[.J114]*[.H114]" office:value-type="currency" office:currency="USD" office:value="0" calcext:value-type="currency">
            <text:p>$0.00</text:p>
          </table:table-cell>
          <table:table-cell table:style-name="ce262" table:formula="of:=[.I114]*[.J114]" office:value-type="currency" office:currency="USD" office:value="0.56" calcext:value-type="currency">
            <text:p>$0.56</text:p>
          </table:table-cell>
          <table:table-cell table:style-name="ce251" table:formula="of:=[.K114]*[.M$2]" office:value-type="currency" office:currency="USD" office:value="0" calcext:value-type="currency">
            <text:p>$0.00</text:p>
          </table:table-cell>
          <table:table-cell table:style-name="ce271" table:formula="of:=[.H114]*[.$M$2]+[.I114]*[.$M$1]" office:value-type="float" office:value="200" calcext:value-type="float">
            <text:p>200</text:p>
          </table:table-cell>
          <table:table-cell table:style-name="ce141" office:value-type="float" office:value="0" calcext:value-type="float">
            <text:p>0</text:p>
          </table:table-cell>
          <table:table-cell table:style-name="ce320" table:formula="of:=[.O114]*[.J114]" office:value-type="float" office:value="0" calcext:value-type="float">
            <text:p>0.00</text:p>
          </table:table-cell>
          <table:table-cell table:style-name="ce271" table:formula="of:=IF(MAX(0;([.N114]-[.O114]));MAX(0;([.N114]-[.O114]));&quot; &quot;)" office:value-type="float" office:value="200" calcext:value-type="float">
            <text:p>200</text:p>
          </table:table-cell>
          <table:table-cell table:style-name="ce141" office:value-type="float" office:value="500" calcext:value-type="float">
            <text:p>500</text:p>
          </table:table-cell>
          <table:table-cell table:style-name="ce141"/>
          <table:table-cell table:style-name="ce108"/>
          <table:table-cell table:style-name="ce141" table:number-columns-repeated="1004"/>
        </table:table-row>
        <table:table-row table:style-name="ro3">
          <table:table-cell table:style-name="ce135" office:value-type="string" calcext:value-type="string">
            <text:p>Hardware</text:p>
          </table:table-cell>
          <table:table-cell table:style-name="ce135" office:value-type="string" calcext:value-type="string">
            <text:p>Plastic M4 Washer (RED)</text:p>
          </table:table-cell>
          <table:table-cell table:style-name="ce147" office:value-type="string" calcext:value-type="string">
            <text:p>Digikey</text:p>
          </table:table-cell>
          <table:table-cell table:style-name="ce207" office:value-type="string" calcext:value-type="string">
            <text:p>RPC3441-ND (obsolete)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2" calcext:value-type="float">
            <text:p>12</text:p>
          </table:table-cell>
          <table:table-cell table:style-name="ce221" table:formula="of:=[.H115]" office:value-type="float" office:value="12" calcext:value-type="float">
            <text:p>12</text:p>
          </table:table-cell>
          <table:table-cell table:style-name="ce240" office:value-type="currency" office:currency="USD" office:value="0.079" calcext:value-type="currency">
            <text:p>$0.08</text:p>
          </table:table-cell>
          <table:table-cell table:style-name="ce240" table:formula="of:=[.J115]*[.H115]" office:value-type="currency" office:currency="USD" office:value="0.948" calcext:value-type="currency">
            <text:p>$0.95</text:p>
          </table:table-cell>
          <table:table-cell table:style-name="ce229" table:formula="of:=[.I115]*[.J115]" office:value-type="currency" office:currency="USD" office:value="0.948" calcext:value-type="currency">
            <text:p>$0.95</text:p>
          </table:table-cell>
          <table:table-cell table:style-name="ce240" table:formula="of:=[.K115]*[.M$2]" office:value-type="currency" office:currency="USD" office:value="189.6" calcext:value-type="currency">
            <text:p>$189.60</text:p>
          </table:table-cell>
          <table:table-cell table:style-name="ce136" table:formula="of:=[.H115]*[.$M$2]+[.I115]*[.$M$1]" office:value-type="float" office:value="3000" calcext:value-type="float">
            <text:p>3000</text:p>
          </table:table-cell>
          <table:table-cell table:style-name="ce135" office:value-type="float" office:value="6431" calcext:value-type="float">
            <text:p>6431</text:p>
          </table:table-cell>
          <table:table-cell table:style-name="ce274" table:formula="of:=[.O115]*[.J115]" office:value-type="float" office:value="508.049" calcext:value-type="float">
            <text:p>508.05</text:p>
          </table:table-cell>
          <table:table-cell table:formula="of:=IF(MAX(0;([.N115]-[.O115]));MAX(0;([.N115]-[.O115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2607" calcext:value-type="float">
            <text:p>2607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Hardware</text:p>
          </table:table-cell>
          <table:table-cell table:style-name="ce135" office:value-type="string" calcext:value-type="string">
            <text:p>M4 Lock Nut</text:p>
          </table:table-cell>
          <table:table-cell table:style-name="ce147" office:value-type="string" calcext:value-type="string">
            <text:p>McMaster</text:p>
          </table:table-cell>
          <table:table-cell table:style-name="ce135" office:value-type="string" calcext:value-type="string">
            <text:p>90576A103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7" calcext:value-type="float">
            <text:p>7</text:p>
          </table:table-cell>
          <table:table-cell table:style-name="ce221" table:formula="of:=[.H116]" office:value-type="float" office:value="7" calcext:value-type="float">
            <text:p>7</text:p>
          </table:table-cell>
          <table:table-cell table:style-name="ce240" office:value-type="currency" office:currency="USD" office:value="0.05" calcext:value-type="currency">
            <text:p>$0.05</text:p>
          </table:table-cell>
          <table:table-cell table:style-name="ce240" table:formula="of:=[.J116]*[.H116]" office:value-type="currency" office:currency="USD" office:value="0.35" calcext:value-type="currency">
            <text:p>$0.35</text:p>
          </table:table-cell>
          <table:table-cell table:style-name="ce229" table:formula="of:=[.I116]*[.J116]" office:value-type="currency" office:currency="USD" office:value="0.35" calcext:value-type="currency">
            <text:p>$0.35</text:p>
          </table:table-cell>
          <table:table-cell table:style-name="ce240" table:formula="of:=[.K116]*[.M$2]" office:value-type="currency" office:currency="USD" office:value="70" calcext:value-type="currency">
            <text:p>$70.00</text:p>
          </table:table-cell>
          <table:table-cell table:style-name="ce136" table:formula="of:=[.H116]*[.$M$2]+[.I116]*[.$M$1]" office:value-type="float" office:value="1750" calcext:value-type="float">
            <text:p>1750</text:p>
          </table:table-cell>
          <table:table-cell table:style-name="ce135" office:value-type="float" office:value="1800" calcext:value-type="float">
            <text:p>1800</text:p>
          </table:table-cell>
          <table:table-cell table:style-name="ce274" table:formula="of:=[.O116]*[.J116]" office:value-type="float" office:value="90" calcext:value-type="float">
            <text:p>90.00</text:p>
          </table:table-cell>
          <table:table-cell table:formula="of:=IF(MAX(0;([.N116]-[.O116]));MAX(0;([.N116]-[.O116]));&quot; &quot;)" office:value-type="string" office:string-value=" " calcext:value-type="string">
            <text:p><text:s/></text:p>
          </table:table-cell>
          <table:table-cell table:style-name="ce135" office:value-type="string" calcext:value-type="string">
            <text:p>-</text:p>
          </table:table-cell>
          <table:table-cell/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Hardware</text:p>
          </table:table-cell>
          <table:table-cell table:style-name="ce135" office:value-type="string" calcext:value-type="string">
            <text:p>M4 T-slot Nut</text:p>
          </table:table-cell>
          <table:table-cell table:style-name="ce147" office:value-type="string" calcext:value-type="string">
            <text:p>Fairway Fasteners</text:p>
          </table:table-cell>
          <table:table-cell table:style-name="ce135" office:value-type="string" calcext:value-type="string">
            <text:p>JPPNM04016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0" calcext:value-type="float">
            <text:p>0</text:p>
          </table:table-cell>
          <table:table-cell table:style-name="ce240" table:formula="of:=14.68/100" office:value-type="currency" office:currency="USD" office:value="0.1468" calcext:value-type="currency">
            <text:p>$0.15</text:p>
          </table:table-cell>
          <table:table-cell table:style-name="ce240" table:formula="of:=[.J117]*[.H117]" office:value-type="currency" office:currency="USD" office:value="0.5872" calcext:value-type="currency">
            <text:p>$0.59</text:p>
          </table:table-cell>
          <table:table-cell table:style-name="ce229" table:formula="of:=[.I117]*[.J117]" office:value-type="currency" office:currency="USD" office:value="0" calcext:value-type="currency">
            <text:p>$0.00</text:p>
          </table:table-cell>
          <table:table-cell table:style-name="ce240" table:formula="of:=[.K117]*[.M$2]" office:value-type="currency" office:currency="USD" office:value="117.44" calcext:value-type="currency">
            <text:p>$117.44</text:p>
          </table:table-cell>
          <table:table-cell table:style-name="ce136" table:formula="of:=[.H117]*[.$M$2]+[.I117]*[.$M$1]" office:value-type="float" office:value="800" calcext:value-type="float">
            <text:p>800</text:p>
          </table:table-cell>
          <table:table-cell table:style-name="ce135" office:value-type="float" office:value="1120" calcext:value-type="float">
            <text:p>1120</text:p>
          </table:table-cell>
          <table:table-cell table:style-name="ce274" table:formula="of:=[.O117]*[.J117]" office:value-type="float" office:value="164.416" calcext:value-type="float">
            <text:p>164.42</text:p>
          </table:table-cell>
          <table:table-cell table:formula="of:=IF(MAX(0;([.N117]-[.O117]));MAX(0;([.N117]-[.O117]));&quot; &quot;)" office:value-type="string" office:string-value=" " calcext:value-type="string">
            <text:p><text:s/></text:p>
          </table:table-cell>
          <table:table-cell table:style-name="ce135"/>
          <table:table-cell/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Standoff</text:p>
          </table:table-cell>
          <table:table-cell table:style-name="ce135" office:value-type="string" calcext:value-type="string">
            <text:p>M4-0.7x25 Cover Switch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952-1543-ND</text:p>
          </table:table-cell>
          <table:table-cell table:style-name="ce147" office:value-type="string" calcext:value-type="string">
            <text:p>25mm</text:p>
          </table:table-cell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118]" office:value-type="float" office:value="1" calcext:value-type="float">
            <text:p>1</text:p>
          </table:table-cell>
          <table:table-cell table:style-name="ce240" office:value-type="currency" office:currency="USD" office:value="0.51" calcext:value-type="currency">
            <text:p>$0.51</text:p>
          </table:table-cell>
          <table:table-cell table:style-name="ce240" table:formula="of:=[.J118]*[.H118]" office:value-type="currency" office:currency="USD" office:value="0.51" calcext:value-type="currency">
            <text:p>$0.51</text:p>
          </table:table-cell>
          <table:table-cell table:style-name="ce229" table:formula="of:=[.I118]*[.J118]" office:value-type="currency" office:currency="USD" office:value="0.51" calcext:value-type="currency">
            <text:p>$0.51</text:p>
          </table:table-cell>
          <table:table-cell table:style-name="ce240" table:formula="of:=[.K118]*[.M$2]" office:value-type="currency" office:currency="USD" office:value="102" calcext:value-type="currency">
            <text:p>$102.00</text:p>
          </table:table-cell>
          <table:table-cell table:style-name="ce136" table:formula="of:=[.H118]*[.$M$2]+[.I118]*[.$M$1]" office:value-type="float" office:value="250" calcext:value-type="float">
            <text:p>250</text:p>
          </table:table-cell>
          <table:table-cell table:style-name="ce135" office:value-type="float" office:value="250" calcext:value-type="float">
            <text:p>250</text:p>
          </table:table-cell>
          <table:table-cell table:style-name="ce274" table:formula="of:=[.O118]*[.J118]" office:value-type="float" office:value="127.5" calcext:value-type="float">
            <text:p>127.50</text:p>
          </table:table-cell>
          <table:table-cell table:formula="of:=IF(MAX(0;([.N118]-[.O118]));MAX(0;([.N118]-[.O118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3013" calcext:value-type="float">
            <text:p>3013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Standoff</text:p>
          </table:table-cell>
          <table:table-cell table:style-name="ce135" office:value-type="string" calcext:value-type="string">
            <text:p>M4-0.7x20 PC Cove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952-1542-ND</text:p>
          </table:table-cell>
          <table:table-cell table:style-name="ce147" office:value-type="string" calcext:value-type="string">
            <text:p>20mm</text:p>
          </table:table-cell>
          <table:table-cell table:style-name="ce135"/>
          <table:table-cell table:style-name="ce135" office:value-type="string" calcext:value-type="string">
            <text:p>hand</text:p>
          </table:table-cell>
          <table:table-cell table:number-columns-repeated="2" table:style-name="ce135" office:value-type="float" office:value="5" calcext:value-type="float">
            <text:p>5</text:p>
          </table:table-cell>
          <table:table-cell table:style-name="ce240" office:value-type="currency" office:currency="USD" office:value="0.437" calcext:value-type="currency">
            <text:p>$0.44</text:p>
          </table:table-cell>
          <table:table-cell table:style-name="ce240" table:formula="of:=[.J119]*[.H119]" office:value-type="currency" office:currency="USD" office:value="2.185" calcext:value-type="currency">
            <text:p>$2.19</text:p>
          </table:table-cell>
          <table:table-cell table:style-name="ce229" table:formula="of:=[.I119]*[.J119]" office:value-type="currency" office:currency="USD" office:value="2.185" calcext:value-type="currency">
            <text:p>$2.19</text:p>
          </table:table-cell>
          <table:table-cell table:style-name="ce240" table:formula="of:=[.K119]*[.M$2]" office:value-type="currency" office:currency="USD" office:value="437" calcext:value-type="currency">
            <text:p>$437.00</text:p>
          </table:table-cell>
          <table:table-cell table:style-name="ce136" table:formula="of:=[.H119]*[.$M$2]+[.I119]*[.$M$1]" office:value-type="float" office:value="1250" calcext:value-type="float">
            <text:p>1250</text:p>
          </table:table-cell>
          <table:table-cell table:style-name="ce135" office:value-type="float" office:value="1287" calcext:value-type="float">
            <text:p>1287</text:p>
          </table:table-cell>
          <table:table-cell table:style-name="ce274" table:formula="of:=[.O119]*[.J119]" office:value-type="float" office:value="562.419" calcext:value-type="float">
            <text:p>562.42</text:p>
          </table:table-cell>
          <table:table-cell table:formula="of:=IF(MAX(0;([.N119]-[.O119]));MAX(0;([.N119]-[.O119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Mechanicals</text:p>
          </table:table-cell>
          <table:table-cell table:style-name="ce135" office:value-type="string" calcext:value-type="string">
            <text:p>Safety Cover</text:p>
          </table:table-cell>
          <table:table-cell table:style-name="ce147" office:value-type="string" calcext:value-type="string">
            <text:p>Hall Precision</text:p>
          </table:table-cell>
          <table:table-cell table:style-name="ce135" office:value-type="string" calcext:value-type="string">
            <text:p>LiBCM-001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" calcext:value-type="float">
            <text:p>1</text:p>
          </table:table-cell>
          <table:table-cell table:style-name="ce221" table:formula="of:=[.H120]" office:value-type="float" office:value="1" calcext:value-type="float">
            <text:p>1</text:p>
          </table:table-cell>
          <table:table-cell table:style-name="ce240" office:value-type="currency" office:currency="USD" office:value="26.75" calcext:value-type="currency">
            <text:p>$26.75</text:p>
          </table:table-cell>
          <table:table-cell table:style-name="ce240" table:formula="of:=[.J120]*[.H120]" office:value-type="currency" office:currency="USD" office:value="26.75" calcext:value-type="currency">
            <text:p>$26.75</text:p>
          </table:table-cell>
          <table:table-cell table:style-name="ce229" table:formula="of:=[.I120]*[.J120]" office:value-type="currency" office:currency="USD" office:value="26.75" calcext:value-type="currency">
            <text:p>$26.75</text:p>
          </table:table-cell>
          <table:table-cell table:style-name="ce240" table:formula="of:=[.K120]*[.M$2]" office:value-type="currency" office:currency="USD" office:value="5350" calcext:value-type="currency">
            <text:p>$5,350.00</text:p>
          </table:table-cell>
          <table:table-cell table:style-name="ce136" table:formula="of:=[.H120]*[.$M$2]+[.I120]*[.$M$1]" office:value-type="float" office:value="250" calcext:value-type="float">
            <text:p>250</text:p>
          </table:table-cell>
          <table:table-cell table:style-name="ce135" office:value-type="float" office:value="251" calcext:value-type="float">
            <text:p>251</text:p>
          </table:table-cell>
          <table:table-cell table:style-name="ce274" table:formula="of:=[.O120]*[.J120]" office:value-type="float" office:value="6714.25" calcext:value-type="float">
            <text:p>6714.25</text:p>
          </table:table-cell>
          <table:table-cell table:formula="of:=IF(MAX(0;([.N120]-[.O120]));MAX(0;([.N120]-[.O120]));&quot; &quot;)" office:value-type="string" office:string-value=" " calcext:value-type="string">
            <text:p><text:s/></text:p>
          </table:table-cell>
          <table:table-cell table:style-name="ce136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Mechanicals</text:p>
          </table:table-cell>
          <table:table-cell table:style-name="ce135" office:value-type="string" calcext:value-type="string">
            <text:p>Aluminum Plate</text:p>
          </table:table-cell>
          <table:table-cell table:style-name="ce147" office:value-type="string" calcext:value-type="string">
            <text:p>EVS</text:p>
          </table:table-cell>
          <table:table-cell table:style-name="ce135" office:value-type="string" calcext:value-type="string">
            <text:p>JTS-LiBCM-001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0" calcext:value-type="float">
            <text:p>0</text:p>
          </table:table-cell>
          <table:table-cell table:style-name="ce240" office:value-type="currency" office:currency="USD" office:value="9.05" calcext:value-type="currency">
            <text:p>$9.05</text:p>
          </table:table-cell>
          <table:table-cell table:style-name="ce240" table:formula="of:=[.J121]*[.H121]" office:value-type="currency" office:currency="USD" office:value="27.15" calcext:value-type="currency">
            <text:p>$27.15</text:p>
          </table:table-cell>
          <table:table-cell table:style-name="ce229" table:formula="of:=[.I121]*[.J121]" office:value-type="currency" office:currency="USD" office:value="0" calcext:value-type="currency">
            <text:p>$0.00</text:p>
          </table:table-cell>
          <table:table-cell table:style-name="ce240" table:formula="of:=[.K121]*[.M$2]" office:value-type="currency" office:currency="USD" office:value="5430" calcext:value-type="currency">
            <text:p>$5,430.00</text:p>
          </table:table-cell>
          <table:table-cell table:style-name="ce136" table:formula="of:=[.H121]*[.$M$2]+[.I121]*[.$M$1]" office:value-type="float" office:value="600" calcext:value-type="float">
            <text:p>600</text:p>
          </table:table-cell>
          <table:table-cell table:style-name="ce135" office:value-type="float" office:value="752" calcext:value-type="float">
            <text:p>752</text:p>
          </table:table-cell>
          <table:table-cell table:style-name="ce274" table:formula="of:=[.O121]*[.J121]" office:value-type="float" office:value="6805.6" calcext:value-type="float">
            <text:p>6805.60</text:p>
          </table:table-cell>
          <table:table-cell table:formula="of:=IF(MAX(0;([.N121]-[.O121]));MAX(0;([.N121]-[.O121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127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Other Cables</text:p>
          </table:table-cell>
          <table:table-cell table:style-name="ce135" office:value-type="string" calcext:value-type="string">
            <text:p>Wire – 18 AWG (RED)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CN512R-500-ND‎</text:p>
          </table:table-cell>
          <table:table-cell table:style-name="ce147"/>
          <table:table-cell table:style-name="ce135" table:number-columns-repeated="2"/>
          <table:table-cell table:style-name="ce135" office:value-type="float" office:value="2.5" calcext:value-type="float">
            <text:p>2.5</text:p>
          </table:table-cell>
          <table:table-cell table:style-name="ce140" office:value-type="float" office:value="2.5" calcext:value-type="float">
            <text:p>2.5</text:p>
          </table:table-cell>
          <table:table-cell table:style-name="ce240" office:value-type="currency" office:currency="USD" office:value="0.269" calcext:value-type="currency">
            <text:p>$0.27</text:p>
          </table:table-cell>
          <table:table-cell table:style-name="ce240" table:formula="of:=[.J122]*[.H122]" office:value-type="currency" office:currency="USD" office:value="0.6725" calcext:value-type="currency">
            <text:p>$0.67</text:p>
          </table:table-cell>
          <table:table-cell table:style-name="ce229" table:formula="of:=[.I122]*[.J122]" office:value-type="currency" office:currency="USD" office:value="0.6725" calcext:value-type="currency">
            <text:p>$0.67</text:p>
          </table:table-cell>
          <table:table-cell table:style-name="ce240" table:formula="of:=[.K122]*[.M$2]" office:value-type="currency" office:currency="USD" office:value="134.5" calcext:value-type="currency">
            <text:p>$134.50</text:p>
          </table:table-cell>
          <table:table-cell table:style-name="ce136" table:formula="of:=[.H122]*[.$M$2]+[.I122]*[.$M$1]" office:value-type="float" office:value="625" calcext:value-type="float">
            <text:p>625</text:p>
          </table:table-cell>
          <table:table-cell table:style-name="ce135" office:value-type="float" office:value="800" calcext:value-type="float">
            <text:p>800</text:p>
          </table:table-cell>
          <table:table-cell table:style-name="ce274" table:formula="of:=[.O122]*[.J122]" office:value-type="float" office:value="215.2" calcext:value-type="float">
            <text:p>215.20</text:p>
          </table:table-cell>
          <table:table-cell table:formula="of:=IF(MAX(0;([.N122]-[.O122]));MAX(0;([.N122]-[.O122]));&quot; &quot;)" office:value-type="string" office:string-value=" " calcext:value-type="string">
            <text:p><text:s/></text:p>
          </table:table-cell>
          <table:table-cell table:style-name="ce329"/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Other Cables</text:p>
          </table:table-cell>
          <table:table-cell table:style-name="ce135" office:value-type="string" calcext:value-type="string">
            <text:p>Wire – 18 AWG (BLK)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CN548B-500-ND</text:p>
          </table:table-cell>
          <table:table-cell table:style-name="ce147"/>
          <table:table-cell table:style-name="ce135" table:number-columns-repeated="2"/>
          <table:table-cell table:style-name="ce135" office:value-type="float" office:value="2.5" calcext:value-type="float">
            <text:p>2.5</text:p>
          </table:table-cell>
          <table:table-cell table:style-name="ce140" office:value-type="float" office:value="2.5" calcext:value-type="float">
            <text:p>2.5</text:p>
          </table:table-cell>
          <table:table-cell table:style-name="ce240" office:value-type="currency" office:currency="USD" office:value="0.269" calcext:value-type="currency">
            <text:p>$0.27</text:p>
          </table:table-cell>
          <table:table-cell table:style-name="ce240" table:formula="of:=[.J123]*[.H123]" office:value-type="currency" office:currency="USD" office:value="0.6725" calcext:value-type="currency">
            <text:p>$0.67</text:p>
          </table:table-cell>
          <table:table-cell table:style-name="ce229" table:formula="of:=[.I123]*[.J123]" office:value-type="currency" office:currency="USD" office:value="0.6725" calcext:value-type="currency">
            <text:p>$0.67</text:p>
          </table:table-cell>
          <table:table-cell table:style-name="ce240" table:formula="of:=[.K123]*[.M$2]" office:value-type="currency" office:currency="USD" office:value="134.5" calcext:value-type="currency">
            <text:p>$134.50</text:p>
          </table:table-cell>
          <table:table-cell table:style-name="ce136" table:formula="of:=[.H123]*[.$M$2]+[.I123]*[.$M$1]" office:value-type="float" office:value="625" calcext:value-type="float">
            <text:p>625</text:p>
          </table:table-cell>
          <table:table-cell table:style-name="ce135" office:value-type="float" office:value="800" calcext:value-type="float">
            <text:p>800</text:p>
          </table:table-cell>
          <table:table-cell table:style-name="ce274" table:formula="of:=[.O123]*[.J123]" office:value-type="float" office:value="215.2" calcext:value-type="float">
            <text:p>215.20</text:p>
          </table:table-cell>
          <table:table-cell table:formula="of:=IF(MAX(0;([.N123]-[.O123]));MAX(0;([.N123]-[.O123]));&quot; &quot;)" office:value-type="string" office:string-value=" " calcext:value-type="string">
            <text:p><text:s/></text:p>
          </table:table-cell>
          <table:table-cell table:style-name="ce329"/>
          <table:table-cell office:value-type="float" office:value="10" calcext:value-type="float">
            <text:p>10</text:p>
          </table:table-cell>
          <table:table-cell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Other Cables</text:p>
          </table:table-cell>
          <table:table-cell table:style-name="ce135" office:value-type="string" calcext:value-type="string">
            <text:p>Wire – 18 AWG (WHT)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CN549W-100-ND</text:p>
          </table:table-cell>
          <table:table-cell table:style-name="ce147"/>
          <table:table-cell table:style-name="ce135" table:number-columns-repeated="2"/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3" calcext:value-type="float">
            <text:p>3</text:p>
          </table:table-cell>
          <table:table-cell table:style-name="ce240" office:value-type="currency" office:currency="USD" office:value="0.269" calcext:value-type="currency">
            <text:p>$0.27</text:p>
          </table:table-cell>
          <table:table-cell table:style-name="ce240" table:formula="of:=[.J124]*[.H124]" office:value-type="currency" office:currency="USD" office:value="0.269" calcext:value-type="currency">
            <text:p>$0.27</text:p>
          </table:table-cell>
          <table:table-cell table:style-name="ce229" table:formula="of:=[.I124]*[.J124]" office:value-type="currency" office:currency="USD" office:value="0.807" calcext:value-type="currency">
            <text:p>$0.81</text:p>
          </table:table-cell>
          <table:table-cell table:style-name="ce240" table:formula="of:=[.K124]*[.M$2]" office:value-type="currency" office:currency="USD" office:value="53.8" calcext:value-type="currency">
            <text:p>$53.80</text:p>
          </table:table-cell>
          <table:table-cell table:style-name="ce136" table:formula="of:=[.H124]*[.$M$2]+[.I124]*[.$M$1]" office:value-type="float" office:value="350" calcext:value-type="float">
            <text:p>350</text:p>
          </table:table-cell>
          <table:table-cell table:style-name="ce135" office:value-type="float" office:value="300" calcext:value-type="float">
            <text:p>300</text:p>
          </table:table-cell>
          <table:table-cell table:style-name="ce274" table:formula="of:=[.O124]*[.J124]" office:value-type="float" office:value="80.7" calcext:value-type="float">
            <text:p>80.70</text:p>
          </table:table-cell>
          <table:table-cell table:formula="of:=IF(MAX(0;([.N124]-[.O124]));MAX(0;([.N124]-[.O124]));&quot; &quot;)" office:value-type="float" office:value="50" calcext:value-type="float">
            <text:p>50</text:p>
          </table:table-cell>
          <table:table-cell table:style-name="ce329"/>
          <table:table-cell office:value-type="float" office:value="15" calcext:value-type="float">
            <text:p>15</text:p>
          </table:table-cell>
          <table:table-cell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Other Cables</text:p>
          </table:table-cell>
          <table:table-cell table:style-name="ce135" office:value-type="string" calcext:value-type="string">
            <text:p>Wire – 18 AWG (GRN)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CN557GY-100-ND</text:p>
          </table:table-cell>
          <table:table-cell table:style-name="ce147"/>
          <table:table-cell table:style-name="ce135" table:number-columns-repeated="2"/>
          <table:table-cell table:style-name="ce135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style-name="ce240" office:value-type="currency" office:currency="USD" office:value="0.269" calcext:value-type="currency">
            <text:p>$0.27</text:p>
          </table:table-cell>
          <table:table-cell table:style-name="ce240" table:formula="of:=[.J125]*[.H125]" office:value-type="currency" office:currency="USD" office:value="0.269" calcext:value-type="currency">
            <text:p>$0.27</text:p>
          </table:table-cell>
          <table:table-cell table:style-name="ce229" table:formula="of:=[.I125]*[.J125]" office:value-type="currency" office:currency="USD" office:value="0.269" calcext:value-type="currency">
            <text:p>$0.27</text:p>
          </table:table-cell>
          <table:table-cell table:style-name="ce240" table:formula="of:=[.K125]*[.M$2]" office:value-type="currency" office:currency="USD" office:value="53.8" calcext:value-type="currency">
            <text:p>$53.80</text:p>
          </table:table-cell>
          <table:table-cell table:style-name="ce136" table:formula="of:=[.H125]*[.$M$2]+[.I125]*[.$M$1]" office:value-type="float" office:value="250" calcext:value-type="float">
            <text:p>250</text:p>
          </table:table-cell>
          <table:table-cell table:style-name="ce135" office:value-type="float" office:value="300" calcext:value-type="float">
            <text:p>300</text:p>
          </table:table-cell>
          <table:table-cell table:style-name="ce274" table:formula="of:=[.O125]*[.J125]" office:value-type="float" office:value="80.7" calcext:value-type="float">
            <text:p>80.70</text:p>
          </table:table-cell>
          <table:table-cell table:formula="of:=IF(MAX(0;([.N125]-[.O125]));MAX(0;([.N125]-[.O125]));&quot; &quot;)" office:value-type="string" office:string-value=" " calcext:value-type="string">
            <text:p><text:s/></text:p>
          </table:table-cell>
          <table:table-cell table:style-name="ce329"/>
          <table:table-cell office:value-type="float" office:value="6" calcext:value-type="float">
            <text:p>6</text:p>
          </table:table-cell>
          <table:table-cell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Posi-Tap</text:p>
          </table:table-cell>
          <table:table-cell table:style-name="ce135" office:value-type="string" calcext:value-type="string">
            <text:p>20-22 AWG</text:p>
          </table:table-cell>
          <table:table-cell table:style-name="ce147" office:value-type="string" calcext:value-type="string">
            <text:p>Amazon</text:p>
          </table:table-cell>
          <table:table-cell table:style-name="ce135" office:value-type="string" calcext:value-type="string">
            <text:p>ZB-PTA2022R</text:p>
          </table:table-cell>
          <table:table-cell table:style-name="ce147"/>
          <table:table-cell table:style-name="ce135" table:number-columns-repeated="2"/>
          <table:table-cell table:style-name="ce135" office:value-type="float" office:value="0" calcext:value-type="float">
            <text:p>0</text:p>
          </table:table-cell>
          <table:table-cell table:style-name="ce140" office:value-type="float" office:value="2" calcext:value-type="float">
            <text:p>2</text:p>
          </table:table-cell>
          <table:table-cell table:style-name="ce240" table:formula="of:=0.984" office:value-type="currency" office:currency="USD" office:value="0.984" calcext:value-type="currency">
            <text:p>$0.98</text:p>
          </table:table-cell>
          <table:table-cell table:style-name="ce240" table:formula="of:=[.J126]*[.H126]" office:value-type="currency" office:currency="USD" office:value="0" calcext:value-type="currency">
            <text:p>$0.00</text:p>
          </table:table-cell>
          <table:table-cell table:style-name="ce229" table:formula="of:=[.I126]*[.J126]" office:value-type="currency" office:currency="USD" office:value="1.968" calcext:value-type="currency">
            <text:p>$1.97</text:p>
          </table:table-cell>
          <table:table-cell table:style-name="ce240" table:formula="of:=[.K126]*[.M$2]" office:value-type="currency" office:currency="USD" office:value="0" calcext:value-type="currency">
            <text:p>$0.00</text:p>
          </table:table-cell>
          <table:table-cell table:style-name="ce136" table:formula="of:=[.H126]*[.$M$2]+[.I126]*[.$M$1]" office:value-type="float" office:value="100" calcext:value-type="float">
            <text:p>100</text:p>
          </table:table-cell>
          <table:table-cell table:style-name="ce135" office:value-type="float" office:value="140" calcext:value-type="float">
            <text:p>140</text:p>
          </table:table-cell>
          <table:table-cell table:style-name="ce274" table:formula="of:=[.O126]*[.J126]" office:value-type="float" office:value="137.76" calcext:value-type="float">
            <text:p>137.76</text:p>
          </table:table-cell>
          <table:table-cell table:formula="of:=IF(MAX(0;([.N126]-[.O126]));MAX(0;([.N126]-[.O126]));&quot; &quot;)" office:value-type="string" office:string-value=" " calcext:value-type="string">
            <text:p><text:s/></text:p>
          </table:table-cell>
          <table:table-cell table:style-name="ce330"/>
          <table:table-cell/>
          <table:table-cell office:value-type="float" office:value="140" calcext:value-type="float">
            <text:p>140</text:p>
          </table:table-cell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5" office:value-type="string" calcext:value-type="string">
            <text:p>Power Cord</text:p>
          </table:table-cell>
          <table:table-cell table:style-name="ce135" office:value-type="string" calcext:value-type="string">
            <text:p>Edge Trim</text:p>
          </table:table-cell>
          <table:table-cell table:style-name="ce147" office:value-type="string" calcext:value-type="string">
            <text:p>Amazon</text:p>
          </table:table-cell>
          <table:table-cell table:style-name="ce135" office:value-type="string" calcext:value-type="string">
            <text:p>uxcell 1/64:1/16" U channel</text:p>
          </table:table-cell>
          <table:table-cell table:style-name="ce147"/>
          <table:table-cell table:style-name="ce135" table:number-columns-repeated="2"/>
          <table:table-cell table:style-name="ce135" office:value-type="float" office:value="0.36" calcext:value-type="float">
            <office:annotation draw:style-name="gr2" draw:text-style-name="P2" svg:width="1.1413in" svg:height="0.7083in" svg:x="7.2961in" svg:y="29.7146in" draw:caption-point-x="-0.2398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221" table:formula="of:=[.H127]" office:value-type="float" office:value="0.36" calcext:value-type="float">
            <text:p>0.36</text:p>
          </table:table-cell>
          <table:table-cell table:style-name="ce240" table:formula="of:=12.49/10" office:value-type="currency" office:currency="USD" office:value="1.249" calcext:value-type="currency">
            <text:p>$1.25</text:p>
          </table:table-cell>
          <table:table-cell table:style-name="ce240" table:formula="of:=[.J127]*[.H127]" office:value-type="currency" office:currency="USD" office:value="0.44964" calcext:value-type="currency">
            <text:p>$0.45</text:p>
          </table:table-cell>
          <table:table-cell table:style-name="ce229" table:formula="of:=[.I127]*[.J127]" office:value-type="currency" office:currency="USD" office:value="0.44964" calcext:value-type="currency">
            <text:p>$0.45</text:p>
          </table:table-cell>
          <table:table-cell table:style-name="ce240" table:formula="of:=[.K127]*[.M$2]" office:value-type="currency" office:currency="USD" office:value="89.928" calcext:value-type="currency">
            <text:p>$89.93</text:p>
          </table:table-cell>
          <table:table-cell table:style-name="ce136" table:formula="of:=[.H127]*[.$M$2]+[.I127]*[.$M$1]" office:value-type="float" office:value="90" calcext:value-type="float">
            <text:p>90</text:p>
          </table:table-cell>
          <table:table-cell table:style-name="ce135" office:value-type="float" office:value="90" calcext:value-type="float">
            <text:p>90</text:p>
          </table:table-cell>
          <table:table-cell table:style-name="ce274" table:formula="of:=[.O127]*[.J127]" office:value-type="float" office:value="112.41" calcext:value-type="float">
            <text:p>112.41</text:p>
          </table:table-cell>
          <table:table-cell table:formula="of:=IF(MAX(0;([.N127]-[.O127]));MAX(0;([.N127]-[.O127]));&quot; &quot;)" office:value-type="string" office:string-value=" " calcext:value-type="string">
            <text:p><text:s/></text:p>
          </table:table-cell>
          <table:table-cell table:style-name="ce127"/>
          <table:table-cell table:number-columns-repeated="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LiBCM HV Power</text:p>
          </table:table-cell>
          <table:table-cell table:style-name="ce135" office:value-type="string" calcext:value-type="string">
            <text:p>Ring – LiBCM Powe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277-11146-ND</text:p>
          </table:table-cell>
          <table:table-cell table:style-name="ce147"/>
          <table:table-cell table:style-name="ce135" table:number-columns-repeated="2"/>
          <table:table-cell table:number-columns-repeated="2" table:style-name="ce135" office:value-type="float" office:value="2" calcext:value-type="float">
            <text:p>2</text:p>
          </table:table-cell>
          <table:table-cell table:style-name="ce240" office:value-type="currency" office:currency="USD" office:value="0.096" calcext:value-type="currency">
            <text:p>$0.10</text:p>
          </table:table-cell>
          <table:table-cell table:style-name="ce240" table:formula="of:=[.J128]*[.H128]" office:value-type="currency" office:currency="USD" office:value="0.192" calcext:value-type="currency">
            <text:p>$0.19</text:p>
          </table:table-cell>
          <table:table-cell table:style-name="ce229" table:formula="of:=[.I128]*[.J128]" office:value-type="currency" office:currency="USD" office:value="0.192" calcext:value-type="currency">
            <text:p>$0.19</text:p>
          </table:table-cell>
          <table:table-cell table:style-name="ce240" table:formula="of:=[.K128]*[.M$2]" office:value-type="currency" office:currency="USD" office:value="38.4" calcext:value-type="currency">
            <text:p>$38.40</text:p>
          </table:table-cell>
          <table:table-cell table:style-name="ce136" table:formula="of:=[.H128]*[.$M$2]+[.I128]*[.$M$1]" office:value-type="float" office:value="500" calcext:value-type="float">
            <text:p>500</text:p>
          </table:table-cell>
          <table:table-cell table:style-name="ce135" office:value-type="float" office:value="550" calcext:value-type="float">
            <text:p>550</text:p>
          </table:table-cell>
          <table:table-cell table:style-name="ce274" table:formula="of:=[.O128]*[.J128]" office:value-type="float" office:value="52.8" calcext:value-type="float">
            <text:p>52.80</text:p>
          </table:table-cell>
          <table:table-cell table:formula="of:=IF(MAX(0;([.N128]-[.O128]));MAX(0;([.N128]-[.O128]));&quot; &quot;)" office:value-type="string" office:string-value=" " calcext:value-type="string">
            <text:p><text:s/></text:p>
          </table:table-cell>
          <table:table-cell table:style-name="ce329"/>
          <table:table-cell office:value-type="float" office:value="20466" calcext:value-type="float">
            <text:p>20466</text:p>
          </table:table-cell>
          <table:table-cell/>
          <table:table-cell table:style-name="ce130" table:number-columns-repeated="44"/>
          <table:table-cell table:number-columns-repeated="960"/>
        </table:table-row>
        <table:table-row table:style-name="ro2">
          <table:table-cell table:style-name="ce126" office:value-type="string" calcext:value-type="string">
            <text:p>Current Cables</text:p>
          </table:table-cell>
          <table:table-cell table:style-name="ce135" office:value-type="string" calcext:value-type="string">
            <text:p>Ring – Batteries</text:p>
          </table:table-cell>
          <table:table-cell table:style-name="ce147" office:value-type="string" calcext:value-type="string">
            <text:p>Avnet</text:p>
          </table:table-cell>
          <table:table-cell table:style-name="ce135" office:value-type="string" calcext:value-type="string">
            <text:p>A27073-ND (existing)</text:p>
            <text:p>WM19129-ND (TBD)</text:p>
            <text:p><text:span text:style-name="T11">A27083-ND (meh)</text:span></text:p>
            <text:p><text:span text:style-name="T11">277-11172-ND (meh)</text:span>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11" calcext:value-type="float">
            <text:p>11</text:p>
          </table:table-cell>
          <table:table-cell table:style-name="ce240" office:value-type="currency" office:currency="USD" office:value="0.489" calcext:value-type="currency">
            <text:p>$0.49</text:p>
          </table:table-cell>
          <table:table-cell table:style-name="ce240" table:formula="of:=[.J129]*[.H129]" office:value-type="currency" office:currency="USD" office:value="2.934" calcext:value-type="currency">
            <text:p>$2.93</text:p>
          </table:table-cell>
          <table:table-cell table:style-name="ce229" table:formula="of:=[.I129]*[.J129]" office:value-type="currency" office:currency="USD" office:value="5.379" calcext:value-type="currency">
            <text:p>$5.38</text:p>
          </table:table-cell>
          <table:table-cell table:style-name="ce240" table:formula="of:=[.K129]*[.M$2]" office:value-type="currency" office:currency="USD" office:value="586.8" calcext:value-type="currency">
            <text:p>$586.80</text:p>
          </table:table-cell>
          <table:table-cell table:style-name="ce136" table:formula="of:=[.H129]*[.$M$2]+[.I129]*[.$M$1]" office:value-type="float" office:value="1750" calcext:value-type="float">
            <text:p>1750</text:p>
          </table:table-cell>
          <table:table-cell table:style-name="ce135" office:value-type="float" office:value="1660" calcext:value-type="float">
            <text:p>1660</text:p>
          </table:table-cell>
          <table:table-cell table:style-name="ce274" table:formula="of:=[.O129]*[.J129]" office:value-type="float" office:value="811.74" calcext:value-type="float">
            <text:p>811.74</text:p>
          </table:table-cell>
          <table:table-cell table:formula="of:=IF(MAX(0;([.N129]-[.O129]));MAX(0;([.N129]-[.O129]));&quot; &quot;)" office:value-type="float" office:value="90" calcext:value-type="float">
            <text:p>90</text:p>
          </table:table-cell>
          <table:table-cell table:style-name="ce127"/>
          <table:table-cell office:value-type="float" office:value="1060" calcext:value-type="float">
            <text:p>1060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Current Cables</text:p>
          </table:table-cell>
          <table:table-cell table:style-name="ce135" office:value-type="string" calcext:value-type="string">
            <text:p>Ring – Fuse/Switch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277-11168-ND (existing)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number-columns-repeated="2" table:style-name="ce135" office:value-type="float" office:value="2" calcext:value-type="float">
            <text:p>2</text:p>
          </table:table-cell>
          <table:table-cell table:style-name="ce240" office:value-type="currency" office:currency="USD" office:value="0.552" calcext:value-type="currency">
            <text:p>$0.55</text:p>
          </table:table-cell>
          <table:table-cell table:style-name="ce240" table:formula="of:=[.J130]*[.H130]" office:value-type="currency" office:currency="USD" office:value="1.104" calcext:value-type="currency">
            <text:p>$1.10</text:p>
          </table:table-cell>
          <table:table-cell table:style-name="ce229" table:formula="of:=[.I130]*[.J130]" office:value-type="currency" office:currency="USD" office:value="1.104" calcext:value-type="currency">
            <text:p>$1.10</text:p>
          </table:table-cell>
          <table:table-cell table:style-name="ce240" table:formula="of:=[.K130]*[.M$2]" office:value-type="currency" office:currency="USD" office:value="220.8" calcext:value-type="currency">
            <text:p>$220.80</text:p>
          </table:table-cell>
          <table:table-cell table:style-name="ce136" table:formula="of:=[.H130]*[.$M$2]+[.I130]*[.$M$1]" office:value-type="float" office:value="500" calcext:value-type="float">
            <text:p>500</text:p>
          </table:table-cell>
          <table:table-cell table:style-name="ce135" office:value-type="float" office:value="500" calcext:value-type="float">
            <text:p>500</text:p>
          </table:table-cell>
          <table:table-cell table:style-name="ce274" table:formula="of:=[.O130]*[.J130]" office:value-type="float" office:value="276" calcext:value-type="float">
            <text:p>276.00</text:p>
          </table:table-cell>
          <table:table-cell table:formula="of:=IF(MAX(0;([.N130]-[.O130]));MAX(0;([.N130]-[.O130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473" calcext:value-type="float">
            <text:p>473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5">
          <table:table-cell table:style-name="ce126" office:value-type="string" calcext:value-type="string">
            <text:p>Current Cables</text:p>
          </table:table-cell>
          <table:table-cell table:style-name="ce135" office:value-type="string" calcext:value-type="string">
            <text:p>Ring – Relay/HVDC-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A112030-ND (existing)(best)</text:p>
            <text:p>23-0191930245-ND (works, thinner)(better)</text:p>
            <text:p><text:span text:style-name="T4">A27067-ND (works, narrower)(good)</text:span>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number-columns-repeated="2" table:style-name="ce135" office:value-type="float" office:value="2" calcext:value-type="float">
            <text:p>2</text:p>
          </table:table-cell>
          <table:table-cell table:style-name="ce240" office:value-type="currency" office:currency="USD" office:value="1.0744" calcext:value-type="currency">
            <text:p>$1.07</text:p>
          </table:table-cell>
          <table:table-cell table:style-name="ce240" table:formula="of:=[.J131]*[.H131]" office:value-type="currency" office:currency="USD" office:value="2.1488" calcext:value-type="currency">
            <text:p>$2.15</text:p>
          </table:table-cell>
          <table:table-cell table:style-name="ce229" table:formula="of:=[.I131]*[.J131]" office:value-type="currency" office:currency="USD" office:value="2.1488" calcext:value-type="currency">
            <text:p>$2.15</text:p>
          </table:table-cell>
          <table:table-cell table:style-name="ce240" table:formula="of:=[.K131]*[.M$2]" office:value-type="currency" office:currency="USD" office:value="429.76" calcext:value-type="currency">
            <text:p>$429.76</text:p>
          </table:table-cell>
          <table:table-cell table:style-name="ce136" table:formula="of:=[.H131]*[.$M$2]+[.I131]*[.$M$1]" office:value-type="float" office:value="500" calcext:value-type="float">
            <text:p>500</text:p>
          </table:table-cell>
          <table:table-cell table:style-name="ce135" office:value-type="float" office:value="710" calcext:value-type="float">
            <text:p>710</text:p>
          </table:table-cell>
          <table:table-cell table:style-name="ce274" table:formula="of:=[.O131]*[.J131]" office:value-type="float" office:value="762.824" calcext:value-type="float">
            <text:p>762.82</text:p>
          </table:table-cell>
          <table:table-cell table:formula="of:=IF(MAX(0;([.N131]-[.O131]));MAX(0;([.N131]-[.O131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32771" calcext:value-type="float">
            <text:p>32771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42" office:value-type="string" calcext:value-type="string">
            <text:p>Current Cables</text:p>
          </table:table-cell>
          <table:table-cell table:style-name="ce145" office:value-type="string" calcext:value-type="string">
            <office:annotation draw:style-name="gr2" draw:text-style-name="P2" svg:width="1.1413in" svg:height="0.7083in" svg:x="3.363in" svg:y="31.3992in" draw:caption-point-x="-0.2398in" draw:caption-point-y="0.5945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198" office:value-type="string" calcext:value-type="string">
            <text:p>electriduct.com</text:p>
          </table:table-cell>
          <table:table-cell table:style-name="ce145" office:value-type="string" calcext:value-type="string">
            <text:p>WL-PP-NS-050</text:p>
          </table:table-cell>
          <table:table-cell table:style-name="ce198"/>
          <table:table-cell table:style-name="ce145"/>
          <table:table-cell table:style-name="ce145" office:value-type="string" calcext:value-type="string">
            <text:p>hand</text:p>
          </table:table-cell>
          <table:table-cell table:style-name="ce145" office:value-type="float" office:value="0" calcext:value-type="float">
            <office:annotation draw:style-name="gr2" draw:text-style-name="P2" svg:width="1.1413in" svg:height="0.7083in" svg:x="7.2961in" svg:y="31.3673in" draw:caption-point-x="-0.2398in" draw:caption-point-y="0.6264in">
              <dc:date>2021-10-09T00:00:00</dc:date>
              <text:p text:style-name="P1"><text:span text:style-name="T1">Feet per LiBCM</text:span></text:p>
            </office:annotation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252" table:formula="of:=33.99/100" office:value-type="currency" office:currency="USD" office:value="0.3399" calcext:value-type="currency">
            <office:annotation draw:style-name="gr2" draw:text-style-name="P2" svg:width="1.1413in" svg:height="0.7083in" svg:x="8.4945in" svg:y="31.3815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252" table:formula="of:=[.J132]*[.H132]" office:value-type="currency" office:currency="USD" office:value="0" calcext:value-type="currency">
            <text:p>$0.00</text:p>
          </table:table-cell>
          <table:table-cell table:style-name="ce229" table:formula="of:=[.I132]*[.J132]" office:value-type="currency" office:currency="USD" office:value="0" calcext:value-type="currency">
            <text:p>$0.00</text:p>
          </table:table-cell>
          <table:table-cell table:style-name="ce252" table:formula="of:=[.K132]*[.M$2]" office:value-type="currency" office:currency="USD" office:value="0" calcext:value-type="currency">
            <text:p>$0.00</text:p>
          </table:table-cell>
          <table:table-cell table:style-name="ce136" table:formula="of:=[.H132]*[.$M$2]+[.I132]*[.$M$1]" office:value-type="float" office:value="0" calcext:value-type="float">
            <text:p>0</text:p>
          </table:table-cell>
          <table:table-cell table:style-name="ce145" office:value-type="float" office:value="400" calcext:value-type="float">
            <text:p>400</text:p>
          </table:table-cell>
          <table:table-cell table:style-name="ce321" table:formula="of:=[.O132]*[.J132]" office:value-type="float" office:value="135.96" calcext:value-type="float">
            <text:p>135.96</text:p>
          </table:table-cell>
          <table:table-cell table:style-name="ce272" table:formula="of:=IF(MAX(0;([.N132]-[.O132]));MAX(0;([.N132]-[.O132]));&quot; &quot;)" office:value-type="string" office:string-value=" " calcext:value-type="string">
            <text:p><text:s/></text:p>
          </table:table-cell>
          <table:table-cell/>
          <table:table-cell table:style-name="ce145"/>
          <table:table-cell table:style-name="ce126"/>
          <table:table-cell table:style-name="ce145" table:number-columns-repeated="1003"/>
          <table:table-cell/>
        </table:table-row>
        <table:table-row table:style-name="ro3">
          <table:table-cell table:style-name="ce126" office:value-type="string" calcext:value-type="string">
            <text:p>Current Cables</text:p>
          </table:table-cell>
          <table:table-cell table:style-name="ce135" office:value-type="string" calcext:value-type="string">
            <text:p>3/8" Conduit (non-slit)</text:p>
          </table:table-cell>
          <table:table-cell table:style-name="ce147" office:value-type="string" calcext:value-type="string">
            <text:p>electriduct.com</text:p>
          </table:table-cell>
          <table:table-cell table:style-name="ce135" office:value-type="string" calcext:value-type="string">
            <text:p>WL-PP-NS-0375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6" calcext:value-type="float">
            <office:annotation draw:style-name="gr2" draw:text-style-name="P2" svg:width="1.1413in" svg:height="0.7083in" svg:x="7.2961in" svg:y="31.5591in" draw:caption-point-x="-0.2398in" draw:caption-point-y="0.6122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140" office:value-type="float" office:value="10" calcext:value-type="float">
            <text:p>10</text:p>
          </table:table-cell>
          <table:table-cell table:style-name="ce240" table:formula="of:=15/50" office:value-type="currency" office:currency="USD" office:value="0.3" calcext:value-type="currency">
            <office:annotation draw:style-name="gr2" draw:text-style-name="P2" svg:width="1.1413in" svg:height="0.7083in" svg:x="8.4945in" svg:y="31.5591in" draw:caption-point-x="-0.2402in" draw:caption-point-y="0.6122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240" table:formula="of:=[.J133]*[.H133]" office:value-type="currency" office:currency="USD" office:value="1.8" calcext:value-type="currency">
            <text:p>$1.80</text:p>
          </table:table-cell>
          <table:table-cell table:style-name="ce229" table:formula="of:=[.I133]*[.J133]" office:value-type="currency" office:currency="USD" office:value="3" calcext:value-type="currency">
            <text:p>$3.00</text:p>
          </table:table-cell>
          <table:table-cell table:style-name="ce240" table:formula="of:=[.K133]*[.M$2]" office:value-type="currency" office:currency="USD" office:value="360" calcext:value-type="currency">
            <text:p>$360.00</text:p>
          </table:table-cell>
          <table:table-cell table:style-name="ce136" table:formula="of:=[.H133]*[.$M$2]+[.I133]*[.$M$1]" office:value-type="float" office:value="1700" calcext:value-type="float">
            <text:p>1700</text:p>
          </table:table-cell>
          <table:table-cell table:style-name="ce135" office:value-type="float" office:value="1100" calcext:value-type="float">
            <text:p>1100</text:p>
          </table:table-cell>
          <table:table-cell table:style-name="ce274" table:formula="of:=[.O133]*[.J133]" office:value-type="float" office:value="330" calcext:value-type="float">
            <text:p>330.00</text:p>
          </table:table-cell>
          <table:table-cell table:formula="of:=IF(MAX(0;([.N133]-[.O133]));MAX(0;([.N133]-[.O133]));&quot; &quot;)" office:value-type="float" office:value="600" calcext:value-type="float">
            <text:p>600</text:p>
          </table:table-cell>
          <table:table-cell table:number-columns-repeated="2"/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4">
          <table:table-cell table:style-name="ce126" office:value-type="string" calcext:value-type="string">
            <text:p>Current Cables</text:p>
          </table:table-cell>
          <table:table-cell table:style-name="ce135" office:value-type="string" calcext:value-type="string">
            <text:p>Current Cables 4AWG</text:p>
          </table:table-cell>
          <table:table-cell table:style-name="ce147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135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147" office:value-type="string" calcext:value-type="string">
            <text:p>4 AWG</text:p>
          </table:table-cell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7.5" calcext:value-type="float">
            <office:annotation draw:style-name="gr2" draw:text-style-name="P2" svg:width="1.1413in" svg:height="0.7083in" svg:x="7.2961in" svg:y="31.7374in" draw:caption-point-x="-0.2398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135" office:value-type="float" office:value="11.2" calcext:value-type="float">
            <text:p>11.2</text:p>
          </table:table-cell>
          <table:table-cell table:style-name="ce240" office:value-type="currency" office:currency="USD" office:value="1.23" calcext:value-type="currency">
            <office:annotation draw:style-name="gr2" draw:text-style-name="P2" svg:width="1.1413in" svg:height="0.7083in" svg:x="8.4945in" svg:y="31.7374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240" table:formula="of:=[.J134]*[.H134]" office:value-type="currency" office:currency="USD" office:value="9.225" calcext:value-type="currency">
            <text:p>$9.23</text:p>
          </table:table-cell>
          <table:table-cell table:style-name="ce229" table:formula="of:=[.I134]*[.J134]" office:value-type="currency" office:currency="USD" office:value="13.776" calcext:value-type="currency">
            <text:p>$13.78</text:p>
          </table:table-cell>
          <table:table-cell table:style-name="ce240" table:formula="of:=[.K134]*[.M$2]" office:value-type="currency" office:currency="USD" office:value="1845" calcext:value-type="currency">
            <text:p>$1,845.00</text:p>
          </table:table-cell>
          <table:table-cell table:style-name="ce136" table:formula="of:=[.H134]*[.$M$2]+[.I134]*[.$M$1]" office:value-type="float" office:value="2060" calcext:value-type="float">
            <text:p>2060</text:p>
          </table:table-cell>
          <table:table-cell table:style-name="ce135" office:value-type="float" office:value="1504" calcext:value-type="float">
            <text:p>1504</text:p>
          </table:table-cell>
          <table:table-cell table:style-name="ce274" table:formula="of:=[.O134]*[.J134]" office:value-type="float" office:value="1849.92" calcext:value-type="float">
            <text:p>1849.92</text:p>
          </table:table-cell>
          <table:table-cell table:formula="of:=IF(MAX(0;([.N134]-[.O134]));MAX(0;([.N134]-[.O134]));&quot; &quot;)" office:value-type="float" office:value="556" calcext:value-type="float">
            <text:p>556</text:p>
          </table:table-cell>
          <table:table-cell table:style-name="ce135" office:value-type="string" calcext:value-type="string">
            <text:p>-</text:p>
          </table:table-cell>
          <table:table-cell/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Current Cables</text:p>
          </table:table-cell>
          <table:table-cell table:style-name="ce135" office:value-type="string" calcext:value-type="string">
            <text:p>Heat Shrink</text:p>
          </table:table-cell>
          <table:table-cell table:style-name="ce147" office:value-type="string" calcext:value-type="string">
            <text:p>Amazon</text:p>
          </table:table-cell>
          <table:table-cell table:style-name="ce135" office:value-type="string" calcext:value-type="string">
            <text:p>½" heat shrink</text:p>
          </table:table-cell>
          <table:table-cell table:style-name="ce147"/>
          <table:table-cell table:style-name="ce135" table:number-columns-repeated="2"/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240" office:value-type="currency" office:currency="USD" office:value="0.07" calcext:value-type="currency">
            <text:p>$0.07</text:p>
          </table:table-cell>
          <table:table-cell table:style-name="ce240" table:formula="of:=[.J135]*[.H135]" office:value-type="currency" office:currency="USD" office:value="0.07" calcext:value-type="currency">
            <text:p>$0.07</text:p>
          </table:table-cell>
          <table:table-cell table:style-name="ce229" table:formula="of:=[.I135]*[.J135]" office:value-type="currency" office:currency="USD" office:value="0" calcext:value-type="currency">
            <text:p>$0.00</text:p>
          </table:table-cell>
          <table:table-cell table:style-name="ce240" table:formula="of:=[.K135]*[.M$2]" office:value-type="currency" office:currency="USD" office:value="14" calcext:value-type="currency">
            <text:p>$14.00</text:p>
          </table:table-cell>
          <table:table-cell table:style-name="ce136" table:formula="of:=[.H135]*[.$M$2]+[.I135]*[.$M$1]" office:value-type="float" office:value="200" calcext:value-type="float">
            <text:p>200</text:p>
          </table:table-cell>
          <table:table-cell table:style-name="ce135" office:value-type="float" office:value="500" calcext:value-type="float">
            <text:p>500</text:p>
          </table:table-cell>
          <table:table-cell table:style-name="ce274" table:formula="of:=[.O135]*[.J135]" office:value-type="float" office:value="35" calcext:value-type="float">
            <text:p>35.00</text:p>
          </table:table-cell>
          <table:table-cell table:formula="of:=IF(MAX(0;([.N135]-[.O135]));MAX(0;([.N135]-[.O135]));&quot; &quot;)" office:value-type="string" office:string-value=" " calcext:value-type="string">
            <text:p><text:s/></text:p>
          </table:table-cell>
          <table:table-cell table:style-name="ce135"/>
          <table:table-cell/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Tool</text:p>
          </table:table-cell>
          <table:table-cell table:style-name="ce135" office:value-type="string" calcext:value-type="string">
            <text:p>Flat head screwdriver</text:p>
          </table:table-cell>
          <table:table-cell table:style-name="ce147" office:value-type="string" calcext:value-type="string">
            <text:p>Amazon</text:p>
          </table:table-cell>
          <table:table-cell table:style-name="ce135" office:value-type="string" calcext:value-type="string">
            <text:p>2.0 mm flat head</text:p>
          </table:table-cell>
          <table:table-cell table:style-name="ce147"/>
          <table:table-cell table:style-name="ce135" table:number-columns-repeated="2"/>
          <table:table-cell table:style-name="ce135" office:value-type="float" office:value="1" calcext:value-type="float">
            <text:p>1</text:p>
          </table:table-cell>
          <table:table-cell table:style-name="ce221" table:formula="of:=[.H136]" office:value-type="float" office:value="1" calcext:value-type="float">
            <text:p>1</text:p>
          </table:table-cell>
          <table:table-cell table:style-name="ce240" table:formula="of:=16.99/50" office:value-type="currency" office:currency="USD" office:value="0.3398" calcext:value-type="currency">
            <text:p>$0.34</text:p>
          </table:table-cell>
          <table:table-cell table:style-name="ce240" table:formula="of:=[.J136]*[.H136]" office:value-type="currency" office:currency="USD" office:value="0.3398" calcext:value-type="currency">
            <text:p>$0.34</text:p>
          </table:table-cell>
          <table:table-cell table:style-name="ce229" table:formula="of:=[.I136]*[.J136]" office:value-type="currency" office:currency="USD" office:value="0.3398" calcext:value-type="currency">
            <text:p>$0.34</text:p>
          </table:table-cell>
          <table:table-cell table:style-name="ce240" table:formula="of:=[.K136]*[.M$2]" office:value-type="currency" office:currency="USD" office:value="67.96" calcext:value-type="currency">
            <text:p>$67.96</text:p>
          </table:table-cell>
          <table:table-cell table:style-name="ce136" table:formula="of:=[.H136]*[.$M$2]+[.I136]*[.$M$1]" office:value-type="float" office:value="250" calcext:value-type="float">
            <text:p>250</text:p>
          </table:table-cell>
          <table:table-cell table:style-name="ce135" office:value-type="float" office:value="150" calcext:value-type="float">
            <text:p>150</text:p>
          </table:table-cell>
          <table:table-cell table:style-name="ce274" table:formula="of:=[.O136]*[.J136]" office:value-type="float" office:value="50.97" calcext:value-type="float">
            <text:p>50.97</text:p>
          </table:table-cell>
          <table:table-cell table:formula="of:=IF(MAX(0;([.N136]-[.O136]));MAX(0;([.N136]-[.O136]));&quot; &quot;)" office:value-type="float" office:value="100" calcext:value-type="float">
            <text:p>100</text:p>
          </table:table-cell>
          <table:table-cell table:style-name="ce135" office:value-type="string" calcext:value-type="string">
            <text:p>-</text:p>
          </table:table-cell>
          <table:table-cell/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Tool</text:p>
          </table:table-cell>
          <table:table-cell table:style-name="ce135" office:value-type="string" calcext:value-type="string">
            <text:p>Allen Wrench</text:p>
          </table:table-cell>
          <table:table-cell table:style-name="ce147" office:value-type="string" calcext:value-type="string">
            <text:p>Amazon</text:p>
          </table:table-cell>
          <table:table-cell table:style-name="ce135" office:value-type="string" calcext:value-type="string">
            <text:p>2.5 mm L</text:p>
          </table:table-cell>
          <table:table-cell table:style-name="ce147"/>
          <table:table-cell table:style-name="ce135" table:number-columns-repeated="2"/>
          <table:table-cell table:style-name="ce135" office:value-type="float" office:value="1" calcext:value-type="float">
            <text:p>1</text:p>
          </table:table-cell>
          <table:table-cell table:style-name="ce221" table:formula="of:=[.H137]" office:value-type="float" office:value="1" calcext:value-type="float">
            <text:p>1</text:p>
          </table:table-cell>
          <table:table-cell table:style-name="ce240" office:value-type="currency" office:currency="USD" office:value="0.35" calcext:value-type="currency">
            <text:p>$0.35</text:p>
          </table:table-cell>
          <table:table-cell table:style-name="ce240" table:formula="of:=[.J137]*[.H137]" office:value-type="currency" office:currency="USD" office:value="0.35" calcext:value-type="currency">
            <text:p>$0.35</text:p>
          </table:table-cell>
          <table:table-cell table:style-name="ce229" table:formula="of:=[.I137]*[.J137]" office:value-type="currency" office:currency="USD" office:value="0.35" calcext:value-type="currency">
            <text:p>$0.35</text:p>
          </table:table-cell>
          <table:table-cell table:style-name="ce240" table:formula="of:=[.K137]*[.M$2]" office:value-type="currency" office:currency="USD" office:value="70" calcext:value-type="currency">
            <text:p>$70.00</text:p>
          </table:table-cell>
          <table:table-cell table:style-name="ce136" table:formula="of:=[.H137]*[.$M$2]+[.I137]*[.$M$1]" office:value-type="float" office:value="250" calcext:value-type="float">
            <text:p>250</text:p>
          </table:table-cell>
          <table:table-cell table:style-name="ce135" office:value-type="float" office:value="240" calcext:value-type="float">
            <text:p>240</text:p>
          </table:table-cell>
          <table:table-cell table:style-name="ce274" table:formula="of:=[.O137]*[.J137]" office:value-type="float" office:value="84" calcext:value-type="float">
            <text:p>84.00</text:p>
          </table:table-cell>
          <table:table-cell table:formula="of:=IF(MAX(0;([.N137]-[.O137]));MAX(0;([.N137]-[.O137]));&quot; &quot;)" office:value-type="float" office:value="10" calcext:value-type="float">
            <text:p>10</text:p>
          </table:table-cell>
          <table:table-cell table:style-name="ce135" office:value-type="string" calcext:value-type="string">
            <text:p>-</text:p>
          </table:table-cell>
          <table:table-cell/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BMS Cables</text:p>
          </table:table-cell>
          <table:table-cell table:style-name="ce135" office:value-type="string" calcext:value-type="string">
            <text:p>18S Connector (Honda)</text:p>
          </table:table-cell>
          <table:table-cell table:style-name="ce147" office:value-type="string" calcext:value-type="string">
            <text:p>yghaidie.com</text:p>
          </table:table-cell>
          <table:table-cell table:style-name="ce135" office:value-type="string" calcext:value-type="string">
            <office:annotation draw:style-name="gr7" draw:text-style-name="P2" svg:width="1.1413in" svg:height="1.4787in" svg:x="6.2067in" svg:y="33.0654in" draw:caption-point-x="-0.2398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0" calcext:value-type="float">
            <text:p>0</text:p>
          </table:table-cell>
          <table:table-cell table:style-name="ce240" table:formula="of:=2.12" office:value-type="currency" office:currency="USD" office:value="2.12" calcext:value-type="currency">
            <text:p>$2.12</text:p>
          </table:table-cell>
          <table:table-cell table:style-name="ce240" table:formula="of:=[.J138]*[.H138]" office:value-type="currency" office:currency="USD" office:value="4.24" calcext:value-type="currency">
            <text:p>$4.24</text:p>
          </table:table-cell>
          <table:table-cell table:style-name="ce229" table:formula="of:=[.I138]*[.J138]" office:value-type="currency" office:currency="USD" office:value="0" calcext:value-type="currency">
            <text:p>$0.00</text:p>
          </table:table-cell>
          <table:table-cell table:style-name="ce240" table:formula="of:=[.K138]*[.M$2]" office:value-type="currency" office:currency="USD" office:value="848" calcext:value-type="currency">
            <text:p>$848.00</text:p>
          </table:table-cell>
          <table:table-cell table:style-name="ce136" table:formula="of:=[.H138]*[.$M$2]+[.I138]*[.$M$1]" office:value-type="float" office:value="400" calcext:value-type="float">
            <text:p>400</text:p>
          </table:table-cell>
          <table:table-cell table:style-name="ce135" office:value-type="float" office:value="500" calcext:value-type="float">
            <text:p>500</text:p>
          </table:table-cell>
          <table:table-cell table:style-name="ce274" table:formula="of:=[.O138]*[.J138]" office:value-type="float" office:value="1060" calcext:value-type="float">
            <text:p>1060.00</text:p>
          </table:table-cell>
          <table:table-cell table:formula="of:=IF(MAX(0;([.N138]-[.O138]));MAX(0;([.N138]-[.O138]));&quot; &quot;)" office:value-type="string" office:string-value=" " calcext:value-type="string">
            <text:p><text:s/></text:p>
          </table:table-cell>
          <table:table-cell table:style-name="ce135"/>
          <table:table-cell/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BMS Cables</text:p>
          </table:table-cell>
          <table:table-cell table:style-name="ce135" office:value-type="string" calcext:value-type="string">
            <text:p>12S Connector (Honda)</text:p>
          </table:table-cell>
          <table:table-cell table:style-name="ce147" office:value-type="string" calcext:value-type="string">
            <text:p>yghaidie.com</text:p>
          </table:table-cell>
          <table:table-cell table:style-name="ce135" office:value-type="string" calcext:value-type="string">
            <office:annotation draw:style-name="gr8" draw:text-style-name="P2" svg:width="1.1413in" svg:height="1.3232in" svg:x="6.2067in" svg:y="33.2421in" draw:caption-point-x="-0.2398in" draw:caption-point-y="0.6193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240" table:formula="of:=2.26" office:value-type="currency" office:currency="USD" office:value="2.26" calcext:value-type="currency">
            <text:p>$2.26</text:p>
          </table:table-cell>
          <table:table-cell table:style-name="ce240" table:formula="of:=[.J139]*[.H139]" office:value-type="currency" office:currency="USD" office:value="2.26" calcext:value-type="currency">
            <text:p>$2.26</text:p>
          </table:table-cell>
          <table:table-cell table:style-name="ce229" table:formula="of:=[.I139]*[.J139]" office:value-type="currency" office:currency="USD" office:value="0" calcext:value-type="currency">
            <text:p>$0.00</text:p>
          </table:table-cell>
          <table:table-cell table:style-name="ce240" table:formula="of:=[.K139]*[.M$2]" office:value-type="currency" office:currency="USD" office:value="452" calcext:value-type="currency">
            <text:p>$452.00</text:p>
          </table:table-cell>
          <table:table-cell table:style-name="ce136" table:formula="of:=[.H139]*[.$M$2]+[.I139]*[.$M$1]" office:value-type="float" office:value="200" calcext:value-type="float">
            <text:p>200</text:p>
          </table:table-cell>
          <table:table-cell table:style-name="ce135" office:value-type="float" office:value="450" calcext:value-type="float">
            <text:p>450</text:p>
          </table:table-cell>
          <table:table-cell table:style-name="ce274" table:formula="of:=[.O139]*[.J139]" office:value-type="float" office:value="1017" calcext:value-type="float">
            <text:p>1017.00</text:p>
          </table:table-cell>
          <table:table-cell table:formula="of:=IF(MAX(0;([.N139]-[.O139]));MAX(0;([.N139]-[.O139]));&quot; &quot;)" office:value-type="string" office:string-value=" " calcext:value-type="string">
            <text:p><text:s/></text:p>
          </table:table-cell>
          <table:table-cell table:style-name="ce135"/>
          <table:table-cell/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6">
          <table:table-cell table:style-name="ce126" office:value-type="string" calcext:value-type="string">
            <text:p>BMS Cables</text:p>
          </table:table-cell>
          <table:table-cell table:style-name="ce135" office:value-type="string" calcext:value-type="string">
            <text:p>20P Ribbon Cable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office:annotation draw:style-name="gr2" draw:text-style-name="P2" svg:width="1.1413in" svg:height="0.7083in" svg:x="6.2067in" svg:y="33.428in" draw:caption-point-x="-0.2398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" calcext:value-type="float">
            <office:annotation draw:style-name="gr2" draw:text-style-name="P2" svg:width="1.1413in" svg:height="0.7083in" svg:x="7.2961in" svg:y="33.428in" draw:caption-point-x="-0.2398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style-name="ce240" table:formula="of:=33.27/25" office:value-type="currency" office:currency="USD" office:value="1.3308" calcext:value-type="currency">
            <text:p>$1.33</text:p>
          </table:table-cell>
          <table:table-cell table:style-name="ce240" table:formula="of:=[.J140]*[.H140]" office:value-type="currency" office:currency="USD" office:value="1.3308" calcext:value-type="currency">
            <text:p>$1.33</text:p>
          </table:table-cell>
          <table:table-cell table:style-name="ce229" table:formula="of:=[.I140]*[.J140]" office:value-type="currency" office:currency="USD" office:value="2.6616" calcext:value-type="currency">
            <text:p>$2.66</text:p>
          </table:table-cell>
          <table:table-cell table:style-name="ce240" table:formula="of:=[.K140]*[.M$2]" office:value-type="currency" office:currency="USD" office:value="266.16" calcext:value-type="currency">
            <text:p>$266.16</text:p>
          </table:table-cell>
          <table:table-cell table:style-name="ce136" table:formula="of:=[.H140]*[.$M$2]+[.I140]*[.$M$1]" office:value-type="float" office:value="300" calcext:value-type="float">
            <text:p>300</text:p>
          </table:table-cell>
          <table:table-cell table:style-name="ce135" office:value-type="float" office:value="350" calcext:value-type="float">
            <text:p>350</text:p>
          </table:table-cell>
          <table:table-cell table:style-name="ce274" table:formula="of:=[.O140]*[.J140]" office:value-type="float" office:value="465.78" calcext:value-type="float">
            <text:p>465.78</text:p>
          </table:table-cell>
          <table:table-cell table:formula="of:=IF(MAX(0;([.N140]-[.O140]));MAX(0;([.N140]-[.O140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2" calcext:value-type="float">
            <text:p>2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BMS Cables</text:p>
          </table:table-cell>
          <table:table-cell table:style-name="ce135" office:value-type="string" calcext:value-type="string">
            <text:p>14P Ribbon Cable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MC14M-25-ND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0.5" calcext:value-type="float">
            <text:p>0.5</text:p>
          </table:table-cell>
          <table:table-cell table:style-name="ce135" office:value-type="float" office:value="0" calcext:value-type="float">
            <text:p>0</text:p>
          </table:table-cell>
          <table:table-cell table:style-name="ce240" table:formula="of:=24.71/25" office:value-type="currency" office:currency="USD" office:value="0.9884" calcext:value-type="currency">
            <text:p>$0.99</text:p>
          </table:table-cell>
          <table:table-cell table:style-name="ce240" table:formula="of:=[.J141]*[.H141]" office:value-type="currency" office:currency="USD" office:value="0.4942" calcext:value-type="currency">
            <text:p>$0.49</text:p>
          </table:table-cell>
          <table:table-cell table:style-name="ce229" table:formula="of:=[.I141]*[.J141]" office:value-type="currency" office:currency="USD" office:value="0" calcext:value-type="currency">
            <text:p>$0.00</text:p>
          </table:table-cell>
          <table:table-cell table:style-name="ce240" table:formula="of:=[.K141]*[.M$2]" office:value-type="currency" office:currency="USD" office:value="98.84" calcext:value-type="currency">
            <text:p>$98.84</text:p>
          </table:table-cell>
          <table:table-cell table:style-name="ce136" table:formula="of:=[.H141]*[.$M$2]+[.I141]*[.$M$1]" office:value-type="float" office:value="100" calcext:value-type="float">
            <text:p>100</text:p>
          </table:table-cell>
          <table:table-cell table:style-name="ce135" office:value-type="float" office:value="150" calcext:value-type="float">
            <text:p>150</text:p>
          </table:table-cell>
          <table:table-cell table:style-name="ce274" table:formula="of:=[.O141]*[.J141]" office:value-type="float" office:value="148.26" calcext:value-type="float">
            <text:p>148.26</text:p>
          </table:table-cell>
          <table:table-cell table:formula="of:=IF(MAX(0;([.N141]-[.O141]));MAX(0;([.N141]-[.O141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3" calcext:value-type="float">
            <text:p>3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6">
          <table:table-cell table:style-name="ce126" office:value-type="string" calcext:value-type="string">
            <text:p>BMS Cables</text:p>
          </table:table-cell>
          <table:table-cell table:style-name="ce135" office:value-type="string" calcext:value-type="string">
            <text:p>20P Ribbon Connecto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<text:span text:style-name="T4">SFH213-PPPC-D10-ID-BK</text:span></text:p>
            <text:p><text:span text:style-name="T7">71600-020LF</text:span>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2" calcext:value-type="float">
            <text:p>2</text:p>
          </table:table-cell>
          <table:table-cell table:style-name="ce221" table:formula="of:=[.H142]" office:value-type="float" office:value="2" calcext:value-type="float">
            <text:p>2</text:p>
          </table:table-cell>
          <table:table-cell table:style-name="ce240" office:value-type="currency" office:currency="USD" office:value="0.66" calcext:value-type="currency">
            <text:p>$0.66</text:p>
          </table:table-cell>
          <table:table-cell table:style-name="ce240" table:formula="of:=[.J142]*[.H142]" office:value-type="currency" office:currency="USD" office:value="1.32" calcext:value-type="currency">
            <text:p>$1.32</text:p>
          </table:table-cell>
          <table:table-cell table:style-name="ce229" table:formula="of:=[.I142]*[.J142]" office:value-type="currency" office:currency="USD" office:value="1.32" calcext:value-type="currency">
            <text:p>$1.32</text:p>
          </table:table-cell>
          <table:table-cell table:style-name="ce240" table:formula="of:=[.K142]*[.M$2]" office:value-type="currency" office:currency="USD" office:value="264" calcext:value-type="currency">
            <text:p>$264.00</text:p>
          </table:table-cell>
          <table:table-cell table:style-name="ce136" table:formula="of:=[.H142]*[.$M$2]+[.I142]*[.$M$1]" office:value-type="float" office:value="500" calcext:value-type="float">
            <text:p>500</text:p>
          </table:table-cell>
          <table:table-cell table:style-name="ce135" office:value-type="float" office:value="550" calcext:value-type="float">
            <text:p>550</text:p>
          </table:table-cell>
          <table:table-cell table:style-name="ce274" table:formula="of:=[.O142]*[.J142]" office:value-type="float" office:value="363" calcext:value-type="float">
            <text:p>363.00</text:p>
          </table:table-cell>
          <table:table-cell table:formula="of:=IF(MAX(0;([.N142]-[.O142]));MAX(0;([.N142]-[.O142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4465" calcext:value-type="float">
            <text:p>4465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5">
          <table:table-cell table:style-name="ce126" office:value-type="string" calcext:value-type="string">
            <text:p>BMS Cables</text:p>
          </table:table-cell>
          <table:table-cell table:style-name="ce135" office:value-type="string" calcext:value-type="string">
            <text:p>14P Ribbon Connecto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SFH213-PPPC-D07-ID-BK</text:p>
            <text:p>3030-14-0103-00</text:p>
            <text:p><text:span text:style-name="T7">71600-014LF</text:span>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7" calcext:value-type="float">
            <text:p>7</text:p>
          </table:table-cell>
          <table:table-cell table:style-name="ce240" office:value-type="currency" office:currency="USD" office:value="0.662" calcext:value-type="currency">
            <text:p>$0.66</text:p>
          </table:table-cell>
          <table:table-cell table:style-name="ce240" table:formula="of:=[.J143]*[.H143]" office:value-type="currency" office:currency="USD" office:value="0.662" calcext:value-type="currency">
            <text:p>$0.66</text:p>
          </table:table-cell>
          <table:table-cell table:style-name="ce229" table:formula="of:=[.I143]*[.J143]" office:value-type="currency" office:currency="USD" office:value="4.634" calcext:value-type="currency">
            <text:p>$4.63</text:p>
          </table:table-cell>
          <table:table-cell table:style-name="ce240" table:formula="of:=[.K143]*[.M$2]" office:value-type="currency" office:currency="USD" office:value="132.4" calcext:value-type="currency">
            <text:p>$132.40</text:p>
          </table:table-cell>
          <table:table-cell table:style-name="ce136" table:formula="of:=[.H143]*[.$M$2]+[.I143]*[.$M$1]" office:value-type="float" office:value="550" calcext:value-type="float">
            <text:p>550</text:p>
          </table:table-cell>
          <table:table-cell table:style-name="ce135" table:formula="of:=230+440" office:value-type="float" office:value="670" calcext:value-type="float">
            <text:p>670</text:p>
          </table:table-cell>
          <table:table-cell table:style-name="ce274" table:formula="of:=[.O143]*[.J143]" office:value-type="float" office:value="443.54" calcext:value-type="float">
            <text:p>443.54</text:p>
          </table:table-cell>
          <table:table-cell table:formula="of:=IF(MAX(0;([.N143]-[.O143]));MAX(0;([.N143]-[.O143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143" calcext:value-type="float">
            <text:p>143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BMS Cables</text:p>
          </table:table-cell>
          <table:table-cell table:style-name="ce135" office:value-type="string" calcext:value-type="string">
            <text:p>Ribbon Cable Sleeving</text:p>
          </table:table-cell>
          <table:table-cell table:style-name="ce147" office:value-type="string" calcext:value-type="string">
            <text:p>Cabletiesandmore</text:p>
          </table:table-cell>
          <table:table-cell table:style-name="ce135" office:value-type="string" calcext:value-type="string">
            <text:p>F6Z1.00-50 (TechFlex F6 Flat 1")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0.4" calcext:value-type="float">
            <office:annotation draw:style-name="gr2" draw:text-style-name="P2" svg:width="1.1413in" svg:height="0.7083in" svg:x="7.2961in" svg:y="34.7587in" draw:caption-point-x="-0.2398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135" office:value-type="float" office:value="1" calcext:value-type="float">
            <text:p>1</text:p>
          </table:table-cell>
          <table:table-cell table:style-name="ce240" table:formula="of:=1.31" office:value-type="currency" office:currency="USD" office:value="1.31" calcext:value-type="currency">
            <text:p>$1.31</text:p>
          </table:table-cell>
          <table:table-cell table:style-name="ce240" table:formula="of:=[.J144]*[.H144]" office:value-type="currency" office:currency="USD" office:value="0.524" calcext:value-type="currency">
            <text:p>$0.52</text:p>
          </table:table-cell>
          <table:table-cell table:style-name="ce229" table:formula="of:=[.I144]*[.J144]" office:value-type="currency" office:currency="USD" office:value="1.31" calcext:value-type="currency">
            <text:p>$1.31</text:p>
          </table:table-cell>
          <table:table-cell table:style-name="ce240" table:formula="of:=[.K144]*[.M$2]" office:value-type="currency" office:currency="USD" office:value="104.8" calcext:value-type="currency">
            <text:p>$104.80</text:p>
          </table:table-cell>
          <table:table-cell table:style-name="ce136" table:formula="of:=[.H144]*[.$M$2]+[.I144]*[.$M$1]" office:value-type="float" office:value="130" calcext:value-type="float">
            <text:p>130</text:p>
          </table:table-cell>
          <table:table-cell table:style-name="ce135" office:value-type="float" office:value="100" calcext:value-type="float">
            <text:p>100</text:p>
          </table:table-cell>
          <table:table-cell table:style-name="ce274" table:formula="of:=[.O144]*[.J144]" office:value-type="float" office:value="131" calcext:value-type="float">
            <text:p>131.00</text:p>
          </table:table-cell>
          <table:table-cell table:formula="of:=IF(MAX(0;([.N144]-[.O144]));MAX(0;([.N144]-[.O144]));&quot; &quot;)" office:value-type="float" office:value="30" calcext:value-type="float">
            <text:p>30</text:p>
          </table:table-cell>
          <table:table-cell table:style-name="ce131" office:value-type="string" calcext:value-type="string">
            <text:p>-</text:p>
          </table:table-cell>
          <table:table-cell table:number-columns-repeated="2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HV Cables</text:p>
          </table:table-cell>
          <table:table-cell table:style-name="ce135" office:value-type="string" calcext:value-type="string">
            <text:p>Screw terminal ferrules</text:p>
          </table:table-cell>
          <table:table-cell table:style-name="ce147" office:value-type="string" calcext:value-type="string">
            <text:p>Amazon</text:p>
          </table:table-cell>
          <table:table-cell table:style-name="ce135" office:value-type="string" calcext:value-type="string">
            <text:p>20 AWG insulated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number-columns-repeated="2" table:style-name="ce135" office:value-type="float" office:value="6" calcext:value-type="float">
            <text:p>6</text:p>
          </table:table-cell>
          <table:table-cell table:style-name="ce240" office:value-type="currency" office:currency="USD" office:value="0.017" calcext:value-type="currency">
            <text:p>$0.02</text:p>
          </table:table-cell>
          <table:table-cell table:style-name="ce240" table:formula="of:=[.J145]*[.H145]" office:value-type="currency" office:currency="USD" office:value="0.102" calcext:value-type="currency">
            <text:p>$0.10</text:p>
          </table:table-cell>
          <table:table-cell table:style-name="ce229" table:formula="of:=[.I145]*[.J145]" office:value-type="currency" office:currency="USD" office:value="0.102" calcext:value-type="currency">
            <text:p>$0.10</text:p>
          </table:table-cell>
          <table:table-cell table:style-name="ce240" table:formula="of:=[.K145]*[.M$2]" office:value-type="currency" office:currency="USD" office:value="20.4" calcext:value-type="currency">
            <text:p>$20.40</text:p>
          </table:table-cell>
          <table:table-cell table:style-name="ce136" table:formula="of:=[.H145]*[.$M$2]+[.I145]*[.$M$1]" office:value-type="float" office:value="1500" calcext:value-type="float">
            <text:p>1500</text:p>
          </table:table-cell>
          <table:table-cell table:style-name="ce135" office:value-type="float" office:value="1500" calcext:value-type="float">
            <text:p>1500</text:p>
          </table:table-cell>
          <table:table-cell table:style-name="ce274" table:formula="of:=[.O145]*[.J145]" office:value-type="float" office:value="25.5" calcext:value-type="float">
            <text:p>25.50</text:p>
          </table:table-cell>
          <table:table-cell table:formula="of:=IF(MAX(0;([.N145]-[.O145]));MAX(0;([.N145]-[.O145]));&quot; &quot;)" office:value-type="string" office:string-value=" " calcext:value-type="string">
            <text:p><text:s/></text:p>
          </table:table-cell>
          <table:table-cell table:style-name="ce131"/>
          <table:table-cell table:number-columns-repeated="2"/>
          <table:table-cell table:style-name="ce135" table:number-columns-repeated="44"/>
          <table:table-cell table:number-columns-repeated="960"/>
        </table:table-row>
        <table:table-row table:style-name="ro5">
          <table:table-cell table:style-name="ce126" office:value-type="string" calcext:value-type="string">
            <text:p>BMS Cables</text:p>
          </table:table-cell>
          <table:table-cell table:style-name="ce135" office:value-type="string" calcext:value-type="string">
            <text:p>18S ferrule (large pins)</text:p>
          </table:table-cell>
          <table:table-cell table:style-name="ce147" office:value-type="string" calcext:value-type="string">
            <text:p>Digikey</text:p>
            <text:p>Digikey</text:p>
            <text:p>Amazon</text:p>
          </table:table-cell>
          <table:table-cell table:style-name="ce135" office:value-type="string" calcext:value-type="string">
            <text:p><text:span text:style-name="T4">288-1077-ND (short)</text:span></text:p>
            <text:p><text:span text:style-name="T7">288-1078-ND (long)</text:span></text:p>
            <text:p><text:span text:style-name="T7">Tnisesm 26-22 non-insulated butt</text:span></text:p>
          </table:table-cell>
          <table:table-cell table:style-name="ce147"/>
          <table:table-cell table:style-name="ce135"/>
          <table:table-cell table:style-name="ce135" office:value-type="string" calcext:value-type="string">
            <text:p>hand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0" calcext:value-type="float">
            <text:p>0</text:p>
          </table:table-cell>
          <table:table-cell table:style-name="ce240" office:value-type="currency" office:currency="USD" office:value="0.044" calcext:value-type="currency">
            <text:p>$0.04</text:p>
          </table:table-cell>
          <table:table-cell table:style-name="ce240" table:formula="of:=[.J146]*[.H146]" office:value-type="currency" office:currency="USD" office:value="0.088" calcext:value-type="currency">
            <text:p>$0.09</text:p>
          </table:table-cell>
          <table:table-cell table:style-name="ce229" table:formula="of:=[.I146]*[.J146]" office:value-type="currency" office:currency="USD" office:value="0" calcext:value-type="currency">
            <text:p>$0.00</text:p>
          </table:table-cell>
          <table:table-cell table:style-name="ce240" table:formula="of:=[.K146]*[.M$2]" office:value-type="currency" office:currency="USD" office:value="17.6" calcext:value-type="currency">
            <text:p>$17.60</text:p>
          </table:table-cell>
          <table:table-cell table:style-name="ce136" table:formula="of:=[.H146]*[.$M$2]+[.I146]*[.$M$1]" office:value-type="float" office:value="400" calcext:value-type="float">
            <text:p>400</text:p>
          </table:table-cell>
          <table:table-cell table:style-name="ce135" office:value-type="float" office:value="1200" calcext:value-type="float">
            <text:p>1200</text:p>
          </table:table-cell>
          <table:table-cell table:style-name="ce274" table:formula="of:=[.O146]*[.J146]" office:value-type="float" office:value="52.8" calcext:value-type="float">
            <text:p>52.80</text:p>
          </table:table-cell>
          <table:table-cell table:formula="of:=IF(MAX(0;([.N146]-[.O146]));MAX(0;([.N146]-[.O146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3897" calcext:value-type="float">
            <text:p>3897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4x20 Display</text:p>
          </table:table-cell>
          <table:table-cell table:style-name="ce135" office:value-type="string" calcext:value-type="string">
            <text:p>LCD</text:p>
          </table:table-cell>
          <table:table-cell table:style-name="ce147" office:value-type="string" calcext:value-type="string">
            <text:p>Amazon</text:p>
          </table:table-cell>
          <table:table-cell table:style-name="ce135" office:value-type="string" calcext:value-type="string">
            <text:p>4x20 with I2C</text:p>
          </table:table-cell>
          <table:table-cell table:style-name="ce147"/>
          <table:table-cell table:style-name="ce135" table:number-columns-repeated="2"/>
          <table:table-cell table:style-name="ce135" office:value-type="float" office:value="1" calcext:value-type="float">
            <text:p>1</text:p>
          </table:table-cell>
          <table:table-cell table:style-name="ce141" table:formula="of:=[.H147]" office:value-type="float" office:value="1" calcext:value-type="float">
            <text:p>1</text:p>
          </table:table-cell>
          <table:table-cell table:style-name="ce240" office:value-type="currency" office:currency="USD" office:value="7.1" calcext:value-type="currency">
            <text:p>$7.10</text:p>
          </table:table-cell>
          <table:table-cell table:style-name="ce240" table:formula="of:=[.J147]*[.H147]" office:value-type="currency" office:currency="USD" office:value="7.1" calcext:value-type="currency">
            <text:p>$7.10</text:p>
          </table:table-cell>
          <table:table-cell table:style-name="ce229" table:formula="of:=[.I147]*[.J147]" office:value-type="currency" office:currency="USD" office:value="7.1" calcext:value-type="currency">
            <text:p>$7.10</text:p>
          </table:table-cell>
          <table:table-cell table:style-name="ce240" table:formula="of:=[.K147]*[.M$2]" office:value-type="currency" office:currency="USD" office:value="1420" calcext:value-type="currency">
            <text:p>$1,420.00</text:p>
          </table:table-cell>
          <table:table-cell table:style-name="ce136" table:formula="of:=[.H147]*[.$M$2]+[.I147]*[.$M$1]" office:value-type="float" office:value="250" calcext:value-type="float">
            <text:p>250</text:p>
          </table:table-cell>
          <table:table-cell table:style-name="ce135" office:value-type="float" office:value="80" calcext:value-type="float">
            <text:p>80</text:p>
          </table:table-cell>
          <table:table-cell table:style-name="ce274" table:formula="of:=[.O147]*[.J147]" office:value-type="float" office:value="568" calcext:value-type="float">
            <text:p>568.00</text:p>
          </table:table-cell>
          <table:table-cell table:formula="of:=IF(MAX(0;([.N147]-[.O147]));MAX(0;([.N147]-[.O147]));&quot; &quot;)" office:value-type="float" office:value="170" calcext:value-type="float">
            <text:p>170</text:p>
          </table:table-cell>
          <table:table-cell table:style-name="ce126" office:value-type="float" office:value="3" calcext:value-type="float">
            <text:p>3</text:p>
          </table:table-cell>
          <table:table-cell table:number-columns-repeated="2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43" office:value-type="string" calcext:value-type="string">
            <text:p>4x20 Display</text:p>
          </table:table-cell>
          <table:table-cell table:style-name="ce143" office:value-type="string" calcext:value-type="string">
            <text:p>4x1 Housing</text:p>
          </table:table-cell>
          <table:table-cell table:style-name="ce196" office:value-type="string" calcext:value-type="string">
            <text:p>Digikey</text:p>
          </table:table-cell>
          <table:table-cell table:style-name="ce140" office:value-type="string" calcext:value-type="string">
            <text:p>952-2229-ND</text:p>
          </table:table-cell>
          <table:table-cell table:style-name="ce196"/>
          <table:table-cell table:style-name="ce140" table:number-columns-repeated="2"/>
          <table:table-cell table:style-name="ce140" office:value-type="float" office:value="0" calcext:value-type="float">
            <text:p>0</text:p>
          </table:table-cell>
          <table:table-cell table:style-name="ce221" table:formula="of:=[.H148]" office:value-type="float" office:value="0" calcext:value-type="float">
            <text:p>0</text:p>
          </table:table-cell>
          <table:table-cell table:style-name="ce250" office:value-type="currency" office:currency="USD" office:value="0.14008" calcext:value-type="currency">
            <text:p>$0.14</text:p>
          </table:table-cell>
          <table:table-cell table:style-name="ce250" table:formula="of:=[.J148]*[.H148]" office:value-type="currency" office:currency="USD" office:value="0" calcext:value-type="currency">
            <text:p>$0.00</text:p>
          </table:table-cell>
          <table:table-cell table:style-name="ce229" table:formula="of:=[.I148]*[.J148]" office:value-type="currency" office:currency="USD" office:value="0" calcext:value-type="currency">
            <text:p>$0.00</text:p>
          </table:table-cell>
          <table:table-cell table:style-name="ce250" table:formula="of:=[.K148]*[.M$2]" office:value-type="currency" office:currency="USD" office:value="0" calcext:value-type="currency">
            <text:p>$0.00</text:p>
          </table:table-cell>
          <table:table-cell table:style-name="ce136" table:formula="of:=[.H148]*[.$M$2]+[.I148]*[.$M$1]" office:value-type="float" office:value="0" calcext:value-type="float">
            <text:p>0</text:p>
          </table:table-cell>
          <table:table-cell table:style-name="ce140" office:value-type="float" office:value="250" calcext:value-type="float">
            <text:p>250</text:p>
          </table:table-cell>
          <table:table-cell table:style-name="ce319" table:formula="of:=[.O148]*[.J148]" office:value-type="float" office:value="35.02" calcext:value-type="float">
            <text:p>35.02</text:p>
          </table:table-cell>
          <table:table-cell table:style-name="ce268" table:formula="of:=IF(MAX(0;([.N148]-[.O148]));MAX(0;([.N148]-[.O148]));&quot; &quot;)" office:value-type="string" office:string-value=" " calcext:value-type="string">
            <text:p><text:s/></text:p>
          </table:table-cell>
          <table:table-cell table:style-name="ce143" office:value-type="string" calcext:value-type="string">
            <text:p>-</text:p>
          </table:table-cell>
          <table:table-cell table:style-name="ce140"/>
          <table:table-cell table:style-name="ce143"/>
          <table:table-cell table:style-name="ce140" table:number-columns-repeated="1003"/>
          <table:table-cell/>
        </table:table-row>
        <table:table-row table:style-name="ro6">
          <table:table-cell table:style-name="ce143" office:value-type="string" calcext:value-type="string">
            <text:p>4x20 Display</text:p>
          </table:table-cell>
          <table:table-cell table:style-name="ce140" office:value-type="string" calcext:value-type="string">
            <text:p>contact</text:p>
          </table:table-cell>
          <table:table-cell table:style-name="ce196" office:value-type="string" calcext:value-type="string">
            <text:p>Digikey</text:p>
          </table:table-cell>
          <table:table-cell table:style-name="ce140" office:value-type="string" calcext:value-type="string">
            <text:p>M20-1160042 (prototype)</text:p>
            <text:p>FIND BETTER PIN</text:p>
          </table:table-cell>
          <table:table-cell table:style-name="ce196"/>
          <table:table-cell table:style-name="ce140" table:number-columns-repeated="2"/>
          <table:table-cell table:style-name="ce140" office:value-type="float" office:value="0" calcext:value-type="float">
            <text:p>0</text:p>
          </table:table-cell>
          <table:table-cell table:style-name="ce221" table:formula="of:=[.H149]" office:value-type="float" office:value="0" calcext:value-type="float">
            <text:p>0</text:p>
          </table:table-cell>
          <table:table-cell table:style-name="ce250" office:value-type="currency" office:currency="USD" office:value="0.0463" calcext:value-type="currency">
            <text:p>$0.05</text:p>
          </table:table-cell>
          <table:table-cell table:style-name="ce250" table:formula="of:=[.J149]*[.H149]" office:value-type="currency" office:currency="USD" office:value="0" calcext:value-type="currency">
            <text:p>$0.00</text:p>
          </table:table-cell>
          <table:table-cell table:style-name="ce229" table:formula="of:=[.I149]*[.J149]" office:value-type="currency" office:currency="USD" office:value="0" calcext:value-type="currency">
            <text:p>$0.00</text:p>
          </table:table-cell>
          <table:table-cell table:style-name="ce250" table:formula="of:=[.K149]*[.M$2]" office:value-type="currency" office:currency="USD" office:value="0" calcext:value-type="currency">
            <text:p>$0.00</text:p>
          </table:table-cell>
          <table:table-cell table:style-name="ce136" table:formula="of:=[.H149]*[.$M$2]+[.I149]*[.$M$1]" office:value-type="float" office:value="0" calcext:value-type="float">
            <text:p>0</text:p>
          </table:table-cell>
          <table:table-cell table:style-name="ce140" office:value-type="float" office:value="1000" calcext:value-type="float">
            <text:p>1000</text:p>
          </table:table-cell>
          <table:table-cell table:style-name="ce319" table:formula="of:=[.O149]*[.J149]" office:value-type="float" office:value="46.3" calcext:value-type="float">
            <text:p>46.30</text:p>
          </table:table-cell>
          <table:table-cell table:style-name="ce268" table:formula="of:=IF(MAX(0;([.N149]-[.O149]));MAX(0;([.N149]-[.O149]));&quot; &quot;)" office:value-type="string" office:string-value=" " calcext:value-type="string">
            <text:p><text:s/></text:p>
          </table:table-cell>
          <table:table-cell table:style-name="ce143" office:value-type="string" calcext:value-type="string">
            <text:p>-</text:p>
          </table:table-cell>
          <table:table-cell table:style-name="ce140"/>
          <table:table-cell table:style-name="ce143"/>
          <table:table-cell table:style-name="ce140" table:number-columns-repeated="1003"/>
          <table:table-cell/>
        </table:table-row>
        <table:table-row table:style-name="ro6">
          <table:table-cell table:style-name="ce126" office:value-type="string" calcext:value-type="string">
            <text:p>4x20 Display</text:p>
          </table:table-cell>
          <table:table-cell table:style-name="ce135" office:value-type="string" calcext:value-type="string">
            <text:p>Berg Housing - 1x4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office:annotation draw:style-name="gr2" draw:text-style-name="P2" svg:width="1.1413in" svg:height="0.7083in" svg:x="6.2067in" svg:y="36.3071in" draw:caption-point-x="-0.2398in" draw:caption-point-y="0.5949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147"/>
          <table:table-cell table:style-name="ce135" table:number-columns-repeated="2"/>
          <table:table-cell table:style-name="ce135" office:value-type="float" office:value="2" calcext:value-type="float">
            <text:p>2</text:p>
          </table:table-cell>
          <table:table-cell table:style-name="ce221" table:formula="of:=[.H150]" office:value-type="float" office:value="2" calcext:value-type="float">
            <text:p>2</text:p>
          </table:table-cell>
          <table:table-cell table:style-name="ce240" office:value-type="currency" office:currency="USD" office:value="0.181" calcext:value-type="currency">
            <text:p>$0.18</text:p>
          </table:table-cell>
          <table:table-cell table:style-name="ce240" table:formula="of:=[.J150]*[.H150]" office:value-type="currency" office:currency="USD" office:value="0.362" calcext:value-type="currency">
            <text:p>$0.36</text:p>
          </table:table-cell>
          <table:table-cell table:style-name="ce229" table:formula="of:=[.I150]*[.J150]" office:value-type="currency" office:currency="USD" office:value="0.362" calcext:value-type="currency">
            <text:p>$0.36</text:p>
          </table:table-cell>
          <table:table-cell table:style-name="ce240" table:formula="of:=[.K150]*[.M$2]" office:value-type="currency" office:currency="USD" office:value="72.4" calcext:value-type="currency">
            <text:p>$72.40</text:p>
          </table:table-cell>
          <table:table-cell table:style-name="ce136" table:formula="of:=[.H150]*[.$M$2]+[.I150]*[.$M$1]" office:value-type="float" office:value="500" calcext:value-type="float">
            <text:p>500</text:p>
          </table:table-cell>
          <table:table-cell table:style-name="ce135" office:value-type="float" office:value="250" calcext:value-type="float">
            <text:p>250</text:p>
          </table:table-cell>
          <table:table-cell table:style-name="ce274" table:formula="of:=[.O150]*[.J150]" office:value-type="float" office:value="45.25" calcext:value-type="float">
            <text:p>45.25</text:p>
          </table:table-cell>
          <table:table-cell table:formula="of:=IF(MAX(0;([.N150]-[.O150]));MAX(0;([.N150]-[.O150]));&quot; &quot;)" office:value-type="float" office:value="250" calcext:value-type="float">
            <text:p>250</text:p>
          </table:table-cell>
          <table:table-cell table:number-columns-repeated="3"/>
          <table:table-cell table:style-name="ce135" table:number-columns-repeated="44"/>
          <table:table-cell table:number-columns-repeated="960"/>
        </table:table-row>
        <table:table-row table:style-name="ro6">
          <table:table-cell table:style-name="ce126" office:value-type="string" calcext:value-type="string">
            <text:p>4x20 Display</text:p>
          </table:table-cell>
          <table:table-cell table:style-name="ce135" office:value-type="string" calcext:value-type="string">
            <text:p>Berg contact - 28 AWG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office:annotation draw:style-name="gr3" draw:text-style-name="P2" svg:width="1.1413in" svg:height="1.1677in" svg:x="6.2067in" svg:y="36.6394in" draw:caption-point-x="-0.2398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  <text:p/>
          </table:table-cell>
          <table:table-cell table:style-name="ce147"/>
          <table:table-cell table:style-name="ce135" table:number-columns-repeated="2"/>
          <table:table-cell table:style-name="ce135" office:value-type="float" office:value="4" calcext:value-type="float">
            <text:p>4</text:p>
          </table:table-cell>
          <table:table-cell table:style-name="ce221" table:formula="of:=[.H151]" office:value-type="float" office:value="4" calcext:value-type="float">
            <text:p>4</text:p>
          </table:table-cell>
          <table:table-cell table:style-name="ce240" office:value-type="currency" office:currency="USD" office:value="0.13065" calcext:value-type="currency">
            <text:p>$0.13</text:p>
          </table:table-cell>
          <table:table-cell table:style-name="ce240" table:formula="of:=[.J151]*[.H151]" office:value-type="currency" office:currency="USD" office:value="0.5226" calcext:value-type="currency">
            <text:p>$0.52</text:p>
          </table:table-cell>
          <table:table-cell table:style-name="ce229" table:formula="of:=[.I151]*[.J151]" office:value-type="currency" office:currency="USD" office:value="0.5226" calcext:value-type="currency">
            <text:p>$0.52</text:p>
          </table:table-cell>
          <table:table-cell table:style-name="ce240" table:formula="of:=[.K151]*[.M$2]" office:value-type="currency" office:currency="USD" office:value="104.52" calcext:value-type="currency">
            <text:p>$104.52</text:p>
          </table:table-cell>
          <table:table-cell table:style-name="ce136" table:formula="of:=[.H151]*[.$M$2]+[.I151]*[.$M$1]" office:value-type="float" office:value="1000" calcext:value-type="float">
            <text:p>1000</text:p>
          </table:table-cell>
          <table:table-cell table:style-name="ce135" office:value-type="float" office:value="500" calcext:value-type="float">
            <text:p>500</text:p>
          </table:table-cell>
          <table:table-cell table:style-name="ce274" table:formula="of:=[.O151]*[.J151]" office:value-type="float" office:value="65.325" calcext:value-type="float">
            <text:p>65.33</text:p>
          </table:table-cell>
          <table:table-cell table:formula="of:=IF(MAX(0;([.N151]-[.O151]));MAX(0;([.N151]-[.O151]));&quot; &quot;)" office:value-type="float" office:value="500" calcext:value-type="float">
            <text:p>500</text:p>
          </table:table-cell>
          <table:table-cell table:number-columns-repeated="3"/>
          <table:table-cell table:style-name="ce135" table:number-columns-repeated="44"/>
          <table:table-cell table:number-columns-repeated="960"/>
        </table:table-row>
        <table:table-row table:style-name="ro6">
          <table:table-cell table:style-name="ce126" office:value-type="string" calcext:value-type="string">
            <text:p>4x20 Display</text:p>
          </table:table-cell>
          <table:table-cell table:style-name="ce135" office:value-type="string" calcext:value-type="string">
            <text:p>Berg contact - 24 AWG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48248-000LF</text:p>
            <text:p/>
          </table:table-cell>
          <table:table-cell table:style-name="ce147"/>
          <table:table-cell table:style-name="ce135" table:number-columns-repeated="2"/>
          <table:table-cell table:style-name="ce135" office:value-type="float" office:value="4" calcext:value-type="float">
            <text:p>4</text:p>
          </table:table-cell>
          <table:table-cell table:style-name="ce221" table:formula="of:=[.H152]" office:value-type="float" office:value="4" calcext:value-type="float">
            <text:p>4</text:p>
          </table:table-cell>
          <table:table-cell table:style-name="ce240" office:value-type="currency" office:currency="USD" office:value="0.13065" calcext:value-type="currency">
            <text:p>$0.13</text:p>
          </table:table-cell>
          <table:table-cell table:style-name="ce240" table:formula="of:=[.J152]*[.H152]" office:value-type="currency" office:currency="USD" office:value="0.5226" calcext:value-type="currency">
            <text:p>$0.52</text:p>
          </table:table-cell>
          <table:table-cell table:style-name="ce229" table:formula="of:=[.I152]*[.J152]" office:value-type="currency" office:currency="USD" office:value="0.5226" calcext:value-type="currency">
            <text:p>$0.52</text:p>
          </table:table-cell>
          <table:table-cell table:style-name="ce240" table:formula="of:=[.K152]*[.M$2]" office:value-type="currency" office:currency="USD" office:value="104.52" calcext:value-type="currency">
            <text:p>$104.52</text:p>
          </table:table-cell>
          <table:table-cell table:style-name="ce136" table:formula="of:=[.H152]*[.$M$2]+[.I152]*[.$M$1]" office:value-type="float" office:value="1000" calcext:value-type="float">
            <text:p>1000</text:p>
          </table:table-cell>
          <table:table-cell table:style-name="ce135" office:value-type="float" office:value="500" calcext:value-type="float">
            <text:p>500</text:p>
          </table:table-cell>
          <table:table-cell table:style-name="ce274" table:formula="of:=[.O152]*[.J152]" office:value-type="float" office:value="65.325" calcext:value-type="float">
            <text:p>65.33</text:p>
          </table:table-cell>
          <table:table-cell table:formula="of:=IF(MAX(0;([.N152]-[.O152]));MAX(0;([.N152]-[.O152]));&quot; &quot;)" office:value-type="float" office:value="500" calcext:value-type="float">
            <text:p>500</text:p>
          </table:table-cell>
          <table:table-cell table:number-columns-repeated="3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4x20 Display</text:p>
          </table:table-cell>
          <table:table-cell table:style-name="ce135" office:value-type="string" calcext:value-type="string">
            <text:p>Shielded Cable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CN308-1000-ND</text:p>
          </table:table-cell>
          <table:table-cell table:style-name="ce147"/>
          <table:table-cell table:style-name="ce135" table:number-columns-repeated="2"/>
          <table:table-cell table:style-name="ce135" office:value-type="float" office:value="10" calcext:value-type="float">
            <text:p>10</text:p>
          </table:table-cell>
          <table:table-cell table:style-name="ce221" table:formula="of:=[.H153]" office:value-type="float" office:value="10" calcext:value-type="float">
            <text:p>10</text:p>
          </table:table-cell>
          <table:table-cell table:style-name="ce240" office:value-type="currency" office:currency="USD" office:value="0.242" calcext:value-type="currency">
            <text:p>$0.24</text:p>
          </table:table-cell>
          <table:table-cell table:style-name="ce240" table:formula="of:=[.J153]*[.H153]" office:value-type="currency" office:currency="USD" office:value="2.42" calcext:value-type="currency">
            <text:p>$2.42</text:p>
          </table:table-cell>
          <table:table-cell table:style-name="ce229" table:formula="of:=[.I153]*[.J153]" office:value-type="currency" office:currency="USD" office:value="2.42" calcext:value-type="currency">
            <text:p>$2.42</text:p>
          </table:table-cell>
          <table:table-cell table:style-name="ce240" table:formula="of:=[.K153]*[.M$2]" office:value-type="currency" office:currency="USD" office:value="484" calcext:value-type="currency">
            <text:p>$484.00</text:p>
          </table:table-cell>
          <table:table-cell table:style-name="ce136" table:formula="of:=[.H153]*[.$M$2]+[.I153]*[.$M$1]" office:value-type="float" office:value="2500" calcext:value-type="float">
            <text:p>2500</text:p>
          </table:table-cell>
          <table:table-cell table:style-name="ce135" office:value-type="float" office:value="2000" calcext:value-type="float">
            <text:p>2000</text:p>
          </table:table-cell>
          <table:table-cell table:style-name="ce274" table:formula="of:=[.O153]*[.J153]" office:value-type="float" office:value="484" calcext:value-type="float">
            <text:p>484.00</text:p>
          </table:table-cell>
          <table:table-cell table:formula="of:=IF(MAX(0;([.N153]-[.O153]));MAX(0;([.N153]-[.O153]));&quot; &quot;)" office:value-type="float" office:value="500" calcext:value-type="float">
            <text:p>500</text:p>
          </table:table-cell>
          <table:table-cell table:style-name="ce127" office:value-type="string" calcext:value-type="string">
            <text:p>-</text:p>
          </table:table-cell>
          <table:table-cell table:number-columns-repeated="2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4x20 Display</text:p>
          </table:table-cell>
          <table:table-cell table:style-name="ce135" office:value-type="string" calcext:value-type="string">
            <text:p>Heat shrink</text:p>
          </table:table-cell>
          <table:table-cell table:style-name="ce147" office:value-type="string" calcext:value-type="string">
            <text:p>Amazon</text:p>
          </table:table-cell>
          <table:table-cell table:style-name="ce135" office:value-type="string" calcext:value-type="string">
            <text:p>1/4"</text:p>
          </table:table-cell>
          <table:table-cell table:style-name="ce147"/>
          <table:table-cell table:style-name="ce135" table:number-columns-repeated="2"/>
          <table:table-cell table:style-name="ce135" office:value-type="float" office:value="2" calcext:value-type="float">
            <text:p>2</text:p>
          </table:table-cell>
          <table:table-cell table:style-name="ce221" table:formula="of:=[.H154]" office:value-type="float" office:value="2" calcext:value-type="float">
            <text:p>2</text:p>
          </table:table-cell>
          <table:table-cell table:style-name="ce240" office:value-type="currency" office:currency="USD" office:value="0.02" calcext:value-type="currency">
            <text:p>$0.02</text:p>
          </table:table-cell>
          <table:table-cell table:style-name="ce240" table:formula="of:=[.J154]*[.H154]" office:value-type="currency" office:currency="USD" office:value="0.04" calcext:value-type="currency">
            <text:p>$0.04</text:p>
          </table:table-cell>
          <table:table-cell table:style-name="ce229" table:formula="of:=[.I154]*[.J154]" office:value-type="currency" office:currency="USD" office:value="0.04" calcext:value-type="currency">
            <text:p>$0.04</text:p>
          </table:table-cell>
          <table:table-cell table:style-name="ce240" table:formula="of:=[.K154]*[.M$2]" office:value-type="currency" office:currency="USD" office:value="8" calcext:value-type="currency">
            <text:p>$8.00</text:p>
          </table:table-cell>
          <table:table-cell table:style-name="ce136" table:formula="of:=[.H154]*[.$M$2]+[.I154]*[.$M$1]" office:value-type="float" office:value="500" calcext:value-type="float">
            <text:p>500</text:p>
          </table:table-cell>
          <table:table-cell table:style-name="ce135" office:value-type="float" office:value="2000" calcext:value-type="float">
            <text:p>2000</text:p>
          </table:table-cell>
          <table:table-cell table:style-name="ce274" table:formula="of:=[.O154]*[.J154]" office:value-type="float" office:value="40" calcext:value-type="float">
            <text:p>40.00</text:p>
          </table:table-cell>
          <table:table-cell table:formula="of:=IF(MAX(0;([.N154]-[.O154]));MAX(0;([.N154]-[.O154]));&quot; &quot;)" office:value-type="string" office:string-value=" " calcext:value-type="string">
            <text:p><text:s/></text:p>
          </table:table-cell>
          <table:table-cell table:style-name="ce131"/>
          <table:table-cell table:number-columns-repeated="2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4x20 Display</text:p>
          </table:table-cell>
          <table:table-cell table:style-name="ce135" office:value-type="string" calcext:value-type="string">
            <text:p>VHB Adhesive</text:p>
          </table:table-cell>
          <table:table-cell table:style-name="ce147" office:value-type="string" calcext:value-type="string">
            <text:p>Amazon</text:p>
          </table:table-cell>
          <table:table-cell table:style-name="ce135" office:value-type="string" calcext:value-type="string">
            <text:p>LSE-160WF 2" wide</text:p>
          </table:table-cell>
          <table:table-cell table:style-name="ce147"/>
          <table:table-cell table:style-name="ce135" table:number-columns-repeated="2"/>
          <table:table-cell table:style-name="ce135" table:formula="of:=1/12" office:value-type="float" office:value="0.0833333333333333" calcext:value-type="float">
            <office:annotation draw:style-name="gr2" draw:text-style-name="P2" svg:width="1.1413in" svg:height="0.7083in" svg:x="7.2961in" svg:y="37.6413in" draw:caption-point-x="-0.2398in" draw:caption-point-y="0.6118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221" table:formula="of:=[.H155]" office:value-type="float" office:value="0.0833333333333333" calcext:value-type="float">
            <text:p>0.08</text:p>
          </table:table-cell>
          <table:table-cell table:style-name="ce240" table:formula="of:=34.91/15" office:value-type="currency" office:currency="USD" office:value="2.32733333333333" calcext:value-type="currency">
            <text:p>$2.33</text:p>
          </table:table-cell>
          <table:table-cell table:style-name="ce240" table:formula="of:=[.J155]*[.H155]" office:value-type="currency" office:currency="USD" office:value="0.193944444444444" calcext:value-type="currency">
            <text:p>$0.19</text:p>
          </table:table-cell>
          <table:table-cell table:style-name="ce229" table:formula="of:=[.I155]*[.J155]" office:value-type="currency" office:currency="USD" office:value="0.193944444444444" calcext:value-type="currency">
            <text:p>$0.19</text:p>
          </table:table-cell>
          <table:table-cell table:style-name="ce240" table:formula="of:=[.K155]*[.M$2]" office:value-type="currency" office:currency="USD" office:value="38.7888888888888" calcext:value-type="currency">
            <text:p>$38.79</text:p>
          </table:table-cell>
          <table:table-cell table:style-name="ce136" table:formula="of:=[.H155]*[.$M$2]+[.I155]*[.$M$1]" office:value-type="float" office:value="20.8333333333333" calcext:value-type="float">
            <text:p>20.83</text:p>
          </table:table-cell>
          <table:table-cell table:style-name="ce135" office:value-type="float" office:value="15" calcext:value-type="float">
            <text:p>15</text:p>
          </table:table-cell>
          <table:table-cell table:style-name="ce274" table:formula="of:=[.O155]*[.J155]" office:value-type="float" office:value="34.91" calcext:value-type="float">
            <text:p>34.91</text:p>
          </table:table-cell>
          <table:table-cell table:formula="of:=IF(MAX(0;([.N155]-[.O155]));MAX(0;([.N155]-[.O155]));&quot; &quot;)" office:value-type="float" office:value="5.8333333333333" calcext:value-type="float">
            <text:p>5.83</text:p>
          </table:table-cell>
          <table:table-cell table:style-name="ce131" office:value-type="string" calcext:value-type="string">
            <text:p>-</text:p>
          </table:table-cell>
          <table:table-cell table:number-columns-repeated="2"/>
          <table:table-cell table:style-name="ce135" table:number-columns-repeated="44"/>
          <table:table-cell table:number-columns-repeated="960"/>
        </table:table-row>
        <table:table-row table:style-name="ro6">
          <table:table-cell table:style-name="ce126" office:value-type="string" calcext:value-type="string">
            <text:p>Packaging</text:p>
          </table:table-cell>
          <table:table-cell table:style-name="ce135" office:value-type="string" calcext:value-type="string">
            <text:p>Ziplock bag</text:p>
          </table:table-cell>
          <table:table-cell table:style-name="ce147" office:value-type="string" calcext:value-type="string">
            <text:p>Amazon</text:p>
          </table:table-cell>
          <table:table-cell table:style-name="ce135" office:value-type="string" calcext:value-type="string">
            <text:p>6x10 (existing)</text:p>
            <text:p>6x9 (new)</text:p>
          </table:table-cell>
          <table:table-cell table:style-name="ce147"/>
          <table:table-cell table:style-name="ce135" table:number-columns-repeated="2"/>
          <table:table-cell table:number-columns-repeated="2" table:style-name="ce135" office:value-type="float" office:value="1" calcext:value-type="float">
            <text:p>1</text:p>
          </table:table-cell>
          <table:table-cell table:style-name="ce240" table:formula="of:=19.24/200" office:value-type="currency" office:currency="USD" office:value="0.0962" calcext:value-type="currency">
            <text:p>$0.10</text:p>
          </table:table-cell>
          <table:table-cell table:style-name="ce240" table:formula="of:=[.J156]*[.H156]" office:value-type="currency" office:currency="USD" office:value="0.0962" calcext:value-type="currency">
            <text:p>$0.10</text:p>
          </table:table-cell>
          <table:table-cell table:style-name="ce229" table:formula="of:=[.I156]*[.J156]" office:value-type="currency" office:currency="USD" office:value="0.0962" calcext:value-type="currency">
            <text:p>$0.10</text:p>
          </table:table-cell>
          <table:table-cell table:style-name="ce240" table:formula="of:=[.K156]*[.M$2]" office:value-type="currency" office:currency="USD" office:value="19.24" calcext:value-type="currency">
            <text:p>$19.24</text:p>
          </table:table-cell>
          <table:table-cell table:style-name="ce136" table:formula="of:=[.H156]*[.$M$2]+[.I156]*[.$M$1]" office:value-type="float" office:value="250" calcext:value-type="float">
            <text:p>250</text:p>
          </table:table-cell>
          <table:table-cell table:style-name="ce135" office:value-type="float" office:value="250" calcext:value-type="float">
            <text:p>250</text:p>
          </table:table-cell>
          <table:table-cell table:style-name="ce274" table:formula="of:=[.O156]*[.J156]" office:value-type="float" office:value="24.05" calcext:value-type="float">
            <text:p>24.05</text:p>
          </table:table-cell>
          <table:table-cell table:formula="of:=IF(MAX(0;([.N156]-[.O156]));MAX(0;([.N156]-[.O156]));&quot; &quot;)" office:value-type="string" office:string-value=" " calcext:value-type="string">
            <text:p><text:s/></text:p>
          </table:table-cell>
          <table:table-cell table:style-name="ce131"/>
          <table:table-cell table:number-columns-repeated="2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ackaging</text:p>
          </table:table-cell>
          <table:table-cell table:style-name="ce135" office:value-type="string" calcext:value-type="string">
            <text:p>Shipping Label</text:p>
          </table:table-cell>
          <table:table-cell table:style-name="ce147" office:value-type="string" calcext:value-type="string">
            <text:p>Amazon</text:p>
          </table:table-cell>
          <table:table-cell table:style-name="ce135"/>
          <table:table-cell table:style-name="ce147"/>
          <table:table-cell table:style-name="ce135" table:number-columns-repeated="2"/>
          <table:table-cell table:style-name="ce135" office:value-type="float" office:value="1" calcext:value-type="float">
            <text:p>1</text:p>
          </table:table-cell>
          <table:table-cell table:style-name="ce221" table:formula="of:=[.H157]" office:value-type="float" office:value="1" calcext:value-type="float">
            <text:p>1</text:p>
          </table:table-cell>
          <table:table-cell table:style-name="ce240" table:formula="of:=9.99/200" office:value-type="currency" office:currency="USD" office:value="0.04995" calcext:value-type="currency">
            <text:p>$0.05</text:p>
          </table:table-cell>
          <table:table-cell table:style-name="ce240" table:formula="of:=[.J157]*[.H157]" office:value-type="currency" office:currency="USD" office:value="0.04995" calcext:value-type="currency">
            <text:p>$0.05</text:p>
          </table:table-cell>
          <table:table-cell table:style-name="ce229" table:formula="of:=[.I157]*[.J157]" office:value-type="currency" office:currency="USD" office:value="0.04995" calcext:value-type="currency">
            <text:p>$0.05</text:p>
          </table:table-cell>
          <table:table-cell table:style-name="ce240" table:formula="of:=[.K157]*[.M$2]" office:value-type="currency" office:currency="USD" office:value="9.99" calcext:value-type="currency">
            <text:p>$9.99</text:p>
          </table:table-cell>
          <table:table-cell table:style-name="ce136" table:formula="of:=[.H157]*[.$M$2]+[.I157]*[.$M$1]" office:value-type="float" office:value="250" calcext:value-type="float">
            <text:p>250</text:p>
          </table:table-cell>
          <table:table-cell table:style-name="ce135" office:value-type="float" office:value="200" calcext:value-type="float">
            <text:p>200</text:p>
          </table:table-cell>
          <table:table-cell table:style-name="ce274" table:formula="of:=[.O157]*[.J157]" office:value-type="float" office:value="9.99" calcext:value-type="float">
            <text:p>9.99</text:p>
          </table:table-cell>
          <table:table-cell table:formula="of:=IF(MAX(0;([.N157]-[.O157]));MAX(0;([.N157]-[.O157]));&quot; &quot;)" office:value-type="float" office:value="50" calcext:value-type="float">
            <text:p>50</text:p>
          </table:table-cell>
          <table:table-cell table:style-name="ce131" office:value-type="string" calcext:value-type="string">
            <text:p>-</text:p>
          </table:table-cell>
          <table:table-cell table:number-columns-repeated="2"/>
          <table:table-cell table:style-name="ce135" table:number-columns-repeated="44"/>
          <table:table-cell table:number-columns-repeated="960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135" office:value-type="string" calcext:value-type="string">
            <text:p>Foam Sleeve</text:p>
          </table:table-cell>
          <table:table-cell table:style-name="ce147" office:value-type="string" calcext:value-type="string">
            <text:p>U-Line</text:p>
          </table:table-cell>
          <table:table-cell table:style-name="ce135" office:value-type="string" calcext:value-type="string">
            <text:p>S-1560</text:p>
          </table:table-cell>
          <table:table-cell table:style-name="ce147"/>
          <table:table-cell table:style-name="ce135" table:number-columns-repeated="2"/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240" table:formula="of:=0.35" office:value-type="currency" office:currency="USD" office:value="0.35" calcext:value-type="currency">
            <text:p>$0.35</text:p>
          </table:table-cell>
          <table:table-cell table:style-name="ce240" table:formula="of:=[.J158]*[.H158]" office:value-type="currency" office:currency="USD" office:value="0.35" calcext:value-type="currency">
            <text:p>$0.35</text:p>
          </table:table-cell>
          <table:table-cell table:style-name="ce229" table:formula="of:=[.I158]*[.J158]" office:value-type="currency" office:currency="USD" office:value="0" calcext:value-type="currency">
            <text:p>$0.00</text:p>
          </table:table-cell>
          <table:table-cell table:style-name="ce240" table:formula="of:=[.K158]*[.M$2]" office:value-type="currency" office:currency="USD" office:value="70" calcext:value-type="currency">
            <text:p>$70.00</text:p>
          </table:table-cell>
          <table:table-cell table:style-name="ce136" table:formula="of:=[.H158]*[.$M$2]+[.I158]*[.$M$1]" office:value-type="float" office:value="200" calcext:value-type="float">
            <text:p>200</text:p>
          </table:table-cell>
          <table:table-cell table:style-name="ce135" office:value-type="float" office:value="150" calcext:value-type="float">
            <text:p>150</text:p>
          </table:table-cell>
          <table:table-cell table:style-name="ce274" table:formula="of:=[.O158]*[.J158]" office:value-type="float" office:value="52.5" calcext:value-type="float">
            <text:p>52.50</text:p>
          </table:table-cell>
          <table:table-cell table:formula="of:=IF(MAX(0;([.N158]-[.O158]));MAX(0;([.N158]-[.O158]));&quot; &quot;)" office:value-type="float" office:value="50" calcext:value-type="float">
            <text:p>50</text:p>
          </table:table-cell>
          <table:table-cell table:style-name="ce131" office:value-type="string" calcext:value-type="string">
            <text:p>-</text:p>
          </table:table-cell>
          <table:table-cell table:number-columns-repeated="2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ackaging</text:p>
          </table:table-cell>
          <table:table-cell table:style-name="ce135" office:value-type="string" calcext:value-type="string">
            <text:p>Box</text:p>
          </table:table-cell>
          <table:table-cell table:style-name="ce147" office:value-type="string" calcext:value-type="string">
            <text:p>Amazon</text:p>
          </table:table-cell>
          <table:table-cell table:style-name="ce135" office:value-type="string" calcext:value-type="string">
            <text:p>24x12x4</text:p>
          </table:table-cell>
          <table:table-cell table:style-name="ce147"/>
          <table:table-cell table:style-name="ce135" table:number-columns-repeated="2"/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0" calcext:value-type="float">
            <text:p>0</text:p>
          </table:table-cell>
          <table:table-cell table:style-name="ce240" office:value-type="currency" office:currency="USD" office:value="2.34" calcext:value-type="currency">
            <text:p>$2.34</text:p>
          </table:table-cell>
          <table:table-cell table:style-name="ce240" table:formula="of:=[.J159]*[.H159]" office:value-type="currency" office:currency="USD" office:value="2.34" calcext:value-type="currency">
            <text:p>$2.34</text:p>
          </table:table-cell>
          <table:table-cell table:style-name="ce229" table:formula="of:=[.I159]*[.J159]" office:value-type="currency" office:currency="USD" office:value="0" calcext:value-type="currency">
            <text:p>$0.00</text:p>
          </table:table-cell>
          <table:table-cell table:style-name="ce240" table:formula="of:=[.K159]*[.M$2]" office:value-type="currency" office:currency="USD" office:value="468" calcext:value-type="currency">
            <text:p>$468.00</text:p>
          </table:table-cell>
          <table:table-cell table:style-name="ce136" table:formula="of:=[.H159]*[.$M$2]+[.I159]*[.$M$1]" office:value-type="float" office:value="200" calcext:value-type="float">
            <text:p>200</text:p>
          </table:table-cell>
          <table:table-cell table:style-name="ce135" office:value-type="float" office:value="75" calcext:value-type="float">
            <text:p>75</text:p>
          </table:table-cell>
          <table:table-cell table:style-name="ce274" table:formula="of:=[.O159]*[.J159]" office:value-type="float" office:value="175.5" calcext:value-type="float">
            <text:p>175.50</text:p>
          </table:table-cell>
          <table:table-cell table:formula="of:=IF(MAX(0;([.N159]-[.O159]));MAX(0;([.N159]-[.O159]));&quot; &quot;)" office:value-type="float" office:value="125" calcext:value-type="float">
            <text:p>125</text:p>
          </table:table-cell>
          <table:table-cell table:style-name="ce126" office:value-type="string" calcext:value-type="string">
            <text:p>-</text:p>
          </table:table-cell>
          <table:table-cell table:number-columns-repeated="2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Packaging</text:p>
          </table:table-cell>
          <table:table-cell table:style-name="ce135" office:value-type="string" calcext:value-type="string">
            <text:p>Box</text:p>
          </table:table-cell>
          <table:table-cell table:style-name="ce147" office:value-type="string" calcext:value-type="string">
            <text:p>U-Line</text:p>
          </table:table-cell>
          <table:table-cell table:style-name="ce135" office:value-type="string" calcext:value-type="string">
            <text:p>S-23983 (20.5*8.5*3.5 OD)</text:p>
          </table:table-cell>
          <table:table-cell table:style-name="ce147"/>
          <table:table-cell table:style-name="ce135" table:number-columns-repeated="2"/>
          <table:table-cell table:number-columns-repeated="2" table:style-name="ce135" office:value-type="float" office:value="1" calcext:value-type="float">
            <text:p>1</text:p>
          </table:table-cell>
          <table:table-cell table:style-name="ce240" table:formula="of:=0.95*1.337" office:value-type="currency" office:currency="USD" office:value="1.27015" calcext:value-type="currency">
            <text:p>$1.27</text:p>
          </table:table-cell>
          <table:table-cell table:style-name="ce240" table:formula="of:=[.J160]*[.H160]" office:value-type="currency" office:currency="USD" office:value="1.27015" calcext:value-type="currency">
            <text:p>$1.27</text:p>
          </table:table-cell>
          <table:table-cell table:style-name="ce229" table:formula="of:=[.I160]*[.J160]" office:value-type="currency" office:currency="USD" office:value="1.27015" calcext:value-type="currency">
            <text:p>$1.27</text:p>
          </table:table-cell>
          <table:table-cell table:style-name="ce240" table:formula="of:=[.K160]*[.M$2]" office:value-type="currency" office:currency="USD" office:value="254.03" calcext:value-type="currency">
            <text:p>$254.03</text:p>
          </table:table-cell>
          <table:table-cell table:style-name="ce136" table:formula="of:=[.H160]*[.$M$2]+[.I160]*[.$M$1]" office:value-type="float" office:value="250" calcext:value-type="float">
            <text:p>250</text:p>
          </table:table-cell>
          <table:table-cell table:style-name="ce135" office:value-type="float" office:value="100" calcext:value-type="float">
            <text:p>100</text:p>
          </table:table-cell>
          <table:table-cell table:style-name="ce274" table:formula="of:=[.O160]*[.J160]" office:value-type="float" office:value="127.015" calcext:value-type="float">
            <text:p>127.02</text:p>
          </table:table-cell>
          <table:table-cell table:formula="of:=IF(MAX(0;([.N160]-[.O160]));MAX(0;([.N160]-[.O160]));&quot; &quot;)" office:value-type="float" office:value="150" calcext:value-type="float">
            <text:p>150</text:p>
          </table:table-cell>
          <table:table-cell table:style-name="ce131" office:value-type="string" calcext:value-type="string">
            <text:p>-</text:p>
          </table:table-cell>
          <table:table-cell table:number-columns-repeated="2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DANGER Label</text:p>
          </table:table-cell>
          <table:table-cell table:style-name="ce135" office:value-type="string" calcext:value-type="string">
            <text:p>Cover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298-18583-ND</text:p>
          </table:table-cell>
          <table:table-cell table:style-name="ce147"/>
          <table:table-cell table:style-name="ce135" table:number-columns-repeated="2"/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style-name="ce240" table:formula="of:=38.74/200" office:value-type="currency" office:currency="USD" office:value="0.1937" calcext:value-type="currency">
            <text:p>$0.19</text:p>
          </table:table-cell>
          <table:table-cell table:style-name="ce240" table:formula="of:=[.J161]*[.H161]" office:value-type="currency" office:currency="USD" office:value="0.1937" calcext:value-type="currency">
            <text:p>$0.19</text:p>
          </table:table-cell>
          <table:table-cell table:style-name="ce229" table:formula="of:=[.I161]*[.J161]" office:value-type="currency" office:currency="USD" office:value="0.3874" calcext:value-type="currency">
            <text:p>$0.39</text:p>
          </table:table-cell>
          <table:table-cell table:style-name="ce240" table:formula="of:=[.K161]*[.M$2]" office:value-type="currency" office:currency="USD" office:value="38.74" calcext:value-type="currency">
            <text:p>$38.74</text:p>
          </table:table-cell>
          <table:table-cell table:style-name="ce136" table:formula="of:=[.H161]*[.$M$2]+[.I161]*[.$M$1]" office:value-type="float" office:value="300" calcext:value-type="float">
            <text:p>300</text:p>
          </table:table-cell>
          <table:table-cell table:style-name="ce135" office:value-type="float" office:value="400" calcext:value-type="float">
            <text:p>400</text:p>
          </table:table-cell>
          <table:table-cell table:style-name="ce274" table:formula="of:=[.O161]*[.J161]" office:value-type="float" office:value="77.48" calcext:value-type="float">
            <text:p>77.48</text:p>
          </table:table-cell>
          <table:table-cell table:formula="of:=IF(MAX(0;([.N161]-[.O161]));MAX(0;([.N161]-[.O161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17" calcext:value-type="float">
            <text:p>17</text:p>
          </table:table-cell>
          <table:table-cell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Adhesive</text:p>
          </table:table-cell>
          <table:table-cell table:style-name="ce135" office:value-type="string" calcext:value-type="string">
            <text:p>Label Text</text:p>
          </table:table-cell>
          <table:table-cell table:style-name="ce147" office:value-type="string" calcext:value-type="string">
            <text:p>Amazon</text:p>
          </table:table-cell>
          <table:table-cell table:style-name="ce135" office:value-type="string" calcext:value-type="string">
            <text:p>TZe231 12mm BLKonWHT &amp; BLKonCLR</text:p>
          </table:table-cell>
          <table:table-cell table:style-name="ce147"/>
          <table:table-cell table:style-name="ce135" table:number-columns-repeated="2"/>
          <table:table-cell table:style-name="ce135" office:value-type="float" office:value="0.125" calcext:value-type="float">
            <office:annotation draw:style-name="gr2" draw:text-style-name="P2" svg:width="1.1413in" svg:height="0.7083in" svg:x="7.2961in" svg:y="39.0402in" draw:caption-point-x="-0.2398in" draw:caption-point-y="0.6118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135" office:value-type="float" office:value="0.25" calcext:value-type="float">
            <text:p>0.25</text:p>
          </table:table-cell>
          <table:table-cell table:style-name="ce240" table:formula="of:=11.99/4" office:value-type="currency" office:currency="USD" office:value="2.9975" calcext:value-type="currency">
            <text:p>$3.00</text:p>
          </table:table-cell>
          <table:table-cell table:style-name="ce240" table:formula="of:=[.J162]*[.H162]" office:value-type="currency" office:currency="USD" office:value="0.3746875" calcext:value-type="currency">
            <text:p>$0.37</text:p>
          </table:table-cell>
          <table:table-cell table:style-name="ce229" table:formula="of:=[.I162]*[.J162]" office:value-type="currency" office:currency="USD" office:value="0.749375" calcext:value-type="currency">
            <text:p>$0.75</text:p>
          </table:table-cell>
          <table:table-cell table:style-name="ce240" table:formula="of:=[.K162]*[.M$2]" office:value-type="currency" office:currency="USD" office:value="74.9375" calcext:value-type="currency">
            <text:p>$74.94</text:p>
          </table:table-cell>
          <table:table-cell table:style-name="ce136" table:formula="of:=[.H162]*[.$M$2]+[.I162]*[.$M$1]" office:value-type="float" office:value="37.5" calcext:value-type="float">
            <text:p>37.5</text:p>
          </table:table-cell>
          <table:table-cell table:style-name="ce135" office:value-type="float" office:value="26" calcext:value-type="float">
            <text:p>26</text:p>
          </table:table-cell>
          <table:table-cell table:style-name="ce274" table:formula="of:=[.O162]*[.J162]" office:value-type="float" office:value="77.935" calcext:value-type="float">
            <text:p>77.94</text:p>
          </table:table-cell>
          <table:table-cell table:formula="of:=IF(MAX(0;([.N162]-[.O162]));MAX(0;([.N162]-[.O162]));&quot; &quot;)" office:value-type="float" office:value="11.5" calcext:value-type="float">
            <text:p>11.5</text:p>
          </table:table-cell>
          <table:table-cell table:style-name="ce135" office:value-type="string" calcext:value-type="string">
            <text:p>-</text:p>
          </table:table-cell>
          <table:table-cell/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6">
          <table:table-cell table:style-name="ce126" office:value-type="string" calcext:value-type="string">
            <text:p>LiBCM HV Power</text:p>
          </table:table-cell>
          <table:table-cell table:style-name="ce135" office:value-type="string" calcext:value-type="string">
            <text:p>LiBCM power</text:p>
            <text:p>temp sensors</text:p>
          </table:table-cell>
          <table:table-cell table:style-name="ce147" office:value-type="string" calcext:value-type="string">
            <text:p>Amazon</text:p>
          </table:table-cell>
          <table:table-cell table:style-name="ce135" office:value-type="string" calcext:value-type="string">
            <text:p>1/8" conduit</text:p>
          </table:table-cell>
          <table:table-cell table:style-name="ce135" table:number-columns-repeated="2"/>
          <table:table-cell table:style-name="ce135" office:value-type="string" calcext:value-type="string">
            <text:p>hand</text:p>
          </table:table-cell>
          <table:table-cell table:style-name="ce135" office:value-type="float" office:value="4" calcext:value-type="float">
            <office:annotation draw:style-name="gr2" draw:text-style-name="P2" svg:width="1.1413in" svg:height="0.7083in" svg:x="7.2961in" svg:y="39.2035in" draw:caption-point-x="-0.2398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135" office:value-type="float" office:value="5" calcext:value-type="float">
            <text:p>5</text:p>
          </table:table-cell>
          <table:table-cell table:style-name="ce240" table:formula="of:=8.99/100" office:value-type="currency" office:currency="USD" office:value="0.0899" calcext:value-type="currency">
            <office:annotation draw:style-name="gr2" draw:text-style-name="P2" svg:width="1.1413in" svg:height="0.7083in" svg:x="8.4945in" svg:y="39.2173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240" table:formula="of:=[.J163]*[.H163]" office:value-type="currency" office:currency="USD" office:value="0.3596" calcext:value-type="currency">
            <text:p>$0.36</text:p>
          </table:table-cell>
          <table:table-cell table:style-name="ce229" table:formula="of:=[.I163]*[.J163]" office:value-type="currency" office:currency="USD" office:value="0.4495" calcext:value-type="currency">
            <text:p>$0.45</text:p>
          </table:table-cell>
          <table:table-cell table:style-name="ce240" table:formula="of:=[.K163]*[.M$2]" office:value-type="currency" office:currency="USD" office:value="71.92" calcext:value-type="currency">
            <text:p>$71.92</text:p>
          </table:table-cell>
          <table:table-cell table:style-name="ce136" table:formula="of:=[.H163]*[.$M$2]+[.I163]*[.$M$1]" office:value-type="float" office:value="1050" calcext:value-type="float">
            <text:p>1050</text:p>
          </table:table-cell>
          <table:table-cell table:style-name="ce135" office:value-type="float" office:value="800" calcext:value-type="float">
            <text:p>800</text:p>
          </table:table-cell>
          <table:table-cell table:style-name="ce274" table:formula="of:=[.O163]*[.J163]" office:value-type="float" office:value="71.92" calcext:value-type="float">
            <text:p>71.92</text:p>
          </table:table-cell>
          <table:table-cell table:formula="of:=IF(MAX(0;([.N163]-[.O163]));MAX(0;([.N163]-[.O163]));&quot; &quot;)" office:value-type="float" office:value="250" calcext:value-type="float">
            <text:p>250</text:p>
          </table:table-cell>
          <table:table-cell table:style-name="ce135" office:value-type="string" calcext:value-type="string">
            <text:p>-</text:p>
          </table:table-cell>
          <table:table-cell/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6">
          <table:table-cell table:style-name="ce126" office:value-type="string" calcext:value-type="string">
            <text:p>Other Cables</text:p>
          </table:table-cell>
          <table:table-cell table:style-name="ce135" office:value-type="string" calcext:value-type="string">
            <text:p>¼" MCM'E' conduit</text:p>
            <text:p>¼" Grid conduit</text:p>
          </table:table-cell>
          <table:table-cell table:style-name="ce147" office:value-type="string" calcext:value-type="string">
            <text:p>Amazon</text:p>
            <text:p>Electriduct.com</text:p>
          </table:table-cell>
          <table:table-cell table:style-name="ce135" office:value-type="string" calcext:value-type="string">
            <text:p>1/4" ID conduit non-slit</text:p>
          </table:table-cell>
          <table:table-cell table:style-name="ce135" table:number-columns-repeated="3"/>
          <table:table-cell table:style-name="ce135" table:formula="of:=(435/25.4)/12" office:value-type="float" office:value="1.42716535433071" calcext:value-type="float">
            <office:annotation draw:style-name="gr2" draw:text-style-name="P2" svg:width="1.1413in" svg:height="0.7083in" svg:x="7.2961in" svg:y="39.5492in" draw:caption-point-x="-0.2398in" draw:caption-point-y="0.6122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135" office:value-type="float" office:value="3" calcext:value-type="float">
            <text:p>3</text:p>
          </table:table-cell>
          <table:table-cell table:style-name="ce240" office:value-type="currency" office:currency="USD" office:value="0.24" calcext:value-type="currency">
            <text:p>$0.24</text:p>
          </table:table-cell>
          <table:table-cell table:style-name="ce240" table:formula="of:=[.J164]*[.H164]" office:value-type="currency" office:currency="USD" office:value="0.34251968503937" calcext:value-type="currency">
            <text:p>$0.34</text:p>
          </table:table-cell>
          <table:table-cell table:style-name="ce229" table:formula="of:=[.I164]*[.J164]" office:value-type="currency" office:currency="USD" office:value="0.72" calcext:value-type="currency">
            <text:p>$0.72</text:p>
          </table:table-cell>
          <table:table-cell table:style-name="ce240" table:formula="of:=[.K164]*[.M$2]" office:value-type="currency" office:currency="USD" office:value="68.503937007874" calcext:value-type="currency">
            <text:p>$68.50</text:p>
          </table:table-cell>
          <table:table-cell table:style-name="ce136" table:formula="of:=[.H164]*[.$M$2]+[.I164]*[.$M$1]" office:value-type="float" office:value="435.433070866142" calcext:value-type="float">
            <text:p>435.43</text:p>
          </table:table-cell>
          <table:table-cell table:style-name="ce135" office:value-type="float" office:value="250" calcext:value-type="float">
            <text:p>250</text:p>
          </table:table-cell>
          <table:table-cell table:style-name="ce274" table:formula="of:=[.O164]*[.J164]" office:value-type="float" office:value="60" calcext:value-type="float">
            <text:p>60.00</text:p>
          </table:table-cell>
          <table:table-cell table:formula="of:=IF(MAX(0;([.N164]-[.O164]));MAX(0;([.N164]-[.O164]));&quot; &quot;)" office:value-type="float" office:value="185.433070866142" calcext:value-type="float">
            <text:p>185.43</text:p>
          </table:table-cell>
          <table:table-cell table:style-name="ce135" office:value-type="string" calcext:value-type="string">
            <text:p>-</text:p>
          </table:table-cell>
          <table:table-cell/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Other Cables</text:p>
          </table:table-cell>
          <table:table-cell table:style-name="ce135"/>
          <table:table-cell table:style-name="ce147" office:value-type="string" calcext:value-type="string">
            <text:p>Electriduct</text:p>
          </table:table-cell>
          <table:table-cell table:style-name="ce135" office:value-type="string" calcext:value-type="string">
            <text:p>1/4" OD conduit non-slit (WL-PP-NS-025-100-BK)</text:p>
          </table:table-cell>
          <table:table-cell table:style-name="ce135" table:number-columns-repeated="5"/>
          <table:table-cell table:style-name="ce240" table:number-columns-repeated="2"/>
          <table:table-cell table:style-name="ce229"/>
          <table:table-cell table:style-name="ce240"/>
          <table:table-cell table:style-name="ce136"/>
          <table:table-cell table:style-name="ce135" office:value-type="float" office:value="300" calcext:value-type="float">
            <text:p>300</text:p>
          </table:table-cell>
          <table:table-cell table:style-name="ce274"/>
          <table:table-cell/>
          <table:table-cell table:style-name="ce135"/>
          <table:table-cell/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Hardware</text:p>
          </table:table-cell>
          <table:table-cell table:style-name="ce135" office:value-type="string" calcext:value-type="string">
            <text:p>Zip tie - 4"</text:p>
          </table:table-cell>
          <table:table-cell table:style-name="ce147" office:value-type="string" calcext:value-type="string">
            <text:p>Home Depot</text:p>
          </table:table-cell>
          <table:table-cell table:style-name="ce135" table:number-columns-repeated="4"/>
          <table:table-cell table:number-columns-repeated="2" table:style-name="ce135" office:value-type="float" office:value="8" calcext:value-type="float">
            <text:p>8</text:p>
          </table:table-cell>
          <table:table-cell table:style-name="ce240" office:value-type="currency" office:currency="USD" office:value="0.02" calcext:value-type="currency">
            <text:p>$0.02</text:p>
          </table:table-cell>
          <table:table-cell table:style-name="ce240" table:formula="of:=[.J166]*[.H166]" office:value-type="currency" office:currency="USD" office:value="0.16" calcext:value-type="currency">
            <text:p>$0.16</text:p>
          </table:table-cell>
          <table:table-cell table:style-name="ce229" table:formula="of:=[.I166]*[.J166]" office:value-type="currency" office:currency="USD" office:value="0.16" calcext:value-type="currency">
            <text:p>$0.16</text:p>
          </table:table-cell>
          <table:table-cell table:style-name="ce240" table:formula="of:=[.K166]*[.M$2]" office:value-type="currency" office:currency="USD" office:value="32" calcext:value-type="currency">
            <text:p>$32.00</text:p>
          </table:table-cell>
          <table:table-cell table:style-name="ce136" table:formula="of:=[.H166]*[.$M$2]+[.I166]*[.$M$1]" office:value-type="float" office:value="2000" calcext:value-type="float">
            <text:p>2000</text:p>
          </table:table-cell>
          <table:table-cell table:style-name="ce135" office:value-type="float" office:value="2000" calcext:value-type="float">
            <text:p>2000</text:p>
          </table:table-cell>
          <table:table-cell table:style-name="ce274" table:formula="of:=[.O166]*[.J166]" office:value-type="float" office:value="40" calcext:value-type="float">
            <text:p>40.00</text:p>
          </table:table-cell>
          <table:table-cell table:formula="of:=IF(MAX(0;([.N166]-[.O166]));MAX(0;([.N166]-[.O166]));&quot; &quot;)" office:value-type="string" office:string-value=" " calcext:value-type="string">
            <text:p><text:s/></text:p>
          </table:table-cell>
          <table:table-cell table:style-name="ce135"/>
          <table:table-cell/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Shipping</text:p>
          </table:table-cell>
          <table:table-cell table:style-name="ce135" office:value-type="string" calcext:value-type="string">
            <text:p>UPS</text:p>
          </table:table-cell>
          <table:table-cell table:style-name="ce147" office:value-type="string" calcext:value-type="string">
            <text:p>UPS</text:p>
          </table:table-cell>
          <table:table-cell table:style-name="ce135" office:value-type="string" calcext:value-type="string">
            <text:p>Insured for $1200</text:p>
          </table:table-cell>
          <table:table-cell table:style-name="ce135" table:number-columns-repeated="3"/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style-name="ce240" table:formula="of:=13.83+9.6" office:value-type="currency" office:currency="USD" office:value="23.43" calcext:value-type="currency">
            <text:p>$23.43</text:p>
          </table:table-cell>
          <table:table-cell table:style-name="ce240" table:formula="of:=[.J167]*[.H167]" office:value-type="currency" office:currency="USD" office:value="23.43" calcext:value-type="currency">
            <text:p>$23.43</text:p>
          </table:table-cell>
          <table:table-cell table:style-name="ce229" table:formula="of:=[.I167]*[.J167]" office:value-type="currency" office:currency="USD" office:value="46.86" calcext:value-type="currency">
            <text:p>$46.86</text:p>
          </table:table-cell>
          <table:table-cell table:style-name="ce240" table:formula="of:=[.K167]*[.M$2]" office:value-type="currency" office:currency="USD" office:value="4686" calcext:value-type="currency">
            <text:p>$4,686.00</text:p>
          </table:table-cell>
          <table:table-cell table:style-name="ce136" table:formula="of:=[.H167]*[.$M$2]+[.I167]*[.$M$1]" office:value-type="float" office:value="300" calcext:value-type="float">
            <text:p>300</text:p>
          </table:table-cell>
          <table:table-cell table:style-name="ce135" office:value-type="float" office:value="1" calcext:value-type="float">
            <text:p>1</text:p>
          </table:table-cell>
          <table:table-cell table:style-name="ce274" table:formula="of:=[.O167]*[.J167]" office:value-type="float" office:value="23.43" calcext:value-type="float">
            <text:p>23.43</text:p>
          </table:table-cell>
          <table:table-cell office:value-type="string" calcext:value-type="string">
            <text:p>-</text:p>
          </table:table-cell>
          <table:table-cell table:style-name="ce135"/>
          <table:table-cell/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Ferrite Core</text:p>
          </table:table-cell>
          <table:table-cell table:style-name="ce135" office:value-type="string" calcext:value-type="string">
            <text:p>HVDC cables</text:p>
          </table:table-cell>
          <table:table-cell table:style-name="ce147" office:value-type="string" calcext:value-type="string">
            <text:p>Digikey</text:p>
          </table:table-cell>
          <table:table-cell table:style-name="ce147" office:value-type="float" office:value="2631626202" calcext:value-type="float">
            <text:p>2631626202</text:p>
          </table:table-cell>
          <table:table-cell table:style-name="ce135" table:number-columns-repeated="3"/>
          <table:table-cell table:style-name="ce135" office:value-type="float" office:value="1" calcext:value-type="float">
            <text:p>1</text:p>
          </table:table-cell>
          <table:table-cell table:style-name="ce221" table:formula="of:=[.H168]" office:value-type="float" office:value="1" calcext:value-type="float">
            <text:p>1</text:p>
          </table:table-cell>
          <table:table-cell table:style-name="ce240" office:value-type="currency" office:currency="USD" office:value="8.78" calcext:value-type="currency">
            <text:p>$8.78</text:p>
          </table:table-cell>
          <table:table-cell table:style-name="ce240" table:formula="of:=[.J168]*[.H168]" office:value-type="currency" office:currency="USD" office:value="8.78" calcext:value-type="currency">
            <text:p>$8.78</text:p>
          </table:table-cell>
          <table:table-cell table:style-name="ce229" table:formula="of:=[.I168]*[.J168]" office:value-type="currency" office:currency="USD" office:value="8.78" calcext:value-type="currency">
            <text:p>$8.78</text:p>
          </table:table-cell>
          <table:table-cell table:style-name="ce240" table:formula="of:=[.K168]*[.M$2]" office:value-type="currency" office:currency="USD" office:value="1756" calcext:value-type="currency">
            <text:p>$1,756.00</text:p>
          </table:table-cell>
          <table:table-cell table:style-name="ce136" table:formula="of:=[.H168]*[.$M$2]+[.I168]*[.$M$1]" office:value-type="float" office:value="250" calcext:value-type="float">
            <text:p>250</text:p>
          </table:table-cell>
          <table:table-cell table:style-name="ce135" office:value-type="float" office:value="289" calcext:value-type="float">
            <text:p>289</text:p>
          </table:table-cell>
          <table:table-cell table:style-name="ce274" table:formula="of:=[.O168]*[.J168]" office:value-type="float" office:value="2537.42" calcext:value-type="float">
            <text:p>2537.42</text:p>
          </table:table-cell>
          <table:table-cell table:formula="of:=IF(MAX(0;([.N168]-[.O168]));MAX(0;([.N168]-[.O168]));&quot; &quot;)" office:value-type="string" office:string-value=" " calcext:value-type="string">
            <text:p><text:s/></text:p>
          </table:table-cell>
          <table:table-cell table:style-name="ce135"/>
          <table:table-cell table:number-columns-repeated="2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table:style-name="ce126" office:value-type="string" calcext:value-type="string">
            <text:p>Bottom Insulator</text:p>
          </table:table-cell>
          <table:table-cell table:style-name="Default" office:value-type="string" calcext:value-type="string">
            <text:p>Rubbersheetwarehouse</text:p>
          </table:table-cell>
          <table:table-cell table:style-name="ce135" office:value-type="string" calcext:value-type="string">
            <text:p>4x10" 60A Rubber 0.031" with adhesive 10' roll</text:p>
          </table:table-cell>
          <table:table-cell table:style-name="ce135" table:number-columns-repeated="3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5" calcext:value-type="float">
            <text:p>5</text:p>
          </table:table-cell>
          <table:table-cell table:style-name="ce240" table:formula="of:=28/9" office:value-type="currency" office:currency="USD" office:value="3.11111111111111" calcext:value-type="currency">
            <text:p>$3.11</text:p>
          </table:table-cell>
          <table:table-cell table:style-name="ce240" table:formula="of:=[.J169]*[.H169]" office:value-type="currency" office:currency="USD" office:value="0" calcext:value-type="currency">
            <text:p>$0.00</text:p>
          </table:table-cell>
          <table:table-cell table:style-name="ce229" table:formula="of:=[.I169]*[.J169]" office:value-type="currency" office:currency="USD" office:value="15.5555555555556" calcext:value-type="currency">
            <text:p>$15.56</text:p>
          </table:table-cell>
          <table:table-cell table:style-name="ce240" table:formula="of:=[.K169]*[.M$2]" office:value-type="currency" office:currency="USD" office:value="0" calcext:value-type="currency">
            <text:p>$0.00</text:p>
          </table:table-cell>
          <table:table-cell table:style-name="ce136" table:formula="of:=[.H169]*[.$M$2]+[.I169]*[.$M$1]" office:value-type="float" office:value="250" calcext:value-type="float">
            <text:p>250</text:p>
          </table:table-cell>
          <table:table-cell table:style-name="ce135" office:value-type="float" office:value="252" calcext:value-type="float">
            <text:p>252</text:p>
          </table:table-cell>
          <table:table-cell table:style-name="ce274" table:formula="of:=[.O169]*[.J169]" office:value-type="float" office:value="784" calcext:value-type="float">
            <text:p>784.00</text:p>
          </table:table-cell>
          <table:table-cell table:formula="of:=IF(MAX(0;([.N169]-[.O169]));MAX(0;([.N169]-[.O169]));&quot; &quot;)" office:value-type="string" office:string-value=" " calcext:value-type="string">
            <text:p><text:s/></text:p>
          </table:table-cell>
          <table:table-cell table:style-name="ce135"/>
          <table:table-cell table:number-columns-repeated="2"/>
          <table:table-cell table:style-name="ce135" table:number-columns-repeated="44"/>
          <table:table-cell table:number-columns-repeated="960"/>
        </table:table-row>
        <table:table-row table:style-name="ro6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Bolt, stainless, 3.75" ¼"-20</text:p>
          </table:table-cell>
          <table:table-cell table:style-name="ce147" office:value-type="string" calcext:value-type="string">
            <text:p>McMaster</text:p>
            <text:p>Amazon</text:p>
          </table:table-cell>
          <table:table-cell table:style-name="ce147" office:value-type="string" calcext:value-type="string">
            <text:p>92198A557</text:p>
            <text:p>https://www.amazon.com/Hex-Screws-18-8-Stainless-Steel/dp/B00FATYT94/ref=sr_1_3?crid=3V3D2VMY91MRQ&amp;keywords=1%2F4-20+bolt+3.75%22&amp;qid=1660639678&amp;sprefix=1%2F4-20+bolt+3.75+%2Caps%2C70&amp;sr=8-3</text:p>
          </table:table-cell>
          <table:table-cell table:style-name="ce135" table:number-columns-repeated="3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2" calcext:value-type="float">
            <text:p>12</text:p>
          </table:table-cell>
          <table:table-cell table:style-name="ce240" table:formula="of:=5.37/10" office:value-type="currency" office:currency="USD" office:value="0.537" calcext:value-type="currency">
            <text:p>$0.54</text:p>
          </table:table-cell>
          <table:table-cell table:style-name="ce240" table:formula="of:=[.J170]*[.H170]" office:value-type="currency" office:currency="USD" office:value="0" calcext:value-type="currency">
            <text:p>$0.00</text:p>
          </table:table-cell>
          <table:table-cell table:style-name="ce229" table:formula="of:=[.I170]*[.J170]" office:value-type="currency" office:currency="USD" office:value="6.444" calcext:value-type="currency">
            <text:p>$6.44</text:p>
          </table:table-cell>
          <table:table-cell table:style-name="ce240" table:formula="of:=[.K170]*[.M$2]" office:value-type="currency" office:currency="USD" office:value="0" calcext:value-type="currency">
            <text:p>$0.00</text:p>
          </table:table-cell>
          <table:table-cell table:style-name="ce136" table:formula="of:=[.H170]*[.$M$2]+[.I170]*[.$M$1]" office:value-type="float" office:value="600" calcext:value-type="float">
            <text:p>600</text:p>
          </table:table-cell>
          <table:table-cell table:style-name="ce135" table:formula="of:=420+180" office:value-type="float" office:value="600" calcext:value-type="float">
            <text:p>600</text:p>
          </table:table-cell>
          <table:table-cell table:style-name="ce274" table:formula="of:=[.O170]*[.J170]" office:value-type="float" office:value="322.2" calcext:value-type="float">
            <text:p>322.20</text:p>
          </table:table-cell>
          <table:table-cell table:formula="of:=IF(MAX(0;([.N170]-[.O170]));MAX(0;([.N170]-[.O170]));&quot; &quot;)" office:value-type="string" office:string-value=" " calcext:value-type="string">
            <text:p><text:s/></text:p>
          </table:table-cell>
          <table:table-cell table:style-name="ce135"/>
          <table:table-cell table:number-columns-repeated="2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Bolt, 5" ¼"x20</text:p>
          </table:table-cell>
          <table:table-cell table:style-name="ce147" office:value-type="string" calcext:value-type="string">
            <text:p>Amazon</text:p>
          </table:table-cell>
          <table:table-cell table:style-name="ce147" office:value-type="float" office:value="9058745" calcext:value-type="float">
            <text:p>9058745</text:p>
          </table:table-cell>
          <table:table-cell table:style-name="ce135" table:number-columns-repeated="3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8" calcext:value-type="float">
            <text:p>8</text:p>
          </table:table-cell>
          <table:table-cell table:style-name="ce240" table:formula="of:=13.64/25" office:value-type="currency" office:currency="USD" office:value="0.5456" calcext:value-type="currency">
            <text:p>$0.55</text:p>
          </table:table-cell>
          <table:table-cell table:style-name="ce240" table:formula="of:=[.J171]*[.H171]" office:value-type="currency" office:currency="USD" office:value="0" calcext:value-type="currency">
            <text:p>$0.00</text:p>
          </table:table-cell>
          <table:table-cell table:style-name="ce229" table:formula="of:=[.I171]*[.J171]" office:value-type="currency" office:currency="USD" office:value="4.3648" calcext:value-type="currency">
            <text:p>$4.36</text:p>
          </table:table-cell>
          <table:table-cell table:style-name="ce240" table:formula="of:=[.K171]*[.M$2]" office:value-type="currency" office:currency="USD" office:value="0" calcext:value-type="currency">
            <text:p>$0.00</text:p>
          </table:table-cell>
          <table:table-cell table:style-name="ce136" table:formula="of:=[.H171]*[.$M$2]+[.I171]*[.$M$1]" office:value-type="float" office:value="400" calcext:value-type="float">
            <text:p>400</text:p>
          </table:table-cell>
          <table:table-cell table:style-name="ce135" office:value-type="float" office:value="375" calcext:value-type="float">
            <text:p>375</text:p>
          </table:table-cell>
          <table:table-cell table:style-name="ce274" table:formula="of:=[.O171]*[.J171]" office:value-type="float" office:value="204.6" calcext:value-type="float">
            <text:p>204.60</text:p>
          </table:table-cell>
          <table:table-cell table:formula="of:=IF(MAX(0;([.N171]-[.O171]));MAX(0;([.N171]-[.O171]));&quot; &quot;)" office:value-type="float" office:value="25" calcext:value-type="float">
            <text:p>25</text:p>
          </table:table-cell>
          <table:table-cell table:style-name="ce135" office:value-type="float" office:value="25" calcext:value-type="float">
            <text:p>25</text:p>
          </table:table-cell>
          <table:table-cell table:number-columns-repeated="2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Washer, stainless, ¼"</text:p>
          </table:table-cell>
          <table:table-cell table:style-name="ce147" office:value-type="string" calcext:value-type="string">
            <text:p>McMaster</text:p>
          </table:table-cell>
          <table:table-cell table:style-name="ce147" office:value-type="string" calcext:value-type="string">
            <text:p>92141A029</text:p>
          </table:table-cell>
          <table:table-cell table:style-name="ce135" table:number-columns-repeated="3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2" calcext:value-type="float">
            <text:p>12</text:p>
          </table:table-cell>
          <table:table-cell table:style-name="ce240" table:formula="of:=3.47/100" office:value-type="currency" office:currency="USD" office:value="0.0347" calcext:value-type="currency">
            <text:p>$0.03</text:p>
          </table:table-cell>
          <table:table-cell table:style-name="ce240" table:formula="of:=[.J172]*[.H172]" office:value-type="currency" office:currency="USD" office:value="0" calcext:value-type="currency">
            <text:p>$0.00</text:p>
          </table:table-cell>
          <table:table-cell table:style-name="ce229" table:formula="of:=[.I172]*[.J172]" office:value-type="currency" office:currency="USD" office:value="0.4164" calcext:value-type="currency">
            <text:p>$0.42</text:p>
          </table:table-cell>
          <table:table-cell table:style-name="ce240" table:formula="of:=[.K172]*[.M$2]" office:value-type="currency" office:currency="USD" office:value="0" calcext:value-type="currency">
            <text:p>$0.00</text:p>
          </table:table-cell>
          <table:table-cell table:style-name="ce136" table:formula="of:=[.H172]*[.$M$2]+[.I172]*[.$M$1]" office:value-type="float" office:value="600" calcext:value-type="float">
            <text:p>600</text:p>
          </table:table-cell>
          <table:table-cell table:style-name="ce135" office:value-type="float" office:value="900" calcext:value-type="float">
            <text:p>900</text:p>
          </table:table-cell>
          <table:table-cell table:style-name="ce274" table:formula="of:=[.O172]*[.J172]" office:value-type="float" office:value="31.23" calcext:value-type="float">
            <text:p>31.23</text:p>
          </table:table-cell>
          <table:table-cell table:formula="of:=IF(MAX(0;([.N172]-[.O172]));MAX(0;([.N172]-[.O172]));&quot; &quot;)" office:value-type="string" office:string-value=" " calcext:value-type="string">
            <text:p><text:s/></text:p>
          </table:table-cell>
          <table:table-cell table:style-name="ce135"/>
          <table:table-cell table:number-columns-repeated="2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Grid Charger Aluminum Tray</text:p>
          </table:table-cell>
          <table:table-cell table:style-name="ce147" office:value-type="string" calcext:value-type="string">
            <text:p>EVS</text:p>
          </table:table-cell>
          <table:table-cell table:style-name="ce147" office:value-type="string" calcext:value-type="string">
            <text:p>LIBCM-005</text:p>
          </table:table-cell>
          <table:table-cell table:style-name="ce135" table:number-columns-repeated="3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240" office:value-type="currency" office:currency="USD" office:value="13.95" calcext:value-type="currency">
            <text:p>$13.95</text:p>
          </table:table-cell>
          <table:table-cell table:style-name="ce240" table:formula="of:=[.J173]*[.H173]" office:value-type="currency" office:currency="USD" office:value="0" calcext:value-type="currency">
            <text:p>$0.00</text:p>
          </table:table-cell>
          <table:table-cell table:style-name="ce229" table:formula="of:=[.I173]*[.J173]" office:value-type="currency" office:currency="USD" office:value="13.95" calcext:value-type="currency">
            <text:p>$13.95</text:p>
          </table:table-cell>
          <table:table-cell table:style-name="ce240" table:formula="of:=[.K173]*[.M$2]" office:value-type="currency" office:currency="USD" office:value="0" calcext:value-type="currency">
            <text:p>$0.00</text:p>
          </table:table-cell>
          <table:table-cell table:style-name="ce136" table:formula="of:=[.H173]*[.$M$2]+[.I173]*[.$M$1]" office:value-type="float" office:value="50" calcext:value-type="float">
            <text:p>50</text:p>
          </table:table-cell>
          <table:table-cell table:style-name="ce135" office:value-type="float" office:value="50" calcext:value-type="float">
            <text:p>50</text:p>
          </table:table-cell>
          <table:table-cell table:style-name="ce274" table:formula="of:=[.O173]*[.J173]" office:value-type="float" office:value="697.5" calcext:value-type="float">
            <text:p>697.50</text:p>
          </table:table-cell>
          <table:table-cell table:formula="of:=IF(MAX(0;([.N173]-[.O173]));MAX(0;([.N173]-[.O173]));&quot; &quot;)" office:value-type="string" office:string-value=" " calcext:value-type="string">
            <text:p><text:s/></text:p>
          </table:table-cell>
          <table:table-cell table:style-name="ce135"/>
          <table:table-cell table:number-columns-repeated="2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PEMSERT</text:p>
          </table:table-cell>
          <table:table-cell table:style-name="ce147" office:value-type="string" calcext:value-type="string">
            <text:p>Amazon</text:p>
          </table:table-cell>
          <table:table-cell table:style-name="ce147" office:value-type="string" calcext:value-type="string">
            <text:p>CLS-0420-2 0.250-20</text:p>
          </table:table-cell>
          <table:table-cell table:style-name="ce135" table:number-columns-repeated="3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4" calcext:value-type="float">
            <text:p>4</text:p>
          </table:table-cell>
          <table:table-cell table:style-name="ce240" table:formula="of:=168.99/500" office:value-type="currency" office:currency="USD" office:value="0.33798" calcext:value-type="currency">
            <text:p>$0.34</text:p>
          </table:table-cell>
          <table:table-cell table:style-name="ce240" table:formula="of:=[.J174]*[.H174]" office:value-type="currency" office:currency="USD" office:value="0" calcext:value-type="currency">
            <text:p>$0.00</text:p>
          </table:table-cell>
          <table:table-cell table:style-name="ce229" table:formula="of:=[.I174]*[.J174]" office:value-type="currency" office:currency="USD" office:value="1.35192" calcext:value-type="currency">
            <text:p>$1.35</text:p>
          </table:table-cell>
          <table:table-cell table:style-name="ce240" table:formula="of:=[.K174]*[.M$2]" office:value-type="currency" office:currency="USD" office:value="0" calcext:value-type="currency">
            <text:p>$0.00</text:p>
          </table:table-cell>
          <table:table-cell table:style-name="ce136" table:formula="of:=[.H174]*[.$M$2]+[.I174]*[.$M$1]" office:value-type="float" office:value="200" calcext:value-type="float">
            <text:p>200</text:p>
          </table:table-cell>
          <table:table-cell table:style-name="ce135" office:value-type="float" office:value="600" calcext:value-type="float">
            <text:p>600</text:p>
          </table:table-cell>
          <table:table-cell table:style-name="ce274" table:formula="of:=[.O174]*[.J174]" office:value-type="float" office:value="202.788" calcext:value-type="float">
            <text:p>202.79</text:p>
          </table:table-cell>
          <table:table-cell table:formula="of:=IF(MAX(0;([.N174]-[.O174]));MAX(0;([.N174]-[.O174]));&quot; &quot;)" office:value-type="string" office:string-value=" " calcext:value-type="string">
            <text:p><text:s/></text:p>
          </table:table-cell>
          <table:table-cell table:style-name="ce135"/>
          <table:table-cell table:number-columns-repeated="2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Aluminum Angle</text:p>
          </table:table-cell>
          <table:table-cell table:style-name="ce147" office:value-type="string" calcext:value-type="string">
            <text:p>MetalsDepot</text:p>
          </table:table-cell>
          <table:table-cell table:style-name="ce147" office:value-type="string" calcext:value-type="string">
            <text:p>1x1x.125 18.125"</text:p>
          </table:table-cell>
          <table:table-cell table:style-name="ce135" table:number-columns-repeated="3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2" calcext:value-type="float">
            <text:p>2</text:p>
          </table:table-cell>
          <table:table-cell table:style-name="ce240" office:value-type="currency" office:currency="USD" office:value="4.54" calcext:value-type="currency">
            <text:p>$4.54</text:p>
          </table:table-cell>
          <table:table-cell table:style-name="ce240" table:formula="of:=[.J175]*[.H175]" office:value-type="currency" office:currency="USD" office:value="0" calcext:value-type="currency">
            <text:p>$0.00</text:p>
          </table:table-cell>
          <table:table-cell table:style-name="ce229" table:formula="of:=[.I175]*[.J175]" office:value-type="currency" office:currency="USD" office:value="9.08" calcext:value-type="currency">
            <text:p>$9.08</text:p>
          </table:table-cell>
          <table:table-cell table:style-name="ce240" table:formula="of:=[.K175]*[.M$2]" office:value-type="currency" office:currency="USD" office:value="0" calcext:value-type="currency">
            <text:p>$0.00</text:p>
          </table:table-cell>
          <table:table-cell table:style-name="ce136" table:formula="of:=[.H175]*[.$M$2]+[.I175]*[.$M$1]" office:value-type="float" office:value="100" calcext:value-type="float">
            <text:p>100</text:p>
          </table:table-cell>
          <table:table-cell table:style-name="ce135" office:value-type="float" office:value="100" calcext:value-type="float">
            <text:p>100</text:p>
          </table:table-cell>
          <table:table-cell table:style-name="ce274" table:formula="of:=[.O175]*[.J175]" office:value-type="float" office:value="454" calcext:value-type="float">
            <text:p>454.00</text:p>
          </table:table-cell>
          <table:table-cell table:formula="of:=IF(MAX(0;([.N175]-[.O175]));MAX(0;([.N175]-[.O175]));&quot; &quot;)" office:value-type="string" office:string-value=" " calcext:value-type="string">
            <text:p><text:s/></text:p>
          </table:table-cell>
          <table:table-cell table:style-name="ce135"/>
          <table:table-cell table:number-columns-repeated="2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Heat shrink ¼"</text:p>
          </table:table-cell>
          <table:table-cell table:style-name="ce147" office:value-type="string" calcext:value-type="string">
            <text:p>Digikey</text:p>
          </table:table-cell>
          <table:table-cell table:style-name="ce147" office:value-type="string" calcext:value-type="string">
            <text:p>DWP014K-ND</text:p>
          </table:table-cell>
          <table:table-cell table:style-name="ce135" table:number-columns-repeated="3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0.25" calcext:value-type="float">
            <text:p>0.25</text:p>
          </table:table-cell>
          <table:table-cell table:style-name="ce240" table:formula="of:=7.686/4" office:value-type="currency" office:currency="USD" office:value="1.9215" calcext:value-type="currency">
            <text:p>$1.92</text:p>
          </table:table-cell>
          <table:table-cell table:style-name="ce240" table:formula="of:=[.J176]*[.H176]" office:value-type="currency" office:currency="USD" office:value="0" calcext:value-type="currency">
            <text:p>$0.00</text:p>
          </table:table-cell>
          <table:table-cell table:style-name="ce229" table:formula="of:=[.I176]*[.J176]" office:value-type="currency" office:currency="USD" office:value="0.480375" calcext:value-type="currency">
            <text:p>$0.48</text:p>
          </table:table-cell>
          <table:table-cell table:style-name="ce240" table:formula="of:=[.K176]*[.M$2]" office:value-type="currency" office:currency="USD" office:value="0" calcext:value-type="currency">
            <text:p>$0.00</text:p>
          </table:table-cell>
          <table:table-cell table:style-name="ce136" table:formula="of:=[.H176]*[.$M$2]+[.I176]*[.$M$1]" office:value-type="float" office:value="12.5" calcext:value-type="float">
            <text:p>12.5</text:p>
          </table:table-cell>
          <table:table-cell table:style-name="ce135" office:value-type="float" office:value="20" calcext:value-type="float">
            <text:p>20</text:p>
          </table:table-cell>
          <table:table-cell table:style-name="ce274" table:formula="of:=[.O176]*[.J176]" office:value-type="float" office:value="38.43" calcext:value-type="float">
            <text:p>38.43</text:p>
          </table:table-cell>
          <table:table-cell table:formula="of:=IF(MAX(0;([.N176]-[.O176]));MAX(0;([.N176]-[.O176]));&quot; &quot;)" office:value-type="string" office:string-value=" " calcext:value-type="string">
            <text:p><text:s/></text:p>
          </table:table-cell>
          <table:table-cell table:style-name="ce135"/>
          <table:table-cell table:number-columns-repeated="2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Heat shrink 3/16"</text:p>
          </table:table-cell>
          <table:table-cell table:style-name="ce147" office:value-type="string" calcext:value-type="string">
            <text:p>Digikey</text:p>
          </table:table-cell>
          <table:table-cell table:style-name="ce147" office:value-type="string" calcext:value-type="string">
            <text:p>DWP316K-ND</text:p>
          </table:table-cell>
          <table:table-cell table:style-name="ce135" table:number-columns-repeated="3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0.25" calcext:value-type="float">
            <text:p>0.25</text:p>
          </table:table-cell>
          <table:table-cell table:style-name="ce240" table:formula="of:=6.136/4" office:value-type="currency" office:currency="USD" office:value="1.534" calcext:value-type="currency">
            <text:p>$1.53</text:p>
          </table:table-cell>
          <table:table-cell table:style-name="ce240" table:formula="of:=[.J177]*[.H177]" office:value-type="currency" office:currency="USD" office:value="0" calcext:value-type="currency">
            <text:p>$0.00</text:p>
          </table:table-cell>
          <table:table-cell table:style-name="ce229" table:formula="of:=[.I177]*[.J177]" office:value-type="currency" office:currency="USD" office:value="0.3835" calcext:value-type="currency">
            <text:p>$0.38</text:p>
          </table:table-cell>
          <table:table-cell table:style-name="ce240" table:formula="of:=[.K177]*[.M$2]" office:value-type="currency" office:currency="USD" office:value="0" calcext:value-type="currency">
            <text:p>$0.00</text:p>
          </table:table-cell>
          <table:table-cell table:style-name="ce136" table:formula="of:=[.H177]*[.$M$2]+[.I177]*[.$M$1]" office:value-type="float" office:value="12.5" calcext:value-type="float">
            <text:p>12.5</text:p>
          </table:table-cell>
          <table:table-cell table:style-name="ce135" office:value-type="float" office:value="20" calcext:value-type="float">
            <text:p>20</text:p>
          </table:table-cell>
          <table:table-cell table:style-name="ce274" table:formula="of:=[.O177]*[.J177]" office:value-type="float" office:value="30.68" calcext:value-type="float">
            <text:p>30.68</text:p>
          </table:table-cell>
          <table:table-cell table:formula="of:=IF(MAX(0;([.N177]-[.O177]));MAX(0;([.N177]-[.O177]));&quot; &quot;)" office:value-type="string" office:string-value=" " calcext:value-type="string">
            <text:p><text:s/></text:p>
          </table:table-cell>
          <table:table-cell table:style-name="ce135"/>
          <table:table-cell table:number-columns-repeated="2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43" office:value-type="string" calcext:value-type="string">
            <text:p>FoMoCo</text:p>
          </table:table-cell>
          <table:table-cell table:style-name="ce140" office:value-type="string" calcext:value-type="string">
            <text:p>PCB Unthreaded Al spacer</text:p>
          </table:table-cell>
          <table:table-cell table:style-name="ce196" office:value-type="string" calcext:value-type="string">
            <text:p>Digikey</text:p>
          </table:table-cell>
          <table:table-cell table:style-name="ce196" office:value-type="string" calcext:value-type="string">
            <text:p>1772-1259-ND</text:p>
          </table:table-cell>
          <table:table-cell table:style-name="ce140" table:number-columns-repeated="3"/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4" calcext:value-type="float">
            <text:p>4</text:p>
          </table:table-cell>
          <table:table-cell table:style-name="ce250" office:value-type="currency" office:currency="USD" office:value="0.38" calcext:value-type="currency">
            <text:p>$0.38</text:p>
          </table:table-cell>
          <table:table-cell table:style-name="ce250" table:formula="of:=[.J178]*[.H178]" office:value-type="currency" office:currency="USD" office:value="0" calcext:value-type="currency">
            <text:p>$0.00</text:p>
          </table:table-cell>
          <table:table-cell table:style-name="ce261" table:formula="of:=[.I178]*[.J178]" office:value-type="currency" office:currency="USD" office:value="1.52" calcext:value-type="currency">
            <text:p>$1.52</text:p>
          </table:table-cell>
          <table:table-cell table:style-name="ce250" table:formula="of:=[.K178]*[.M$2]" office:value-type="currency" office:currency="USD" office:value="0" calcext:value-type="currency">
            <text:p>$0.00</text:p>
          </table:table-cell>
          <table:table-cell table:style-name="ce268" table:formula="of:=[.H178]*[.$M$2]+[.I178]*[.$M$1]" office:value-type="float" office:value="200" calcext:value-type="float">
            <text:p>200</text:p>
          </table:table-cell>
          <table:table-cell table:style-name="ce140" office:value-type="float" office:value="250" calcext:value-type="float">
            <text:p>250</text:p>
          </table:table-cell>
          <table:table-cell table:style-name="ce319" table:formula="of:=[.O178]*[.J178]" office:value-type="float" office:value="95" calcext:value-type="float">
            <text:p>95.00</text:p>
          </table:table-cell>
          <table:table-cell table:style-name="ce268" table:formula="of:=IF(MAX(0;([.N178]-[.O178]));MAX(0;([.N178]-[.O178]));&quot; &quot;)" office:value-type="string" office:string-value=" " calcext:value-type="string">
            <text:p><text:s/></text:p>
          </table:table-cell>
          <table:table-cell table:style-name="ce140" table:number-columns-repeated="2"/>
          <table:table-cell table:style-name="ce143"/>
          <table:table-cell table:style-name="ce140" table:number-columns-repeated="1004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14P Ribbon Cable - Insulated</text:p>
          </table:table-cell>
          <table:table-cell table:style-name="ce147" office:value-type="string" calcext:value-type="string">
            <text:p>Digikey</text:p>
          </table:table-cell>
          <table:table-cell table:style-name="ce147" office:value-type="string" calcext:value-type="string">
            <text:p>MB14J-100-ND</text:p>
          </table:table-cell>
          <table:table-cell table:style-name="ce135" table:number-columns-repeated="3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5" calcext:value-type="float">
            <text:p>5</text:p>
          </table:table-cell>
          <table:table-cell table:style-name="ce240" table:formula="of:=183.8/100" office:value-type="currency" office:currency="USD" office:value="1.838" calcext:value-type="currency">
            <text:p>$1.84</text:p>
          </table:table-cell>
          <table:table-cell table:style-name="ce240" table:formula="of:=[.J179]*[.H179]" office:value-type="currency" office:currency="USD" office:value="0" calcext:value-type="currency">
            <text:p>$0.00</text:p>
          </table:table-cell>
          <table:table-cell table:style-name="ce229" table:formula="of:=[.I179]*[.J179]" office:value-type="currency" office:currency="USD" office:value="9.19" calcext:value-type="currency">
            <text:p>$9.19</text:p>
          </table:table-cell>
          <table:table-cell table:style-name="ce240" table:formula="of:=[.K179]*[.M$2]" office:value-type="currency" office:currency="USD" office:value="0" calcext:value-type="currency">
            <text:p>$0.00</text:p>
          </table:table-cell>
          <table:table-cell table:style-name="ce136" table:formula="of:=[.H179]*[.$M$2]+[.I179]*[.$M$1]" office:value-type="float" office:value="250" calcext:value-type="float">
            <text:p>250</text:p>
          </table:table-cell>
          <table:table-cell table:style-name="ce135" office:value-type="float" office:value="200" calcext:value-type="float">
            <text:p>200</text:p>
          </table:table-cell>
          <table:table-cell table:style-name="ce274" table:formula="of:=[.O179]*[.J179]" office:value-type="float" office:value="367.6" calcext:value-type="float">
            <text:p>367.60</text:p>
          </table:table-cell>
          <table:table-cell table:formula="of:=IF(MAX(0;([.N179]-[.O179]));MAX(0;([.N179]-[.O179]));&quot; &quot;)" office:value-type="float" office:value="50" calcext:value-type="float">
            <text:p>50</text:p>
          </table:table-cell>
          <table:table-cell table:style-name="ce135"/>
          <table:table-cell table:number-columns-repeated="2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HVDCDC Spoof</text:p>
          </table:table-cell>
          <table:table-cell table:style-name="ce147" office:value-type="string" calcext:value-type="string">
            <text:p>Digikey</text:p>
          </table:table-cell>
          <table:table-cell table:style-name="ce147" office:value-type="string" calcext:value-type="string">
            <text:p>RMCF1206FT8K25CT-ND</text:p>
          </table:table-cell>
          <table:table-cell table:style-name="ce135" office:value-type="string" calcext:value-type="string">
            <text:p>8K25</text:p>
          </table:table-cell>
          <table:table-cell table:style-name="ce135" table:number-columns-repeated="2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2" calcext:value-type="float">
            <text:p>2</text:p>
          </table:table-cell>
          <table:table-cell table:style-name="ce240" table:formula="of:=0.006" office:value-type="currency" office:currency="USD" office:value="0.006" calcext:value-type="currency">
            <text:p>$0.01</text:p>
          </table:table-cell>
          <table:table-cell table:style-name="ce240" table:formula="of:=[.J180]*[.H180]" office:value-type="currency" office:currency="USD" office:value="0" calcext:value-type="currency">
            <text:p>$0.00</text:p>
          </table:table-cell>
          <table:table-cell table:style-name="ce229" table:formula="of:=[.I180]*[.J180]" office:value-type="currency" office:currency="USD" office:value="0.012" calcext:value-type="currency">
            <text:p>$0.01</text:p>
          </table:table-cell>
          <table:table-cell table:style-name="ce240" table:formula="of:=[.K180]*[.M$2]" office:value-type="currency" office:currency="USD" office:value="0" calcext:value-type="currency">
            <text:p>$0.00</text:p>
          </table:table-cell>
          <table:table-cell table:style-name="ce136" table:formula="of:=[.H180]*[.$M$2]+[.I180]*[.$M$1]" office:value-type="float" office:value="100" calcext:value-type="float">
            <text:p>100</text:p>
          </table:table-cell>
          <table:table-cell table:style-name="ce135" office:value-type="float" office:value="1000" calcext:value-type="float">
            <text:p>1000</text:p>
          </table:table-cell>
          <table:table-cell table:style-name="ce274" table:formula="of:=[.O180]*[.J180]" office:value-type="float" office:value="6" calcext:value-type="float">
            <text:p>6.00</text:p>
          </table:table-cell>
          <table:table-cell table:formula="of:=IF(MAX(0;([.N180]-[.O180]));MAX(0;([.N180]-[.O180]));&quot; &quot;)" office:value-type="string" office:string-value=" " calcext:value-type="string">
            <text:p><text:s/></text:p>
          </table:table-cell>
          <table:table-cell table:style-name="ce135"/>
          <table:table-cell table:number-columns-repeated="2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HVDCDC Spoof</text:p>
          </table:table-cell>
          <table:table-cell table:style-name="ce147" office:value-type="string" calcext:value-type="string">
            <text:p>Digikey</text:p>
          </table:table-cell>
          <table:table-cell table:style-name="ce147" office:value-type="string" calcext:value-type="string">
            <text:p>RHM13.3KCJCT-ND</text:p>
          </table:table-cell>
          <table:table-cell table:style-name="ce135" office:value-type="string" calcext:value-type="string">
            <text:p>13K3</text:p>
          </table:table-cell>
          <table:table-cell table:style-name="ce135" table:number-columns-repeated="2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2" calcext:value-type="float">
            <text:p>2</text:p>
          </table:table-cell>
          <table:table-cell table:style-name="ce240" office:value-type="currency" office:currency="USD" office:value="0.0052" calcext:value-type="currency">
            <text:p>$0.01</text:p>
          </table:table-cell>
          <table:table-cell table:style-name="ce240" table:formula="of:=[.J181]*[.H181]" office:value-type="currency" office:currency="USD" office:value="0" calcext:value-type="currency">
            <text:p>$0.00</text:p>
          </table:table-cell>
          <table:table-cell table:style-name="ce229" table:formula="of:=[.I181]*[.J181]" office:value-type="currency" office:currency="USD" office:value="0.0104" calcext:value-type="currency">
            <text:p>$0.01</text:p>
          </table:table-cell>
          <table:table-cell table:style-name="ce240" table:formula="of:=[.K181]*[.M$2]" office:value-type="currency" office:currency="USD" office:value="0" calcext:value-type="currency">
            <text:p>$0.00</text:p>
          </table:table-cell>
          <table:table-cell table:style-name="ce136" table:formula="of:=[.H181]*[.$M$2]+[.I181]*[.$M$1]" office:value-type="float" office:value="100" calcext:value-type="float">
            <text:p>100</text:p>
          </table:table-cell>
          <table:table-cell table:style-name="ce135" office:value-type="float" office:value="1000" calcext:value-type="float">
            <text:p>1000</text:p>
          </table:table-cell>
          <table:table-cell table:style-name="ce274" table:formula="of:=[.O181]*[.J181]" office:value-type="float" office:value="5.2" calcext:value-type="float">
            <text:p>5.20</text:p>
          </table:table-cell>
          <table:table-cell table:formula="of:=IF(MAX(0;([.N181]-[.O181]));MAX(0;([.N181]-[.O181]));&quot; &quot;)" office:value-type="string" office:string-value=" " calcext:value-type="string">
            <text:p><text:s/></text:p>
          </table:table-cell>
          <table:table-cell table:style-name="ce135"/>
          <table:table-cell table:number-columns-repeated="2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2 conductor Cable 22AWG</text:p>
          </table:table-cell>
          <table:table-cell table:style-name="ce147" office:value-type="string" calcext:value-type="string">
            <text:p>Digikey</text:p>
          </table:table-cell>
          <table:table-cell table:style-name="ce147" office:value-type="string" calcext:value-type="string">
            <text:p>BEL1080-100-ND</text:p>
          </table:table-cell>
          <table:table-cell table:style-name="ce135" table:number-columns-repeated="3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2" calcext:value-type="float">
            <text:p>2</text:p>
          </table:table-cell>
          <table:table-cell table:style-name="ce240" table:formula="of:=48.31/100" office:value-type="currency" office:currency="USD" office:value="0.4831" calcext:value-type="currency">
            <text:p>$0.48</text:p>
          </table:table-cell>
          <table:table-cell table:style-name="ce240" table:formula="of:=[.J182]*[.H182]" office:value-type="currency" office:currency="USD" office:value="0" calcext:value-type="currency">
            <text:p>$0.00</text:p>
          </table:table-cell>
          <table:table-cell table:style-name="ce229" table:formula="of:=[.I182]*[.J182]" office:value-type="currency" office:currency="USD" office:value="0.9662" calcext:value-type="currency">
            <text:p>$0.97</text:p>
          </table:table-cell>
          <table:table-cell table:style-name="ce240" table:formula="of:=[.K182]*[.M$2]" office:value-type="currency" office:currency="USD" office:value="0" calcext:value-type="currency">
            <text:p>$0.00</text:p>
          </table:table-cell>
          <table:table-cell table:style-name="ce136" table:formula="of:=[.H182]*[.$M$2]+[.I182]*[.$M$1]" office:value-type="float" office:value="100" calcext:value-type="float">
            <text:p>100</text:p>
          </table:table-cell>
          <table:table-cell table:style-name="ce135" office:value-type="float" office:value="100" calcext:value-type="float">
            <text:p>100</text:p>
          </table:table-cell>
          <table:table-cell table:style-name="ce274" table:formula="of:=[.O182]*[.J182]" office:value-type="float" office:value="48.31" calcext:value-type="float">
            <text:p>48.31</text:p>
          </table:table-cell>
          <table:table-cell table:formula="of:=IF(MAX(0;([.N182]-[.O182]));MAX(0;([.N182]-[.O182]));&quot; &quot;)" office:value-type="string" office:string-value=" " calcext:value-type="string">
            <text:p><text:s/></text:p>
          </table:table-cell>
          <table:table-cell table:style-name="ce135"/>
          <table:table-cell table:number-columns-repeated="2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Blue Hookup Wire</text:p>
          </table:table-cell>
          <table:table-cell table:style-name="ce147" office:value-type="string" calcext:value-type="string">
            <text:p>Digikey</text:p>
          </table:table-cell>
          <table:table-cell table:style-name="ce147" office:value-type="string" calcext:value-type="string">
            <text:p>CN513L-100-ND</text:p>
          </table:table-cell>
          <table:table-cell table:style-name="ce135" table:number-columns-repeated="3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2" calcext:value-type="float">
            <text:p>2</text:p>
          </table:table-cell>
          <table:table-cell table:style-name="ce240" table:formula="of:=26.9/100" office:value-type="currency" office:currency="USD" office:value="0.269" calcext:value-type="currency">
            <text:p>$0.27</text:p>
          </table:table-cell>
          <table:table-cell table:style-name="ce240" table:formula="of:=[.J183]*[.H183]" office:value-type="currency" office:currency="USD" office:value="0" calcext:value-type="currency">
            <text:p>$0.00</text:p>
          </table:table-cell>
          <table:table-cell table:style-name="ce229" table:formula="of:=[.I183]*[.J183]" office:value-type="currency" office:currency="USD" office:value="0.538" calcext:value-type="currency">
            <text:p>$0.54</text:p>
          </table:table-cell>
          <table:table-cell table:style-name="ce240" table:formula="of:=[.K183]*[.M$2]" office:value-type="currency" office:currency="USD" office:value="0" calcext:value-type="currency">
            <text:p>$0.00</text:p>
          </table:table-cell>
          <table:table-cell table:style-name="ce136" table:formula="of:=[.H183]*[.$M$2]+[.I183]*[.$M$1]" office:value-type="float" office:value="100" calcext:value-type="float">
            <text:p>100</text:p>
          </table:table-cell>
          <table:table-cell table:style-name="ce135" office:value-type="float" office:value="100" calcext:value-type="float">
            <text:p>100</text:p>
          </table:table-cell>
          <table:table-cell table:style-name="ce274" table:formula="of:=[.O183]*[.J183]" office:value-type="float" office:value="26.9" calcext:value-type="float">
            <text:p>26.90</text:p>
          </table:table-cell>
          <table:table-cell table:formula="of:=IF(MAX(0;([.N183]-[.O183]));MAX(0;([.N183]-[.O183]));&quot; &quot;)" office:value-type="string" office:string-value=" " calcext:value-type="string">
            <text:p><text:s/></text:p>
          </table:table-cell>
          <table:table-cell table:style-name="ce135"/>
          <table:table-cell table:number-columns-repeated="2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IMA harness spiral wrap</text:p>
          </table:table-cell>
          <table:table-cell table:style-name="ce147" office:value-type="string" calcext:value-type="string">
            <text:p>Amazon</text:p>
          </table:table-cell>
          <table:table-cell table:style-name="ce147"/>
          <table:table-cell table:style-name="ce135" table:number-columns-repeated="5"/>
          <table:table-cell table:style-name="ce240"/>
          <table:table-cell table:style-name="ce240" table:formula="of:=[.J184]*[.H184]" office:value-type="currency" office:currency="USD" office:value="0" calcext:value-type="currency">
            <text:p>$0.00</text:p>
          </table:table-cell>
          <table:table-cell table:style-name="ce229" table:formula="of:=[.I184]*[.J184]" office:value-type="currency" office:currency="USD" office:value="0" calcext:value-type="currency">
            <text:p>$0.00</text:p>
          </table:table-cell>
          <table:table-cell table:style-name="ce240" table:formula="of:=[.K184]*[.M$2]" office:value-type="currency" office:currency="USD" office:value="0" calcext:value-type="currency">
            <text:p>$0.00</text:p>
          </table:table-cell>
          <table:table-cell table:style-name="ce136" table:formula="of:=[.H184]*[.$M$2]+[.I184]*[.$M$1]" office:value-type="float" office:value="0" calcext:value-type="float">
            <text:p>0</text:p>
          </table:table-cell>
          <table:table-cell table:style-name="ce135"/>
          <table:table-cell table:style-name="ce274" table:formula="of:=[.O184]*[.J184]" office:value-type="float" office:value="0" calcext:value-type="float">
            <text:p>0.00</text:p>
          </table:table-cell>
          <table:table-cell table:formula="of:=IF(MAX(0;([.N184]-[.O184]));MAX(0;([.N184]-[.O184]));&quot; &quot;)" office:value-type="string" office:string-value=" " calcext:value-type="string">
            <text:p><text:s/></text:p>
          </table:table-cell>
          <table:table-cell table:style-name="ce135"/>
          <table:table-cell table:number-columns-repeated="2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IMA top cover felt</text:p>
          </table:table-cell>
          <table:table-cell table:style-name="ce147" office:value-type="string" calcext:value-type="string">
            <text:p>Amazon</text:p>
          </table:table-cell>
          <table:table-cell table:style-name="ce147" office:value-type="string" calcext:value-type="string">
            <text:p>2"x0.04x14.7 feet</text:p>
          </table:table-cell>
          <table:table-cell table:style-name="ce135" table:number-columns-repeated="3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4" calcext:value-type="float">
            <text:p>4</text:p>
          </table:table-cell>
          <table:table-cell table:style-name="ce240" table:formula="of:=6.99/14.7" office:value-type="currency" office:currency="USD" office:value="0.475510204081633" calcext:value-type="currency">
            <text:p>$0.48</text:p>
          </table:table-cell>
          <table:table-cell table:style-name="ce240" table:formula="of:=[.J185]*[.H185]" office:value-type="currency" office:currency="USD" office:value="0" calcext:value-type="currency">
            <text:p>$0.00</text:p>
          </table:table-cell>
          <table:table-cell table:style-name="ce229" table:formula="of:=[.I185]*[.J185]" office:value-type="currency" office:currency="USD" office:value="1.90204081632653" calcext:value-type="currency">
            <text:p>$1.90</text:p>
          </table:table-cell>
          <table:table-cell table:style-name="ce240" table:formula="of:=[.K185]*[.M$2]" office:value-type="currency" office:currency="USD" office:value="0" calcext:value-type="currency">
            <text:p>$0.00</text:p>
          </table:table-cell>
          <table:table-cell table:style-name="ce136" table:formula="of:=[.H185]*[.$M$2]+[.I185]*[.$M$1]" office:value-type="float" office:value="200" calcext:value-type="float">
            <text:p>200</text:p>
          </table:table-cell>
          <table:table-cell table:style-name="ce135" office:value-type="float" office:value="15" calcext:value-type="float">
            <text:p>15</text:p>
          </table:table-cell>
          <table:table-cell table:style-name="ce274" table:formula="of:=[.O185]*[.J185]" office:value-type="float" office:value="7.13265306122449" calcext:value-type="float">
            <text:p>7.13</text:p>
          </table:table-cell>
          <table:table-cell table:formula="of:=IF(MAX(0;([.N185]-[.O185]));MAX(0;([.N185]-[.O185]));&quot; &quot;)" office:value-type="float" office:value="185" calcext:value-type="float">
            <text:p>185</text:p>
          </table:table-cell>
          <table:table-cell table:style-name="ce135"/>
          <table:table-cell table:number-columns-repeated="2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IMA bottom felt</text:p>
          </table:table-cell>
          <table:table-cell table:style-name="ce147" office:value-type="string" calcext:value-type="string">
            <text:p>Amazon</text:p>
          </table:table-cell>
          <table:table-cell table:style-name="ce147" office:value-type="string" calcext:value-type="string">
            <text:p>1" round 2mm</text:p>
          </table:table-cell>
          <table:table-cell table:style-name="ce135" table:number-columns-repeated="4"/>
          <table:table-cell table:style-name="ce135" office:value-type="float" office:value="8" calcext:value-type="float">
            <text:p>8</text:p>
          </table:table-cell>
          <table:table-cell table:style-name="ce240" table:number-columns-repeated="2"/>
          <table:table-cell table:style-name="ce229"/>
          <table:table-cell table:style-name="ce240"/>
          <table:table-cell table:style-name="ce136"/>
          <table:table-cell table:style-name="ce135"/>
          <table:table-cell table:style-name="ce274"/>
          <table:table-cell/>
          <table:table-cell table:style-name="ce135"/>
          <table:table-cell table:number-columns-repeated="2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Round Felt Pads</text:p>
          </table:table-cell>
          <table:table-cell table:style-name="ce147" office:value-type="string" calcext:value-type="string">
            <text:p>Amazon</text:p>
          </table:table-cell>
          <table:table-cell table:style-name="ce147" office:value-type="string" calcext:value-type="string">
            <text:p>2"x.12"</text:p>
          </table:table-cell>
          <table:table-cell table:style-name="ce135" table:number-columns-repeated="3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4" calcext:value-type="float">
            <text:p>4</text:p>
          </table:table-cell>
          <table:table-cell table:style-name="ce240"/>
          <table:table-cell table:style-name="ce240" table:formula="of:=[.J187]*[.H187]" office:value-type="currency" office:currency="USD" office:value="0" calcext:value-type="currency">
            <text:p>$0.00</text:p>
          </table:table-cell>
          <table:table-cell table:style-name="ce229" table:formula="of:=[.I187]*[.J187]" office:value-type="currency" office:currency="USD" office:value="0" calcext:value-type="currency">
            <text:p>$0.00</text:p>
          </table:table-cell>
          <table:table-cell table:style-name="ce240" table:formula="of:=[.K187]*[.M$2]" office:value-type="currency" office:currency="USD" office:value="0" calcext:value-type="currency">
            <text:p>$0.00</text:p>
          </table:table-cell>
          <table:table-cell table:style-name="ce136" table:formula="of:=[.H187]*[.$M$2]+[.I187]*[.$M$1]" office:value-type="float" office:value="200" calcext:value-type="float">
            <text:p>200</text:p>
          </table:table-cell>
          <table:table-cell table:style-name="ce135" office:value-type="float" office:value="0" calcext:value-type="float">
            <text:p>0</text:p>
          </table:table-cell>
          <table:table-cell table:style-name="ce274" table:formula="of:=[.O187]*[.J187]" office:value-type="float" office:value="0" calcext:value-type="float">
            <text:p>0.00</text:p>
          </table:table-cell>
          <table:table-cell table:formula="of:=IF(MAX(0;([.N187]-[.O187]));MAX(0;([.N187]-[.O187]));&quot; &quot;)" office:value-type="float" office:value="200" calcext:value-type="float">
            <text:p>200</text:p>
          </table:table-cell>
          <table:table-cell table:style-name="ce135"/>
          <table:table-cell table:number-columns-repeated="2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Round Felt Pads</text:p>
          </table:table-cell>
          <table:table-cell table:style-name="ce147" office:value-type="string" calcext:value-type="string">
            <text:p>Amazon</text:p>
          </table:table-cell>
          <table:table-cell table:style-name="ce147" office:value-type="string" calcext:value-type="string">
            <text:p>2"x.04</text:p>
          </table:table-cell>
          <table:table-cell table:style-name="ce135" table:number-columns-repeated="3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5" calcext:value-type="float">
            <text:p>5</text:p>
          </table:table-cell>
          <table:table-cell table:style-name="ce240"/>
          <table:table-cell table:style-name="ce240" table:formula="of:=[.J188]*[.H188]" office:value-type="currency" office:currency="USD" office:value="0" calcext:value-type="currency">
            <text:p>$0.00</text:p>
          </table:table-cell>
          <table:table-cell table:style-name="ce229" table:formula="of:=[.I188]*[.J188]" office:value-type="currency" office:currency="USD" office:value="0" calcext:value-type="currency">
            <text:p>$0.00</text:p>
          </table:table-cell>
          <table:table-cell table:style-name="ce240" table:formula="of:=[.K188]*[.M$2]" office:value-type="currency" office:currency="USD" office:value="0" calcext:value-type="currency">
            <text:p>$0.00</text:p>
          </table:table-cell>
          <table:table-cell table:style-name="ce136" table:formula="of:=[.H188]*[.$M$2]+[.I188]*[.$M$1]" office:value-type="float" office:value="250" calcext:value-type="float">
            <text:p>250</text:p>
          </table:table-cell>
          <table:table-cell table:style-name="ce135" office:value-type="float" office:value="0" calcext:value-type="float">
            <text:p>0</text:p>
          </table:table-cell>
          <table:table-cell table:style-name="ce274" table:formula="of:=[.O188]*[.J188]" office:value-type="float" office:value="0" calcext:value-type="float">
            <text:p>0.00</text:p>
          </table:table-cell>
          <table:table-cell table:formula="of:=IF(MAX(0;([.N188]-[.O188]));MAX(0;([.N188]-[.O188]));&quot; &quot;)" office:value-type="float" office:value="250" calcext:value-type="float">
            <text:p>250</text:p>
          </table:table-cell>
          <table:table-cell table:style-name="ce135"/>
          <table:table-cell table:number-columns-repeated="2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Battery PCB</text:p>
          </table:table-cell>
          <table:table-cell table:style-name="ce147" office:value-type="string" calcext:value-type="string">
            <text:p>JLCPCB</text:p>
          </table:table-cell>
          <table:table-cell table:style-name="ce147"/>
          <table:table-cell table:style-name="ce135" table:number-columns-repeated="3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5" calcext:value-type="float">
            <text:p>5</text:p>
          </table:table-cell>
          <table:table-cell table:style-name="ce240" table:formula="of:=585.36/250" office:value-type="currency" office:currency="USD" office:value="2.34144" calcext:value-type="currency">
            <text:p>$2.34</text:p>
          </table:table-cell>
          <table:table-cell table:style-name="ce240" table:formula="of:=[.J189]*[.H189]" office:value-type="currency" office:currency="USD" office:value="0" calcext:value-type="currency">
            <text:p>$0.00</text:p>
          </table:table-cell>
          <table:table-cell table:style-name="ce229" table:formula="of:=[.I189]*[.J189]" office:value-type="currency" office:currency="USD" office:value="11.7072" calcext:value-type="currency">
            <text:p>$11.71</text:p>
          </table:table-cell>
          <table:table-cell table:style-name="ce240" table:formula="of:=[.K189]*[.M$2]" office:value-type="currency" office:currency="USD" office:value="0" calcext:value-type="currency">
            <text:p>$0.00</text:p>
          </table:table-cell>
          <table:table-cell table:style-name="ce136" table:formula="of:=[.H189]*[.$M$2]+[.I189]*[.$M$1]" office:value-type="float" office:value="250" calcext:value-type="float">
            <text:p>250</text:p>
          </table:table-cell>
          <table:table-cell table:style-name="ce135" office:value-type="float" office:value="250" calcext:value-type="float">
            <text:p>250</text:p>
          </table:table-cell>
          <table:table-cell table:style-name="ce274" table:formula="of:=[.O189]*[.J189]" office:value-type="float" office:value="585.36" calcext:value-type="float">
            <text:p>585.36</text:p>
          </table:table-cell>
          <table:table-cell table:formula="of:=IF(MAX(0;([.N189]-[.O189]));MAX(0;([.N189]-[.O189]));&quot; &quot;)" office:value-type="string" office:string-value=" " calcext:value-type="string">
            <text:p><text:s/></text:p>
          </table:table-cell>
          <table:table-cell table:style-name="ce135"/>
          <table:table-cell table:number-columns-repeated="2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FoMoCo Tray</text:p>
          </table:table-cell>
          <table:table-cell table:style-name="ce147" office:value-type="string" calcext:value-type="string">
            <text:p>EVS</text:p>
          </table:table-cell>
          <table:table-cell table:style-name="ce147" office:value-type="string" calcext:value-type="string">
            <text:p>LIBCM-003</text:p>
          </table:table-cell>
          <table:table-cell table:style-name="ce135" table:number-columns-repeated="3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240" office:value-type="currency" office:currency="USD" office:value="39.95" calcext:value-type="currency">
            <text:p>$39.95</text:p>
          </table:table-cell>
          <table:table-cell table:style-name="ce240" table:formula="of:=[.J190]*[.H190]" office:value-type="currency" office:currency="USD" office:value="0" calcext:value-type="currency">
            <text:p>$0.00</text:p>
          </table:table-cell>
          <table:table-cell table:style-name="ce229" table:formula="of:=[.I190]*[.J190]" office:value-type="currency" office:currency="USD" office:value="39.95" calcext:value-type="currency">
            <text:p>$39.95</text:p>
          </table:table-cell>
          <table:table-cell table:style-name="ce240" table:formula="of:=[.K190]*[.M$2]" office:value-type="currency" office:currency="USD" office:value="0" calcext:value-type="currency">
            <text:p>$0.00</text:p>
          </table:table-cell>
          <table:table-cell table:style-name="ce136" table:formula="of:=[.H190]*[.$M$2]+[.I190]*[.$M$1]" office:value-type="float" office:value="50" calcext:value-type="float">
            <text:p>50</text:p>
          </table:table-cell>
          <table:table-cell table:style-name="ce135" office:value-type="float" office:value="51" calcext:value-type="float">
            <text:p>51</text:p>
          </table:table-cell>
          <table:table-cell table:style-name="ce274" table:formula="of:=[.O190]*[.J190]" office:value-type="float" office:value="2037.45" calcext:value-type="float">
            <text:p>2037.45</text:p>
          </table:table-cell>
          <table:table-cell table:formula="of:=IF(MAX(0;([.N190]-[.O190]));MAX(0;([.N190]-[.O190]));&quot; &quot;)" office:value-type="string" office:string-value=" " calcext:value-type="string">
            <text:p><text:s/></text:p>
          </table:table-cell>
          <table:table-cell table:style-name="ce135"/>
          <table:table-cell table:number-columns-repeated="2"/>
          <table:table-cell table:style-name="ce135" table:number-columns-repeated="44"/>
          <table:table-cell table:number-columns-repeated="960"/>
        </table:table-row>
        <table:table-row table:style-name="ro6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Al ¼" Spacer 1"OAL</text:p>
          </table:table-cell>
          <table:table-cell table:style-name="ce147" office:value-type="string" calcext:value-type="string">
            <text:p>AluminumSpacers.com</text:p>
            <text:p>Amazon</text:p>
          </table:table-cell>
          <table:table-cell table:style-name="ce147" office:value-type="string" calcext:value-type="string">
            <text:p><text:span text:style-name="T6">501614RSA (Amazon)</text:span></text:p>
            <text:p><text:span text:style-name="T6">AS50-14-64</text:span></text:p>
          </table:table-cell>
          <table:table-cell table:style-name="ce135" table:number-columns-repeated="3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8" calcext:value-type="float">
            <text:p>8</text:p>
          </table:table-cell>
          <table:table-cell table:style-name="ce240" office:value-type="currency" office:currency="USD" office:value="0.36" calcext:value-type="currency">
            <text:p>$0.36</text:p>
          </table:table-cell>
          <table:table-cell table:style-name="ce240" table:formula="of:=[.J191]*[.H191]" office:value-type="currency" office:currency="USD" office:value="0" calcext:value-type="currency">
            <text:p>$0.00</text:p>
          </table:table-cell>
          <table:table-cell table:style-name="ce229" table:formula="of:=[.I191]*[.J191]" office:value-type="currency" office:currency="USD" office:value="2.88" calcext:value-type="currency">
            <text:p>$2.88</text:p>
          </table:table-cell>
          <table:table-cell table:style-name="ce240" table:formula="of:=[.K191]*[.M$2]" office:value-type="currency" office:currency="USD" office:value="0" calcext:value-type="currency">
            <text:p>$0.00</text:p>
          </table:table-cell>
          <table:table-cell table:style-name="ce136" table:formula="of:=[.H191]*[.$M$2]+[.I191]*[.$M$1]" office:value-type="float" office:value="400" calcext:value-type="float">
            <text:p>400</text:p>
          </table:table-cell>
          <table:table-cell table:style-name="ce135" office:value-type="float" office:value="535" calcext:value-type="float">
            <text:p>535</text:p>
          </table:table-cell>
          <table:table-cell table:style-name="ce274" table:formula="of:=[.O191]*[.J191]" office:value-type="float" office:value="192.6" calcext:value-type="float">
            <text:p>192.60</text:p>
          </table:table-cell>
          <table:table-cell table:formula="of:=IF(MAX(0;([.N191]-[.O191]));MAX(0;([.N191]-[.O191]));&quot; &quot;)" office:value-type="string" office:string-value=" " calcext:value-type="string">
            <text:p><text:s/></text:p>
          </table:table-cell>
          <table:table-cell table:style-name="ce135"/>
          <table:table-cell table:number-columns-repeated="2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M8x16 bolt - Tray</text:p>
          </table:table-cell>
          <table:table-cell table:style-name="ce147" office:value-type="string" calcext:value-type="string">
            <text:p>Amazon</text:p>
          </table:table-cell>
          <table:table-cell table:style-name="ce147" office:value-type="string" calcext:value-type="string">
            <text:p>DIN6921 M8x16</text:p>
          </table:table-cell>
          <table:table-cell table:style-name="ce135" table:number-columns-repeated="3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4" calcext:value-type="float">
            <text:p>4</text:p>
          </table:table-cell>
          <table:table-cell table:style-name="ce240" table:formula="of:=11.49/25" office:value-type="currency" office:currency="USD" office:value="0.4596" calcext:value-type="currency">
            <text:p>$0.46</text:p>
          </table:table-cell>
          <table:table-cell table:style-name="ce240" table:formula="of:=[.J192]*[.H192]" office:value-type="currency" office:currency="USD" office:value="0" calcext:value-type="currency">
            <text:p>$0.00</text:p>
          </table:table-cell>
          <table:table-cell table:style-name="ce229" table:formula="of:=[.I192]*[.J192]" office:value-type="currency" office:currency="USD" office:value="1.8384" calcext:value-type="currency">
            <text:p>$1.84</text:p>
          </table:table-cell>
          <table:table-cell table:style-name="ce240" table:formula="of:=[.K192]*[.M$2]" office:value-type="currency" office:currency="USD" office:value="0" calcext:value-type="currency">
            <text:p>$0.00</text:p>
          </table:table-cell>
          <table:table-cell table:style-name="ce136" table:formula="of:=[.H192]*[.$M$2]+[.I192]*[.$M$1]" office:value-type="float" office:value="200" calcext:value-type="float">
            <text:p>200</text:p>
          </table:table-cell>
          <table:table-cell table:style-name="ce135" office:value-type="float" office:value="125" calcext:value-type="float">
            <text:p>125</text:p>
          </table:table-cell>
          <table:table-cell table:style-name="ce274" table:formula="of:=[.O192]*[.J192]" office:value-type="float" office:value="57.45" calcext:value-type="float">
            <text:p>57.45</text:p>
          </table:table-cell>
          <table:table-cell table:formula="of:=IF(MAX(0;([.N192]-[.O192]));MAX(0;([.N192]-[.O192]));&quot; &quot;)" office:value-type="float" office:value="75" calcext:value-type="float">
            <text:p>75</text:p>
          </table:table-cell>
          <table:table-cell table:style-name="ce135" office:value-type="float" office:value="100" calcext:value-type="float">
            <text:p>100</text:p>
          </table:table-cell>
          <table:table-cell table:number-columns-repeated="2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42" office:value-type="string" calcext:value-type="string">
            <text:p>FoMoCo</text:p>
          </table:table-cell>
          <table:table-cell table:style-name="ce145" office:value-type="string" calcext:value-type="string">
            <text:p>M6x40 bolt - MCM</text:p>
          </table:table-cell>
          <table:table-cell table:style-name="ce198" office:value-type="string" calcext:value-type="string">
            <text:p>Amazon</text:p>
          </table:table-cell>
          <table:table-cell table:style-name="ce198" office:value-type="string" calcext:value-type="string">
            <text:p>DIN6921 M6x40</text:p>
          </table:table-cell>
          <table:table-cell table:style-name="ce145" table:number-columns-repeated="3"/>
          <table:table-cell table:number-columns-repeated="2" table:style-name="ce145" office:value-type="float" office:value="0" calcext:value-type="float">
            <text:p>0</text:p>
          </table:table-cell>
          <table:table-cell table:style-name="ce252" table:formula="of:=10.99/20" office:value-type="currency" office:currency="USD" office:value="0.5495" calcext:value-type="currency">
            <text:p>$0.55</text:p>
          </table:table-cell>
          <table:table-cell table:style-name="ce252" table:formula="of:=[.J193]*[.H193]" office:value-type="currency" office:currency="USD" office:value="0" calcext:value-type="currency">
            <text:p>$0.00</text:p>
          </table:table-cell>
          <table:table-cell table:style-name="ce265" table:formula="of:=[.I193]*[.J193]" office:value-type="currency" office:currency="USD" office:value="0" calcext:value-type="currency">
            <text:p>$0.00</text:p>
          </table:table-cell>
          <table:table-cell table:style-name="ce252" table:formula="of:=[.K193]*[.M$2]" office:value-type="currency" office:currency="USD" office:value="0" calcext:value-type="currency">
            <text:p>$0.00</text:p>
          </table:table-cell>
          <table:table-cell table:style-name="ce272" table:formula="of:=[.H193]*[.$M$2]+[.I193]*[.$M$1]" office:value-type="float" office:value="0" calcext:value-type="float">
            <text:p>0</text:p>
          </table:table-cell>
          <table:table-cell table:style-name="ce145" office:value-type="float" office:value="100" calcext:value-type="float">
            <text:p>100</text:p>
          </table:table-cell>
          <table:table-cell table:style-name="ce321" table:formula="of:=[.O193]*[.J193]" office:value-type="float" office:value="54.95" calcext:value-type="float">
            <text:p>54.95</text:p>
          </table:table-cell>
          <table:table-cell table:style-name="ce272" table:formula="of:=IF(MAX(0;([.N193]-[.O193]));MAX(0;([.N193]-[.O193]));&quot; &quot;)" office:value-type="string" office:string-value=" " calcext:value-type="string">
            <text:p><text:s/></text:p>
          </table:table-cell>
          <table:table-cell table:style-name="ce145" table:number-columns-repeated="2"/>
          <table:table-cell table:style-name="ce142"/>
          <table:table-cell table:style-name="ce145" table:number-columns-repeated="1004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table:style-name="ce135" office:value-type="string" calcext:value-type="string">
            <text:p>¼"-20 x 1.25" threaded Hex standoff</text:p>
          </table:table-cell>
          <table:table-cell table:style-name="ce147" office:value-type="string" calcext:value-type="string">
            <text:p>Digikey</text:p>
          </table:table-cell>
          <table:table-cell table:style-name="ce147" office:value-type="string" calcext:value-type="string">
            <text:p>2317-2520-S-12</text:p>
          </table:table-cell>
          <table:table-cell table:style-name="ce135" table:number-columns-repeated="3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8" calcext:value-type="float">
            <text:p>8</text:p>
          </table:table-cell>
          <table:table-cell table:style-name="ce240" office:value-type="currency" office:currency="USD" office:value="1.73" calcext:value-type="currency">
            <text:p>$1.73</text:p>
          </table:table-cell>
          <table:table-cell table:style-name="ce240" table:formula="of:=[.J194]*[.H194]" office:value-type="currency" office:currency="USD" office:value="0" calcext:value-type="currency">
            <text:p>$0.00</text:p>
          </table:table-cell>
          <table:table-cell table:style-name="ce229" table:formula="of:=[.I194]*[.J194]" office:value-type="currency" office:currency="USD" office:value="13.84" calcext:value-type="currency">
            <text:p>$13.84</text:p>
          </table:table-cell>
          <table:table-cell table:style-name="ce240" table:formula="of:=[.K194]*[.M$2]" office:value-type="currency" office:currency="USD" office:value="0" calcext:value-type="currency">
            <text:p>$0.00</text:p>
          </table:table-cell>
          <table:table-cell table:style-name="ce136" table:formula="of:=[.H194]*[.$M$2]+[.I194]*[.$M$1]" office:value-type="float" office:value="400" calcext:value-type="float">
            <text:p>400</text:p>
          </table:table-cell>
          <table:table-cell table:style-name="ce135" table:formula="of:=180+250" office:value-type="float" office:value="430" calcext:value-type="float">
            <text:p>430</text:p>
          </table:table-cell>
          <table:table-cell table:style-name="ce274" table:formula="of:=[.O194]*[.J194]" office:value-type="float" office:value="743.9" calcext:value-type="float">
            <text:p>743.90</text:p>
          </table:table-cell>
          <table:table-cell table:formula="of:=IF(MAX(0;([.N194]-[.O194]));MAX(0;([.N194]-[.O194]));&quot; &quot;)" office:value-type="string" office:string-value=" " calcext:value-type="string">
            <text:p><text:s/></text:p>
          </table:table-cell>
          <table:table-cell table:style-name="ce135"/>
          <table:table-cell table:number-columns-repeated="2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FoMoCo</text:p>
          </table:table-cell>
          <table:table-cell office:value-type="string" calcext:value-type="string">
            <text:p>Grid Charger Tray</text:p>
          </table:table-cell>
          <table:table-cell table:style-name="ce147" office:value-type="string" calcext:value-type="string">
            <text:p>Amazon</text:p>
          </table:table-cell>
          <table:table-cell table:style-name="ce135" office:value-type="string" calcext:value-type="string">
            <text:p>M4x12 countersunk DIN7991</text:p>
          </table:table-cell>
          <table:table-cell table:style-name="ce135" table:number-columns-repeated="3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4" calcext:value-type="float">
            <text:p>4</text:p>
          </table:table-cell>
          <table:table-cell table:style-name="ce240" table:formula="of:=9.49/100" office:value-type="currency" office:currency="USD" office:value="0.0949" calcext:value-type="currency">
            <text:p>$0.09</text:p>
          </table:table-cell>
          <table:table-cell table:style-name="ce240" table:formula="of:=[.J195]*[.H195]" office:value-type="currency" office:currency="USD" office:value="0" calcext:value-type="currency">
            <text:p>$0.00</text:p>
          </table:table-cell>
          <table:table-cell table:style-name="ce229" table:formula="of:=[.I195]*[.J195]" office:value-type="currency" office:currency="USD" office:value="0.3796" calcext:value-type="currency">
            <text:p>$0.38</text:p>
          </table:table-cell>
          <table:table-cell table:style-name="ce240" table:formula="of:=[.K195]*[.M$2]" office:value-type="currency" office:currency="USD" office:value="0" calcext:value-type="currency">
            <text:p>$0.00</text:p>
          </table:table-cell>
          <table:table-cell table:style-name="ce136" table:formula="of:=[.H195]*[.$M$2]+[.I195]*[.$M$1]" office:value-type="float" office:value="200" calcext:value-type="float">
            <text:p>200</text:p>
          </table:table-cell>
          <table:table-cell table:style-name="ce135" office:value-type="float" office:value="100" calcext:value-type="float">
            <text:p>100</text:p>
          </table:table-cell>
          <table:table-cell table:style-name="ce274" table:formula="of:=[.O195]*[.J195]" office:value-type="float" office:value="9.49" calcext:value-type="float">
            <text:p>9.49</text:p>
          </table:table-cell>
          <table:table-cell table:formula="of:=IF(MAX(0;([.N195]-[.O195]));MAX(0;([.N195]-[.O195]));&quot; &quot;)" office:value-type="float" office:value="100" calcext:value-type="float">
            <text:p>100</text:p>
          </table:table-cell>
          <table:table-cell table:style-name="ce135" office:value-type="float" office:value="100" calcext:value-type="float">
            <text:p>100</text:p>
          </table:table-cell>
          <table:table-cell table:number-columns-repeated="2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26" office:value-type="string" calcext:value-type="string">
            <text:p>Hardware</text:p>
          </table:table-cell>
          <table:table-cell table:style-name="ce135" office:value-type="string" calcext:value-type="string">
            <text:p>Zip tie - 8"</text:p>
          </table:table-cell>
          <table:table-cell table:style-name="ce147" office:value-type="string" calcext:value-type="string">
            <text:p>Home Depot</text:p>
          </table:table-cell>
          <table:table-cell table:style-name="ce135"/>
          <table:table-cell table:style-name="ce147"/>
          <table:table-cell table:style-name="ce135" table:number-columns-repeated="2"/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2" calcext:value-type="float">
            <text:p>2</text:p>
          </table:table-cell>
          <table:table-cell table:style-name="ce240" office:value-type="currency" office:currency="USD" office:value="0.02" calcext:value-type="currency">
            <office:annotation draw:style-name="gr2" draw:text-style-name="P2" svg:width="1.1413in" svg:height="0.7083in" svg:x="8.4945in" svg:y="45.7008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240" table:formula="of:=[.J196]*[.H196]" office:value-type="currency" office:currency="USD" office:value="0.1" calcext:value-type="currency">
            <text:p>$0.10</text:p>
          </table:table-cell>
          <table:table-cell table:style-name="ce229" table:formula="of:=[.I196]*[.J196]" office:value-type="currency" office:currency="USD" office:value="0.04" calcext:value-type="currency">
            <text:p>$0.04</text:p>
          </table:table-cell>
          <table:table-cell table:style-name="ce240" table:formula="of:=[.K196]*[.M$2]" office:value-type="currency" office:currency="USD" office:value="20" calcext:value-type="currency">
            <text:p>$20.00</text:p>
          </table:table-cell>
          <table:table-cell table:style-name="ce136" table:formula="of:=[.H196]*[.$M$2]+[.I196]*[.$M$1]" office:value-type="float" office:value="1100" calcext:value-type="float">
            <text:p>1100</text:p>
          </table:table-cell>
          <table:table-cell table:style-name="ce135" office:value-type="float" office:value="1000" calcext:value-type="float">
            <text:p>1000</text:p>
          </table:table-cell>
          <table:table-cell table:style-name="ce274" table:formula="of:=[.O196]*[.J196]" office:value-type="float" office:value="20" calcext:value-type="float">
            <text:p>20.00</text:p>
          </table:table-cell>
          <table:table-cell table:formula="of:=IF(MAX(0;([.N196]-[.O196]));MAX(0;([.N196]-[.O196]));&quot; &quot;)" office:value-type="float" office:value="100" calcext:value-type="float">
            <text:p>100</text:p>
          </table:table-cell>
          <table:table-cell table:style-name="ce135" office:value-type="string" calcext:value-type="string">
            <text:p>-</text:p>
          </table:table-cell>
          <table:table-cell/>
          <table:table-cell table:style-name="ce126"/>
          <table:table-cell table:style-name="ce135" table:number-columns-repeated="44"/>
          <table:table-cell table:number-columns-repeated="960"/>
        </table:table-row>
        <table:table-row table:style-name="ro3">
          <table:table-cell table:style-name="ce132"/>
          <table:table-cell table:style-name="ce130"/>
          <table:table-cell table:style-name="ce193"/>
          <table:table-cell table:style-name="ce130"/>
          <table:table-cell table:style-name="ce193"/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5">
          <table:table-cell table:style-name="ce132"/>
          <table:table-cell table:style-name="ce130"/>
          <table:table-cell table:style-name="ce193"/>
          <table:table-cell table:style-name="ce130"/>
          <table:table-cell table:style-name="ce193"/>
          <table:table-cell table:style-name="ce130" table:number-columns-repeated="4"/>
          <table:table-cell table:style-name="ce238" office:value-type="string" calcext:value-type="string">
            <text:p>Subtotal</text:p>
            <text:p>To This</text:p>
            <text:p>Line</text:p>
          </table:table-cell>
          <table:table-cell table:style-name="ce239" table:formula="of:=SUM([.K78:.K196])+[.K75]" office:value-type="currency" office:currency="USD" office:value="427.628431629484" calcext:value-type="currency">
            <text:p>$427.63</text:p>
          </table:table-cell>
          <table:table-cell table:style-name="ce239" table:formula="of:=SUM([.L78:.L196])+[.L75]" office:value-type="currency" office:currency="USD" office:value="688.533790816327" calcext:value-type="currency">
            <text:p>$688.53</text:p>
          </table:table-cell>
          <table:table-cell table:style-name="ce254" table:formula="of:=SUM([.M78:.M196])+[.M75]" office:value-type="currency" office:currency="USD" office:value="85525.6863258968" calcext:value-type="currency">
            <text:p>$85,526</text:p>
          </table:table-cell>
          <table:table-cell table:style-name="ce130" table:number-columns-repeated="2"/>
          <table:table-cell table:style-name="ce322" table:formula="of:=SUM([.P78:.P196])+[.P75]" office:value-type="currency" office:currency="USD" office:value="106027.225953061" calcext:value-type="currency">
            <text:p>$106,027</text:p>
          </table:table-cell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2"/>
          <table:table-cell table:style-name="ce130"/>
          <table:table-cell table:style-name="ce193"/>
          <table:table-cell table:style-name="ce130"/>
          <table:table-cell table:style-name="ce193"/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9"/>
          <table:table-cell table:style-name="ce239"/>
          <table:table-cell table:style-name="ce130" table:number-columns-repeated="5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6">
          <table:table-cell table:style-name="ce130" table:number-columns-repeated="2"/>
          <table:table-cell table:style-name="ce193"/>
          <table:table-cell table:style-name="ce208" office:value-type="string" calcext:value-type="string">
            <text:p>One-time costs NRE</text:p>
          </table:table-cell>
          <table:table-cell table:style-name="ce130" table:number-columns-repeated="5"/>
          <table:table-cell table:style-name="Default"/>
          <table:table-cell table:style-name="ce238" office:value-type="string" calcext:value-type="string">
            <text:p>$/EHW5</text:p>
            <text:p>LiBCM:</text:p>
          </table:table-cell>
          <table:table-cell table:style-name="ce238" office:value-type="string" calcext:value-type="string">
            <text:p>$/FoMoCo</text:p>
            <text:p>LiBCM:</text:p>
          </table:table-cell>
          <table:table-cell table:style-name="ce130" table:number-columns-repeated="3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2"/>
          <table:table-cell table:style-name="ce193"/>
          <table:table-cell table:style-name="ce130" office:value-type="string" calcext:value-type="string">
            <text:p>Description</text:p>
          </table:table-cell>
          <table:table-cell table:style-name="ce193" office:value-type="string" calcext:value-type="string">
            <text:p>Amount</text:p>
          </table:table-cell>
          <table:table-cell table:style-name="ce130" table:number-columns-repeated="4"/>
          <table:table-cell table:style-name="ce239" office:value-type="string" calcext:value-type="string">
            <text:p>BOM</text:p>
          </table:table-cell>
          <table:table-cell table:style-name="ce239" table:formula="of:=[.K198]" office:value-type="currency" office:currency="USD" office:value="427.628431629484" calcext:value-type="currency">
            <text:p>$427.63</text:p>
          </table:table-cell>
          <table:table-cell table:style-name="ce239" table:formula="of:=[.L198]" office:value-type="currency" office:currency="USD" office:value="688.533790816327" calcext:value-type="currency">
            <text:p>$688.53</text:p>
          </table:table-cell>
          <table:table-cell table:style-name="ce239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6">
          <table:table-cell table:style-name="ce130" table:number-columns-repeated="2"/>
          <table:table-cell table:style-name="ce193"/>
          <table:table-cell table:style-name="ce130" office:value-type="string" calcext:value-type="string">
            <text:p>Digikey HVDCDC Noise Parts</text:p>
          </table:table-cell>
          <table:table-cell table:style-name="ce215" office:value-type="currency" office:currency="USD" office:value="28.24" calcext:value-type="currency">
            <text:p>$28.24</text:p>
          </table:table-cell>
          <table:table-cell table:style-name="ce130" table:number-columns-repeated="4"/>
          <table:table-cell table:style-name="ce239" office:value-type="string" calcext:value-type="string">
            <text:p>BOM</text:p>
            <text:p>(Overhead)</text:p>
          </table:table-cell>
          <table:table-cell table:style-name="ce239" table:formula="of:=[.K202]*(0.0925+0.05)" office:value-type="currency" office:currency="USD" office:value="60.9370515072015" calcext:value-type="currency">
            <text:p>$60.94</text:p>
          </table:table-cell>
          <table:table-cell table:style-name="ce239" table:formula="of:=[.L202]*(0.0925+0.05)" office:value-type="currency" office:currency="USD" office:value="98.1160651913265" calcext:value-type="currency">
            <text:p>$98.12</text:p>
          </table:table-cell>
          <table:table-cell table:style-name="ce130" office:value-type="string" calcext:value-type="string">
            <text:p>Assumes 5% failure rate</text:p>
          </table:table-cell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2"/>
          <table:table-cell table:style-name="ce193"/>
          <table:table-cell table:style-name="ce130" office:value-type="string" calcext:value-type="string">
            <text:p>Digikey Proto Fan</text:p>
          </table:table-cell>
          <table:table-cell table:style-name="ce215" table:formula="of:=3.89*1.0925" office:value-type="currency" office:currency="USD" office:value="4.249825" calcext:value-type="currency">
            <text:p>$4.25</text:p>
          </table:table-cell>
          <table:table-cell table:style-name="ce130" table:number-columns-repeated="4"/>
          <table:table-cell table:style-name="ce239"/>
          <table:table-cell table:style-name="ce130" table:number-columns-repeated="5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2"/>
          <table:table-cell table:style-name="ce193"/>
          <table:table-cell table:style-name="ce130" office:value-type="string" calcext:value-type="string">
            <text:p>grid charger</text:p>
          </table:table-cell>
          <table:table-cell table:style-name="ce215" table:formula="of:=86.37*1.0925" office:value-type="currency" office:currency="USD" office:value="94.359225" calcext:value-type="currency">
            <text:p>$94.36</text:p>
          </table:table-cell>
          <table:table-cell table:style-name="ce130" table:number-columns-repeated="4"/>
          <table:table-cell table:style-name="ce253" office:value-type="string" calcext:value-type="string">
            <text:p>NRE/unit</text:p>
          </table:table-cell>
          <table:table-cell table:style-name="ce239" table:formula="of:=[.E280]" office:value-type="currency" office:currency="USD" office:value="22.302855" calcext:value-type="currency">
            <text:p>$22.30</text:p>
          </table:table-cell>
          <table:table-cell table:style-name="ce239" table:formula="of:=[.E280]" office:value-type="currency" office:currency="USD" office:value="22.302855" calcext:value-type="currency">
            <text:p>$22.30</text:p>
          </table:table-cell>
          <table:table-cell table:style-name="ce130" table:number-columns-repeated="3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2"/>
          <table:table-cell table:style-name="ce193"/>
          <table:table-cell table:style-name="ce130" office:value-type="string" calcext:value-type="string">
            <text:p>2 nF capacitors</text:p>
          </table:table-cell>
          <table:table-cell table:style-name="ce215" table:formula="of:=21.24*1.0925" office:value-type="currency" office:currency="USD" office:value="23.2047" calcext:value-type="currency">
            <text:p>$23.20</text:p>
          </table:table-cell>
          <table:table-cell table:style-name="ce130" table:number-columns-repeated="2"/>
          <table:table-cell table:style-name="ce208" table:number-columns-repeated="2"/>
          <table:table-cell table:style-name="ce238" office:value-type="string" calcext:value-type="string">
            <text:p>Total COGs</text:p>
          </table:table-cell>
          <table:table-cell table:style-name="ce239" table:formula="of:=SUM([.K202:.K205])" office:value-type="currency" office:currency="USD" office:value="510.868338136685" calcext:value-type="currency">
            <text:p>$510.87</text:p>
          </table:table-cell>
          <table:table-cell table:style-name="ce239" table:formula="of:=SUM([.L202:.L205])" office:value-type="currency" office:currency="USD" office:value="808.952711007653" calcext:value-type="currency">
            <text:p>$808.95</text:p>
          </table:table-cell>
          <table:table-cell table:style-name="ce132" office:value-type="string" calcext:value-type="string">
            <text:p>Does not include my labor</text:p>
          </table:table-cell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2"/>
          <table:table-cell table:style-name="ce193"/>
          <table:table-cell table:style-name="ce130" office:value-type="string" calcext:value-type="string">
            <text:p>RevA PCB</text:p>
          </table:table-cell>
          <table:table-cell table:style-name="ce215" office:value-type="currency" office:currency="USD" office:value="201.56" calcext:value-type="currency">
            <text:p>$201.56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239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Crimping Tools</text:p>
          </table:table-cell>
          <table:table-cell table:style-name="ce215" office:value-type="currency" office:currency="USD" office:value="34.83" calcext:value-type="currency">
            <text:p>$34.83</text:p>
          </table:table-cell>
          <table:table-cell table:style-name="ce130" table:number-columns-repeated="4"/>
          <table:table-cell table:style-name="ce238" office:value-type="string" calcext:value-type="string">
            <text:p>Sale Price</text:p>
          </table:table-cell>
          <table:table-cell table:style-name="ce254" office:value-type="currency" office:currency="USD" office:value="1200" calcext:value-type="currency">
            <text:p>$1,200</text:p>
          </table:table-cell>
          <table:table-cell table:style-name="ce254" office:value-type="currency" office:currency="USD" office:value="1800" calcext:value-type="currency">
            <text:p>$1,800</text:p>
          </table:table-cell>
          <table:table-cell table:style-name="ce239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QTY4 IMA harnesses</text:p>
          </table:table-cell>
          <table:table-cell table:style-name="ce215" table:formula="of:=105+62.45" office:value-type="currency" office:currency="USD" office:value="167.45" calcext:value-type="currency">
            <text:p>$167.45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6">
          <table:table-cell table:style-name="ce130" table:number-columns-repeated="3"/>
          <table:table-cell table:style-name="ce130" office:value-type="string" calcext:value-type="string">
            <text:p>Arduino Mega</text:p>
          </table:table-cell>
          <table:table-cell table:style-name="ce215" office:value-type="currency" office:currency="USD" office:value="50" calcext:value-type="currency">
            <text:p>$50.00</text:p>
          </table:table-cell>
          <table:table-cell table:style-name="ce130" table:number-columns-repeated="4"/>
          <table:table-cell table:style-name="ce239" office:value-type="string" calcext:value-type="string">
            <text:p>Net profit</text:p>
            <text:p>per LiBCM</text:p>
          </table:table-cell>
          <table:table-cell table:style-name="ce239" table:formula="of:=[.K208]-[.K206]" office:value-type="currency" office:currency="USD" office:value="689.131661863315" calcext:value-type="currency">
            <text:p>$689.13</text:p>
          </table:table-cell>
          <table:table-cell table:style-name="ce239" table:formula="of:=[.L208]-[.L206]" office:value-type="currency" office:currency="USD" office:value="991.047288992347" calcext:value-type="currency">
            <text:p>$991.05</text:p>
          </table:table-cell>
          <table:table-cell table:style-name="ce132" office:value-type="string" calcext:value-type="string">
            <text:p>Does not include my R&amp;D or labor</text:p>
          </table:table-cell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6">
          <table:table-cell table:style-name="ce130" table:number-columns-repeated="3"/>
          <table:table-cell table:style-name="ce130" office:value-type="string" calcext:value-type="string">
            <text:p>Atmel Debugger</text:p>
          </table:table-cell>
          <table:table-cell table:style-name="ce215" office:value-type="currency" office:currency="USD" office:value="92.94" calcext:value-type="currency">
            <text:p>$92.94</text:p>
          </table:table-cell>
          <table:table-cell table:style-name="ce130" table:number-columns-repeated="4"/>
          <table:table-cell table:style-name="ce239" office:value-type="string" calcext:value-type="string">
            <text:p>#LiBCMs</text:p>
            <text:p>Sold (QTY)</text:p>
          </table:table-cell>
          <table:table-cell table:style-name="ce256" office:value-type="float" office:value="72" calcext:value-type="float">
            <text:p>72</text:p>
          </table:table-cell>
          <table:table-cell table:style-name="ce256" office:value-type="float" office:value="0" calcext:value-type="float">
            <text:p>0</text:p>
          </table:table-cell>
          <table:table-cell table:style-name="ce239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grid charger</text:p>
          </table:table-cell>
          <table:table-cell table:style-name="ce215" office:value-type="currency" office:currency="USD" office:value="140" calcext:value-type="currency">
            <text:p>$140.00</text:p>
          </table:table-cell>
          <table:table-cell table:style-name="ce130" table:number-columns-repeated="4"/>
          <table:table-cell table:style-name="Default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6">
          <table:table-cell table:style-name="ce130" table:number-columns-repeated="3"/>
          <table:table-cell table:style-name="ce130" office:value-type="string" calcext:value-type="string">
            <text:p>Junction Board</text:p>
          </table:table-cell>
          <table:table-cell table:style-name="ce215" office:value-type="currency" office:currency="USD" office:value="150" calcext:value-type="currency">
            <text:p>$150.00</text:p>
          </table:table-cell>
          <table:table-cell table:style-name="ce130" table:number-columns-repeated="4"/>
          <table:table-cell table:style-name="ce239" office:value-type="string" calcext:value-type="string">
            <text:p>Total Profit</text:p>
            <text:p>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54" table:formula="of:=-[.P198]+[.K208]*[.K211]+[.L211]*[.L208]" office:value-type="currency" office:currency="USD" office:value="-19627.2259530612" calcext:value-type="currency">
            <text:p>-$19,627</text:p>
          </table:table-cell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6">
          <table:table-cell table:style-name="ce130" table:number-columns-repeated="3"/>
          <table:table-cell table:style-name="ce130" office:value-type="string" calcext:value-type="string">
            <text:p>McMaster Battery Hardware</text:p>
          </table:table-cell>
          <table:table-cell table:style-name="ce215" office:value-type="currency" office:currency="USD" office:value="133.73" calcext:value-type="currency">
            <text:p>$133.73</text:p>
          </table:table-cell>
          <table:table-cell table:style-name="ce130" table:number-columns-repeated="4"/>
          <table:table-cell table:style-name="ce239" office:value-type="string" calcext:value-type="string">
            <text:p>Total Profit</text:p>
            <text:p>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54" table:formula="of:=[.K210]*[.M2]+[.L210]*[.M1]" office:value-type="currency" office:currency="USD" office:value="187378.69682228" calcext:value-type="currency">
            <text:p>$187,379</text:p>
          </table:table-cell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Linsight.org</text:p>
          </table:table-cell>
          <table:table-cell table:style-name="ce215" table:formula="of:=12+8.17+12" office:value-type="currency" office:currency="USD" office:value="32.17" calcext:value-type="currency">
            <text:p>$32.17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Heat Former Parts</text:p>
          </table:table-cell>
          <table:table-cell table:style-name="ce215" office:value-type="currency" office:currency="USD" office:value="81.37" calcext:value-type="currency">
            <text:p>$81.37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RevB PCB (net increase)</text:p>
          </table:table-cell>
          <table:table-cell table:style-name="ce215" office:value-type="currency" office:currency="USD" office:value="310.32" calcext:value-type="currency">
            <text:p>$310.32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6">
          <table:table-cell table:style-name="ce130" table:number-columns-repeated="3"/>
          <table:table-cell table:style-name="ce130" office:value-type="string" calcext:value-type="string">
            <text:p>Solder paste</text:p>
            <text:p>TS391AX500C-ND‎</text:p>
          </table:table-cell>
          <table:table-cell table:style-name="ce215" office:value-type="currency" office:currency="USD" office:value="114.17" calcext:value-type="currency">
            <text:p>$114.17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Ferrite Cores</text:p>
          </table:table-cell>
          <table:table-cell table:style-name="ce215" office:value-type="currency" office:currency="USD" office:value="92.98" calcext:value-type="currency">
            <text:p>$92.98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Reflow Oven Bases</text:p>
          </table:table-cell>
          <table:table-cell table:style-name="ce215" office:value-type="currency" office:currency="USD" office:value="136.8" calcext:value-type="currency">
            <text:p>$136.80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Hakko 888D Base</text:p>
          </table:table-cell>
          <table:table-cell table:style-name="ce215" office:value-type="currency" office:currency="USD" office:value="49.16" calcext:value-type="currency">
            <text:p>$49.16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Hakko 5mm 45 deg tip &amp; 6mm</text:p>
          </table:table-cell>
          <table:table-cell table:style-name="ce215" office:value-type="currency" office:currency="USD" office:value="64.98" calcext:value-type="currency">
            <text:p>$64.98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Solder Paste</text:p>
          </table:table-cell>
          <table:table-cell table:style-name="ce215" office:value-type="currency" office:currency="USD" office:value="22.13" calcext:value-type="currency">
            <text:p>$22.13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Nextion Display XN3224K024</text:p>
          </table:table-cell>
          <table:table-cell table:style-name="ce215" office:value-type="currency" office:currency="USD" office:value="30.57" calcext:value-type="currency">
            <text:p>$30.57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Exhaust Fan</text:p>
          </table:table-cell>
          <table:table-cell table:style-name="ce215" office:value-type="currency" office:currency="USD" office:value="162.73" calcext:value-type="currency">
            <text:p>$162.73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Loc-Line PCV Adapter</text:p>
          </table:table-cell>
          <table:table-cell table:style-name="ce215" office:value-type="currency" office:currency="USD" office:value="5.07" calcext:value-type="currency">
            <text:p>$5.07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Board Pre-heater and Loc-Line Hose</text:p>
          </table:table-cell>
          <table:table-cell table:style-name="ce215" office:value-type="currency" office:currency="USD" office:value="399.58" calcext:value-type="currency">
            <text:p>$399.58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SD Card &amp; Solder Tip</text:p>
          </table:table-cell>
          <table:table-cell table:style-name="ce215" office:value-type="currency" office:currency="USD" office:value="50.03" calcext:value-type="currency">
            <text:p>$50.03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Desolder Braid and Camera Mount</text:p>
          </table:table-cell>
          <table:table-cell table:style-name="ce215" office:value-type="currency" office:currency="USD" office:value="49.05" calcext:value-type="currency">
            <text:p>$49.05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Aluminum Plate</text:p>
          </table:table-cell>
          <table:table-cell table:style-name="ce215" office:value-type="currency" office:currency="USD" office:value="26.49" calcext:value-type="currency">
            <text:p>$26.49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Heat Shield</text:p>
          </table:table-cell>
          <table:table-cell table:style-name="ce215" office:value-type="currency" office:currency="USD" office:value="40.74" calcext:value-type="currency">
            <text:p>$40.74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Heat Reflector</text:p>
          </table:table-cell>
          <table:table-cell table:style-name="ce215" office:value-type="currency" office:currency="USD" office:value="69.21" calcext:value-type="currency">
            <text:p>$69.21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Thermal Labels</text:p>
          </table:table-cell>
          <table:table-cell table:style-name="ce215" office:value-type="currency" office:currency="USD" office:value="13.75" calcext:value-type="currency">
            <text:p>$13.75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JB Weld</text:p>
          </table:table-cell>
          <table:table-cell table:style-name="ce215" office:value-type="currency" office:currency="USD" office:value="7.39" calcext:value-type="currency">
            <text:p>$7.39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SB120 Anderson Connectors</text:p>
          </table:table-cell>
          <table:table-cell table:style-name="ce215" office:value-type="currency" office:currency="USD" office:value="107.49" calcext:value-type="currency">
            <text:p>$107.49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HD Tools &amp; Acrylic</text:p>
          </table:table-cell>
          <table:table-cell table:style-name="ce215" table:formula="of:=179.32" office:value-type="currency" office:currency="USD" office:value="179.32" calcext:value-type="currency">
            <text:p>$179.32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Wire Ruler</text:p>
          </table:table-cell>
          <table:table-cell table:style-name="ce215" table:formula="of:=17.41" office:value-type="currency" office:currency="USD" office:value="17.41" calcext:value-type="currency">
            <text:p>$17.41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Double sided tape</text:p>
          </table:table-cell>
          <table:table-cell table:style-name="ce215" office:value-type="currency" office:currency="USD" office:value="2.98" calcext:value-type="currency">
            <text:p>$2.98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Rope Cutter Blade</text:p>
          </table:table-cell>
          <table:table-cell table:style-name="ce215" office:value-type="currency" office:currency="USD" office:value="15.28" calcext:value-type="currency">
            <text:p>$15.28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P&amp;P Screen</text:p>
          </table:table-cell>
          <table:table-cell table:style-name="ce215" office:value-type="currency" office:currency="USD" office:value="19.11" calcext:value-type="currency">
            <text:p>$19.11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P&amp;P Screen #2</text:p>
          </table:table-cell>
          <table:table-cell table:style-name="ce215" table:formula="of:=66" office:value-type="currency" office:currency="USD" office:value="66" calcext:value-type="currency">
            <text:p>$66.00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Camera+Mic+tripod</text:p>
          </table:table-cell>
          <table:table-cell table:style-name="ce215" table:formula="of:=924.62" office:value-type="currency" office:currency="USD" office:value="924.62" calcext:value-type="currency">
            <text:p>$924.62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Reflow Oven Controller Kit</text:p>
          </table:table-cell>
          <table:table-cell table:style-name="ce215" office:value-type="currency" office:currency="USD" office:value="329" calcext:value-type="currency">
            <text:p>$329.00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Acrylic Former</text:p>
          </table:table-cell>
          <table:table-cell table:style-name="ce215" office:value-type="currency" office:currency="USD" office:value="81.37" calcext:value-type="currency">
            <text:p>$81.37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6">
          <table:table-cell table:style-name="ce130" table:number-columns-repeated="3"/>
          <table:table-cell table:style-name="ce130" office:value-type="string" calcext:value-type="string">
            <text:p>Conformal Coating</text:p>
            <text:p>MG 419D</text:p>
          </table:table-cell>
          <table:table-cell table:style-name="ce215" office:value-type="currency" office:currency="USD" office:value="84.02" calcext:value-type="currency">
            <text:p>$84.02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wire nuts (unused)</text:p>
          </table:table-cell>
          <table:table-cell table:style-name="ce215" office:value-type="currency" office:currency="USD" office:value="20" calcext:value-type="currency">
            <text:p>$20.00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Ferrule Crimper</text:p>
          </table:table-cell>
          <table:table-cell table:style-name="ce215" office:value-type="currency" office:currency="USD" office:value="13.38" calcext:value-type="currency">
            <text:p>$13.38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Camera quickmount, bracket, tripod</text:p>
          </table:table-cell>
          <table:table-cell table:style-name="ce215" office:value-type="currency" office:currency="USD" office:value="147.58" calcext:value-type="currency">
            <text:p>$147.58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Camera battery+charger</text:p>
          </table:table-cell>
          <table:table-cell table:style-name="ce215" office:value-type="currency" office:currency="USD" office:value="54.57" calcext:value-type="currency">
            <text:p>$54.57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Cable Strippers</text:p>
          </table:table-cell>
          <table:table-cell table:style-name="ce215" office:value-type="currency" office:currency="USD" office:value="85.1" calcext:value-type="currency">
            <text:p>$85.10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P707 crimper</text:p>
          </table:table-cell>
          <table:table-cell table:style-name="ce215" office:value-type="currency" office:currency="USD" office:value="76.46" calcext:value-type="currency">
            <text:p>$76.46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HT-95 crimper</text:p>
          </table:table-cell>
          <table:table-cell table:style-name="ce215" office:value-type="currency" office:currency="USD" office:value="195.56" calcext:value-type="currency">
            <text:p>$195.56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Neoden LCD screen</text:p>
          </table:table-cell>
          <table:table-cell table:style-name="ce215" office:value-type="currency" office:currency="USD" office:value="65" calcext:value-type="currency">
            <text:p>$65.00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>
          <table:table-cell table:style-name="ce130" table:number-columns-repeated="3"/>
          <table:table-cell table:style-name="ce130" office:value-type="string" calcext:value-type="string">
            <text:p>Unused Heatsinks</text:p>
          </table:table-cell>
          <table:table-cell table:style-name="ce215" office:value-type="currency" office:currency="USD" office:value="212.21" calcext:value-type="currency">
            <text:p>$212.21</text:p>
          </table:table-cell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 table:number-rows-repeated="13">
          <table:table-cell table:style-name="ce130" table:number-columns-repeated="4"/>
          <table:table-cell table:style-name="ce215"/>
          <table:table-cell table:style-name="ce130" table:number-columns-repeated="4"/>
          <table:table-cell table:style-name="ce239" table:number-columns-repeated="4"/>
          <table:table-cell table:style-name="ce130" table:number-columns-repeated="2"/>
          <table:table-cell table:style-name="ce314"/>
          <table:table-cell/>
          <table:table-cell table:style-name="ce130"/>
          <table:table-cell/>
          <table:table-cell table:style-name="ce132"/>
          <table:table-cell table:style-name="ce130" table:number-columns-repeated="44"/>
          <table:table-cell table:number-columns-repeated="960"/>
        </table:table-row>
        <table:table-row table:style-name="ro3" table:number-rows-repeated="5">
          <table:table-cell table:number-columns-repeated="3"/>
          <table:table-cell table:style-name="ce130"/>
          <table:table-cell table:style-name="ce215"/>
          <table:table-cell table:number-columns-repeated="1019"/>
        </table:table-row>
        <table:table-row table:style-name="ro3" table:number-rows-repeated="4">
          <table:table-cell table:number-columns-repeated="3"/>
          <table:table-cell table:style-name="ce13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30" office:value-type="string" calcext:value-type="string">
            <text:p>Prototyping NRE</text:p>
          </table:table-cell>
          <table:table-cell table:style-name="ce215" table:formula="of:=SUM([.E203:.E276])" office:value-type="currency" office:currency="USD" office:value="5575.71375" calcext:value-type="currency">
            <text:p>$5,575.71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130"/>
          <table:table-cell table:style-name="ce215"/>
          <table:table-cell table:number-columns-repeated="1019"/>
        </table:table-row>
        <table:table-row table:style-name="ro3">
          <table:table-cell table:number-columns-repeated="3"/>
          <table:table-cell table:style-name="ce130" office:value-type="string" calcext:value-type="string">
            <text:p>NRE $/Unit</text:p>
          </table:table-cell>
          <table:table-cell table:style-name="ce215" table:formula="of:=[.E278]/([.M2]+[.M1])" office:value-type="currency" office:currency="USD" office:value="22.302855" calcext:value-type="currency">
            <text:p>$22.30</text:p>
          </table:table-cell>
          <table:table-cell table:number-columns-repeated="1019"/>
        </table:table-row>
        <table:table-row table:style-name="ro3" table:number-rows-repeated="10482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S-&gt;12S BOM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240"/>
        <table:table-column table:style-name="co19" table:default-cell-style-name="ce240"/>
        <table:table-column table:style-name="co19" table:number-columns-repeated="2" table:default-cell-style-name="ce135"/>
        <table:table-column table:style-name="co26" table:default-cell-style-name="ce274"/>
        <table:table-column table:style-name="co19" table:default-cell-style-name="ce136"/>
        <table:table-column table:style-name="co20" table:default-cell-style-name="Default"/>
        <table:table-column table:style-name="co19" table:number-columns-repeated="2" table:default-cell-style-name="Default"/>
        <table:table-row table:style-name="ro1">
          <table:table-cell table:number-columns-repeated="2"/>
          <table:table-cell table:style-name="ce146"/>
          <table:table-cell table:style-name="ce200"/>
          <table:table-cell table:style-name="ce146"/>
          <table:table-cell table:style-name="ce200"/>
          <table:table-cell table:style-name="ce219"/>
          <table:table-cell/>
          <table:table-cell table:style-name="ce227" table:number-columns-repeated="2"/>
          <table:table-cell table:style-name="ce266" office:value-type="float" office:value="25" calcext:value-type="float">
            <text:p>25</text:p>
          </table:table-cell>
          <table:table-cell table:style-name="ce200" table:number-columns-repeated="2"/>
          <table:table-cell table:style-name="ce273"/>
          <table:table-cell table:style-name="ce323"/>
          <table:table-cell table:style-name="ce200"/>
          <table:table-cell table:style-name="ce219"/>
          <table:table-cell table:style-name="ce332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146" office:value-type="string" calcext:value-type="string">
            <text:p>Supplier</text:p>
          </table:table-cell>
          <table:table-cell table:style-name="ce200" office:value-type="string" calcext:value-type="string">
            <text:p>Part Number</text:p>
          </table:table-cell>
          <table:table-cell table:style-name="ce146" office:value-type="string" calcext:value-type="string">
            <text:p>Component</text:p>
            <text:p>Value</text:p>
          </table:table-cell>
          <table:table-cell table:style-name="ce200" office:value-type="string" calcext:value-type="string">
            <text:p>Part Height</text:p>
          </table:table-cell>
          <table:table-cell table:style-name="ce219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227" office:value-type="string" calcext:value-type="string">
            <text:p>$/</text:p>
            <text:p>Part</text:p>
          </table:table-cell>
          <table:table-cell table:style-name="ce227" office:value-type="string" calcext:value-type="string">
            <text:p>$/</text:p>
            <text:p>LiBCM</text:p>
          </table:table-cell>
          <table:table-cell table:style-name="ce227" office:value-type="string" calcext:value-type="string">
            <text:p>$/</text:p>
            <text:p>QTY n</text:p>
            <text:p>LiBCMs</text:p>
            <text:p>(n=above)</text:p>
          </table:table-cell>
          <table:table-cell table:style-name="ce200" office:value-type="string" calcext:value-type="string">
            <text:p>QTY</text:p>
            <text:p>needed</text:p>
            <text:p>For n LiBCMs</text:p>
          </table:table-cell>
          <table:table-cell table:style-name="ce200" office:value-type="string" calcext:value-type="string">
            <text:p>QTY on hand</text:p>
          </table:table-cell>
          <table:table-cell table:style-name="ce273" office:value-type="string" calcext:value-type="string">
            <text:p>$ spent</text:p>
            <text:p>thus far</text:p>
          </table:table-cell>
          <table:table-cell table:style-name="ce323" office:value-type="string" calcext:value-type="string">
            <text:p>Additional</text:p>
            <text:p>QTY to order for</text:p>
            <text:p>n PCBs</text:p>
          </table:table-cell>
          <table:table-cell table:style-name="ce200" office:value-type="string" calcext:value-type="string">
            <text:p>QTY ordered</text:p>
          </table:table-cell>
          <table:table-cell table:style-name="ce332" office:value-type="string" calcext:value-type="string">
            <text:p>Planning</text:p>
          </table:table-cell>
          <table:table-cell/>
        </table:table-row>
        <table:table-row table:style-name="ro3">
          <table:table-cell table:style-name="ce135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147" office:value-type="string" calcext:value-type="string">
            <text:p>Digikey</text:p>
          </table:table-cell>
          <table:table-cell table:style-name="ce135" office:value-type="string" calcext:value-type="string">
            <text:p>732-10493-ND</text:p>
          </table:table-cell>
          <table:table-cell table:style-name="ce135" office:value-type="string" calcext:value-type="string">
            <text:p>M6-1.0x45</text:p>
          </table:table-cell>
          <table:table-cell table:style-name="ce147" office:value-type="string" calcext:value-type="string">
            <text:p>45mm</text:p>
          </table:table-cell>
          <table:table-cell table:style-name="ce135" office:value-type="string" calcext:value-type="string">
            <text:p>hand</text:p>
          </table:table-cell>
          <table:table-cell table:style-name="ce135" office:value-type="float" office:value="12" calcext:value-type="float">
            <text:p>12</text:p>
          </table:table-cell>
          <table:table-cell table:style-name="ce240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432" calcext:value-type="currency">
            <text:p>$432.00</text:p>
          </table:table-cell>
          <table:table-cell table:formula="of:=[.H3]*[.$K$1]" office:value-type="float" office:value="300" calcext:value-type="float">
            <text:p>300</text:p>
          </table:table-cell>
          <table:table-cell office:value-type="float" office:value="647" calcext:value-type="float">
            <text:p>647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string" office:string-value=" " calcext:value-type="string">
            <text:p><text:s/></text:p>
          </table:table-cell>
          <table:table-cell table:style-name="ce135"/>
          <table:table-cell table:number-columns-repeated="2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26.97" calcext:value-type="currency">
            <text:p>$26.97</text:p>
          </table:table-cell>
          <table:table-cell table:formula="of:=[.H4]*[.$K$1]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8.85" calcext:value-type="currency">
            <text:p>$8.85</text:p>
          </table:table-cell>
          <table:table-cell table:formula="of:=[.H5]*[.$K$1]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51.675" calcext:value-type="currency">
            <text:p>$51.68</text:p>
          </table:table-cell>
          <table:table-cell table:formula="of:=[.H6]*[.$K$1]" office:value-type="float" office:value="325" calcext:value-type="float">
            <text:p>325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4" zip tie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Home Depo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formula="of:=[.I7]*[.H7]" office:value-type="currency" office:currency="USD" office:value="0.2" calcext:value-type="currency">
            <text:p>$0.20</text:p>
          </table:table-cell>
          <table:table-cell table:formula="of:=[.J7]*[.K$1]" office:value-type="currency" office:currency="USD" office:value="5" calcext:value-type="currency">
            <text:p>$5.00</text:p>
          </table:table-cell>
          <table:table-cell table:formula="of:=[.H7]*[.$K$1]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M7]*[.I7]" office:value-type="float" office:value="0" calcext:value-type="float">
            <text:p>0.00</text:p>
          </table:table-cell>
          <table:table-cell table:formula="of:=IF(MAX(0;([.L7]-[.M7]));MAX(0;([.L7]-[.M7]));&quot; &quot;)" office:value-type="float" office:value="250" calcext:value-type="float">
            <text:p>25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/>
          <table:table-cell table:style-name="ce340" office:value-type="string" calcext:value-type="string">
            <text:p>MC14M-25-ND</text:p>
          </table:table-cell>
          <table:table-cell table:number-columns-repeated="3"/>
          <table:table-cell office:value-type="float" office:value="1" calcext:value-type="float">
            <office:annotation draw:style-name="gr2" draw:text-style-name="P2" svg:width="1.1413in" svg:height="0.7083in" svg:x="8.039in" svg:y="1.1217in" draw:caption-point-x="-0.2402in" draw:caption-point-y="0.5949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formula="of:=24.71/25" office:value-type="float" office:value="0.9884" calcext:value-type="float">
            <text:p>0.99</text:p>
          </table:table-cell>
          <table:table-cell table:formula="of:=[.I8]*[.H8]" office:value-type="currency" office:currency="USD" office:value="0.9884" calcext:value-type="currency">
            <text:p>$0.99</text:p>
          </table:table-cell>
          <table:table-cell table:formula="of:=[.J8]*[.K$1]" office:value-type="currency" office:currency="USD" office:value="24.71" calcext:value-type="currency">
            <text:p>$24.71</text:p>
          </table:table-cell>
          <table:table-cell table:formula="of:=[.H8]*[.$K$1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M8]*[.I8]" office:value-type="float" office:value="0" calcext:value-type="float">
            <text:p>0.00</text:p>
          </table:table-cell>
          <table:table-cell table:formula="of:=IF(MAX(0;([.L8]-[.M8]));MAX(0;([.L8]-[.M8]));&quot; &quot;)" office:value-type="float" office:value="25" calcext:value-type="float">
            <text:p>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6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number-columns-repeated="3"/>
        </table:table-row>
      </table:table>
      <table:table table:name="1500 W Grid" table:style-name="ta1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19" table:number-columns-repeated="2" table:default-cell-style-name="ce237"/>
        <table:table-column table:style-name="co19" table:number-columns-repeated="2" table:default-cell-style-name="Default"/>
        <table:table-column table:style-name="co19" table:default-cell-style-name="ce237"/>
        <table:table-column table:style-name="co19" table:number-columns-repeated="1015" table:default-cell-style-name="Default"/>
        <table:table-row table:style-name="ro3">
          <table:table-cell office:value-type="string" calcext:value-type="string">
            <text:p>Additional BOM cost for 1500 watt charger (FoMoCo kit)</text:p>
          </table:table-cell>
          <table:table-cell table:number-columns-repeated="4"/>
          <table:table-cell office:value-type="string" calcext:value-type="string">
            <text:p>QTY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146" office:value-type="string" calcext:value-type="string">
            <text:p>Supplier</text:p>
          </table:table-cell>
          <table:table-cell table:style-name="ce200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227" office:value-type="string" calcext:value-type="string">
            <text:p>$/</text:p>
            <text:p>Part</text:p>
          </table:table-cell>
          <table:table-cell table:style-name="ce227" office:value-type="string" calcext:value-type="string">
            <text:p>$/</text:p>
            <text:p>LiBCM</text:p>
          </table:table-cell>
          <table:table-cell table:style-name="ce200" office:value-type="string" calcext:value-type="string">
            <text:p>QTY</text:p>
            <text:p>needed</text:p>
            <text:p>For n LiBCMs</text:p>
          </table:table-cell>
          <table:table-cell table:style-name="ce200" office:value-type="string" calcext:value-type="string">
            <text:p>QTY on hand</text:p>
          </table:table-cell>
          <table:table-cell table:style-name="ce341" office:value-type="string" calcext:value-type="string">
            <text:p>$ spent</text:p>
            <text:p>thus far</text:p>
          </table:table-cell>
          <table:table-cell table:style-name="ce323" office:value-type="string" calcext:value-type="string">
            <text:p>Additional</text:p>
            <text:p>QTY to order for</text:p>
            <text:p>n PCBs</text:p>
          </table:table-cell>
          <table:table-cell table:style-name="ce200" office:value-type="string" calcext:value-type="string">
            <office:annotation draw:style-name="gr1" draw:text-style-name="P2" svg:width="1.1413in" svg:height="1.0122in" svg:x="12.4461in" svg:y="0.17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332" office:value-type="string" calcext:value-type="string">
            <text:p>Planning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Grid Charger</text:p>
          </table:table-cell>
          <table:table-cell office:value-type="string" calcext:value-type="string">
            <text:p>TRC</text:p>
            <text:p><text:span text:style-name="T6">OnlineComponents</text:span></text:p>
          </table:table-cell>
          <table:table-cell office:value-type="string" calcext:value-type="string">
            <text:p>UHP-1500-230</text:p>
            <text:p>CSP-3000-250 (3kW)</text:p>
          </table:table-cell>
          <table:table-cell office:value-type="float" office:value="1" calcext:value-type="float">
            <text:p>1</text:p>
          </table:table-cell>
          <table:table-cell table:formula="of:=403.1+85.66" office:value-type="currency" office:currency="USD" office:value="488.76" calcext:value-type="currency">
            <text:p>$488.76</text:p>
          </table:table-cell>
          <table:table-cell table:formula="of:=[.D4]*[.E4]" office:value-type="currency" office:currency="USD" office:value="488.76" calcext:value-type="currency">
            <text:p>$488.76</text:p>
          </table:table-cell>
          <table:table-cell table:formula="of:=[.D4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formula="of:=[.H4]*[.E4]" office:value-type="currency" office:currency="USD" office:value="18572.88" calcext:value-type="currency">
            <text:p>$18,572.88</text:p>
          </table:table-cell>
          <table:table-cell table:style-name="ce136" table:formula="of:=IF(MAX(0;([.G4]-[.H4]));MAX(0;([.G4]-[.H4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Fan</text:p>
          </table:table-cell>
          <table:table-cell office:value-type="string" calcext:value-type="string">
            <text:p>-</text:p>
          </table:table-cell>
          <table:table-cell table:style-name="ce140" office:value-type="string" calcext:value-type="string">
            <text:p>same as LiBCM PCB</text:p>
          </table:table-cell>
          <table:table-cell office:value-type="float" office:value="2" calcext:value-type="float">
            <text:p>2</text:p>
          </table:table-cell>
          <table:table-cell table:formula="of:=[$'LiBCM BOM'.J78]" office:value-type="currency" office:currency="USD" office:value="5.44" calcext:value-type="currency">
            <text:p>$5.44</text:p>
          </table:table-cell>
          <table:table-cell table:formula="of:=[.D5]*[.E5]" office:value-type="currency" office:currency="USD" office:value="10.88" calcext:value-type="currency">
            <text:p>$10.88</text:p>
          </table:table-cell>
          <table:table-cell table:formula="of:=[.D5]*[.$G$1]" office:value-type="float" office:value="76" calcext:value-type="float">
            <text:p>76</text:p>
          </table:table-cell>
          <table:table-cell/>
          <table:table-cell table:formula="of:=[.H5]*[.E5]" office:value-type="currency" office:currency="USD" office:value="0" calcext:value-type="currency">
            <text:p>$0.00</text:p>
          </table:table-cell>
          <table:table-cell table:style-name="ce136" office:value-type="string" calcext:value-type="string">
            <text:p>-</text:p>
          </table:table-cell>
          <table:table-cell table:number-columns-repeated="1014"/>
        </table:table-row>
        <table:table-row table:style-name="ro3">
          <table:table-cell table:style-name="ce140" office:value-type="string" calcext:value-type="string">
            <text:p>Fuse Holder</text:p>
          </table:table-cell>
          <table:table-cell table:style-name="ce140" office:value-type="string" calcext:value-type="string">
            <text:p>Digikey</text:p>
          </table:table-cell>
          <table:table-cell table:style-name="ce140" office:value-type="string" calcext:value-type="string">
            <text:p>BF303-ND</text:p>
          </table:table-cell>
          <table:table-cell table:style-name="ce140" office:value-type="float" office:value="1" calcext:value-type="float">
            <text:p>1</text:p>
          </table:table-cell>
          <table:table-cell table:style-name="ce250" office:value-type="currency" office:currency="USD" office:value="1.51" calcext:value-type="currency">
            <text:p>$1.51</text:p>
          </table:table-cell>
          <table:table-cell table:style-name="ce250" table:formula="of:=[.D6]*[.E6]" office:value-type="currency" office:currency="USD" office:value="1.51" calcext:value-type="currency">
            <text:p>$1.51</text:p>
          </table:table-cell>
          <table:table-cell table:style-name="ce140" table:formula="of:=[.D6]*[.$G$1]" office:value-type="float" office:value="38" calcext:value-type="float">
            <text:p>38</text:p>
          </table:table-cell>
          <table:table-cell table:style-name="ce140" office:value-type="float" office:value="50" calcext:value-type="float">
            <text:p>50</text:p>
          </table:table-cell>
          <table:table-cell table:style-name="ce250" table:formula="of:=[.H6]*[.E6]" office:value-type="currency" office:currency="USD" office:value="75.5" calcext:value-type="currency">
            <text:p>$75.50</text:p>
          </table:table-cell>
          <table:table-cell table:style-name="ce268" table:formula="of:=IF(MAX(0;([.G6]-[.H6]));MAX(0;([.G6]-[.H6]));&quot; &quot;)" office:value-type="string" office:string-value=" " calcext:value-type="string">
            <text:p><text:s/></text:p>
          </table:table-cell>
          <table:table-cell table:style-name="ce140" table:number-columns-repeated="1014"/>
        </table:table-row>
        <table:table-row table:style-name="ro3">
          <table:table-cell office:value-type="string" calcext:value-type="string">
            <text:p>charger control connector - 8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22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764" calcext:value-type="currency">
            <text:p>$0.18</text:p>
          </table:table-cell>
          <table:table-cell table:formula="of:=[.D7]*[.E7]" office:value-type="currency" office:currency="USD" office:value="0.1764" calcext:value-type="currency">
            <text:p>$0.18</text:p>
          </table:table-cell>
          <table:table-cell table:formula="of:=[.D7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7]*[.E7]" office:value-type="currency" office:currency="USD" office:value="8.82" calcext:value-type="currency">
            <text:p>$8.82</text:p>
          </table:table-cell>
          <table:table-cell table:style-name="ce136" table:formula="of:=IF(MAX(0;([.G7]-[.H7]));MAX(0;([.G7]-[.H7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harger control connector - 4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19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47" calcext:value-type="currency">
            <text:p>$0.15</text:p>
          </table:table-cell>
          <table:table-cell table:formula="of:=[.D8]*[.E8]" office:value-type="currency" office:currency="USD" office:value="0.147" calcext:value-type="currency">
            <text:p>$0.15</text:p>
          </table:table-cell>
          <table:table-cell table:formula="of:=[.D8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8]*[.E8]" office:value-type="currency" office:currency="USD" office:value="7.35" calcext:value-type="currency">
            <text:p>$7.35</text:p>
          </table:table-cell>
          <table:table-cell table:style-name="ce136" table:formula="of:=IF(MAX(0;([.G8]-[.H8]));MAX(0;([.G8]-[.H8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harger control terminal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F11-22SCFA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0.10724" calcext:value-type="currency">
            <text:p>$0.11</text:p>
          </table:table-cell>
          <table:table-cell table:formula="of:=[.D9]*[.E9]" office:value-type="currency" office:currency="USD" office:value="0.85792" calcext:value-type="currency">
            <text:p>$0.86</text:p>
          </table:table-cell>
          <table:table-cell table:formula="of:=[.D9]*[.$G$1]" office:value-type="float" office:value="304" calcext:value-type="float">
            <text:p>304</text:p>
          </table:table-cell>
          <table:table-cell table:formula="of:=292-76+125" office:value-type="float" office:value="341" calcext:value-type="float">
            <text:p>341</text:p>
          </table:table-cell>
          <table:table-cell table:formula="of:=[.H9]*[.E9]" office:value-type="currency" office:currency="USD" office:value="36.56884" calcext:value-type="currency">
            <text:p>$36.57</text:p>
          </table:table-cell>
          <table:table-cell table:style-name="ce136" table:formula="of:=IF(MAX(0;([.G9]-[.H9]));MAX(0;([.G9]-[.H9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ng terminal M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4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9" calcext:value-type="currency">
            <text:p>$0.19</text:p>
          </table:table-cell>
          <table:table-cell table:formula="of:=[.D10]*[.E10]" office:value-type="currency" office:currency="USD" office:value="0.38" calcext:value-type="currency">
            <text:p>$0.38</text:p>
          </table:table-cell>
          <table:table-cell table:formula="of:=[.D10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table:formula="of:=[.H10]*[.E10]" office:value-type="currency" office:currency="USD" office:value="38" calcext:value-type="currency">
            <text:p>$38.00</text:p>
          </table:table-cell>
          <table:table-cell table:style-name="ce136" table:formula="of:=IF(MAX(0;([.G10]-[.H10]));MAX(0;([.G10]-[.H10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ng terminal M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3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7" calcext:value-type="currency">
            <text:p>$0.17</text:p>
          </table:table-cell>
          <table:table-cell table:formula="of:=[.D11]*[.E11]" office:value-type="currency" office:currency="USD" office:value="0.34" calcext:value-type="currency">
            <text:p>$0.34</text:p>
          </table:table-cell>
          <table:table-cell table:formula="of:=[.D11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table:formula="of:=[.H11]*[.E11]" office:value-type="currency" office:currency="USD" office:value="34" calcext:value-type="currency">
            <text:p>$34.00</text:p>
          </table:table-cell>
          <table:table-cell table:style-name="ce136" table:formula="of:=IF(MAX(0;([.G11]-[.H11]));MAX(0;([.G11]-[.H11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ng terminal M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2-ND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15" calcext:value-type="currency">
            <text:p>$0.15</text:p>
          </table:table-cell>
          <table:table-cell table:formula="of:=[.D12]*[.E12]" office:value-type="currency" office:currency="USD" office:value="0.45" calcext:value-type="currency">
            <text:p>$0.45</text:p>
          </table:table-cell>
          <table:table-cell table:formula="of:=[.D12]*[.$G$1]" office:value-type="float" office:value="114" calcext:value-type="float">
            <text:p>114</text:p>
          </table:table-cell>
          <table:table-cell office:value-type="float" office:value="350" calcext:value-type="float">
            <text:p>350</text:p>
          </table:table-cell>
          <table:table-cell table:formula="of:=[.H12]*[.E12]" office:value-type="currency" office:currency="USD" office:value="52.5" calcext:value-type="currency">
            <text:p>$52.50</text:p>
          </table:table-cell>
          <table:table-cell table:style-name="ce136" table:formula="of:=IF(MAX(0;([.G12]-[.H12]));MAX(0;([.G12]-[.H12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table:style-name="ce140" office:value-type="string" calcext:value-type="string">
            <text:p>TRIAC</text:p>
          </table:table-cell>
          <table:table-cell table:style-name="ce140" office:value-type="string" calcext:value-type="string">
            <text:p>Digikey</text:p>
          </table:table-cell>
          <table:table-cell table:style-name="ce140" office:value-type="string" calcext:value-type="string">
            <text:p>BTA416Y-800C,127</text:p>
          </table:table-cell>
          <table:table-cell table:style-name="ce140" office:value-type="float" office:value="1" calcext:value-type="float">
            <text:p>1</text:p>
          </table:table-cell>
          <table:table-cell table:style-name="ce250" office:value-type="currency" office:currency="USD" office:value="1.1" calcext:value-type="currency">
            <text:p>$1.10</text:p>
          </table:table-cell>
          <table:table-cell table:style-name="ce250" table:formula="of:=[.D13]*[.E13]" office:value-type="currency" office:currency="USD" office:value="1.1" calcext:value-type="currency">
            <text:p>$1.10</text:p>
          </table:table-cell>
          <table:table-cell table:style-name="ce140" table:formula="of:=[.D13]*[.$G$1]" office:value-type="float" office:value="38" calcext:value-type="float">
            <text:p>38</text:p>
          </table:table-cell>
          <table:table-cell table:style-name="ce140" office:value-type="float" office:value="40" calcext:value-type="float">
            <text:p>40</text:p>
          </table:table-cell>
          <table:table-cell table:style-name="ce250" table:formula="of:=[.H13]*[.E13]" office:value-type="currency" office:currency="USD" office:value="44" calcext:value-type="currency">
            <text:p>$44.00</text:p>
          </table:table-cell>
          <table:table-cell table:style-name="ce268" table:formula="of:=IF(MAX(0;([.G13]-[.H13]));MAX(0;([.G13]-[.H13]));&quot; &quot;)" office:value-type="string" office:string-value=" " calcext:value-type="string">
            <text:p><text:s/></text:p>
          </table:table-cell>
          <table:table-cell table:style-name="ce140" table:number-columns-repeated="1014"/>
        </table:table-row>
        <table:table-row table:style-name="ro3">
          <table:table-cell table:style-name="ce140" office:value-type="string" calcext:value-type="string">
            <text:p>200 Ohm Resistor</text:p>
          </table:table-cell>
          <table:table-cell table:style-name="ce140" office:value-type="string" calcext:value-type="string">
            <text:p>Digikey</text:p>
          </table:table-cell>
          <table:table-cell table:style-name="ce140" office:value-type="string" calcext:value-type="string">
            <text:p>MF0207FTE52-200R</text:p>
          </table:table-cell>
          <table:table-cell table:style-name="ce140" office:value-type="float" office:value="1" calcext:value-type="float">
            <text:p>1</text:p>
          </table:table-cell>
          <table:table-cell table:style-name="ce250" office:value-type="currency" office:currency="USD" office:value="0.043" calcext:value-type="currency">
            <text:p>$0.04</text:p>
          </table:table-cell>
          <table:table-cell table:style-name="ce250" table:formula="of:=[.D14]*[.E14]" office:value-type="currency" office:currency="USD" office:value="0.043" calcext:value-type="currency">
            <text:p>$0.04</text:p>
          </table:table-cell>
          <table:table-cell table:style-name="ce140" table:formula="of:=[.D14]*[.$G$1]" office:value-type="float" office:value="38" calcext:value-type="float">
            <text:p>38</text:p>
          </table:table-cell>
          <table:table-cell table:style-name="ce140" office:value-type="float" office:value="100" calcext:value-type="float">
            <text:p>100</text:p>
          </table:table-cell>
          <table:table-cell table:style-name="ce250" table:formula="of:=[.H14]*[.E14]" office:value-type="currency" office:currency="USD" office:value="4.3" calcext:value-type="currency">
            <text:p>$4.30</text:p>
          </table:table-cell>
          <table:table-cell table:style-name="ce268" table:formula="of:=IF(MAX(0;([.G14]-[.H14]));MAX(0;([.G14]-[.H14]));&quot; &quot;)" office:value-type="string" office:string-value=" " calcext:value-type="string">
            <text:p><text:s/></text:p>
          </table:table-cell>
          <table:table-cell table:style-name="ce140" table:number-columns-repeated="1014"/>
        </table:table-row>
        <table:table-row table:style-name="ro3">
          <table:table-cell office:value-type="string" calcext:value-type="string">
            <text:p>Heat Shrink (¼" ID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S2000-NO.1-C1-0-STK-ND</text:p>
          </table:table-cell>
          <table:table-cell office:value-type="float" office:value="0.5" calcext:value-type="float">
            <office:annotation draw:style-name="gr2" draw:text-style-name="P2" svg:width="1.1413in" svg:height="0.7083in" svg:x="6.2232in" svg:y="2.5193in" draw:caption-point-x="-0.2398in" draw:caption-point-y="0.5949in">
              <dc:date>2022-11-14T00:00:00</dc:date>
              <text:p text:style-name="P1"><text:span text:style-name="T1">Feet</text:span></text:p>
            </office:annotation>
            <text:p>0.5</text:p>
          </table:table-cell>
          <table:table-cell table:formula="of:=5.66/4" office:value-type="currency" office:currency="USD" office:value="1.415" calcext:value-type="currency">
            <text:p>$1.42</text:p>
          </table:table-cell>
          <table:table-cell table:formula="of:=[.D15]*[.E15]" office:value-type="currency" office:currency="USD" office:value="0.7075" calcext:value-type="currency">
            <text:p>$0.71</text:p>
          </table:table-cell>
          <table:table-cell table:formula="of:=[.D15]*[.$G$1]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formula="of:=[.H15]*[.E15]" office:value-type="currency" office:currency="USD" office:value="56.6" calcext:value-type="currency">
            <text:p>$56.60</text:p>
          </table:table-cell>
          <table:table-cell table:style-name="ce324" table:formula="of:=IF(MAX(0;([.G15]-[.H15]));MAX(0;([.G15]-[.H15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6AWG - WHT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W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6]*[.E16]" office:value-type="currency" office:currency="USD" office:value="0" calcext:value-type="currency">
            <text:p>$0.00</text:p>
          </table:table-cell>
          <table:table-cell table:formula="of:=[.D16]*[.$G$1]" office:value-type="float" office:value="114" calcext:value-type="float">
            <text:p>114</text:p>
          </table:table-cell>
          <table:table-cell office:value-type="float" office:value="200" calcext:value-type="float">
            <text:p>200</text:p>
          </table:table-cell>
          <table:table-cell table:formula="of:=[.H16]*[.E16]" office:value-type="currency" office:currency="USD" office:value="0" calcext:value-type="currency">
            <text:p>$0.00</text:p>
          </table:table-cell>
          <table:table-cell table:style-name="ce324" table:formula="of:=IF(MAX(0;([.G16]-[.H16]));MAX(0;([.G16]-[.H16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6AWG - BLK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B-100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7]*[.E17]" office:value-type="currency" office:currency="USD" office:value="0" calcext:value-type="currency">
            <text:p>$0.00</text:p>
          </table:table-cell>
          <table:table-cell table:formula="of:=[.D17]*[.$G$1]" office:value-type="float" office:value="114" calcext:value-type="float">
            <text:p>114</text:p>
          </table:table-cell>
          <table:table-cell office:value-type="float" office:value="200" calcext:value-type="float">
            <text:p>200</text:p>
          </table:table-cell>
          <table:table-cell table:formula="of:=[.H17]*[.E17]" office:value-type="currency" office:currency="USD" office:value="0" calcext:value-type="currency">
            <text:p>$0.00</text:p>
          </table:table-cell>
          <table:table-cell table:style-name="ce324" table:formula="of:=IF(MAX(0;([.G17]-[.H17]));MAX(0;([.G17]-[.H17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table:style-name="ce140" office:value-type="string" calcext:value-type="string">
            <text:p>TVS Diode</text:p>
          </table:table-cell>
          <table:table-cell table:style-name="ce140" office:value-type="string" calcext:value-type="string">
            <text:p>Digikey</text:p>
          </table:table-cell>
          <table:table-cell table:style-name="ce140" office:value-type="string" calcext:value-type="string">
            <text:p>497-14728-1-ND</text:p>
          </table:table-cell>
          <table:table-cell table:style-name="ce140" office:value-type="float" office:value="1" calcext:value-type="float">
            <text:p>1</text:p>
          </table:table-cell>
          <table:table-cell table:style-name="ce250" office:value-type="currency" office:currency="USD" office:value="0.52" calcext:value-type="currency">
            <text:p>$0.52</text:p>
          </table:table-cell>
          <table:table-cell table:style-name="ce250" table:formula="of:=[.D18]*[.E18]" office:value-type="currency" office:currency="USD" office:value="0.52" calcext:value-type="currency">
            <text:p>$0.52</text:p>
          </table:table-cell>
          <table:table-cell table:style-name="ce140" table:formula="of:=[.D18]*[.$G$1]" office:value-type="float" office:value="38" calcext:value-type="float">
            <text:p>38</text:p>
          </table:table-cell>
          <table:table-cell table:style-name="ce140" office:value-type="float" office:value="40" calcext:value-type="float">
            <text:p>40</text:p>
          </table:table-cell>
          <table:table-cell table:style-name="ce250" table:formula="of:=[.H18]*[.E18]" office:value-type="currency" office:currency="USD" office:value="20.8" calcext:value-type="currency">
            <text:p>$20.80</text:p>
          </table:table-cell>
          <table:table-cell table:style-name="ce114" table:formula="of:=IF(MAX(0;([.G18]-[.H18]));MAX(0;([.G18]-[.H18]));&quot; &quot;)" office:value-type="string" office:string-value=" " calcext:value-type="string">
            <text:p><text:s/>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table:number-columns-repeated="1013"/>
        </table:table-row>
        <table:table-row table:style-name="ro3">
          <table:table-cell table:style-name="ce140" office:value-type="string" calcext:value-type="string">
            <text:p>4.7 nF 1kVDC Capacitor</text:p>
          </table:table-cell>
          <table:table-cell table:style-name="ce140" office:value-type="string" calcext:value-type="string">
            <text:p>Digikey</text:p>
          </table:table-cell>
          <table:table-cell table:style-name="ce140" office:value-type="string" calcext:value-type="string">
            <text:p>399-13727-ND</text:p>
          </table:table-cell>
          <table:table-cell table:style-name="ce140" office:value-type="float" office:value="1" calcext:value-type="float">
            <text:p>1</text:p>
          </table:table-cell>
          <table:table-cell table:style-name="ce250" table:number-columns-repeated="2"/>
          <table:table-cell table:style-name="ce140"/>
          <table:table-cell table:style-name="ce140" office:value-type="float" office:value="50" calcext:value-type="float">
            <text:p>50</text:p>
          </table:table-cell>
          <table:table-cell/>
          <table:table-cell table:style-name="ce324"/>
          <table:table-cell table:style-name="ce140" table:number-columns-repeated="1014"/>
        </table:table-row>
        <table:table-row table:style-name="ro3">
          <table:table-cell table:style-name="ce141" office:value-type="string" calcext:value-type="string">
            <text:p>TO92 NFET (fans)</text:p>
          </table:table-cell>
          <table:table-cell table:style-name="ce141" office:value-type="string" calcext:value-type="string">
            <text:p>Digikey</text:p>
          </table:table-cell>
          <table:table-cell table:style-name="ce141" office:value-type="string" calcext:value-type="string">
            <text:p>VN3205N3-G-ND</text:p>
          </table:table-cell>
          <table:table-cell table:style-name="ce141" office:value-type="float" office:value="1" calcext:value-type="float">
            <text:p>1</text:p>
          </table:table-cell>
          <table:table-cell table:style-name="ce251"/>
          <table:table-cell table:style-name="ce250" table:formula="of:=[.D20]*[.E20]" office:value-type="currency" office:currency="USD" office:value="0" calcext:value-type="currency">
            <text:p>$0.00</text:p>
          </table:table-cell>
          <table:table-cell table:style-name="ce140" table:formula="of:=[.D20]*[.$G$1]" office:value-type="float" office:value="38" calcext:value-type="float">
            <text:p>38</text:p>
          </table:table-cell>
          <table:table-cell table:style-name="ce141" office:value-type="float" office:value="40" calcext:value-type="float">
            <text:p>40</text:p>
          </table:table-cell>
          <table:table-cell table:formula="of:=[.H20]*[.E20]" office:value-type="currency" office:currency="USD" office:value="0" calcext:value-type="currency">
            <text:p>$0.00</text:p>
          </table:table-cell>
          <table:table-cell table:style-name="ce324" table:formula="of:=IF(MAX(0;([.G20]-[.H20]));MAX(0;([.G20]-[.H20]));&quot; &quot;)" office:value-type="string" office:string-value=" " calcext:value-type="string">
            <text:p><text:s/></text:p>
          </table:table-cell>
          <table:table-cell table:style-name="ce141" table:number-columns-repeated="1014"/>
        </table:table-row>
        <table:table-row table:style-name="ro3">
          <table:table-cell table:style-name="ce135" office:value-type="string" calcext:value-type="string">
            <text:p>Anderson – ORG</text:p>
          </table:table-cell>
          <table:table-cell table:style-name="ce147" office:value-type="string" calcext:value-type="string">
            <text:p>Powerwerx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LiBCM BOM'.J99]" office:value-type="currency" office:currency="USD" office:value="0.44" calcext:value-type="currency">
            <text:p>$0.44</text:p>
          </table:table-cell>
          <table:table-cell table:formula="of:=[.D21]*[.E21]" office:value-type="currency" office:currency="USD" office:value="0.88" calcext:value-type="currency">
            <text:p>$0.88</text:p>
          </table:table-cell>
          <table:table-cell table:formula="of:=[.D21]*[.$G$1]" office:value-type="float" office:value="76" calcext:value-type="float">
            <text:p>76</text:p>
          </table:table-cell>
          <table:table-cell table:number-columns-repeated="2" office:value-type="string" calcext:value-type="string">
            <text:p>-</text:p>
          </table:table-cell>
          <table:table-cell table:style-name="ce324" office:value-type="string" calcext:value-type="string">
            <text:p>-</text:p>
          </table:table-cell>
          <table:table-cell table:number-columns-repeated="1014"/>
        </table:table-row>
        <table:table-row table:style-name="ro3">
          <table:table-cell table:style-name="ce135" office:value-type="string" calcext:value-type="string">
            <text:p>Anderson – BLK</text:p>
          </table:table-cell>
          <table:table-cell table:style-name="ce147" office:value-type="string" calcext:value-type="string">
            <text:p>Powerwerx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LiBCM BOM'.J98]" office:value-type="currency" office:currency="USD" office:value="0.42" calcext:value-type="currency">
            <text:p>$0.42</text:p>
          </table:table-cell>
          <table:table-cell table:formula="of:=[.D22]*[.E22]" office:value-type="currency" office:currency="USD" office:value="0.84" calcext:value-type="currency">
            <text:p>$0.84</text:p>
          </table:table-cell>
          <table:table-cell table:formula="of:=[.D22]*[.$G$1]" office:value-type="float" office:value="76" calcext:value-type="float">
            <text:p>76</text:p>
          </table:table-cell>
          <table:table-cell table:number-columns-repeated="2" office:value-type="string" calcext:value-type="string">
            <text:p>-</text:p>
          </table:table-cell>
          <table:table-cell table:style-name="ce324" office:value-type="string" calcext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nderson 15A contact</text:p>
          </table:table-cell>
          <table:table-cell table:style-name="ce147" office:value-type="string" calcext:value-type="string">
            <text:p>Powerwerx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LiBCM BOM'.J94]" office:value-type="currency" office:currency="USD" office:value="0.18" calcext:value-type="currency">
            <text:p>$0.18</text:p>
          </table:table-cell>
          <table:table-cell table:formula="of:=[.D23]*[.E23]" office:value-type="currency" office:currency="USD" office:value="0.54" calcext:value-type="currency">
            <text:p>$0.54</text:p>
          </table:table-cell>
          <table:table-cell table:formula="of:=[.D23]*[.$G$1]" office:value-type="float" office:value="114" calcext:value-type="float">
            <text:p>114</text:p>
          </table:table-cell>
          <table:table-cell table:number-columns-repeated="2" office:value-type="string" calcext:value-type="string">
            <text:p>-</text:p>
          </table:table-cell>
          <table:table-cell table:style-name="ce324" office:value-type="string" calcext:value-type="string">
            <text:p>-</text:p>
          </table:table-cell>
          <table:table-cell table:number-columns-repeated="1014"/>
        </table:table-row>
        <table:table-row table:style-name="ro3">
          <table:table-cell table:style-name="ce340" office:value-type="string" calcext:value-type="string">
            <text:p>Anderson - 30A contact</text:p>
          </table:table-cell>
          <table:table-cell table:style-name="ce147" office:value-type="string" calcext:value-type="string">
            <text:p>Powerwerx</text:p>
          </table:table-cell>
          <table:table-cell/>
          <table:table-cell office:value-type="float" office:value="1" calcext:value-type="float">
            <text:p>1</text:p>
          </table:table-cell>
          <table:table-cell table:formula="of:=[$'LiBCM BOM'.J95]" office:value-type="currency" office:currency="USD" office:value="0.17" calcext:value-type="currency">
            <text:p>$0.17</text:p>
          </table:table-cell>
          <table:table-cell table:formula="of:=[.D24]*[.E24]" office:value-type="currency" office:currency="USD" office:value="0.17" calcext:value-type="currency">
            <text:p>$0.17</text:p>
          </table:table-cell>
          <table:table-cell table:formula="of:=[.D24]*[.$G$1]" office:value-type="float" office:value="38" calcext:value-type="float">
            <text:p>38</text:p>
          </table:table-cell>
          <table:table-cell table:number-columns-repeated="2" office:value-type="string" calcext:value-type="string">
            <text:p>-</text:p>
          </table:table-cell>
          <table:table-cell table:style-name="ce324" office:value-type="string" calcext:value-type="string">
            <text:p>-</text:p>
          </table:table-cell>
          <table:table-cell table:number-columns-repeated="1014"/>
        </table:table-row>
        <table:table-row table:style-name="ro3">
          <table:table-cell table:style-name="ce340" office:value-type="string" calcext:value-type="string">
            <text:p>3cond 22AWG cable</text:p>
          </table:table-cell>
          <table:table-cell table:style-name="ce147" office:value-type="string" calcext:value-type="string">
            <text:p>Digikey</text:p>
          </table:table-cell>
          <table:table-cell office:value-type="string" calcext:value-type="string">
            <text:p>T1276-5-ND</text:p>
          </table:table-cell>
          <table:table-cell office:value-type="float" office:value="3" calcext:value-type="float">
            <text:p>3</text:p>
          </table:table-cell>
          <table:table-cell table:formula="of:=7.146/10" office:value-type="currency" office:currency="USD" office:value="0.7146" calcext:value-type="currency">
            <text:p>$0.71</text:p>
          </table:table-cell>
          <table:table-cell table:formula="of:=[.D25]*[.E25]" office:value-type="currency" office:currency="USD" office:value="2.1438" calcext:value-type="currency">
            <text:p>$2.14</text:p>
          </table:table-cell>
          <table:table-cell table:formula="of:=[.D25]*[.$G$1]" office:value-type="float" office:value="114" calcext:value-type="float">
            <text:p>114</text:p>
          </table:table-cell>
          <table:table-cell office:value-type="float" office:value="164" calcext:value-type="float">
            <text:p>164</text:p>
          </table:table-cell>
          <table:table-cell table:formula="of:=[.H25]*[.E25]" office:value-type="currency" office:currency="USD" office:value="117.1944" calcext:value-type="currency">
            <text:p>$117.19</text:p>
          </table:table-cell>
          <table:table-cell table:style-name="ce324" table:formula="of:=IF(MAX(0;([.G25]-[.H25]));MAX(0;([.G25]-[.H25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5A IEC 5-15P Cor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39-11-00124-ND (15A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39" calcext:value-type="currency">
            <text:p>$7.39</text:p>
          </table:table-cell>
          <table:table-cell table:formula="of:=[.D26]*[.E26]" office:value-type="currency" office:currency="USD" office:value="7.39" calcext:value-type="currency">
            <text:p>$7.39</text:p>
          </table:table-cell>
          <table:table-cell table:formula="of:=[.D26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formula="of:=[.H26]*[.E26]" office:value-type="currency" office:currency="USD" office:value="280.82" calcext:value-type="currency">
            <text:p>$280.82</text:p>
          </table:table-cell>
          <table:table-cell table:style-name="ce324" table:formula="of:=IF(MAX(0;([.G26]-[.H26]));MAX(0;([.G26]-[.H26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 table:number-rows-repeated="2">
          <table:table-cell table:number-columns-repeated="4"/>
          <table:table-cell table:style-name="Default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3">
          <table:table-cell table:number-columns-repeated="9"/>
          <table:table-cell table:style-name="ce136" table:formula="of:=IF(MAX(0;([.G29]-[.H29]));MAX(0;([.G29]-[.H29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136" table:formula="of:=IF(MAX(0;([.G30]-[.H30]));MAX(0;([.G30]-[.H30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6">
          <table:table-cell table:number-columns-repeated="4"/>
          <table:table-cell office:value-type="string" calcext:value-type="string">
            <text:p>Additional $</text:p>
            <text:p>per LiBCM</text:p>
          </table:table-cell>
          <table:table-cell table:formula="of:=SUM([.F4:.F29])-[$'LiBCM BOM'.L86]" office:value-type="currency" office:currency="USD" office:value="374.93562" calcext:value-type="currency">
            <text:p>$374.94</text:p>
          </table:table-cell>
          <table:table-cell/>
          <table:table-cell office:value-type="string" calcext:value-type="string">
            <text:p>Total Spent</text:p>
          </table:table-cell>
          <table:table-cell table:formula="of:=SUM([.I4:.I29])" office:value-type="currency" office:currency="USD" office:value="19349.33324" calcext:value-type="currency">
            <text:p>$19,349.33</text:p>
          </table:table-cell>
          <table:table-cell table:style-name="ce136"/>
          <table:table-cell table:number-columns-repeated="1014"/>
        </table:table-row>
        <table:table-row table:style-name="ro3">
          <table:table-cell table:number-columns-repeated="9"/>
          <table:table-cell table:style-name="ce136" table:formula="of:=IF(MAX(0;([.G32]-[.H32]));MAX(0;([.G32]-[.H32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6">
          <table:table-cell table:style-name="ce125" office:value-type="string" calcext:value-type="string">
            <text:p>For full cost, add additional</text:p>
            <text:p>Daughterboard parts, too</text:p>
          </table:table-cell>
          <table:table-cell table:number-columns-repeated="8"/>
          <table:table-cell table:style-name="ce136" table:formula="of:=IF(MAX(0;([.G33]-[.H33]));MAX(0;([.G33]-[.H33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 table:number-rows-repeated="6">
          <table:table-cell table:number-columns-repeated="4"/>
          <table:table-cell table:style-name="Default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3">
          <table:table-cell table:number-columns-repeated="7"/>
          <table:table-cell table:style-name="ce237"/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4"/>
          <table:table-cell table:style-name="Default"/>
          <table:table-cell/>
          <table:table-cell table:style-name="ce140" table:number-columns-repeated="6"/>
          <table:table-cell table:style-name="ce140" office:value-type="float" office:value="1" calcext:value-type="float">
            <text:p>1</text:p>
          </table:table-cell>
          <table:table-cell table:style-name="ce140" table:number-columns-repeated="101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ew Parts" table:style-name="ta1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19" table:number-columns-repeated="2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19" table:number-columns-repeated="16375" table:default-cell-style-name="Default"/>
        <table:table-row table:style-name="ro2">
          <table:table-cell office:value-type="string" calcext:value-type="string">
            <text:p>What is it?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146" office:value-type="string" calcext:value-type="string">
            <text:p>Supplier</text:p>
          </table:table-cell>
          <table:table-cell table:style-name="ce200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227" office:value-type="string" calcext:value-type="string">
            <text:p>$/</text:p>
            <text:p>Part</text:p>
          </table:table-cell>
          <table:table-cell table:style-name="ce227" office:value-type="string" calcext:value-type="string">
            <text:p>$/ 5Ah</text:p>
            <text:p>LiBCM</text:p>
          </table:table-cell>
          <table:table-cell table:style-name="ce227" office:value-type="string" calcext:value-type="string">
            <text:p>$/ 47Ah</text:p>
            <text:p>LiBCM</text:p>
          </table:table-cell>
          <table:table-cell table:style-name="ce227" office:value-type="string" calcext:value-type="string">
            <text:p>$/</text:p>
            <text:p>QTY n</text:p>
            <text:p>LiBCMs</text:p>
            <text:p>(n=above)</text:p>
          </table:table-cell>
          <table:table-cell table:style-name="ce200" office:value-type="string" calcext:value-type="string">
            <text:p>QTY</text:p>
            <text:p>needed</text:p>
            <text:p>For n LiBCMs</text:p>
          </table:table-cell>
          <table:table-cell table:style-name="ce200" office:value-type="string" calcext:value-type="string">
            <text:p>QTY on hand</text:p>
          </table:table-cell>
          <table:table-cell table:style-name="ce273" office:value-type="string" calcext:value-type="string">
            <text:p>$ spent</text:p>
            <text:p>thus far</text:p>
          </table:table-cell>
          <table:table-cell table:style-name="ce323" office:value-type="string" calcext:value-type="string">
            <text:p>Additional</text:p>
            <text:p>QTY to order for</text:p>
            <text:p>n PCBs</text:p>
          </table:table-cell>
          <table:table-cell table:style-name="ce200"/>
          <table:table-cell table:style-name="ce219"/>
          <table:table-cell table:style-name="ce332"/>
          <table:table-cell table:number-columns-repeated="16366"/>
        </table:table-row>
        <table:table-row table:style-name="ro3">
          <table:table-cell/>
          <table:table-cell office:value-type="string" calcext:value-type="string">
            <text:p>FoMoCo box 22x22x8</text:p>
          </table:table-cell>
          <table:table-cell/>
          <table:table-cell office:value-type="string" calcext:value-type="string">
            <text:p>Uline</text:p>
          </table:table-cell>
          <table:table-cell office:value-type="string" calcext:value-type="string">
            <text:p>S-4651</text:p>
          </table:table-cell>
          <table:table-cell/>
          <table:table-cell office:value-type="float" office:value="1" calcext:value-type="float">
            <text:p>1</text:p>
          </table:table-cell>
          <table:table-cell table:formula="of:=(112.2+102.98/3)/30" office:value-type="float" office:value="4.88422222222222" calcext:value-type="float">
            <text:p>4.88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FoMoCo box 20x18x6</text:p>
          </table:table-cell>
          <table:table-cell/>
          <table:table-cell office:value-type="string" calcext:value-type="string">
            <text:p>Uline</text:p>
          </table:table-cell>
          <table:table-cell office:value-type="string" calcext:value-type="string">
            <text:p>S-4903</text:p>
          </table:table-cell>
          <table:table-cell/>
          <table:table-cell office:value-type="float" office:value="1" calcext:value-type="float">
            <text:p>1</text:p>
          </table:table-cell>
          <table:table-cell table:formula="of:=(66.75+102.98/3)/25" office:value-type="float" office:value="4.04306666666667" calcext:value-type="float">
            <text:p>4.04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FoMoCo box 12x7x5</text:p>
          </table:table-cell>
          <table:table-cell/>
          <table:table-cell office:value-type="string" calcext:value-type="string">
            <text:p>Uline</text:p>
          </table:table-cell>
          <table:table-cell office:value-type="string" calcext:value-type="string">
            <text:p>S-13293</text:p>
          </table:table-cell>
          <table:table-cell/>
          <table:table-cell office:value-type="float" office:value="1" calcext:value-type="float">
            <text:p>1</text:p>
          </table:table-cell>
          <table:table-cell table:formula="of:=(24+102.98/3)/25" office:value-type="float" office:value="2.33306666666667" calcext:value-type="float">
            <text:p>2.33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16371"/>
        </table:table-row>
        <table:table-row table:style-name="ro3">
          <table:table-cell table:style-name="ce221"/>
          <table:table-cell table:style-name="ce221" office:value-type="string" calcext:value-type="string">
            <text:p>M3 nut (thin)(TO-220)</text:p>
          </table:table-cell>
          <table:table-cell table:style-name="ce221" table:number-columns-repeated="2"/>
          <table:table-cell table:style-name="ce221" office:value-type="string" calcext:value-type="string">
            <text:p>36-4708-ND</text:p>
          </table:table-cell>
          <table:table-cell table:style-name="ce221" table:number-columns-repeated="7"/>
          <table:table-cell table:style-name="ce221" office:value-type="float" office:value="100" calcext:value-type="float">
            <text:p>100</text:p>
          </table:table-cell>
          <table:table-cell table:style-name="ce221" table:number-columns-repeated="1011"/>
          <table:table-cell table:number-columns-repeated="15360"/>
        </table:table-row>
        <table:table-row table:style-name="ro3">
          <table:table-cell office:value-type="string" calcext:value-type="string">
            <text:p>Standoff for FoMoCo MCM Mount</text:p>
          </table:table-cell>
          <table:table-cell office:value-type="string" calcext:value-type="string">
            <text:p>FoMoCo MCM Standoff </text:p>
          </table:table-cell>
          <table:table-cell office:value-type="string" calcext:value-type="string">
            <text:p>¼"x1.5"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772-1622-N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Phillips Bolt</text:p>
          </table:table-cell>
          <table:table-cell office:value-type="string" calcext:value-type="string">
            <text:p>FoMoCo MCM Standoff </text:p>
          </table:table-cell>
          <table:table-cell office:value-type="string" calcext:value-type="string">
            <text:p>¼"-20 x ½"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770A537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71"/>
        </table:table-row>
        <table:table-row table:style-name="ro6">
          <table:table-cell table:style-name="ce140" office:value-type="string" calcext:value-type="string">
            <text:p>USB A→B Left Angle Cable</text:p>
          </table:table-cell>
          <table:table-cell table:style-name="ce140" office:value-type="string" calcext:value-type="string">
            <text:p>FoMoCo Mega2560</text:p>
          </table:table-cell>
          <table:table-cell table:style-name="ce140"/>
          <table:table-cell table:style-name="ce140" office:value-type="string" calcext:value-type="string">
            <text:p>Amazon</text:p>
            <text:p>Rs-online</text:p>
          </table:table-cell>
          <table:table-cell table:style-name="ce140" office:value-type="string" calcext:value-type="string">
            <text:p>USBAB2ML</text:p>
          </table:table-cell>
          <table:table-cell table:style-name="ce140"/>
          <table:table-cell table:style-name="ce140" office:value-type="float" office:value="1" calcext:value-type="float">
            <text:p>1</text:p>
          </table:table-cell>
          <table:table-cell table:style-name="ce140" table:formula="of:=8.57" office:value-type="float" office:value="8.57" calcext:value-type="float">
            <text:p>8.57</text:p>
          </table:table-cell>
          <table:table-cell table:style-name="ce140" table:number-columns-repeated="4"/>
          <table:table-cell table:style-name="ce140" office:value-type="float" office:value="1" calcext:value-type="float">
            <text:p>1</text:p>
          </table:table-cell>
          <table:table-cell table:style-name="ce140" table:number-columns-repeated="16371"/>
        </table:table-row>
        <table:table-row table:style-name="ro3">
          <table:table-cell table:style-name="ce140" office:value-type="string" calcext:value-type="string">
            <text:p>USB B→B Left Angle Adapter</text:p>
          </table:table-cell>
          <table:table-cell table:style-name="ce140" office:value-type="string" calcext:value-type="string">
            <text:p>FoMoCo Mega2560</text:p>
          </table:table-cell>
          <table:table-cell table:style-name="ce140"/>
          <table:table-cell table:style-name="ce140" office:value-type="string" calcext:value-type="string">
            <text:p>Amazon</text:p>
          </table:table-cell>
          <table:table-cell table:style-name="ce140" table:number-columns-repeated="2"/>
          <table:table-cell table:style-name="ce140" office:value-type="float" office:value="1" calcext:value-type="float">
            <text:p>1</text:p>
          </table:table-cell>
          <table:table-cell table:style-name="ce140" table:formula="of:=7.98/2" office:value-type="float" office:value="3.99" calcext:value-type="float">
            <text:p>3.99</text:p>
          </table:table-cell>
          <table:table-cell table:style-name="ce140" table:number-columns-repeated="4"/>
          <table:table-cell table:style-name="ce140" office:value-type="float" office:value="2" calcext:value-type="float">
            <text:p>2</text:p>
          </table:table-cell>
          <table:table-cell table:style-name="ce140" table:number-columns-repeated="16371"/>
        </table:table-row>
        <table:table-row table:style-name="ro3">
          <table:table-cell office:value-type="string" calcext:value-type="string">
            <text:p>4p plastic connector housing for Nextion</text:p>
          </table:table-cell>
          <table:table-cell office:value-type="string" calcext:value-type="string">
            <text:p>LiDisplay Conn Housing</text:p>
          </table:table-cell>
          <table:table-cell table:number-columns-repeated="2"/>
          <table:table-cell office:value-type="string" calcext:value-type="string">
            <text:p>455-2267-ND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Nextion terminals</text:p>
          </table:table-cell>
          <table:table-cell office:value-type="string" calcext:value-type="string">
            <text:p>LiDisplay Cable Terminal</text:p>
          </table:table-cell>
          <table:table-cell table:number-columns-repeated="2"/>
          <table:table-cell office:value-type="string" calcext:value-type="string">
            <text:p>SXH-001GU-P0.6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4p plastic connector housing</text:p>
          </table:table-cell>
          <table:table-cell office:value-type="string" calcext:value-type="string">
            <text:p>LiDisplay Conn Housing (LiBCM side)</text:p>
          </table:table-cell>
          <table:table-cell table:number-columns-repeated="2"/>
          <table:table-cell office:value-type="string" calcext:value-type="string">
            <text:p>WM2902-ND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M3 Locknut</text:p>
          </table:table-cell>
          <table:table-cell office:value-type="string" calcext:value-type="string">
            <text:p>Daughterboard, 1500W</text:p>
          </table:table-cell>
          <table:table-cell table:number-columns-repeated="2"/>
          <table:table-cell office:value-type="string" calcext:value-type="string">
            <text:p>93625A100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Daughterboard, 1500W</text:p>
          </table:table-cell>
          <table:table-cell table:number-columns-repeated="2"/>
          <table:table-cell office:value-type="string" calcext:value-type="string">
            <text:p>93475A210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Round felt pad</text:p>
          </table:table-cell>
          <table:table-cell office:value-type="string" calcext:value-type="string">
            <text:p>MCM, LiBCM mounting</text:p>
          </table:table-cell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"Felt Furniture Pads X-PROTECTOR"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Rectangular felt pad</text:p>
          </table:table-cell>
          <table:table-cell office:value-type="string" calcext:value-type="string">
            <text:p>FoMoCo</text:p>
          </table:table-cell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Pllieay 2x.04x14.7 feet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300x300 mm mica sheet</text:p>
          </table:table-cell>
          <table:table-cell office:value-type="string" calcext:value-type="string">
            <text:p>FoMoCo module separator</text:p>
          </table:table-cell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GZFY 300mm x 300mm</text:p>
          </table:table-cell>
          <table:table-cell/>
          <table:table-cell office:value-type="float" office:value="1" calcext:value-type="float">
            <text:p>1</text:p>
          </table:table-cell>
          <table:table-cell table:formula="of:=15.99/3" office:value-type="float" office:value="5.33" calcext:value-type="float">
            <text:p>5.33</text:p>
          </table:table-cell>
          <table:table-cell table:number-columns-repeated="16376"/>
        </table:table-row>
      </table:table>
      <table:table table:name="5AhG3 Heater" table:style-name="ta1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19" table:number-columns-repeated="2" table:default-cell-style-name="Default"/>
        <table:table-column table:style-name="co37" table:default-cell-style-name="Default"/>
        <table:table-column table:style-name="co19" table:number-columns-repeated="2" table:default-cell-style-name="Default"/>
        <table:table-column table:style-name="co19" table:default-cell-style-name="ce237"/>
        <table:table-column table:style-name="co19" table:number-columns-repeated="6" table:default-cell-style-name="Default"/>
        <table:table-row table:style-name="ro1">
          <table:table-cell table:number-columns-repeated="3"/>
          <table:table-cell table:style-name="ce146"/>
          <table:table-cell table:style-name="ce200"/>
          <table:table-cell/>
          <table:table-cell table:style-name="ce227" table:number-columns-repeated="2"/>
          <table:table-cell table:style-name="ce266" office:value-type="float" office:value="20" calcext:value-type="float">
            <text:p>20</text:p>
          </table:table-cell>
          <table:table-cell table:style-name="ce200" table:number-columns-repeated="3"/>
          <table:table-cell table:style-name="ce273"/>
          <table:table-cell table:style-name="ce323"/>
        </table:table-row>
        <table:table-row table:style-name="ro2">
          <table:table-cell office:value-type="string" calcext:value-type="string">
            <text:p>How Used</text:p>
          </table:table-cell>
          <table:table-cell office:value-type="string" calcext:value-type="string">
            <text:p>Part Description</text:p>
          </table:table-cell>
          <table:table-cell office:value-type="string" calcext:value-type="string">
            <text:p>Value</text:p>
          </table:table-cell>
          <table:table-cell table:style-name="ce146" office:value-type="string" calcext:value-type="string">
            <text:p>Supplier</text:p>
          </table:table-cell>
          <table:table-cell table:style-name="ce200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table:style-name="ce227" office:value-type="string" calcext:value-type="string">
            <text:p>$/</text:p>
            <text:p>Part</text:p>
          </table:table-cell>
          <table:table-cell table:style-name="ce227" office:value-type="string" calcext:value-type="string">
            <text:p>$/ 5Ah</text:p>
            <text:p>LiBCM</text:p>
          </table:table-cell>
          <table:table-cell table:style-name="ce227" office:value-type="string" calcext:value-type="string">
            <text:p>$/</text:p>
            <text:p>QTY n</text:p>
            <text:p>LiBCMs</text:p>
            <text:p>(n=above)</text:p>
          </table:table-cell>
          <table:table-cell table:style-name="ce200" office:value-type="string" calcext:value-type="string">
            <text:p>QTY</text:p>
            <text:p>needed</text:p>
            <text:p>For n LiBCMs</text:p>
          </table:table-cell>
          <table:table-cell table:style-name="ce200" office:value-type="string" calcext:value-type="string">
            <text:p>QTY on hand</text:p>
          </table:table-cell>
          <table:table-cell table:style-name="ce200" office:value-type="string" calcext:value-type="string">
            <text:p>Remaining</text:p>
            <text:p>QTY needed</text:p>
          </table:table-cell>
          <table:table-cell table:style-name="ce273" office:value-type="string" calcext:value-type="string">
            <text:p>Next Order</text:p>
          </table:table-cell>
          <table:table-cell table:style-name="ce323"/>
        </table:table-row>
        <table:table-row table:style-name="ro3">
          <table:table-cell/>
          <table:table-cell office:value-type="string" calcext:value-type="string">
            <text:p>PCB - 18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2.592+1.33" office:value-type="float" office:value="3.922" calcext:value-type="float">
            <text:p>3.92</text:p>
          </table:table-cell>
          <table:table-cell table:formula="of:=[.G3]*[.F3]" office:value-type="currency" office:currency="USD" office:value="7.844" calcext:value-type="currency">
            <text:p>$7.84</text:p>
          </table:table-cell>
          <table:table-cell table:style-name="ce237" table:formula="of:=[.H3]*[.I$1]" office:value-type="currency" office:currency="USD" office:value="156.88" calcext:value-type="currency">
            <text:p>$156.88</text:p>
          </table:table-cell>
          <table:table-cell table:formula="of:=[.F3]*[.I$1]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IF([.K3]&gt;[.J3];0;([.J3]-[.K3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CB - 12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.462+1.33" office:value-type="float" office:value="3.792" calcext:value-type="float">
            <text:p>3.79</text:p>
          </table:table-cell>
          <table:table-cell table:formula="of:=[.G4]*[.F4]" office:value-type="currency" office:currency="USD" office:value="3.792" calcext:value-type="currency">
            <text:p>$3.79</text:p>
          </table:table-cell>
          <table:table-cell table:style-name="ce237" table:formula="of:=[.H4]*[.I$1]" office:value-type="currency" office:currency="USD" office:value="75.84" calcext:value-type="currency">
            <text:p>$75.84</text:p>
          </table:table-cell>
          <table:table-cell table:formula="of:=[.F4]*[.I$1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IF([.K4]&gt;[.J4];0;([.J4]-[.K4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NFET - 700V 12.5A</text:p>
          </table:table-cell>
          <table:table-cell table:number-columns-repeated="2"/>
          <table:table-cell office:value-type="string" calcext:value-type="string">
            <text:p>IPD70R360P7SAUMA1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table:formula="of:=[.G5]*[.F5]" office:value-type="currency" office:currency="USD" office:value="0.94" calcext:value-type="currency">
            <text:p>$0.94</text:p>
          </table:table-cell>
          <table:table-cell table:style-name="ce237" table:formula="of:=[.H5]*[.I$1]" office:value-type="currency" office:currency="USD" office:value="18.8" calcext:value-type="currency">
            <text:p>$18.80</text:p>
          </table:table-cell>
          <table:table-cell table:formula="of:=[.F5]*[.I$1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IF([.K5]&gt;[.J5];0;([.J5]-[.K5]))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Thermistor</text:p>
          </table:table-cell>
          <table:table-cell table:number-columns-repeated="2"/>
          <table:table-cell table:formula="of:=[$'LiBCM BOM'.D25]" office:value-type="string" office:string-value="NB12K00103KBB (old)(10%)&#10;SDNT2012X103F3950FTF (1%)" calcext:value-type="string">
            <text:p>NB12K00103KBB (old)(10%)</text:p>
            <text:p>SDNT2012X103F3950FTF (1%)</text:p>
          </table:table-cell>
          <table:table-cell office:value-type="float" office:value="3" calcext:value-type="float">
            <text:p>3</text:p>
          </table:table-cell>
          <table:table-cell table:style-name="ce237" table:formula="of:=[$'LiBCM BOM'.J25]" office:value-type="currency" office:currency="USD" office:value="0.169" calcext:value-type="currency">
            <text:p>$0.17</text:p>
          </table:table-cell>
          <table:table-cell table:formula="of:=[.G6]*[.F6]" office:value-type="currency" office:currency="USD" office:value="0.507" calcext:value-type="currency">
            <text:p>$0.51</text:p>
          </table:table-cell>
          <table:table-cell table:style-name="ce237" table:formula="of:=[.H6]*[.I$1]" office:value-type="currency" office:currency="USD" office:value="10.14" calcext:value-type="currency">
            <text:p>$10.14</text:p>
          </table:table-cell>
          <table:table-cell table:formula="of:=[.F6]*[.I$1]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formula="of:=IF([.K6]&gt;[.J6];0;([.J6]-[.K6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esistor - 18S - 2010</text:p>
          </table:table-cell>
          <table:table-cell office:value-type="string" calcext:value-type="string">
            <text:p>6k2</text:p>
          </table:table-cell>
          <table:table-cell/>
          <table:table-cell office:value-type="string" calcext:value-type="string">
            <text:p>2019-RK73B2HTTE622JTR-ND</text:p>
          </table:table-cell>
          <table:table-cell table:formula="of:=168*2" office:value-type="float" office:value="336" calcext:value-type="float">
            <text:p>336</text:p>
          </table:table-cell>
          <table:table-cell table:formula="of:=146.84/4000" office:value-type="float" office:value="0.03671" calcext:value-type="float">
            <text:p>0.04</text:p>
          </table:table-cell>
          <table:table-cell table:formula="of:=[.G7]*[.F7]" office:value-type="currency" office:currency="USD" office:value="12.33456" calcext:value-type="currency">
            <text:p>$12.33</text:p>
          </table:table-cell>
          <table:table-cell table:style-name="ce237" table:formula="of:=[.H7]*[.I$1]" office:value-type="currency" office:currency="USD" office:value="246.6912" calcext:value-type="currency">
            <text:p>$246.69</text:p>
          </table:table-cell>
          <table:table-cell table:formula="of:=[.F7]*[.I$1]" office:value-type="float" office:value="6720" calcext:value-type="float">
            <text:p>6720</text:p>
          </table:table-cell>
          <table:table-cell office:value-type="float" office:value="12000" calcext:value-type="float">
            <text:p>12000</text:p>
          </table:table-cell>
          <table:table-cell table:formula="of:=IF([.K7]&gt;[.J7];0;([.J7]-[.K7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esistor - 12S - 2010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13-RC2010JK-073K9LTR-ND</text:p>
          </table:table-cell>
          <table:table-cell office:value-type="float" office:value="115" calcext:value-type="float">
            <text:p>115</text:p>
          </table:table-cell>
          <table:table-cell table:formula="of:=96.92/4000" office:value-type="float" office:value="0.02423" calcext:value-type="float">
            <text:p>0.02</text:p>
          </table:table-cell>
          <table:table-cell table:formula="of:=[.G8]*[.F8]" office:value-type="currency" office:currency="USD" office:value="2.78645" calcext:value-type="currency">
            <text:p>$2.79</text:p>
          </table:table-cell>
          <table:table-cell table:style-name="ce237" table:formula="of:=[.H8]*[.I$1]" office:value-type="currency" office:currency="USD" office:value="55.729" calcext:value-type="currency">
            <text:p>$55.73</text:p>
          </table:table-cell>
          <table:table-cell table:formula="of:=[.F8]*[.I$1]" office:value-type="float" office:value="2300" calcext:value-type="float">
            <text:p>2300</text:p>
          </table:table-cell>
          <table:table-cell office:value-type="float" office:value="4000" calcext:value-type="float">
            <text:p>4000</text:p>
          </table:table-cell>
          <table:table-cell table:formula="of:=IF([.K8]&gt;[.J8];0;([.J8]-[.K8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HVDC Interconnect - connector</text:p>
          </table:table-cell>
          <table:table-cell table:number-columns-repeated="2"/>
          <table:table-cell office:value-type="string" calcext:value-type="string">
            <text:p>2057-CDR-02-GR-ND</text:p>
          </table:table-cell>
          <table:table-cell office:value-type="float" office:value="2" calcext:value-type="float">
            <text:p>2</text:p>
          </table:table-cell>
          <table:table-cell office:value-type="float" office:value="0.1387" calcext:value-type="float">
            <text:p>0.14</text:p>
          </table:table-cell>
          <table:table-cell table:formula="of:=[.G9]*[.F9]" office:value-type="currency" office:currency="USD" office:value="0.2774" calcext:value-type="currency">
            <text:p>$0.28</text:p>
          </table:table-cell>
          <table:table-cell table:style-name="ce237" table:formula="of:=[.H9]*[.I$1]" office:value-type="currency" office:currency="USD" office:value="5.548" calcext:value-type="currency">
            <text:p>$5.55</text:p>
          </table:table-cell>
          <table:table-cell table:formula="of:=[.F9]*[.I$1]"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formula="of:=IF([.K9]&gt;[.J9];0;([.J9]-[.K9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HVDC Interconnect - cable</text:p>
          </table:table-cell>
          <table:table-cell table:number-columns-repeated="2"/>
          <table:table-cell office:value-type="string" calcext:value-type="string">
            <text:p>900-2162701022-ND</text:p>
          </table:table-cell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formula="of:=[.G10]*[.F10]" office:value-type="currency" office:currency="USD" office:value="2.95" calcext:value-type="currency">
            <text:p>$2.95</text:p>
          </table:table-cell>
          <table:table-cell table:style-name="ce237" table:formula="of:=[.H10]*[.I$1]" office:value-type="currency" office:currency="USD" office:value="59" calcext:value-type="currency">
            <text:p>$59.00</text:p>
          </table:table-cell>
          <table:table-cell table:formula="of:=[.F10]*[.I$1]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IF([.K10]&gt;[.J10];0;([.J10]-[.K10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hassis resistor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696-1452-ND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.84</text:p>
          </table:table-cell>
          <table:table-cell table:formula="of:=[.G11]*[.F11]" office:value-type="currency" office:currency="USD" office:value="8.52" calcext:value-type="currency">
            <text:p>$8.52</text:p>
          </table:table-cell>
          <table:table-cell table:style-name="ce237" table:formula="of:=[.H11]*[.I$1]" office:value-type="currency" office:currency="USD" office:value="170.4" calcext:value-type="currency">
            <text:p>$170.40</text:p>
          </table:table-cell>
          <table:table-cell table:formula="of:=[.F11]*[.I$1]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IF([.K11]&gt;[.J11];0;([.J11]-[.K11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PIO - cable</text:p>
          </table:table-cell>
          <table:table-cell table:number-columns-repeated="2"/>
          <table:table-cell office:value-type="string" calcext:value-type="string">
            <text:p>900-2177961023-ND</text:p>
          </table:table-cell>
          <table:table-cell office:value-type="float" office:value="1" calcext:value-type="float">
            <text:p>1</text:p>
          </table:table-cell>
          <table:table-cell office:value-type="float" office:value="2.56" calcext:value-type="float">
            <text:p>2.56</text:p>
          </table:table-cell>
          <table:table-cell table:formula="of:=[.G12]*[.F12]" office:value-type="currency" office:currency="USD" office:value="2.56" calcext:value-type="currency">
            <text:p>$2.56</text:p>
          </table:table-cell>
          <table:table-cell table:style-name="ce237" table:formula="of:=[.H12]*[.I$1]" office:value-type="currency" office:currency="USD" office:value="51.2" calcext:value-type="currency">
            <text:p>$51.20</text:p>
          </table:table-cell>
          <table:table-cell table:formula="of:=[.F12]*[.I$1]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IF([.K12]&gt;[.J12];0;([.J12]-[.K12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PIO - connector</text:p>
          </table:table-cell>
          <table:table-cell table:number-columns-repeated="2"/>
          <table:table-cell office:value-type="string" calcext:value-type="string">
            <text:p>WM2744-ND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formula="of:=[.G13]*[.F13]" office:value-type="currency" office:currency="USD" office:value="0.51" calcext:value-type="currency">
            <text:p>$0.51</text:p>
          </table:table-cell>
          <table:table-cell table:style-name="ce237" table:formula="of:=[.H13]*[.I$1]" office:value-type="currency" office:currency="USD" office:value="10.2" calcext:value-type="currency">
            <text:p>$10.20</text:p>
          </table:table-cell>
          <table:table-cell table:formula="of:=[.F13]*[.I$1]"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table:formula="of:=IF([.K13]&gt;[.J13];0;([.J13]-[.K13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6p screw terminal</text:p>
          </table:table-cell>
          <table:table-cell table:number-columns-repeated="2"/>
          <table:table-cell office:value-type="string" calcext:value-type="string">
            <text:p>277-5779-ND</text:p>
          </table:table-cell>
          <table:table-cell office:value-type="float" office:value="1" calcext:value-type="float">
            <text:p>1</text:p>
          </table:table-cell>
          <table:table-cell office:value-type="float" office:value="3.86" calcext:value-type="float">
            <text:p>3.86</text:p>
          </table:table-cell>
          <table:table-cell table:formula="of:=[.G14]*[.F14]" office:value-type="currency" office:currency="USD" office:value="3.86" calcext:value-type="currency">
            <text:p>$3.86</text:p>
          </table:table-cell>
          <table:table-cell table:style-name="ce237" table:formula="of:=[.H14]*[.I$1]" office:value-type="currency" office:currency="USD" office:value="77.2" calcext:value-type="currency">
            <text:p>$77.20</text:p>
          </table:table-cell>
          <table:table-cell table:formula="of:=[.F14]*[.I$1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IF([.K14]&gt;[.J14];0;([.J14]-[.K14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ire - RED</text:p>
          </table:table-cell>
          <table:table-cell table:number-columns-repeated="2"/>
          <table:table-cell table:formula="of:=[$'LiBCM BOM'.D122]" office:value-type="string" office:string-value="CN512R-500-ND‎" calcext:value-type="string">
            <text:p>CN512R-500-ND‎</text:p>
          </table:table-cell>
          <table:table-cell office:value-type="float" office:value="2" calcext:value-type="float">
            <text:p>2</text:p>
          </table:table-cell>
          <table:table-cell table:style-name="ce237" table:formula="of:=[$'LiBCM BOM'.J122]" office:value-type="currency" office:currency="USD" office:value="0.269" calcext:value-type="currency">
            <text:p>$0.27</text:p>
          </table:table-cell>
          <table:table-cell table:formula="of:=[.G9]*[.F9]" office:value-type="currency" office:currency="USD" office:value="0.2774" calcext:value-type="currency">
            <text:p>$0.28</text:p>
          </table:table-cell>
          <table:table-cell table:style-name="ce237" table:formula="of:=[.H15]*[.I$1]" office:value-type="currency" office:currency="USD" office:value="5.548" calcext:value-type="currency">
            <text:p>$5.55</text:p>
          </table:table-cell>
          <table:table-cell table:formula="of:=[.F15]*[.I$1]"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table:formula="of:=IF([.K15]&gt;[.J15];0;([.J15]-[.K15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ire - BLK</text:p>
          </table:table-cell>
          <table:table-cell table:number-columns-repeated="2"/>
          <table:table-cell table:formula="of:=[$'LiBCM BOM'.D123]" office:value-type="string" office:string-value="CN548B-500-ND" calcext:value-type="string">
            <text:p>CN548B-500-ND</text:p>
          </table:table-cell>
          <table:table-cell office:value-type="float" office:value="2" calcext:value-type="float">
            <text:p>2</text:p>
          </table:table-cell>
          <table:table-cell table:style-name="ce237" table:formula="of:=[$'LiBCM BOM'.J123]" office:value-type="currency" office:currency="USD" office:value="0.269" calcext:value-type="currency">
            <text:p>$0.27</text:p>
          </table:table-cell>
          <table:table-cell table:formula="of:=[.G16]*[.F16]" office:value-type="currency" office:currency="USD" office:value="0.538" calcext:value-type="currency">
            <text:p>$0.54</text:p>
          </table:table-cell>
          <table:table-cell table:style-name="ce237" table:formula="of:=[.H16]*[.I$1]" office:value-type="currency" office:currency="USD" office:value="10.76" calcext:value-type="currency">
            <text:p>$10.76</text:p>
          </table:table-cell>
          <table:table-cell table:formula="of:=[.F16]*[.I$1]"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table:formula="of:=IF([.K16]&gt;[.J16];0;([.J16]-[.K16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errules</text:p>
          </table:table-cell>
          <table:table-cell table:number-columns-repeated="2"/>
          <table:table-cell table:formula="of:=[$'LiBCM BOM'.D145]" office:value-type="string" office:string-value="20 AWG insulated" calcext:value-type="string">
            <text:p>20 AWG insulated</text:p>
          </table:table-cell>
          <table:table-cell office:value-type="float" office:value="6" calcext:value-type="float">
            <text:p>6</text:p>
          </table:table-cell>
          <table:table-cell table:style-name="ce237" table:formula="of:=[$'LiBCM BOM'.J145]" office:value-type="currency" office:currency="USD" office:value="0.017" calcext:value-type="currency">
            <text:p>$0.02</text:p>
          </table:table-cell>
          <table:table-cell table:formula="of:=[.G17]*[.F17]" office:value-type="currency" office:currency="USD" office:value="0.102" calcext:value-type="currency">
            <text:p>$0.10</text:p>
          </table:table-cell>
          <table:table-cell table:style-name="ce237" table:formula="of:=[.H17]*[.I$1]" office:value-type="currency" office:currency="USD" office:value="2.04" calcext:value-type="currency">
            <text:p>$2.04</text:p>
          </table:table-cell>
          <table:table-cell table:formula="of:=[.F17]*[.I$1]" office:value-type="float" office:value="120" calcext:value-type="float">
            <text:p>120</text:p>
          </table:table-cell>
          <table:table-cell office:value-type="string" calcext:value-type="string">
            <text:p>-</text:p>
          </table:table-cell>
          <table:table-cell table:formula="of:=IF([.K17]&gt;[.J17];0;([.J17]-[.K17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M4 ring terminal</text:p>
          </table:table-cell>
          <table:table-cell table:number-columns-repeated="2"/>
          <table:table-cell table:formula="of:=[$'LiBCM BOM'.D128]" office:value-type="string" office:string-value="277-11146-ND" calcext:value-type="string">
            <text:p>277-11146-ND</text:p>
          </table:table-cell>
          <table:table-cell office:value-type="float" office:value="2" calcext:value-type="float">
            <text:p>2</text:p>
          </table:table-cell>
          <table:table-cell table:style-name="ce237" table:formula="of:=[$'LiBCM BOM'.J128]" office:value-type="currency" office:currency="USD" office:value="0.096" calcext:value-type="currency">
            <text:p>$0.10</text:p>
          </table:table-cell>
          <table:table-cell table:formula="of:=[.G18]*[.F18]" office:value-type="currency" office:currency="USD" office:value="0.192" calcext:value-type="currency">
            <text:p>$0.19</text:p>
          </table:table-cell>
          <table:table-cell table:style-name="ce237" table:formula="of:=[.H18]*[.I$1]" office:value-type="currency" office:currency="USD" office:value="3.84" calcext:value-type="currency">
            <text:p>$3.84</text:p>
          </table:table-cell>
          <table:table-cell table:formula="of:=[.F18]*[.I$1]"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table:formula="of:=IF([.K18]&gt;[.J18];0;([.J18]-[.K18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ap Pad</text:p>
          </table:table-cell>
          <table:table-cell table:number-columns-repeated="2"/>
          <table:table-cell office:value-type="string" calcext:value-type="string">
            <text:p>1168-TG-A2030-5-5-3.0-ND</text:p>
          </table:table-cell>
          <table:table-cell office:value-type="float" office:value="3" calcext:value-type="float">
            <text:p>3</text:p>
          </table:table-cell>
          <table:table-cell office:value-type="float" office:value="0.075" calcext:value-type="float">
            <text:p>0.08</text:p>
          </table:table-cell>
          <table:table-cell table:formula="of:=[.G19]*[.F19]" office:value-type="currency" office:currency="USD" office:value="0.225" calcext:value-type="currency">
            <text:p>$0.23</text:p>
          </table:table-cell>
          <table:table-cell table:style-name="ce237" table:formula="of:=[.H19]*[.I$1]" office:value-type="currency" office:currency="USD" office:value="4.5" calcext:value-type="currency">
            <text:p>$4.50</text:p>
          </table:table-cell>
          <table:table-cell table:formula="of:=[.F19]*[.I$1]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formula="of:=IF([.K19]&gt;[.J19];0;([.J19]-[.K19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hotovoltaic isolator</text:p>
          </table:table-cell>
          <table:table-cell table:number-columns-repeated="2"/>
          <table:table-cell office:value-type="string" calcext:value-type="string">
            <text:p>255-3510-1-ND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table:formula="of:=[.G20]*[.F20]" office:value-type="currency" office:currency="USD" office:value="1.46" calcext:value-type="currency">
            <text:p>$1.46</text:p>
          </table:table-cell>
          <table:table-cell table:style-name="ce237" table:formula="of:=[.H20]*[.I$1]" office:value-type="currency" office:currency="USD" office:value="29.2" calcext:value-type="currency">
            <text:p>$29.20</text:p>
          </table:table-cell>
          <table:table-cell table:formula="of:=[.F20]*[.I$1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IF([.K20]&gt;[.J20];0;([.J20]-[.K20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use</text:p>
          </table:table-cell>
          <table:table-cell office:value-type="string" calcext:value-type="string">
            <text:p>4A</text:p>
          </table:table-cell>
          <table:table-cell/>
          <table:table-cell office:value-type="string" calcext:value-type="string">
            <text:p>0ADKC4000-BE</text:p>
          </table:table-cell>
          <table:table-cell office:value-type="float" office:value="1" calcext:value-type="float">
            <text:p>1</text:p>
          </table:table-cell>
          <table:table-cell office:value-type="float" office:value="0.8662" calcext:value-type="float">
            <text:p>0.87</text:p>
          </table:table-cell>
          <table:table-cell table:formula="of:=[.G21]*[.F21]" office:value-type="currency" office:currency="USD" office:value="0.8662" calcext:value-type="currency">
            <text:p>$0.87</text:p>
          </table:table-cell>
          <table:table-cell table:style-name="ce237" table:formula="of:=[.H21]*[.I$1]" office:value-type="currency" office:currency="USD" office:value="17.324" calcext:value-type="currency">
            <text:p>$17.32</text:p>
          </table:table-cell>
          <table:table-cell table:formula="of:=[.F21]*[.I$1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IF([.K21]&gt;[.J21];0;([.J21]-[.K21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use Holder</text:p>
          </table:table-cell>
          <table:table-cell table:number-columns-repeated="2"/>
          <table:table-cell table:formula="of:=[$'LiBCM BOM'.D64]" office:value-type="string" office:string-value="0031.8201" calcext:value-type="string">
            <text:p>0031.8201</text:p>
          </table:table-cell>
          <table:table-cell office:value-type="float" office:value="1" calcext:value-type="float">
            <text:p>1</text:p>
          </table:table-cell>
          <table:table-cell table:style-name="ce237" table:formula="of:=[$'LiBCM BOM'.J64]" office:value-type="currency" office:currency="USD" office:value="0.608" calcext:value-type="currency">
            <text:p>$0.61</text:p>
          </table:table-cell>
          <table:table-cell table:formula="of:=[.G22]*[.F22]" office:value-type="currency" office:currency="USD" office:value="0.608" calcext:value-type="currency">
            <text:p>$0.61</text:p>
          </table:table-cell>
          <table:table-cell table:style-name="ce237" table:formula="of:=[.H22]*[.I$1]" office:value-type="currency" office:currency="USD" office:value="12.16" calcext:value-type="currency">
            <text:p>$12.16</text:p>
          </table:table-cell>
          <table:table-cell table:formula="of:=[.F22]*[.I$1]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table:formula="of:=IF([.K22]&gt;[.J22];0;([.J22]-[.K22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ED</text:p>
          </table:table-cell>
          <table:table-cell table:number-columns-repeated="2"/>
          <table:table-cell table:formula="of:=[$'LiBCM BOM'.D22]" office:value-type="string" office:string-value="LTST-C171GKT" calcext:value-type="string">
            <text:p>LTST-C171GKT</text:p>
          </table:table-cell>
          <table:table-cell office:value-type="float" office:value="1" calcext:value-type="float">
            <text:p>1</text:p>
          </table:table-cell>
          <table:table-cell table:style-name="ce237" table:formula="of:=[$'LiBCM BOM'.J22]" office:value-type="currency" office:currency="USD" office:value="0.04747" calcext:value-type="currency">
            <text:p>$0.05</text:p>
          </table:table-cell>
          <table:table-cell table:formula="of:=[.G23]*[.F23]" office:value-type="currency" office:currency="USD" office:value="0.04747" calcext:value-type="currency">
            <text:p>$0.05</text:p>
          </table:table-cell>
          <table:table-cell table:style-name="ce237" table:formula="of:=[.H23]*[.I$1]" office:value-type="currency" office:currency="USD" office:value="0.9494" calcext:value-type="currency">
            <text:p>$0.95</text:p>
          </table:table-cell>
          <table:table-cell table:formula="of:=[.F23]*[.I$1]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table:formula="of:=IF([.K23]&gt;[.J23];0;([.J23]-[.K23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Zip tie</text:p>
          </table:table-cell>
          <table:table-cell table:number-columns-repeated="2"/>
          <table:table-cell office:value-type="string" calcext:value-type="string">
            <text:p>4"</text:p>
          </table:table-cell>
          <table:table-cell office:value-type="float" office:value="5" calcext:value-type="float">
            <text:p>5</text:p>
          </table:table-cell>
          <table:table-cell table:style-name="ce237" table:formula="of:=[$'LiBCM BOM'.J166]" office:value-type="currency" office:currency="USD" office:value="0.02" calcext:value-type="currency">
            <text:p>$0.02</text:p>
          </table:table-cell>
          <table:table-cell table:formula="of:=[.G24]*[.F24]" office:value-type="currency" office:currency="USD" office:value="0.1" calcext:value-type="currency">
            <text:p>$0.10</text:p>
          </table:table-cell>
          <table:table-cell table:style-name="ce237" table:formula="of:=[.H24]*[.I$1]" office:value-type="currency" office:currency="USD" office:value="2" calcext:value-type="currency">
            <text:p>$2.00</text:p>
          </table:table-cell>
          <table:table-cell table:formula="of:=[.F24]*[.I$1]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formula="of:=IF([.K24]&gt;[.J24];0;([.J24]-[.K24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/8" conduit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37" table:formula="of:=[$'LiBCM BOM'.J163]" office:value-type="currency" office:currency="USD" office:value="0.0899" calcext:value-type="currency">
            <text:p>$0.09</text:p>
          </table:table-cell>
          <table:table-cell table:formula="of:=[.G25]*[.F25]" office:value-type="currency" office:currency="USD" office:value="0.7192" calcext:value-type="currency">
            <text:p>$0.72</text:p>
          </table:table-cell>
          <table:table-cell table:style-name="ce237" table:formula="of:=[.H25]*[.I$1]" office:value-type="currency" office:currency="USD" office:value="14.384" calcext:value-type="currency">
            <text:p>$14.38</text:p>
          </table:table-cell>
          <table:table-cell table:formula="of:=[.F25]*[.I$1]" office:value-type="float" office:value="160" calcext:value-type="float">
            <text:p>160</text:p>
          </table:table-cell>
          <table:table-cell office:value-type="string" calcext:value-type="string">
            <text:p>-</text:p>
          </table:table-cell>
          <table:table-cell table:formula="of:=IF([.K25]&gt;[.J25];0;([.J25]-[.K25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crew - self tapping</text:p>
          </table:table-cell>
          <table:table-cell table:number-columns-repeated="2"/>
          <table:table-cell office:value-type="string" calcext:value-type="string">
            <text:p>94209A355</text:p>
          </table:table-cell>
          <table:table-cell office:value-type="float" office:value="6" calcext:value-type="float">
            <text:p>6</text:p>
          </table:table-cell>
          <table:table-cell table:formula="of:=0.0771" office:value-type="float" office:value="0.0771" calcext:value-type="float">
            <text:p>0.08</text:p>
          </table:table-cell>
          <table:table-cell table:formula="of:=[.G26]*[.F26]" office:value-type="currency" office:currency="USD" office:value="0.4626" calcext:value-type="currency">
            <text:p>$0.46</text:p>
          </table:table-cell>
          <table:table-cell table:style-name="ce237" table:formula="of:=[.H26]*[.I$1]" office:value-type="currency" office:currency="USD" office:value="9.252" calcext:value-type="currency">
            <text:p>$9.25</text:p>
          </table:table-cell>
          <table:table-cell table:formula="of:=[.F26]*[.I$1]" office:value-type="float" office:value="120" calcext:value-type="float">
            <text:p>120</text:p>
          </table:table-cell>
          <table:table-cell office:value-type="float" office:value="600" calcext:value-type="float">
            <text:p>600</text:p>
          </table:table-cell>
          <table:table-cell table:formula="of:=IF([.K26]&gt;[.J26];0;([.J26]-[.K26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Box - shipping</text:p>
          </table:table-cell>
          <table:table-cell table:number-columns-repeated="2"/>
          <table:table-cell office:value-type="string" calcext:value-type="string">
            <text:p>14x8x4</text:p>
          </table:table-cell>
          <table:table-cell office:value-type="float" office:value="1" calcext:value-type="float">
            <text:p>1</text:p>
          </table:table-cell>
          <table:table-cell table:formula="of:=29.45/25" office:value-type="float" office:value="1.178" calcext:value-type="float">
            <text:p>1.18</text:p>
          </table:table-cell>
          <table:table-cell table:formula="of:=[.G27]*[.F27]" office:value-type="currency" office:currency="USD" office:value="1.178" calcext:value-type="currency">
            <text:p>$1.18</text:p>
          </table:table-cell>
          <table:table-cell table:style-name="ce237" table:formula="of:=[.H27]*[.I$1]" office:value-type="currency" office:currency="USD" office:value="23.56" calcext:value-type="currency">
            <text:p>$23.56</text:p>
          </table:table-cell>
          <table:table-cell table:formula="of:=[.F27]*[.I$1]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IF([.K27]&gt;[.J27];0;([.J27]-[.K27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nderson 15A contact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37" table:formula="of:=[$'LiBCM BOM'.J94]" office:value-type="currency" office:currency="USD" office:value="0.18" calcext:value-type="currency">
            <text:p>$0.18</text:p>
          </table:table-cell>
          <table:table-cell table:formula="of:=[.G28]*[.F28]" office:value-type="currency" office:currency="USD" office:value="1.44" calcext:value-type="currency">
            <text:p>$1.44</text:p>
          </table:table-cell>
          <table:table-cell table:style-name="ce237" table:formula="of:=[.H28]*[.I$1]" office:value-type="currency" office:currency="USD" office:value="28.8" calcext:value-type="currency">
            <text:p>$28.80</text:p>
          </table:table-cell>
          <table:table-cell table:formula="of:=[.F28]*[.I$1]" office:value-type="float" office:value="160" calcext:value-type="float">
            <text:p>16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nderson WHT housing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style-name="ce237" table:formula="of:=[$'LiBCM BOM'.J97]" office:value-type="currency" office:currency="USD" office:value="0.44" calcext:value-type="currency">
            <text:p>$0.44</text:p>
          </table:table-cell>
          <table:table-cell table:formula="of:=[.G29]*[.F29]" office:value-type="currency" office:currency="USD" office:value="1.76" calcext:value-type="currency">
            <text:p>$1.76</text:p>
          </table:table-cell>
          <table:table-cell table:style-name="ce237" table:formula="of:=[.H29]*[.I$1]" office:value-type="currency" office:currency="USD" office:value="35.2" calcext:value-type="currency">
            <text:p>$35.20</text:p>
          </table:table-cell>
          <table:table-cell table:formula="of:=[.F29]*[.I$1]" office:value-type="float" office:value="80" calcext:value-type="float">
            <text:p>8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nderson ORG housing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style-name="ce237" table:formula="of:=[$'LiBCM BOM'.J99]" office:value-type="currency" office:currency="USD" office:value="0.44" calcext:value-type="currency">
            <text:p>$0.44</text:p>
          </table:table-cell>
          <table:table-cell table:formula="of:=[.G30]*[.F30]" office:value-type="currency" office:currency="USD" office:value="1.76" calcext:value-type="currency">
            <text:p>$1.76</text:p>
          </table:table-cell>
          <table:table-cell table:style-name="ce237" table:formula="of:=[.H30]*[.I$1]" office:value-type="currency" office:currency="USD" office:value="35.2" calcext:value-type="currency">
            <text:p>$35.20</text:p>
          </table:table-cell>
          <table:table-cell table:formula="of:=[.F30]*[.I$1]" office:value-type="float" office:value="80" calcext:value-type="float">
            <text:p>8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oam (12x5.5")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/>
          <table:table-cell table:formula="of:=[.G31]*[.F31]" office:value-type="currency" office:currency="USD" office:value="0" calcext:value-type="currency">
            <text:p>$0.00</text:p>
          </table:table-cell>
          <table:table-cell table:style-name="ce237" table:formula="of:=[.H31]*[.I$1]" office:value-type="currency" office:currency="USD" office:value="0" calcext:value-type="currency">
            <text:p>$0.00</text:p>
          </table:table-cell>
          <table:table-cell table:formula="of:=[.F31]*[.I$1]" office:value-type="float" office:value="40" calcext:value-type="float">
            <text:p>40</text:p>
          </table:table-cell>
          <table:table-cell/>
          <table:table-cell table:formula="of:=IF([.K31]&gt;[.J31];0;([.J31]-[.K31]))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[.G32]*[.F32]" office:value-type="currency" office:currency="USD" office:value="0" calcext:value-type="currency">
            <text:p>$0.00</text:p>
          </table:table-cell>
          <table:table-cell table:style-name="ce237" table:formula="of:=[.H32]*[.I$1]" office:value-type="currency" office:currency="USD" office:value="0" calcext:value-type="currency">
            <text:p>$0.00</text:p>
          </table:table-cell>
          <table:table-cell table:formula="of:=[.F32]*[.I$1]" office:value-type="float" office:value="0" calcext:value-type="float">
            <text:p>0</text:p>
          </table:table-cell>
          <table:table-cell/>
          <table:table-cell table:formula="of:=IF([.K32]&gt;[.J32];0;([.J32]-[.K32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[.G33]*[.F33]" office:value-type="currency" office:currency="USD" office:value="0" calcext:value-type="currency">
            <text:p>$0.00</text:p>
          </table:table-cell>
          <table:table-cell table:style-name="ce237" table:formula="of:=[.H33]*[.I$1]" office:value-type="currency" office:currency="USD" office:value="0" calcext:value-type="currency">
            <text:p>$0.00</text:p>
          </table:table-cell>
          <table:table-cell table:formula="of:=[.F33]*[.I$1]" office:value-type="float" office:value="0" calcext:value-type="float">
            <text:p>0</text:p>
          </table:table-cell>
          <table:table-cell/>
          <table:table-cell table:formula="of:=IF([.K33]&gt;[.J33];0;([.J33]-[.K33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6"/>
          <table:table-cell office:value-type="string" calcext:value-type="string">
            <text:p>Kit Subtotal</text:p>
          </table:table-cell>
          <table:table-cell table:formula="of:=SUM([.H3:.H33])" office:value-type="currency" office:currency="USD" office:value="58.61728" calcext:value-type="currency">
            <text:p>$58.62</text:p>
          </table:table-cell>
          <table:table-cell table:number-columns-repeated="6"/>
        </table:table-row>
        <table:table-row table:style-name="ro3">
          <table:table-cell table:number-columns-repeated="6"/>
          <table:table-cell office:value-type="string" calcext:value-type="string">
            <text:p>Tax</text:p>
          </table:table-cell>
          <table:table-cell table:formula="of:=[.H35]*0.0925" office:value-type="currency" office:currency="USD" office:value="5.4220984" calcext:value-type="currency">
            <text:p>$5.42</text:p>
          </table:table-cell>
          <table:table-cell table:number-columns-repeated="6"/>
        </table:table-row>
        <table:table-row table:style-name="ro3">
          <table:table-cell table:number-columns-repeated="6"/>
          <table:table-cell office:value-type="string" calcext:value-type="string">
            <text:p>Total</text:p>
          </table:table-cell>
          <table:table-cell table:formula="of:=[.H35]+[.H36]" office:value-type="currency" office:currency="USD" office:value="64.0393784" calcext:value-type="currency">
            <text:p>$64.04</text:p>
          </table:table-cell>
          <table:table-cell table:number-columns-repeated="6"/>
        </table:table-row>
        <table:table-row table:style-name="ro3">
          <table:table-cell table:number-columns-repeated="14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79]" office:value-type="string" office:string-value="Batt temp sensor - short" calcext:value-type="string">
            <text:p>Batt temp sensor - short</text:p>
          </table:table-cell>
          <table:table-cell table:number-columns-repeated="2"/>
          <table:table-cell table:formula="of:=[$'LiBCM BOM'.D79]" office:value-type="string" office:string-value="900-2138651635-ND" calcext:value-type="string">
            <text:p>900-2138651635-ND</text:p>
          </table:table-cell>
          <table:table-cell office:value-type="float" office:value="2" calcext:value-type="float">
            <text:p>2</text:p>
          </table:table-cell>
          <table:table-cell table:style-name="ce237" table:formula="of:=[$'LiBCM BOM'.J79]" office:value-type="currency" office:currency="USD" office:value="2.517" calcext:value-type="currency">
            <text:p>$2.52</text:p>
          </table:table-cell>
          <table:table-cell table:formula="of:=[.G39]*[.F39]" office:value-type="currency" office:currency="USD" office:value="5.034" calcext:value-type="currency">
            <text:p>$5.0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80]" office:value-type="string" office:string-value="Batt temp sensor - long" calcext:value-type="string">
            <text:p>Batt temp sensor - long</text:p>
          </table:table-cell>
          <table:table-cell table:number-columns-repeated="2"/>
          <table:table-cell table:formula="of:=[$'LiBCM BOM'.D80]" office:value-type="string" office:string-value="900-2138651637-ND" calcext:value-type="string">
            <text:p>900-2138651637-ND</text:p>
          </table:table-cell>
          <table:table-cell office:value-type="float" office:value="1" calcext:value-type="float">
            <text:p>1</text:p>
          </table:table-cell>
          <table:table-cell table:style-name="ce237" table:formula="of:=[$'LiBCM BOM'.J80]" office:value-type="currency" office:currency="USD" office:value="3.76" calcext:value-type="currency">
            <text:p>$3.76</text:p>
          </table:table-cell>
          <table:table-cell table:formula="of:=[.G40]*[.F40]" office:value-type="currency" office:currency="USD" office:value="3.76" calcext:value-type="currency">
            <text:p>$3.7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121]" office:value-type="string" office:string-value="Aluminum Plate" calcext:value-type="string">
            <text:p>Aluminum Plate</text:p>
          </table:table-cell>
          <table:table-cell table:number-columns-repeated="2"/>
          <table:table-cell table:formula="of:=[$'LiBCM BOM'.D121]" office:value-type="string" office:string-value="JTS-LiBCM-001" calcext:value-type="string">
            <text:p>JTS-LiBCM-001</text:p>
          </table:table-cell>
          <table:table-cell office:value-type="float" office:value="3" calcext:value-type="float">
            <text:p>3</text:p>
          </table:table-cell>
          <table:table-cell table:style-name="ce237" table:formula="of:=[$'LiBCM BOM'.J121]" office:value-type="currency" office:currency="USD" office:value="9.05" calcext:value-type="currency">
            <text:p>$9.05</text:p>
          </table:table-cell>
          <table:table-cell table:formula="of:=[.G41]*[.F41]" office:value-type="currency" office:currency="USD" office:value="27.15" calcext:value-type="currency">
            <text:p>$27.15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number-columns-repeated="6"/>
          <table:table-cell office:value-type="string" calcext:value-type="string">
            <text:p>Core Subtotal</text:p>
          </table:table-cell>
          <table:table-cell table:formula="of:=SUM([.H39:.H41])" office:value-type="currency" office:currency="USD" office:value="35.944" calcext:value-type="currency">
            <text:p>$35.94</text:p>
          </table:table-cell>
          <table:table-cell table:number-columns-repeated="6"/>
        </table:table-row>
        <table:table-row table:style-name="ro3" table:number-rows-repeated="19"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Fixed Costs</text:p>
          </table:table-cell>
          <table:table-cell office:value-type="string" calcext:value-type="string">
            <text:p>$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evA 12S PCB &amp; stencil</text:p>
          </table:table-cell>
          <table:table-cell office:value-type="float" office:value="118.11" calcext:value-type="float">
            <text:p>118.11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evA 18S PCB &amp; stencil</text:p>
          </table:table-cell>
          <table:table-cell office:value-type="float" office:value="86.23" calcext:value-type="float">
            <text:p>86.23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evB 12S stencil</text:p>
          </table:table-cell>
          <table:table-cell office:value-type="float" office:value="10.72" calcext:value-type="float">
            <text:p>10.72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evB 18S stencil</text:p>
          </table:table-cell>
          <table:table-cell office:value-type="float" office:value="13.29" calcext:value-type="float">
            <text:p>13.29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Thermal Paste</text:p>
          </table:table-cell>
          <table:table-cell office:value-type="float" office:value="31.52" calcext:value-type="float">
            <text:p>31.52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A 2p GPIO conn</text:p>
          </table:table-cell>
          <table:table-cell office:value-type="float" office:value="17.48" calcext:value-type="float">
            <text:p>17.48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NRE</text:p>
          </table:table-cell>
          <table:table-cell table:formula="of:=SUM([.B64:.B69])" office:value-type="float" office:value="277.35" calcext:value-type="float">
            <text:p>277.35</text:p>
          </table:table-cell>
          <table:table-cell table:number-columns-repeated="5"/>
          <table:table-cell table:style-name="Default"/>
          <table:table-cell table:number-columns-repeated="6"/>
        </table:table-row>
      </table:table>
      <table:table table:name="FoMoCo Heater" table:style-name="ta1">
        <office:forms form:automatic-focus="false" form:apply-design-mode="false"/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19" table:number-columns-repeated="9" table:default-cell-style-name="Default"/>
        <table:table-row table:style-name="ro1">
          <table:table-cell/>
          <table:table-cell table:style-name="ce146"/>
          <table:table-cell table:style-name="ce200"/>
          <table:table-cell/>
          <table:table-cell table:style-name="ce227"/>
          <table:table-cell table:style-name="ce227" office:value-type="string" calcext:value-type="string">
            <text:p>#Heater Kits:</text:p>
          </table:table-cell>
          <table:table-cell table:style-name="ce200" office:value-type="float" office:value="27" calcext:value-type="float">
            <text:p>27</text:p>
          </table:table-cell>
          <table:table-cell table:style-name="ce200"/>
          <table:table-cell table:style-name="ce341"/>
          <table:table-cell table:style-name="ce323"/>
          <table:table-cell table:style-name="ce200"/>
          <table:table-cell table:style-name="ce332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146" office:value-type="string" calcext:value-type="string">
            <text:p>Supplier</text:p>
          </table:table-cell>
          <table:table-cell table:style-name="ce200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227" office:value-type="string" calcext:value-type="string">
            <text:p>$/</text:p>
            <text:p>Part</text:p>
          </table:table-cell>
          <table:table-cell table:style-name="ce227" office:value-type="string" calcext:value-type="string">
            <text:p>$/</text:p>
            <text:p>LiBCM</text:p>
          </table:table-cell>
          <table:table-cell table:style-name="ce200" office:value-type="string" calcext:value-type="string">
            <text:p>QTY</text:p>
            <text:p>needed</text:p>
            <text:p>For n LiBCMs</text:p>
          </table:table-cell>
          <table:table-cell table:style-name="ce200" office:value-type="string" calcext:value-type="string">
            <text:p>QTY on hand</text:p>
          </table:table-cell>
          <table:table-cell table:style-name="ce341" office:value-type="string" calcext:value-type="string">
            <text:p>$ spent</text:p>
            <text:p>thus far</text:p>
          </table:table-cell>
          <table:table-cell table:style-name="ce323" office:value-type="string" calcext:value-type="string">
            <text:p>Additional</text:p>
            <text:p>QTY to order for</text:p>
            <text:p>n PCBs</text:p>
          </table:table-cell>
          <table:table-cell table:style-name="ce200" office:value-type="string" calcext:value-type="string">
            <office:annotation draw:style-name="gr1" draw:text-style-name="P2" svg:width="1.1413in" svg:height="1.0122in" svg:x="11.1535in" svg:y="0.1783in" draw:caption-point-x="-0.2402in" draw:caption-point-y="0.0039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332" office:value-type="string" calcext:value-type="string">
            <text:p>Planning</text:p>
          </table:table-cell>
        </table:table-row>
        <table:table-row table:style-name="ro3">
          <table:table-cell table:style-name="ce135" office:value-type="string" calcext:value-type="string">
            <text:p>Anderson – BLU</text:p>
          </table:table-cell>
          <table:table-cell table:style-name="ce147" office:value-type="string" calcext:value-type="string">
            <text:p>Powerwerx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D3]*[.$G$1]" office:value-type="float" office:value="108" calcext:value-type="float">
            <text:p>108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3">
          <table:table-cell table:style-name="ce135" office:value-type="string" calcext:value-type="string">
            <text:p>Anderson – RED</text:p>
          </table:table-cell>
          <table:table-cell table:style-name="ce147" office:value-type="string" calcext:value-type="string">
            <text:p>Powerwerx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D4]*[.$G$1]" office:value-type="float" office:value="108" calcext:value-type="float">
            <text:p>108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3">
          <table:table-cell office:value-type="string" calcext:value-type="string">
            <text:p>Anderson 15A contact</text:p>
          </table:table-cell>
          <table:table-cell table:style-name="ce147" office:value-type="string" calcext:value-type="string">
            <text:p>Powerwerx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formula="of:=[.D5]*[.$G$1]" office:value-type="float" office:value="216" calcext:value-type="float">
            <text:p>216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3">
          <table:table-cell office:value-type="string" calcext:value-type="string">
            <text:p>47Ah Thru Hole Gromme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720-2043-N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6]*[.$G$1]"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2 Threadforming screw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4209A343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D7]*[.$G$1]" office:value-type="float" office:value="972" calcext:value-type="float">
            <text:p>972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56 Ohm Power Resisto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HSA1056RJ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D8]*[.$G$1]" office:value-type="float" office:value="324" calcext:value-type="float">
            <text:p>324</text:p>
          </table:table-cell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30 Ohm Power Resistor</text:p>
          </table:table-cell>
          <table:table-cell office:value-type="string" calcext:value-type="string">
            <text:p>OnlineComponents</text:p>
          </table:table-cell>
          <table:table-cell office:value-type="string" calcext:value-type="string">
            <text:p>HSA10330RJ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D9]*[.$G$1]"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[.D10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1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2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3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4]*[.$G$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[.D15]*[.$G$1]" office:value-type="float" office:value="0" calcext:value-type="float">
            <text:p>0</text:p>
          </table:table-cell>
          <table:table-cell table:number-columns-repeated="5"/>
        </table:table-row>
      </table:table>
      <table:table table:name="LiControl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19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237"/>
        <table:table-column table:style-name="co46" table:default-cell-style-name="ce237"/>
        <table:table-column table:style-name="co19" table:default-cell-style-name="Default"/>
        <table:table-column table:style-name="co47" table:default-cell-style-name="Default"/>
        <table:table-column table:style-name="co25" table:default-cell-style-name="Default"/>
        <table:table-column table:style-name="co19" table:number-columns-repeated="2" table:default-cell-style-name="Default"/>
        <table:table-column table:style-name="co48" table:default-cell-style-name="Default"/>
        <table:table-column table:style-name="co19" table:number-columns-repeated="16370" table:default-cell-style-name="Default"/>
        <table:table-row table:style-name="ro1">
          <table:table-cell table:number-columns-repeated="3"/>
          <table:table-cell table:style-name="ce146"/>
          <table:table-cell table:style-name="ce200"/>
          <table:table-cell/>
          <table:table-cell table:style-name="ce227" table:number-columns-repeated="2"/>
          <table:table-cell table:style-name="ce266" office:value-type="float" office:value="50" calcext:value-type="float">
            <text:p>50</text:p>
          </table:table-cell>
          <table:table-cell table:style-name="ce200" table:number-columns-repeated="2"/>
          <table:table-cell table:style-name="ce273"/>
          <table:table-cell table:style-name="ce323"/>
          <table:table-cell table:style-name="ce200"/>
          <table:table-cell table:style-name="ce219"/>
          <table:table-cell table:style-name="ce332"/>
          <table:table-cell table:number-columns-repeated="16368"/>
        </table:table-row>
        <table:table-row table:style-name="ro2">
          <table:table-cell office:value-type="string" calcext:value-type="string">
            <text:p>Where Used</text:p>
          </table:table-cell>
          <table:table-cell office:value-type="string" calcext:value-type="string">
            <text:p>What is it?</text:p>
          </table:table-cell>
          <table:table-cell office:value-type="string" calcext:value-type="string">
            <text:p>Value</text:p>
          </table:table-cell>
          <table:table-cell table:style-name="ce146" office:value-type="string" calcext:value-type="string">
            <text:p>Supplier</text:p>
          </table:table-cell>
          <table:table-cell table:style-name="ce200" office:value-type="string" calcext:value-type="string">
            <text:p>Part Number</text:p>
          </table:table-cell>
          <table:table-cell office:value-type="string" calcext:value-type="string">
            <text:p>QTY/</text:p>
            <text:p>Kit</text:p>
          </table:table-cell>
          <table:table-cell table:style-name="ce227" office:value-type="string" calcext:value-type="string">
            <text:p>$/</text:p>
            <text:p>Part</text:p>
          </table:table-cell>
          <table:table-cell table:style-name="ce227" office:value-type="string" calcext:value-type="string">
            <text:p>$/Kit</text:p>
          </table:table-cell>
          <table:table-cell table:style-name="ce227" office:value-type="string" calcext:value-type="string">
            <text:p>$/</text:p>
            <text:p>QTY n</text:p>
            <text:p>Kits</text:p>
            <text:p>(n=above)</text:p>
          </table:table-cell>
          <table:table-cell table:style-name="ce200" office:value-type="string" calcext:value-type="string">
            <text:p>QTY</text:p>
            <text:p>needed</text:p>
            <text:p>For n LiBCMs</text:p>
          </table:table-cell>
          <table:table-cell table:style-name="ce200" office:value-type="string" calcext:value-type="string">
            <text:p>QTY on hand</text:p>
          </table:table-cell>
          <table:table-cell table:style-name="ce273" office:value-type="string" calcext:value-type="string">
            <text:p>$ spent</text:p>
            <text:p>thus far</text:p>
          </table:table-cell>
          <table:table-cell table:style-name="ce323" office:value-type="string" calcext:value-type="string">
            <text:p>Additional</text:p>
            <text:p>QTY to order for</text:p>
            <text:p>n PCBs</text:p>
          </table:table-cell>
          <table:table-cell table:style-name="ce200" office:value-type="string" calcext:value-type="string">
            <text:p>Next Order</text:p>
          </table:table-cell>
          <table:table-cell table:style-name="ce219"/>
          <table:table-cell table:style-name="ce332"/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/>
          <table:table-cell table:style-name="ce146"/>
          <table:table-cell table:style-name="ce200"/>
          <table:table-cell office:value-type="float" office:value="1" calcext:value-type="float">
            <text:p>1</text:p>
          </table:table-cell>
          <table:table-cell table:style-name="ce227"/>
          <table:table-cell table:formula="of:=[.F3]*[.G3]" office:value-type="currency" office:currency="USD" office:value="0" calcext:value-type="currency">
            <text:p>$0.00</text:p>
          </table:table-cell>
          <table:table-cell table:style-name="ce227" table:formula="of:=[.H3]*[.I$1]" office:value-type="currency" office:currency="USD" office:value="0" calcext:value-type="currency">
            <text:p>$0.00</text:p>
          </table:table-cell>
          <table:table-cell table:style-name="ce200" table:formula="of:=[.F3]*[.I$1]" office:value-type="float" office:value="50" calcext:value-type="float">
            <text:p>50</text:p>
          </table:table-cell>
          <table:table-cell table:style-name="ce200" office:value-type="float" office:value="50" calcext:value-type="float">
            <text:p>50</text:p>
          </table:table-cell>
          <table:table-cell table:style-name="ce273" table:formula="of:=[.G3]*[.K3]" office:value-type="float" office:value="0" calcext:value-type="float">
            <text:p>0.00</text:p>
          </table:table-cell>
          <table:table-cell table:style-name="ce323" table:formula="of:=IF(MAX(0;([.J3]-[.K3]));MAX(0;([.J3]-[.K3]));&quot; &quot;)" office:value-type="string" office:string-value=" " calcext:value-type="string">
            <text:p><text:s/></text:p>
          </table:table-cell>
          <table:table-cell table:style-name="ce200" office:value-type="string" calcext:value-type="string">
            <text:p>50 JLCPCB</text:p>
          </table:table-cell>
          <table:table-cell table:style-name="ce219"/>
          <table:table-cell table:style-name="ce332"/>
          <table:table-cell table:number-columns-repeated="16368"/>
        </table:table-row>
        <table:table-row table:style-name="ro1">
          <table:table-cell table:style-name="ce140"/>
          <table:table-cell table:style-name="ce140" office:value-type="string" calcext:value-type="string">
            <text:p>7p screw terminal</text:p>
          </table:table-cell>
          <table:table-cell table:style-name="ce140"/>
          <table:table-cell table:style-name="ce140" office:value-type="string" calcext:value-type="string">
            <text:p>OnlineComponents</text:p>
          </table:table-cell>
          <table:table-cell table:style-name="ce140" office:value-type="string" calcext:value-type="string">
            <text:p>277-6247-ND</text:p>
          </table:table-cell>
          <table:table-cell table:style-name="ce140" office:value-type="float" office:value="2" calcext:value-type="float">
            <text:p>2</text:p>
          </table:table-cell>
          <table:table-cell table:style-name="ce250" office:value-type="currency" office:currency="USD" office:value="4.23" calcext:value-type="currency">
            <text:p>$4.23</text:p>
          </table:table-cell>
          <table:table-cell table:style-name="ce250" table:formula="of:=[.F4]*[.G4]" office:value-type="currency" office:currency="USD" office:value="8.46" calcext:value-type="currency">
            <text:p>$8.46</text:p>
          </table:table-cell>
          <table:table-cell table:style-name="ce115" table:formula="of:=[.H4]*[.I$1]" office:value-type="currency" office:currency="USD" office:value="423" calcext:value-type="currency">
            <text:p>$423.00</text:p>
          </table:table-cell>
          <table:table-cell table:style-name="ce117" table:formula="of:=[.F4]*[.I$1]" office:value-type="float" office:value="100" calcext:value-type="float">
            <text:p>100</text:p>
          </table:table-cell>
          <table:table-cell table:style-name="ce140" office:value-type="float" office:value="100" calcext:value-type="float">
            <text:p>100</text:p>
          </table:table-cell>
          <table:table-cell table:style-name="ce273" table:formula="of:=[.G4]*[.K4]" office:value-type="float" office:value="423" calcext:value-type="float">
            <text:p>423.00</text:p>
          </table:table-cell>
          <table:table-cell table:style-name="ce323" table:formula="of:=IF(MAX(0;([.J4]-[.K4]));MAX(0;([.J4]-[.K4]));&quot; &quot;)" office:value-type="string" office:string-value=" " calcext:value-type="string">
            <text:p><text:s/></text:p>
          </table:table-cell>
          <table:table-cell table:style-name="ce140" table:number-columns-repeated="1011"/>
          <table:table-cell table:number-columns-repeated="15360"/>
        </table:table-row>
        <table:table-row table:style-name="ro1">
          <table:table-cell table:style-name="ce141"/>
          <table:table-cell table:style-name="ce141" office:value-type="string" calcext:value-type="string">
            <text:p>8p screw terminal</text:p>
          </table:table-cell>
          <table:table-cell table:style-name="ce141" table:number-columns-repeated="2"/>
          <table:table-cell table:style-name="ce141" table:formula="of:=[$'LiBCM BOM'.D65]" office:value-type="string" office:string-value="277-5792-ND" calcext:value-type="string">
            <text:p>277-5792-ND</text:p>
          </table:table-cell>
          <table:table-cell table:style-name="ce141" office:value-type="float" office:value="2" calcext:value-type="float">
            <text:p>2</text:p>
          </table:table-cell>
          <table:table-cell table:style-name="ce251" table:formula="of:=[$'LiBCM BOM'.J65]" office:value-type="currency" office:currency="USD" office:value="4.55" calcext:value-type="currency">
            <text:p>$4.55</text:p>
          </table:table-cell>
          <table:table-cell table:style-name="ce250" table:formula="of:=[.F5]*[.G5]" office:value-type="currency" office:currency="USD" office:value="9.1" calcext:value-type="currency">
            <text:p>$9.10</text:p>
          </table:table-cell>
          <table:table-cell table:style-name="ce115" table:formula="of:=[.H5]*[.I$1]" office:value-type="currency" office:currency="USD" office:value="455" calcext:value-type="currency">
            <text:p>$455.00</text:p>
          </table:table-cell>
          <table:table-cell table:style-name="ce117" table:formula="of:=[.F5]*[.I$1]" office:value-type="float" office:value="100" calcext:value-type="float">
            <text:p>100</text:p>
          </table:table-cell>
          <table:table-cell table:style-name="ce200" office:value-type="float" office:value="50" calcext:value-type="float">
            <text:p>50</text:p>
          </table:table-cell>
          <table:table-cell table:style-name="ce273" table:formula="of:=[.G5]*[.K5]" office:value-type="float" office:value="227.5" calcext:value-type="float">
            <text:p>227.50</text:p>
          </table:table-cell>
          <table:table-cell table:style-name="ce323" table:formula="of:=IF(MAX(0;([.J5]-[.K5]));MAX(0;([.J5]-[.K5]));&quot; &quot;)" office:value-type="float" office:value="50" calcext:value-type="float">
            <text:p>50</text:p>
          </table:table-cell>
          <table:table-cell table:style-name="ce141" table:number-columns-repeated="16371"/>
        </table:table-row>
        <table:table-row table:style-name="ro1">
          <table:table-cell table:style-name="ce141"/>
          <table:table-cell table:style-name="ce141" office:value-type="string" calcext:value-type="string">
            <text:p>4p screw terminal</text:p>
          </table:table-cell>
          <table:table-cell table:style-name="ce141" table:number-columns-repeated="2"/>
          <table:table-cell table:style-name="ce141" table:formula="of:=[$Daughterboard.E5]" office:value-type="string" office:string-value="277-5744-ND" calcext:value-type="string">
            <text:p>277-5744-ND</text:p>
          </table:table-cell>
          <table:table-cell table:style-name="ce141" office:value-type="float" office:value="1" calcext:value-type="float">
            <text:p>1</text:p>
          </table:table-cell>
          <table:table-cell table:style-name="ce251" office:value-type="currency" office:currency="USD" office:value="2.41" calcext:value-type="currency">
            <text:p>$2.41</text:p>
          </table:table-cell>
          <table:table-cell table:style-name="ce250" table:formula="of:=[.F6]*[.G6]" office:value-type="currency" office:currency="USD" office:value="2.41" calcext:value-type="currency">
            <text:p>$2.41</text:p>
          </table:table-cell>
          <table:table-cell table:style-name="ce115" table:formula="of:=[.H6]*[.I$1]" office:value-type="currency" office:currency="USD" office:value="120.5" calcext:value-type="currency">
            <text:p>$120.50</text:p>
          </table:table-cell>
          <table:table-cell table:style-name="ce117" table:formula="of:=[.F6]*[.I$1]" office:value-type="float" office:value="50" calcext:value-type="float">
            <text:p>50</text:p>
          </table:table-cell>
          <table:table-cell table:style-name="ce141" office:value-type="float" office:value="100" calcext:value-type="float">
            <text:p>100</text:p>
          </table:table-cell>
          <table:table-cell table:style-name="ce273" table:formula="of:=[.G6]*[.K6]" office:value-type="float" office:value="241" calcext:value-type="float">
            <text:p>241.00</text:p>
          </table:table-cell>
          <table:table-cell table:style-name="ce323" table:formula="of:=IF(MAX(0;([.J6]-[.K6]));MAX(0;([.J6]-[.K6]));&quot; &quot;)" office:value-type="string" office:string-value=" " calcext:value-type="string">
            <text:p><text:s/></text:p>
          </table:table-cell>
          <table:table-cell table:style-name="ce141" table:number-columns-repeated="16371"/>
        </table:table-row>
        <table:table-row table:style-name="ro6">
          <table:table-cell/>
          <table:table-cell office:value-type="string" calcext:value-type="string">
            <text:p>Daughterboard heat sink</text:p>
          </table:table-cell>
          <table:table-cell/>
          <table:table-cell office:value-type="string" calcext:value-type="string">
            <text:p>Arrow</text:p>
            <text:p>Digikey</text:p>
          </table:table-cell>
          <table:table-cell office:value-type="string" calcext:value-type="string">
            <text:p>102-4193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553" calcext:value-type="currency">
            <text:p>$0.55</text:p>
          </table:table-cell>
          <table:table-cell table:formula="of:=[.F7]*[.G7]" office:value-type="currency" office:currency="USD" office:value="0.553" calcext:value-type="currency">
            <text:p>$0.55</text:p>
          </table:table-cell>
          <table:table-cell table:style-name="ce227" table:formula="of:=[.H7]*[.I$1]" office:value-type="currency" office:currency="USD" office:value="27.65" calcext:value-type="currency">
            <text:p>$27.65</text:p>
          </table:table-cell>
          <table:table-cell table:style-name="ce200" table:formula="of:=[.F7]*[.I$1]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273" table:formula="of:=[.G7]*[.K7]" office:value-type="float" office:value="138.25" calcext:value-type="float">
            <text:p>138.25</text:p>
          </table:table-cell>
          <table:table-cell table:style-name="ce323" table:formula="of:=IF(MAX(0;([.J7]-[.K7]));MAX(0;([.J7]-[.K7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RJ45 Jack</text:p>
          </table:table-cell>
          <table:table-cell table:number-columns-repeated="2"/>
          <table:table-cell office:value-type="string" calcext:value-type="string">
            <text:p>54602-908LF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8]*[.G8]" office:value-type="currency" office:currency="USD" office:value="0" calcext:value-type="currency">
            <text:p>$0.00</text:p>
          </table:table-cell>
          <table:table-cell table:style-name="ce227" table:formula="of:=[.H8]*[.I$1]" office:value-type="currency" office:currency="USD" office:value="0" calcext:value-type="currency">
            <text:p>$0.00</text:p>
          </table:table-cell>
          <table:table-cell table:style-name="ce200" table:formula="of:=[.F8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273" table:formula="of:=[.G8]*[.K8]" office:value-type="float" office:value="0" calcext:value-type="float">
            <text:p>0.00</text:p>
          </table:table-cell>
          <table:table-cell table:style-name="ce323" table:formula="of:=IF(MAX(0;([.J8]-[.K8]));MAX(0;([.J8]-[.K8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tentiometer connector</text:p>
          </table:table-cell>
          <table:table-cell office:value-type="string" calcext:value-type="string">
            <text:p>Housing 3p (RJ45 Cable)</text:p>
          </table:table-cell>
          <table:table-cell table:number-columns-repeated="2"/>
          <table:table-cell table:style-name="ce140" office:value-type="string" calcext:value-type="string">
            <text:p>65039-034ELF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9]*[.G9]" office:value-type="currency" office:currency="USD" office:value="0" calcext:value-type="currency">
            <text:p>$0.00</text:p>
          </table:table-cell>
          <table:table-cell table:style-name="ce227" table:formula="of:=[.H9]*[.I$1]" office:value-type="currency" office:currency="USD" office:value="0" calcext:value-type="currency">
            <text:p>$0.00</text:p>
          </table:table-cell>
          <table:table-cell table:style-name="ce200" table:formula="of:=[.F9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273" table:formula="of:=[.G9]*[.K9]" office:value-type="float" office:value="0" calcext:value-type="float">
            <text:p>0.00</text:p>
          </table:table-cell>
          <table:table-cell table:style-name="ce323" table:formula="of:=IF(MAX(0;([.J9]-[.K9]));MAX(0;([.J9]-[.K9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Pot Connector Terminal</text:p>
          </table:table-cell>
          <table:table-cell table:number-columns-repeated="2"/>
          <table:table-cell office:value-type="string" calcext:value-type="string">
            <text:p>2057-CDH-C-G-RCT-N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F10]*[.G10]" office:value-type="currency" office:currency="USD" office:value="0" calcext:value-type="currency">
            <text:p>$0.00</text:p>
          </table:table-cell>
          <table:table-cell table:style-name="ce227" table:formula="of:=[.H10]*[.I$1]" office:value-type="currency" office:currency="USD" office:value="0" calcext:value-type="currency">
            <text:p>$0.00</text:p>
          </table:table-cell>
          <table:table-cell table:style-name="ce200" table:formula="of:=[.F10]*[.I$1]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table:style-name="ce273" table:formula="of:=[.G10]*[.K10]" office:value-type="float" office:value="0" calcext:value-type="float">
            <text:p>0.00</text:p>
          </table:table-cell>
          <table:table-cell table:style-name="ce323" table:formula="of:=IF(MAX(0;([.J10]-[.K10]));MAX(0;([.J10]-[.K10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Pot Connector Housing</text:p>
          </table:table-cell>
          <table:table-cell table:number-columns-repeated="2"/>
          <table:table-cell office:value-type="string" calcext:value-type="string">
            <text:p>2057-CDH-03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1]*[.G11]" office:value-type="currency" office:currency="USD" office:value="0" calcext:value-type="currency">
            <text:p>$0.00</text:p>
          </table:table-cell>
          <table:table-cell table:style-name="ce227" table:formula="of:=[.H11]*[.I$1]" office:value-type="currency" office:currency="USD" office:value="0" calcext:value-type="currency">
            <text:p>$0.00</text:p>
          </table:table-cell>
          <table:table-cell table:style-name="ce200" table:formula="of:=[.F11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273" table:formula="of:=[.G11]*[.K11]" office:value-type="float" office:value="0" calcext:value-type="float">
            <text:p>0.00</text:p>
          </table:table-cell>
          <table:table-cell table:style-name="ce323" table:formula="of:=IF(MAX(0;([.J11]-[.K11]));MAX(0;([.J11]-[.K11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Pot Connector Header</text:p>
          </table:table-cell>
          <table:table-cell table:number-columns-repeated="2"/>
          <table:table-cell office:value-type="string" calcext:value-type="string">
            <text:p>2057-CDR-03-GR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2]*[.G12]" office:value-type="currency" office:currency="USD" office:value="0" calcext:value-type="currency">
            <text:p>$0.00</text:p>
          </table:table-cell>
          <table:table-cell table:style-name="ce227" table:formula="of:=[.H12]*[.I$1]" office:value-type="currency" office:currency="USD" office:value="0" calcext:value-type="currency">
            <text:p>$0.00</text:p>
          </table:table-cell>
          <table:table-cell table:style-name="ce200" table:formula="of:=[.F12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273" table:formula="of:=[.G12]*[.K12]" office:value-type="float" office:value="0" calcext:value-type="float">
            <text:p>0.00</text:p>
          </table:table-cell>
          <table:table-cell table:style-name="ce323" table:formula="of:=IF(MAX(0;([.J12]-[.K12]));MAX(0;([.J12]-[.K12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6">
          <table:table-cell office:value-type="string" calcext:value-type="string">
            <text:p>3p switch connector</text:p>
          </table:table-cell>
          <table:table-cell office:value-type="string" calcext:value-type="string">
            <text:p>spade terminal 3p (RJ45 Cable)</text:p>
          </table:table-cell>
          <table:table-cell table:number-columns-repeated="2"/>
          <table:table-cell office:value-type="string" calcext:value-type="string">
            <text:p>WM19648CT-ND (old, bad, never shipped)</text:p>
            <text:p>A27697CT-ND (as shipped)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092" calcext:value-type="currency">
            <text:p>$0.09</text:p>
          </table:table-cell>
          <table:table-cell table:formula="of:=[.F13]*[.G13]" office:value-type="currency" office:currency="USD" office:value="0.276" calcext:value-type="currency">
            <text:p>$0.28</text:p>
          </table:table-cell>
          <table:table-cell table:style-name="ce227" table:formula="of:=[.H13]*[.I$1]" office:value-type="currency" office:currency="USD" office:value="13.8" calcext:value-type="currency">
            <text:p>$13.80</text:p>
          </table:table-cell>
          <table:table-cell table:style-name="ce200" table:formula="of:=[.F13]*[.I$1]"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style-name="ce273" table:formula="of:=[.G13]*[.K13]" office:value-type="float" office:value="18.4" calcext:value-type="float">
            <text:p>18.40</text:p>
          </table:table-cell>
          <table:table-cell table:style-name="ce323" table:formula="of:=IF(MAX(0;([.J13]-[.K13]));MAX(0;([.J13]-[.K13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user button connector</text:p>
          </table:table-cell>
          <table:table-cell office:value-type="string" calcext:value-type="string">
            <text:p>spade terminal 2p (RJ45 Cable)</text:p>
          </table:table-cell>
          <table:table-cell table:number-columns-repeated="2"/>
          <table:table-cell office:value-type="string" calcext:value-type="string">
            <text:p>A27793CT-ND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14]*[.G14]" office:value-type="currency" office:currency="USD" office:value="0" calcext:value-type="currency">
            <text:p>$0.00</text:p>
          </table:table-cell>
          <table:table-cell table:style-name="ce227" table:formula="of:=[.H14]*[.I$1]" office:value-type="currency" office:currency="USD" office:value="0" calcext:value-type="currency">
            <text:p>$0.00</text:p>
          </table:table-cell>
          <table:table-cell table:style-name="ce200" table:formula="of:=[.F14]*[.I$1]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style-name="ce273" table:formula="of:=[.G14]*[.K14]" office:value-type="float" office:value="0" calcext:value-type="float">
            <text:p>0.00</text:p>
          </table:table-cell>
          <table:table-cell table:style-name="ce323" table:formula="of:=IF(MAX(0;([.J14]-[.K14]));MAX(0;([.J14]-[.K14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ibbon Cable</text:p>
          </table:table-cell>
          <table:table-cell office:value-type="string" calcext:value-type="string">
            <text:p>6p Ribbon</text:p>
          </table:table-cell>
          <table:table-cell table:number-columns-repeated="2"/>
          <table:table-cell office:value-type="string" calcext:value-type="string">
            <text:p>MC06G-100-ND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F15]*[.G15]" office:value-type="currency" office:currency="USD" office:value="0" calcext:value-type="currency">
            <text:p>$0.00</text:p>
          </table:table-cell>
          <table:table-cell table:style-name="ce227" table:formula="of:=[.H15]*[.I$1]" office:value-type="currency" office:currency="USD" office:value="0" calcext:value-type="currency">
            <text:p>$0.00</text:p>
          </table:table-cell>
          <table:table-cell table:style-name="ce200" table:formula="of:=[.F15]*[.I$1]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style-name="ce273" table:formula="of:=[.G15]*[.K15]" office:value-type="float" office:value="0" calcext:value-type="float">
            <text:p>0.00</text:p>
          </table:table-cell>
          <table:table-cell table:style-name="ce323" table:formula="of:=IF(MAX(0;([.J15]-[.K15]));MAX(0;([.J15]-[.K15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ibbon Cable Header</text:p>
          </table:table-cell>
          <table:table-cell office:value-type="string" calcext:value-type="string">
            <text:p>2x3 6p Ribbon connector</text:p>
          </table:table-cell>
          <table:table-cell table:number-columns-repeated="2"/>
          <table:table-cell office:value-type="string" calcext:value-type="string">
            <text:p>609-2841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75" calcext:value-type="currency">
            <text:p>$0.75</text:p>
          </table:table-cell>
          <table:table-cell table:formula="of:=[.F16]*[.G16]" office:value-type="currency" office:currency="USD" office:value="1.5" calcext:value-type="currency">
            <text:p>$1.50</text:p>
          </table:table-cell>
          <table:table-cell table:style-name="ce227" table:formula="of:=[.H16]*[.I$1]" office:value-type="currency" office:currency="USD" office:value="75" calcext:value-type="currency">
            <text:p>$75.00</text:p>
          </table:table-cell>
          <table:table-cell table:style-name="ce200" table:formula="of:=[.F16]*[.I$1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style-name="ce273" table:formula="of:=[.G16]*[.K16]" office:value-type="float" office:value="75" calcext:value-type="float">
            <text:p>75.00</text:p>
          </table:table-cell>
          <table:table-cell table:style-name="ce323" table:formula="of:=IF(MAX(0;([.J16]-[.K16]));MAX(0;([.J16]-[.K16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x3 6p 0.1" header</text:p>
          </table:table-cell>
          <table:table-cell table:number-columns-repeated="2"/>
          <table:table-cell office:value-type="string" calcext:value-type="string">
            <text:p>75869-331LF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17]*[.G17]" office:value-type="currency" office:currency="USD" office:value="0" calcext:value-type="currency">
            <text:p>$0.00</text:p>
          </table:table-cell>
          <table:table-cell table:style-name="ce227" table:formula="of:=[.H17]*[.I$1]" office:value-type="currency" office:currency="USD" office:value="0" calcext:value-type="currency">
            <text:p>$0.00</text:p>
          </table:table-cell>
          <table:table-cell table:style-name="ce200" table:formula="of:=[.F17]*[.I$1]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style-name="ce273" table:formula="of:=[.G17]*[.K17]" office:value-type="float" office:value="0" calcext:value-type="float">
            <text:p>0.00</text:p>
          </table:table-cell>
          <table:table-cell table:style-name="ce323" table:formula="of:=IF(MAX(0;([.J17]-[.K17]));MAX(0;([.J17]-[.K17]));&quot; &quot;)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Not using Daughterboard</text:p>
          </table:table-cell>
          <table:table-cell office:value-type="string" calcext:value-type="string">
            <text:p>8p 0.1" Female</text:p>
          </table:table-cell>
          <table:table-cell table:number-columns-repeated="2"/>
          <table:table-cell office:value-type="string" calcext:value-type="string">
            <text:p>65039-029ELF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8]*[.G18]" office:value-type="currency" office:currency="USD" office:value="0" calcext:value-type="currency">
            <text:p>$0.00</text:p>
          </table:table-cell>
          <table:table-cell table:style-name="ce227" table:formula="of:=[.H18]*[.I$1]" office:value-type="currency" office:currency="USD" office:value="0" calcext:value-type="currency">
            <text:p>$0.00</text:p>
          </table:table-cell>
          <table:table-cell table:style-name="ce200" table:formula="of:=[.F18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273" table:formula="of:=[.G18]*[.K18]" office:value-type="float" office:value="0" calcext:value-type="float">
            <text:p>0.00</text:p>
          </table:table-cell>
          <table:table-cell table:style-name="ce323" table:formula="of:=IF(MAX(0;([.J18]-[.K18]));MAX(0;([.J18]-[.K18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APEM Potentiometer</text:p>
          </table:table-cell>
          <table:table-cell table:number-columns-repeated="2"/>
          <table:table-cell office:value-type="string" calcext:value-type="string">
            <text:p>CW-B1BK1A02A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9]*[.G19]" office:value-type="currency" office:currency="USD" office:value="0" calcext:value-type="currency">
            <text:p>$0.00</text:p>
          </table:table-cell>
          <table:table-cell table:style-name="ce227" table:formula="of:=[.H19]*[.I$1]" office:value-type="currency" office:currency="USD" office:value="0" calcext:value-type="currency">
            <text:p>$0.00</text:p>
          </table:table-cell>
          <table:table-cell table:style-name="ce200" table:formula="of:=[.F19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273" table:formula="of:=[.G19]*[.K19]" office:value-type="float" office:value="0" calcext:value-type="float">
            <text:p>0.00</text:p>
          </table:table-cell>
          <table:table-cell table:style-name="ce323" table:formula="of:=IF(MAX(0;([.J19]-[.K19]));MAX(0;([.J19]-[.K19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6">
          <table:table-cell/>
          <table:table-cell office:value-type="string" calcext:value-type="string">
            <text:p>3p switch</text:p>
          </table:table-cell>
          <table:table-cell table:number-columns-repeated="2"/>
          <table:table-cell office:value-type="string" calcext:value-type="string">
            <text:p>2299-RF1-1F-DC-2-B-5-ND</text:p>
            <text:p>(RF1-1F-DC-2-B-5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20]*[.G20]" office:value-type="currency" office:currency="USD" office:value="0" calcext:value-type="currency">
            <text:p>$0.00</text:p>
          </table:table-cell>
          <table:table-cell table:style-name="ce227" table:formula="of:=[.H20]*[.I$1]" office:value-type="currency" office:currency="USD" office:value="0" calcext:value-type="currency">
            <text:p>$0.00</text:p>
          </table:table-cell>
          <table:table-cell table:style-name="ce200" table:formula="of:=[.F20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273" table:formula="of:=[.G20]*[.K20]" office:value-type="float" office:value="0" calcext:value-type="float">
            <text:p>0.00</text:p>
          </table:table-cell>
          <table:table-cell table:style-name="ce323" table:formula="of:=IF(MAX(0;([.J20]-[.K20]));MAX(0;([.J20]-[.K20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momentary button</text:p>
          </table:table-cell>
          <table:table-cell table:number-columns-repeated="2"/>
          <table:table-cell office:value-type="string" calcext:value-type="string">
            <text:p>EG2041-N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21]*[.G21]" office:value-type="currency" office:currency="USD" office:value="0" calcext:value-type="currency">
            <text:p>$0.00</text:p>
          </table:table-cell>
          <table:table-cell table:style-name="ce227" table:formula="of:=[.H21]*[.I$1]" office:value-type="currency" office:currency="USD" office:value="0" calcext:value-type="currency">
            <text:p>$0.00</text:p>
          </table:table-cell>
          <table:table-cell table:style-name="ce200" table:formula="of:=[.F21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273" table:formula="of:=[.G21]*[.K21]" office:value-type="float" office:value="0" calcext:value-type="float">
            <text:p>0.00</text:p>
          </table:table-cell>
          <table:table-cell table:style-name="ce323" table:formula="of:=IF(MAX(0;([.J21]-[.K21]));MAX(0;([.J21]-[.K21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USB Cable A→Bmini</text:p>
          </table:table-cell>
          <table:table-cell table:number-columns-repeated="2"/>
          <table:table-cell office:value-type="string" calcext:value-type="string">
            <text:p>AE10627-ND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91" calcext:value-type="float">
            <text:p>1.91</text:p>
          </table:table-cell>
          <table:table-cell table:formula="of:=[.F22]*[.G22]" office:value-type="currency" office:currency="USD" office:value="1.91" calcext:value-type="currency">
            <text:p>$1.91</text:p>
          </table:table-cell>
          <table:table-cell table:style-name="ce227"/>
          <table:table-cell table:style-name="ce200"/>
          <table:table-cell/>
          <table:table-cell table:style-name="ce273" table:formula="of:=[.G22]*[.K22]" office:value-type="float" office:value="0" calcext:value-type="float">
            <text:p>0.00</text:p>
          </table:table-cell>
          <table:table-cell table:style-name="ce323" table:formula="of:=IF(MAX(0;([.J22]-[.K22]));MAX(0;([.J22]-[.K22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style-name="ce144"/>
          <table:table-cell table:style-name="ce144" office:value-type="string" calcext:value-type="string">
            <text:p>USB Cable A→C</text:p>
          </table:table-cell>
          <table:table-cell table:style-name="ce144" table:number-columns-repeated="2"/>
          <table:table-cell table:style-name="ce144" office:value-type="string" calcext:value-type="string">
            <text:p>2987-DH-20M50052-ND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1.371" calcext:value-type="float">
            <text:p>1.37</text:p>
          </table:table-cell>
          <table:table-cell table:style-name="ce242" table:formula="of:=[.F23]*[.G23]" office:value-type="currency" office:currency="USD" office:value="1.371" calcext:value-type="currency">
            <text:p>$1.37</text:p>
          </table:table-cell>
          <table:table-cell table:style-name="ce342" table:formula="of:=[.H23]*[.I$1]" office:value-type="currency" office:currency="USD" office:value="68.55" calcext:value-type="currency">
            <text:p>$68.55</text:p>
          </table:table-cell>
          <table:table-cell table:style-name="ce216" table:formula="of:=[.F23]*[.I$1]" office:value-type="float" office:value="50" calcext:value-type="float">
            <text:p>50</text:p>
          </table:table-cell>
          <table:table-cell table:style-name="ce144" office:value-type="float" office:value="50" calcext:value-type="float">
            <text:p>50</text:p>
          </table:table-cell>
          <table:table-cell table:style-name="ce273" table:formula="of:=[.G23]*[.K23]" office:value-type="float" office:value="68.55" calcext:value-type="float">
            <text:p>68.55</text:p>
          </table:table-cell>
          <table:table-cell table:style-name="ce323" table:formula="of:=IF(MAX(0;([.J23]-[.K23]));MAX(0;([.J23]-[.K23]));&quot; &quot;)" office:value-type="string" office:string-value=" " calcext:value-type="string">
            <text:p><text:s/></text:p>
          </table:table-cell>
          <table:table-cell table:style-name="ce144" table:number-columns-repeated="1011"/>
          <table:table-cell table:number-columns-repeated="15360"/>
        </table:table-row>
        <table:table-row table:style-name="ro3">
          <table:table-cell/>
          <table:table-cell office:value-type="string" calcext:value-type="string">
            <text:p>High Side Drive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BTS50301EJAXUMA1CT-ND​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712" calcext:value-type="float">
            <text:p>1.71</text:p>
          </table:table-cell>
          <table:table-cell table:formula="of:=[.F24]*[.G24]" office:value-type="currency" office:currency="USD" office:value="1.712" calcext:value-type="currency">
            <text:p>$1.71</text:p>
          </table:table-cell>
          <table:table-cell table:style-name="ce227" table:formula="of:=[.H24]*[.I$1]" office:value-type="currency" office:currency="USD" office:value="85.6" calcext:value-type="currency">
            <text:p>$85.60</text:p>
          </table:table-cell>
          <table:table-cell table:style-name="ce200" table:formula="of:=[.F24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273" table:formula="of:=[.G24]*[.K24]" office:value-type="float" office:value="85.6" calcext:value-type="float">
            <text:p>85.60</text:p>
          </table:table-cell>
          <table:table-cell table:style-name="ce323" table:formula="of:=IF(MAX(0;([.J24]-[.K24]));MAX(0;([.J24]-[.K24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Heat Sink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73300D00010G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89" calcext:value-type="float">
            <text:p>0.89</text:p>
          </table:table-cell>
          <table:table-cell table:formula="of:=[.F25]*[.G25]" office:value-type="currency" office:currency="USD" office:value="0.89" calcext:value-type="currency">
            <text:p>$0.89</text:p>
          </table:table-cell>
          <table:table-cell table:style-name="ce227" table:formula="of:=[.H25]*[.I$1]" office:value-type="currency" office:currency="USD" office:value="44.5" calcext:value-type="currency">
            <text:p>$44.50</text:p>
          </table:table-cell>
          <table:table-cell table:style-name="ce200" table:formula="of:=[.F25]*[.I$1]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273" table:formula="of:=[.G25]*[.K25]" office:value-type="float" office:value="222.5" calcext:value-type="float">
            <text:p>222.50</text:p>
          </table:table-cell>
          <table:table-cell table:style-name="ce323" table:formula="of:=IF(MAX(0;([.J25]-[.K25]));MAX(0;([.J25]-[.K25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Prevent Heat Sink Contact</text:p>
          </table:table-cell>
          <table:table-cell office:value-type="string" calcext:value-type="string">
            <text:p>Plastic Foot</text:p>
          </table:table-cell>
          <table:table-cell table:number-columns-repeated="2"/>
          <table:table-cell office:value-type="string" calcext:value-type="string">
            <text:p>36-8827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64" calcext:value-type="currency">
            <text:p>$0.26</text:p>
          </table:table-cell>
          <table:table-cell table:formula="of:=[.F26]*[.G26]" office:value-type="currency" office:currency="USD" office:value="0.264" calcext:value-type="currency">
            <text:p>$0.26</text:p>
          </table:table-cell>
          <table:table-cell table:style-name="ce227" table:formula="of:=[.H26]*[.I$1]" office:value-type="currency" office:currency="USD" office:value="13.2" calcext:value-type="currency">
            <text:p>$13.20</text:p>
          </table:table-cell>
          <table:table-cell table:style-name="ce200" table:formula="of:=[.F26]*[.I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273" table:formula="of:=[.G26]*[.K26]" office:value-type="float" office:value="13.2" calcext:value-type="float">
            <text:p>13.20</text:p>
          </table:table-cell>
          <table:table-cell table:style-name="ce323" table:formula="of:=IF(MAX(0;([.J26]-[.K26]));MAX(0;([.J26]-[.K26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PDU Fan</text:p>
          </table:table-cell>
          <table:table-cell office:value-type="string" calcext:value-type="string">
            <text:p>Spade Terminal</text:p>
          </table:table-cell>
          <table:table-cell table:number-columns-repeated="2"/>
          <table:table-cell office:value-type="string" calcext:value-type="string">
            <text:p>298-16678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3065" calcext:value-type="currency">
            <text:p>$0.31</text:p>
          </table:table-cell>
          <table:table-cell table:formula="of:=[.F27]*[.G27]" office:value-type="currency" office:currency="USD" office:value="0.613" calcext:value-type="currency">
            <text:p>$0.61</text:p>
          </table:table-cell>
          <table:table-cell table:style-name="ce227" table:formula="of:=[.H27]*[.I$1]" office:value-type="currency" office:currency="USD" office:value="30.65" calcext:value-type="currency">
            <text:p>$30.65</text:p>
          </table:table-cell>
          <table:table-cell table:style-name="ce200" table:formula="of:=[.F27]*[.I$1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style-name="ce273" table:formula="of:=[.G27]*[.K27]" office:value-type="float" office:value="30.65" calcext:value-type="float">
            <text:p>30.65</text:p>
          </table:table-cell>
          <table:table-cell table:style-name="ce323" table:formula="of:=IF(MAX(0;([.J27]-[.K27]));MAX(0;([.J27]-[.K27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6.6' RJ45 cable (Ethernet)</text:p>
          </table:table-cell>
          <table:table-cell table:number-columns-repeated="2"/>
          <table:table-cell office:value-type="string" calcext:value-type="string">
            <text:p>AE11289-ND</text:p>
          </table:table-cell>
          <table:table-cell office:value-type="float" office:value="0.5" calcext:value-type="float">
            <text:p>0.5</text:p>
          </table:table-cell>
          <table:table-cell office:value-type="currency" office:currency="USD" office:value="3.31" calcext:value-type="currency">
            <text:p>$3.31</text:p>
          </table:table-cell>
          <table:table-cell table:formula="of:=[.F28]*[.G28]" office:value-type="currency" office:currency="USD" office:value="1.655" calcext:value-type="currency">
            <text:p>$1.66</text:p>
          </table:table-cell>
          <table:table-cell table:style-name="ce227" table:formula="of:=[.H28]*[.I$1]" office:value-type="currency" office:currency="USD" office:value="82.75" calcext:value-type="currency">
            <text:p>$82.75</text:p>
          </table:table-cell>
          <table:table-cell table:style-name="ce200" office:value-type="float" office:value="30" calcext:value-type="float">
            <text:p>30</text:p>
          </table:table-cell>
          <table:table-cell/>
          <table:table-cell table:style-name="ce273" table:formula="of:=[.G28]*[.K28]" office:value-type="float" office:value="0" calcext:value-type="float">
            <text:p>0.00</text:p>
          </table:table-cell>
          <table:table-cell table:style-name="ce323"/>
          <table:table-cell table:number-columns-repeated="16371"/>
        </table:table-row>
        <table:table-row table:style-name="ro3">
          <table:table-cell/>
          <table:table-cell office:value-type="string" calcext:value-type="string">
            <text:p>Arduino Nano</text:p>
          </table:table-cell>
          <table:table-cell/>
          <table:table-cell office:value-type="string" calcext:value-type="string">
            <text:p>Amazon (Elegoo)</text:p>
          </table:table-cell>
          <table:table-cell/>
          <table:table-cell office:value-type="float" office:value="1" calcext:value-type="float">
            <text:p>1</text:p>
          </table:table-cell>
          <table:table-cell table:formula="of:=25/3" office:value-type="currency" office:currency="USD" office:value="8.33333333333333" calcext:value-type="currency">
            <text:p>$8.33</text:p>
          </table:table-cell>
          <table:table-cell table:formula="of:=[.F29]*[.G29]" office:value-type="currency" office:currency="USD" office:value="8.33333333333333" calcext:value-type="currency">
            <text:p>$8.33</text:p>
          </table:table-cell>
          <table:table-cell table:style-name="ce227" table:formula="of:=[.H29]*[.I$1]" office:value-type="currency" office:currency="USD" office:value="416.666666666667" calcext:value-type="currency">
            <text:p>$416.67</text:p>
          </table:table-cell>
          <table:table-cell table:style-name="ce200" table:formula="of:=[.F29]*[.I$1]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style-name="ce273" table:formula="of:=[.G29]*[.K29]" office:value-type="float" office:value="400" calcext:value-type="float">
            <text:p>400.00</text:p>
          </table:table-cell>
          <table:table-cell table:style-name="ce323" table:formula="of:=IF(MAX(0;([.J29]-[.K29]));MAX(0;([.J29]-[.K29]));&quot; &quot;)" office:value-type="float" office:value="2" calcext:value-type="float">
            <text:p>2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wire taps</text:p>
          </table:table-cell>
          <table:table-cell office:value-type="string" calcext:value-type="string">
            <text:p>posi-tap 20-22AWG</text:p>
          </table:table-cell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ZB-PTA2022R</text:p>
          </table:table-cell>
          <table:table-cell office:value-type="float" office:value="4" calcext:value-type="float">
            <text:p>4</text:p>
          </table:table-cell>
          <table:table-cell table:formula="of:=18/20" office:value-type="currency" office:currency="USD" office:value="0.9" calcext:value-type="currency">
            <text:p>$0.90</text:p>
          </table:table-cell>
          <table:table-cell table:formula="of:=[.F30]*[.G30]" office:value-type="currency" office:currency="USD" office:value="3.6" calcext:value-type="currency">
            <text:p>$3.60</text:p>
          </table:table-cell>
          <table:table-cell table:style-name="ce227" table:formula="of:=[.H30]*[.I$1]" office:value-type="currency" office:currency="USD" office:value="180" calcext:value-type="currency">
            <text:p>$180.00</text:p>
          </table:table-cell>
          <table:table-cell table:style-name="ce200" table:formula="of:=[.F30]*[.I$1]" office:value-type="float" office:value="200" calcext:value-type="float">
            <text:p>200</text:p>
          </table:table-cell>
          <table:table-cell table:formula="of:=[$'LiBCM BOM'.O126]" office:value-type="float" office:value="140" calcext:value-type="float">
            <office:annotation draw:style-name="gr2" draw:text-style-name="P2" svg:width="1.1413in" svg:height="0.7083in" svg:x="11.2272in" svg:y="5.5055in" draw:caption-point-x="-0.2402in" draw:caption-point-y="0.5949in">
              <dc:date>2023-06-14T00:00:00</dc:date>
              <text:p text:style-name="P1"><text:span text:style-name="T1">See LiBCM BOM</text:span></text:p>
            </office:annotation>
            <text:p>140</text:p>
          </table:table-cell>
          <table:table-cell table:style-name="ce273" table:formula="of:=[.G30]*[.K30]" office:value-type="float" office:value="126" calcext:value-type="float">
            <text:p>126.00</text:p>
          </table:table-cell>
          <table:table-cell table:style-name="ce323" table:formula="of:=IF(MAX(0;([.J30]-[.K30]));MAX(0;([.J30]-[.K30]));&quot; &quot;)"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6370"/>
        </table:table-row>
        <table:table-row table:style-name="ro3">
          <table:table-cell table:number-columns-repeated="7"/>
          <table:table-cell table:formula="of:=[.F31]*[.G31]" office:value-type="currency" office:currency="USD" office:value="0" calcext:value-type="currency">
            <text:p>$0.00</text:p>
          </table:table-cell>
          <table:table-cell table:style-name="ce227" table:formula="of:=[.H31]*[.I$1]" office:value-type="currency" office:currency="USD" office:value="0" calcext:value-type="currency">
            <text:p>$0.00</text:p>
          </table:table-cell>
          <table:table-cell table:style-name="ce200" table:formula="of:=[.F31]*[.I$1]" office:value-type="float" office:value="0" calcext:value-type="float">
            <text:p>0</text:p>
          </table:table-cell>
          <table:table-cell/>
          <table:table-cell table:style-name="ce273" table:formula="of:=[.G31]*[.K31]" office:value-type="float" office:value="0" calcext:value-type="float">
            <text:p>0.00</text:p>
          </table:table-cell>
          <table:table-cell table:style-name="ce323" table:formula="of:=IF(MAX(0;([.J31]-[.K31]));MAX(0;([.J31]-[.K31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32]*[.G32]" office:value-type="currency" office:currency="USD" office:value="0" calcext:value-type="currency">
            <text:p>$0.00</text:p>
          </table:table-cell>
          <table:table-cell table:style-name="ce227" table:formula="of:=[.H32]*[.I$1]" office:value-type="currency" office:currency="USD" office:value="0" calcext:value-type="currency">
            <text:p>$0.00</text:p>
          </table:table-cell>
          <table:table-cell table:style-name="ce200" table:formula="of:=[.F32]*[.I$1]" office:value-type="float" office:value="0" calcext:value-type="float">
            <text:p>0</text:p>
          </table:table-cell>
          <table:table-cell/>
          <table:table-cell table:style-name="ce273" table:formula="of:=[.G32]*[.K32]" office:value-type="float" office:value="0" calcext:value-type="float">
            <text:p>0.00</text:p>
          </table:table-cell>
          <table:table-cell table:style-name="ce323" table:formula="of:=IF(MAX(0;([.J32]-[.K32]));MAX(0;([.J32]-[.K32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33]*[.G33]" office:value-type="currency" office:currency="USD" office:value="0" calcext:value-type="currency">
            <text:p>$0.00</text:p>
          </table:table-cell>
          <table:table-cell table:style-name="ce227" table:formula="of:=[.H33]*[.I$1]" office:value-type="currency" office:currency="USD" office:value="0" calcext:value-type="currency">
            <text:p>$0.00</text:p>
          </table:table-cell>
          <table:table-cell table:style-name="ce200" table:formula="of:=[.F33]*[.I$1]" office:value-type="float" office:value="0" calcext:value-type="float">
            <text:p>0</text:p>
          </table:table-cell>
          <table:table-cell/>
          <table:table-cell table:style-name="ce273" table:formula="of:=[.G33]*[.K33]" office:value-type="float" office:value="0" calcext:value-type="float">
            <text:p>0.00</text:p>
          </table:table-cell>
          <table:table-cell table:style-name="ce323" table:formula="of:=IF(MAX(0;([.J33]-[.K33]));MAX(0;([.J33]-[.K33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34]*[.G34]" office:value-type="currency" office:currency="USD" office:value="0" calcext:value-type="currency">
            <text:p>$0.00</text:p>
          </table:table-cell>
          <table:table-cell table:style-name="ce227" table:formula="of:=[.H34]*[.I$1]" office:value-type="currency" office:currency="USD" office:value="0" calcext:value-type="currency">
            <text:p>$0.00</text:p>
          </table:table-cell>
          <table:table-cell table:style-name="ce200" table:formula="of:=[.F34]*[.I$1]" office:value-type="float" office:value="0" calcext:value-type="float">
            <text:p>0</text:p>
          </table:table-cell>
          <table:table-cell/>
          <table:table-cell table:style-name="ce273" table:formula="of:=[.G34]*[.K34]" office:value-type="float" office:value="0" calcext:value-type="float">
            <text:p>0.00</text:p>
          </table:table-cell>
          <table:table-cell table:style-name="ce323" table:formula="of:=IF(MAX(0;([.J34]-[.K34]));MAX(0;([.J34]-[.K34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35]*[.G35]" office:value-type="currency" office:currency="USD" office:value="0" calcext:value-type="currency">
            <text:p>$0.00</text:p>
          </table:table-cell>
          <table:table-cell table:style-name="ce227" table:formula="of:=[.H35]*[.I$1]" office:value-type="currency" office:currency="USD" office:value="0" calcext:value-type="currency">
            <text:p>$0.00</text:p>
          </table:table-cell>
          <table:table-cell table:style-name="ce200" table:formula="of:=[.F35]*[.I$1]" office:value-type="float" office:value="0" calcext:value-type="float">
            <text:p>0</text:p>
          </table:table-cell>
          <table:table-cell/>
          <table:table-cell table:style-name="ce273" table:formula="of:=[.G35]*[.K35]" office:value-type="float" office:value="0" calcext:value-type="float">
            <text:p>0.00</text:p>
          </table:table-cell>
          <table:table-cell table:style-name="ce323" table:formula="of:=IF(MAX(0;([.J35]-[.K35]));MAX(0;([.J35]-[.K35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36]*[.G36]" office:value-type="currency" office:currency="USD" office:value="0" calcext:value-type="currency">
            <text:p>$0.00</text:p>
          </table:table-cell>
          <table:table-cell table:style-name="ce227" table:formula="of:=[.H36]*[.I$1]" office:value-type="currency" office:currency="USD" office:value="0" calcext:value-type="currency">
            <text:p>$0.00</text:p>
          </table:table-cell>
          <table:table-cell table:style-name="ce200" table:formula="of:=[.F36]*[.I$1]" office:value-type="float" office:value="0" calcext:value-type="float">
            <text:p>0</text:p>
          </table:table-cell>
          <table:table-cell/>
          <table:table-cell table:style-name="ce273" table:formula="of:=[.G36]*[.K36]" office:value-type="float" office:value="0" calcext:value-type="float">
            <text:p>0.00</text:p>
          </table:table-cell>
          <table:table-cell table:style-name="ce323" table:formula="of:=IF(MAX(0;([.J36]-[.K36]));MAX(0;([.J36]-[.K36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37]*[.G37]" office:value-type="currency" office:currency="USD" office:value="0" calcext:value-type="currency">
            <text:p>$0.00</text:p>
          </table:table-cell>
          <table:table-cell table:style-name="ce227" table:formula="of:=[.H37]*[.I$1]" office:value-type="currency" office:currency="USD" office:value="0" calcext:value-type="currency">
            <text:p>$0.00</text:p>
          </table:table-cell>
          <table:table-cell table:style-name="ce200" table:formula="of:=[.F37]*[.I$1]" office:value-type="float" office:value="0" calcext:value-type="float">
            <text:p>0</text:p>
          </table:table-cell>
          <table:table-cell/>
          <table:table-cell table:style-name="ce273" table:formula="of:=[.G37]*[.K37]" office:value-type="float" office:value="0" calcext:value-type="float">
            <text:p>0.00</text:p>
          </table:table-cell>
          <table:table-cell table:style-name="ce323" table:formula="of:=IF(MAX(0;([.J37]-[.K37]));MAX(0;([.J37]-[.K37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38]*[.G38]" office:value-type="currency" office:currency="USD" office:value="0" calcext:value-type="currency">
            <text:p>$0.00</text:p>
          </table:table-cell>
          <table:table-cell table:style-name="ce227" table:formula="of:=[.H38]*[.I$1]" office:value-type="currency" office:currency="USD" office:value="0" calcext:value-type="currency">
            <text:p>$0.00</text:p>
          </table:table-cell>
          <table:table-cell table:style-name="ce200" table:formula="of:=[.F38]*[.I$1]" office:value-type="float" office:value="0" calcext:value-type="float">
            <text:p>0</text:p>
          </table:table-cell>
          <table:table-cell/>
          <table:table-cell table:style-name="ce273" table:formula="of:=[.G38]*[.K38]" office:value-type="float" office:value="0" calcext:value-type="float">
            <text:p>0.00</text:p>
          </table:table-cell>
          <table:table-cell table:style-name="ce323" table:formula="of:=IF(MAX(0;([.J38]-[.K38]));MAX(0;([.J38]-[.K38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39]*[.G39]" office:value-type="currency" office:currency="USD" office:value="0" calcext:value-type="currency">
            <text:p>$0.00</text:p>
          </table:table-cell>
          <table:table-cell table:style-name="ce227" table:formula="of:=[.H39]*[.I$1]" office:value-type="currency" office:currency="USD" office:value="0" calcext:value-type="currency">
            <text:p>$0.00</text:p>
          </table:table-cell>
          <table:table-cell table:style-name="ce200" table:formula="of:=[.F39]*[.I$1]" office:value-type="float" office:value="0" calcext:value-type="float">
            <text:p>0</text:p>
          </table:table-cell>
          <table:table-cell/>
          <table:table-cell table:style-name="ce273" table:formula="of:=[.G39]*[.K39]" office:value-type="float" office:value="0" calcext:value-type="float">
            <text:p>0.00</text:p>
          </table:table-cell>
          <table:table-cell table:style-name="ce323" table:formula="of:=IF(MAX(0;([.J39]-[.K39]));MAX(0;([.J39]-[.K39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40]*[.G40]" office:value-type="currency" office:currency="USD" office:value="0" calcext:value-type="currency">
            <text:p>$0.00</text:p>
          </table:table-cell>
          <table:table-cell table:style-name="ce227" table:formula="of:=[.H40]*[.I$1]" office:value-type="currency" office:currency="USD" office:value="0" calcext:value-type="currency">
            <text:p>$0.00</text:p>
          </table:table-cell>
          <table:table-cell table:style-name="ce200" table:formula="of:=[.F40]*[.I$1]" office:value-type="float" office:value="0" calcext:value-type="float">
            <text:p>0</text:p>
          </table:table-cell>
          <table:table-cell/>
          <table:table-cell table:style-name="ce273" table:formula="of:=[.G40]*[.K40]" office:value-type="float" office:value="0" calcext:value-type="float">
            <text:p>0.00</text:p>
          </table:table-cell>
          <table:table-cell table:style-name="ce323" table:formula="of:=IF(MAX(0;([.J40]-[.K40]));MAX(0;([.J40]-[.K40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41]*[.G41]" office:value-type="currency" office:currency="USD" office:value="0" calcext:value-type="currency">
            <text:p>$0.00</text:p>
          </table:table-cell>
          <table:table-cell table:style-name="ce227" table:formula="of:=[.H41]*[.I$1]" office:value-type="currency" office:currency="USD" office:value="0" calcext:value-type="currency">
            <text:p>$0.00</text:p>
          </table:table-cell>
          <table:table-cell table:style-name="ce200" table:formula="of:=[.F41]*[.I$1]" office:value-type="float" office:value="0" calcext:value-type="float">
            <text:p>0</text:p>
          </table:table-cell>
          <table:table-cell/>
          <table:table-cell table:style-name="ce273" table:formula="of:=[.G41]*[.K41]" office:value-type="float" office:value="0" calcext:value-type="float">
            <text:p>0.00</text:p>
          </table:table-cell>
          <table:table-cell table:style-name="ce323" table:formula="of:=IF(MAX(0;([.J41]-[.K41]));MAX(0;([.J41]-[.K41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42]*[.G42]" office:value-type="currency" office:currency="USD" office:value="0" calcext:value-type="currency">
            <text:p>$0.00</text:p>
          </table:table-cell>
          <table:table-cell table:style-name="ce227" table:formula="of:=[.H42]*[.I$1]" office:value-type="currency" office:currency="USD" office:value="0" calcext:value-type="currency">
            <text:p>$0.00</text:p>
          </table:table-cell>
          <table:table-cell table:style-name="ce200" table:formula="of:=[.F42]*[.I$1]" office:value-type="float" office:value="0" calcext:value-type="float">
            <text:p>0</text:p>
          </table:table-cell>
          <table:table-cell/>
          <table:table-cell table:style-name="ce273" table:formula="of:=[.G42]*[.K42]" office:value-type="float" office:value="0" calcext:value-type="float">
            <text:p>0.00</text:p>
          </table:table-cell>
          <table:table-cell table:style-name="ce323" table:formula="of:=IF(MAX(0;([.J42]-[.K42]));MAX(0;([.J42]-[.K42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>
          <table:table-cell table:number-columns-repeated="7"/>
          <table:table-cell table:formula="of:=[.F43]*[.G43]" office:value-type="currency" office:currency="USD" office:value="0" calcext:value-type="currency">
            <text:p>$0.00</text:p>
          </table:table-cell>
          <table:table-cell table:style-name="ce227" table:formula="of:=[.H43]*[.I$1]" office:value-type="currency" office:currency="USD" office:value="0" calcext:value-type="currency">
            <text:p>$0.00</text:p>
          </table:table-cell>
          <table:table-cell table:style-name="ce200" table:formula="of:=[.F43]*[.I$1]" office:value-type="float" office:value="0" calcext:value-type="float">
            <text:p>0</text:p>
          </table:table-cell>
          <table:table-cell/>
          <table:table-cell table:style-name="ce273" table:formula="of:=[.G43]*[.K43]" office:value-type="float" office:value="0" calcext:value-type="float">
            <text:p>0.00</text:p>
          </table:table-cell>
          <table:table-cell table:style-name="ce323" table:formula="of:=IF(MAX(0;([.J43]-[.K43]));MAX(0;([.J43]-[.K43]));&quot; &quot;)" office:value-type="string" office:string-value=" " calcext:value-type="string">
            <text:p><text:s/></text:p>
          </table:table-cell>
          <table:table-cell table:number-columns-repeated="16371"/>
        </table:table-row>
        <table:table-row table:style-name="ro3" table:number-rows-repeated="104853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aughterboard" table:style-name="ta1">
        <office:forms form:automatic-focus="false" form:apply-design-mode="false"/>
        <table:table-column table:style-name="co29" table:default-cell-style-name="Default"/>
        <table:table-column table:style-name="co49" table:default-cell-style-name="Default"/>
        <table:table-column table:style-name="co1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3" table:visibility="collapse" table:default-cell-style-name="Default"/>
        <table:table-column table:style-name="co46" table:visibility="collapse" table:default-cell-style-name="Default"/>
        <table:table-column table:style-name="co52" table:visibility="collapse" table:default-cell-style-name="Default"/>
        <table:table-column table:style-name="co26" table:default-cell-style-name="Default"/>
        <table:table-column table:style-name="co19" table:number-columns-repeated="1015" table:default-cell-style-name="Default"/>
        <table:table-row table:style-name="ro1">
          <table:table-cell office:value-type="string" calcext:value-type="string">
            <text:p>DOESN’T INCLUDE 1500 WATT GRID CHARGER PARTS!</text:p>
          </table:table-cell>
          <table:table-cell table:number-columns-repeated="2"/>
          <table:table-cell table:style-name="ce146"/>
          <table:table-cell table:style-name="ce200"/>
          <table:table-cell/>
          <table:table-cell table:style-name="ce227" table:number-columns-repeated="2"/>
          <table:table-cell table:style-name="ce266" office:value-type="float" office:value="25" calcext:value-type="float">
            <text:p>25</text:p>
          </table:table-cell>
          <table:table-cell table:style-name="ce200" table:number-columns-repeated="2"/>
          <table:table-cell table:style-name="ce273"/>
          <table:table-cell table:style-name="ce323"/>
          <table:table-cell table:style-name="ce200"/>
          <table:table-cell table:style-name="ce219"/>
          <table:table-cell table:style-name="ce332"/>
          <table:table-cell table:number-columns-repeated="1008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146" office:value-type="string" calcext:value-type="string">
            <text:p>Supplier</text:p>
          </table:table-cell>
          <table:table-cell table:style-name="ce200" office:value-type="string" calcext:value-type="string">
            <text:p>Part Number</text:p>
          </table:table-cell>
          <table:table-cell office:value-type="string" calcext:value-type="string">
            <text:p>QTY/</text:p>
            <text:p>PCB</text:p>
          </table:table-cell>
          <table:table-cell table:style-name="ce227" office:value-type="string" calcext:value-type="string">
            <text:p>$/</text:p>
            <text:p>Part</text:p>
          </table:table-cell>
          <table:table-cell table:style-name="ce227" office:value-type="string" calcext:value-type="string">
            <text:p>$/ 5Ah</text:p>
            <text:p>LiBCM</text:p>
          </table:table-cell>
          <table:table-cell table:style-name="ce227" office:value-type="string" calcext:value-type="string">
            <text:p>$/</text:p>
            <text:p>QTY n</text:p>
            <text:p>LiBCMs</text:p>
            <text:p>(n=above)</text:p>
          </table:table-cell>
          <table:table-cell table:style-name="ce200" office:value-type="string" calcext:value-type="string">
            <text:p>QTY</text:p>
            <text:p>needed</text:p>
            <text:p>For n LiBCMs</text:p>
          </table:table-cell>
          <table:table-cell table:style-name="ce200" office:value-type="string" calcext:value-type="string">
            <text:p>QTY on hand</text:p>
          </table:table-cell>
          <table:table-cell table:style-name="ce273" office:value-type="string" calcext:value-type="string">
            <text:p>$ spent</text:p>
            <text:p>thus far</text:p>
          </table:table-cell>
          <table:table-cell table:style-name="ce323" office:value-type="string" calcext:value-type="string">
            <text:p>Additional</text:p>
            <text:p>QTY to order for</text:p>
            <text:p>n PCBs</text:p>
          </table:table-cell>
          <table:table-cell table:style-name="ce200" office:value-type="string" calcext:value-type="string">
            <text:p>QTY on order</text:p>
          </table:table-cell>
          <table:table-cell table:style-name="ce219"/>
          <table:table-cell table:style-name="ce33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/>
          <table:table-cell table:style-name="ce146"/>
          <table:table-cell table:style-name="ce200"/>
          <table:table-cell/>
          <table:table-cell table:style-name="ce227" table:number-columns-repeated="3"/>
          <table:table-cell table:style-name="ce200" table:number-columns-repeated="2"/>
          <table:table-cell table:style-name="ce273"/>
          <table:table-cell table:style-name="ce323"/>
          <table:table-cell table:style-name="ce200" office:value-type="string" calcext:value-type="string">
            <text:p>50 JLCPCB</text:p>
          </table:table-cell>
          <table:table-cell table:style-name="ce219"/>
          <table:table-cell table:style-name="ce332"/>
          <table:table-cell table:number-columns-repeated="1008"/>
        </table:table-row>
        <table:table-row table:style-name="ro3">
          <table:table-cell table:style-name="ce140"/>
          <table:table-cell table:style-name="ce140" office:value-type="string" calcext:value-type="string">
            <text:p>Adafruit XTSD 512MB Flash</text:p>
          </table:table-cell>
          <table:table-cell table:style-name="ce140"/>
          <table:table-cell table:style-name="ce140" office:value-type="string" calcext:value-type="string">
            <text:p>Adafruit</text:p>
          </table:table-cell>
          <table:table-cell table:style-name="ce140" office:value-type="float" office:value="3899" calcext:value-type="float">
            <text:p>3899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8.55" calcext:value-type="float">
            <text:p>8.55</text:p>
          </table:table-cell>
          <table:table-cell table:style-name="ce140" table:number-columns-repeated="3"/>
          <table:table-cell table:style-name="ce140" office:value-type="float" office:value="26" calcext:value-type="float">
            <text:p>26</text:p>
          </table:table-cell>
          <table:table-cell table:style-name="ce140" table:number-columns-repeated="1013"/>
        </table:table-row>
        <table:table-row table:style-name="ro3">
          <table:table-cell/>
          <table:table-cell office:value-type="string" calcext:value-type="string">
            <text:p>4p screw terminal</text:p>
          </table:table-cell>
          <table:table-cell table:number-columns-repeated="2"/>
          <table:table-cell office:value-type="string" calcext:value-type="string">
            <text:p>277-5744-ND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o LiBCM</text:p>
          </table:table-cell>
          <table:table-cell office:value-type="string" calcext:value-type="string">
            <text:p>4P Female Board-to-board 0.1"</text:p>
          </table:table-cell>
          <table:table-cell table:number-columns-repeated="2"/>
          <table:table-cell office:value-type="string" calcext:value-type="string">
            <text:p>SAM1198-04-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o LiBCM</text:p>
          </table:table-cell>
          <table:table-cell office:value-type="string" calcext:value-type="string">
            <text:p>8P Female Board-to-board 0.1"</text:p>
          </table:table-cell>
          <table:table-cell table:number-columns-repeated="2"/>
          <table:table-cell office:value-type="string" calcext:value-type="string">
            <text:p>SAM1198-08-N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LiControl</text:p>
          </table:table-cell>
          <table:table-cell office:value-type="string" calcext:value-type="string">
            <text:p>2x3 6p 0.1" header</text:p>
          </table:table-cell>
          <table:table-cell table:number-columns-repeated="2"/>
          <table:table-cell office:value-type="string" calcext:value-type="string">
            <text:p>75869-331LF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office:annotation draw:style-name="gr2" draw:text-style-name="P2" svg:width="1.1413in" svg:height="0.7083in" svg:x="9.602in" svg:y="1.1228in" draw:caption-point-x="-0.2398in" draw:caption-point-y="0.5945in">
              <dc:date>2023-02-18T00:00:00</dc:date>
              <text:p text:style-name="P1"><text:span text:style-name="T1">See LiControl BOM</text:span></text:p>
            </office:annotation>
            <text:p>-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LiControl</text:p>
          </table:table-cell>
          <table:table-cell office:value-type="string" calcext:value-type="string">
            <text:p>6p Ribbon connector</text:p>
          </table:table-cell>
          <table:table-cell table:number-columns-repeated="2"/>
          <table:table-cell office:value-type="string" calcext:value-type="string">
            <text:p>609-2841-N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4A Fuse</text:p>
          </table:table-cell>
          <table:table-cell/>
          <table:table-cell office:value-type="string" calcext:value-type="string">
            <text:p>Digik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LiControl buffe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74LVC125AS14-13DICT-ND</text:p>
          </table:table-cell>
          <table:table-cell table:number-columns-repeated="5"/>
          <table:table-cell office:value-type="float" office:value="102" calcext:value-type="float">
            <text:p>102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3.3V linear regulato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IC5504-3.3YM5-TR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4Gb NAND Flash</text:p>
          </table:table-cell>
          <table:table-cell/>
          <table:table-cell office:value-type="string" calcext:value-type="string">
            <text:p>LCSC</text:p>
          </table:table-cell>
          <table:table-cell office:value-type="string" calcext:value-type="string">
            <text:p>XTSD04GLGEAG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Flash PCB</text:p>
          </table:table-cell>
          <table:table-cell office:value-type="string" calcext:value-type="string">
            <text:p>7p M2M B2B 0.1"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057-PH1-07-UA-ND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ubber Adhesive Foot</text:p>
          </table:table-cell>
          <table:table-cell office:value-type="string" calcext:value-type="string">
            <text:p>Separates PCBs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J5007-0-ND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style-name="ce337" office:value-type="string" calcext:value-type="string">
            <text:p>Additional parts for 1500 watt heater</text:p>
          </table:table-cell>
          <table:table-cell table:style-name="ce140" table:number-columns-repeated="3"/>
          <table:table-cell table:style-name="ce250" table:number-columns-repeated="2"/>
          <table:table-cell table:style-name="ce140" table:number-columns-repeated="2"/>
          <table:table-cell table:style-name="ce250"/>
          <table:table-cell table:style-name="ce268" table:formula="of:=IF(MAX(0;([.G23]-[.H23]));MAX(0;([.G23]-[.H23]));&quot; &quot;)" office:value-type="string" office:string-value=" " calcext:value-type="string">
            <text:p><text:s/></text:p>
          </table:table-cell>
          <table:table-cell table:style-name="ce140" table:number-columns-repeated="1014"/>
        </table:table-row>
        <table:table-row table:style-name="ro3">
          <table:table-cell table:number-columns-repeated="8"/>
          <table:table-cell table:style-name="ce237" table:number-columns-repeated="2"/>
          <table:table-cell table:formula="of:=[.D24]*['1500 W Grid'.$G$1]" office:value-type="float" office:value="0" calcext:value-type="float">
            <text:p>0</text:p>
          </table:table-cell>
          <table:table-cell/>
          <table:table-cell table:style-name="ce237"/>
          <table:table-cell table:number-columns-repeated="1011"/>
        </table:table-row>
        <table:table-row table:style-name="ro3">
          <table:table-cell table:number-columns-repeated="4"/>
          <table:table-cell table:style-name="ce237" table:number-columns-repeated="2"/>
          <table:table-cell table:number-columns-repeated="2"/>
          <table:table-cell table:style-name="ce237"/>
          <table:table-cell table:style-name="ce136" table:formula="of:=IF(MAX(0;([.G25]-[.H25]));MAX(0;([.G25]-[.H25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237" table:number-columns-repeated="2"/>
          <table:table-cell table:number-columns-repeated="2"/>
          <table:table-cell table:style-name="ce237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Blocking Diode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VS-ETL1506FP-M3-ND</text:p>
          </table:table-cell>
          <table:table-cell office:value-type="float" office:value="1" calcext:value-type="float">
            <text:p>1</text:p>
          </table:table-cell>
          <table:table-cell table:style-name="ce237" office:value-type="currency" office:currency="USD" office:value="1.357" calcext:value-type="currency">
            <text:p>$1.36</text:p>
          </table:table-cell>
          <table:table-cell table:style-name="ce237" table:formula="of:=[.F27]*[.G27]" office:value-type="currency" office:currency="USD" office:value="1.357" calcext:value-type="currency">
            <text:p>$1.36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9p screw terminal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77-6212-ND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LM4040 5V Ref</text:p>
          </table:table-cell>
          <table:table-cell table:number-columns-repeated="2"/>
          <table:table-cell office:value-type="string" calcext:value-type="string">
            <text:p>576-2569-1-N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M3x8 bolt</text:p>
          </table:table-cell>
          <table:table-cell table:number-columns-repeated="2"/>
          <table:table-cell office:value-type="string" calcext:value-type="string">
            <text:p>94500A22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237"/>
          <table:table-cell table:style-name="ce324" table:formula="of:=IF(MAX(0;([.G30]-[.H30]));MAX(0;([.G30]-[.H30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M3x10 bolt</text:p>
          </table:table-cell>
          <table:table-cell table:number-columns-repeated="2"/>
          <table:table-cell office:value-type="string" calcext:value-type="string">
            <text:p>94500A22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237"/>
          <table:table-cell table:style-name="ce324" table:formula="of:=IF(MAX(0;([.G31]-[.H31]));MAX(0;([.G31]-[.H31]));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TO220 Spring Clamp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AX07NG-ND</text:p>
          </table:table-cell>
          <table:table-cell office:value-type="float" office:value="1" calcext:value-type="float">
            <text:p>1</text:p>
          </table:table-cell>
          <table:table-cell table:style-name="ce237" office:value-type="currency" office:currency="USD" office:value="0.2194" calcext:value-type="currency">
            <text:p>$0.22</text:p>
          </table:table-cell>
          <table:table-cell table:style-name="ce237" table:formula="of:=[.F32]*[.G32]" office:value-type="currency" office:currency="USD" office:value="0.2194" calcext:value-type="currency">
            <text:p>$0.2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TO220 Thermal Pad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3-77-4G-ND</text:p>
          </table:table-cell>
          <table:table-cell/>
          <table:table-cell table:style-name="ce237" table:number-columns-repeated="2"/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TO220 heatsink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102-4193-ND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Fuse - 16A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0ADKC9160-BE</text:p>
          </table:table-cell>
          <table:table-cell office:value-type="float" office:value="1" calcext:value-type="float">
            <text:p>1</text:p>
          </table:table-cell>
          <table:table-cell table:style-name="ce237" office:value-type="currency" office:currency="USD" office:value="1.244" calcext:value-type="currency">
            <text:p>$1.24</text:p>
          </table:table-cell>
          <table:table-cell table:style-name="ce237" table:formula="of:=[.F35]*[.G35]" office:value-type="currency" office:currency="USD" office:value="1.244" calcext:value-type="currency">
            <text:p>$1.24</text:p>
          </table:table-cell>
          <table:table-cell/>
          <table:table-cell table:style-name="ce237"/>
          <table:table-cell office:value-type="float" office:value="50" calcext:value-type="float">
            <text:p>50</text:p>
          </table:table-cell>
          <table:table-cell table:number-columns-repeated="1013"/>
        </table:table-row>
      </table:table>
      <table:named-expressions/>
      <table:database-ranges>
        <table:database-range table:name="__Anonymous_Sheet_DB__0" table:target-range-address="'LiBCM BOM'.C3:'LiBCM BOM'.F85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06T22:19:22.727543300</dc:date>
    <meta:generator>LibreOffice/7.4.7.2$MacOSX_X86_64 LibreOffice_project/723314e595e8007d3cf785c16538505a1c878ca5</meta:generator>
    <meta:editing-duration>P10DT23H15M16S</meta:editing-duration>
    <meta:editing-cycles>413</meta:editing-cycles>
    <meta:document-statistic meta:table-count="8" meta:cell-count="4237" meta:object-count="0"/>
  </office:meta>
</office:document-meta>
</file>